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50/content.xml" manifest:media-type="text/xml"/>
  <manifest:file-entry manifest:full-path="Object 50/meta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2/content.xml" manifest:media-type="text/xml"/>
  <manifest:file-entry manifest:full-path="Object 52/meta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9/content.xml" manifest:media-type="text/xml"/>
  <manifest:file-entry manifest:full-path="Object 49/meta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5/styles.xml" manifest:media-type="text/xml"/>
  <manifest:file-entry manifest:full-path="Object 45/meta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53/content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8.77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58mm"/>
    </style:style>
    <style:style style:name="co8" style:family="table-column">
      <style:table-column-properties fo:break-before="auto" style:column-width="49.79mm"/>
    </style:style>
    <style:style style:name="co9" style:family="table-column">
      <style:table-column-properties fo:break-before="auto" style:column-width="29.17mm"/>
    </style:style>
    <style:style style:name="co10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s" table:style-name="ta1">
        <table:shapes>
          <draw:frame draw:z-index="0" draw:style-name="gr1" draw:text-style-name="P1" svg:width="123.92mm" svg:height="69.7mm" svg:x="103.96mm" svg:y="0mm">
            <draw:object draw:notify-on-update-of-ranges="Baselines.A3:Baselines.A9 Baselines.B2:Baselines.B2 Baselines.B3:Baselines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4.21mm" svg:height="77.56mm" svg:x="234.76mm" svg:y="3.72mm">
            <draw:object draw:notify-on-update-of-ranges="Baselines.A3:Baselines.A9 Baselines.C2:Baselines.C2 Baselines.C3:Baselines.C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0.55mm" svg:height="67.89mm" svg:x="102.65mm" svg:y="82.33mm">
            <draw:object draw:notify-on-update-of-ranges="Baselines.A22:Baselines.A28 Baselines.B21:Baselines.B21 Baselines.B22:Baselines.B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38.15mm" svg:height="74.64mm" svg:x="228.43mm" svg:y="82.34mm">
            <draw:object draw:notify-on-update-of-ranges="Baselines.A22:Baselines.A28 Baselines.C21:Baselines.C21 Baselines.C22:Baselines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9.89mm" svg:height="90.04mm" svg:x="119.72mm" svg:y="164.42mm">
            <draw:object draw:notify-on-update-of-ranges="Baselines.A44:Baselines.A50 Baselines.B43:Baselines.B43 Baselines.B44:Baselines.B50 Baselines.C43:Baselines.C43 Baselines.C44:Baselines.C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T10</text:p>
          </table:table-cell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float" office:value="0.94" calcext:value-type="float">
            <text:p>0,94</text:p>
          </table:table-cell>
          <table:table-cell table:style-name="ce3" office:value-type="float" office:value="0.62" calcext:value-type="float">
            <text:p>0,62</text:p>
          </table:table-cell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3" office:value-type="float" office:value="0.94" calcext:value-type="float">
            <text:p>0,94</text:p>
          </table:table-cell>
          <table:table-cell table:style-name="ce3" office:value-type="float" office:value="0.71" calcext:value-type="float">
            <text:p>0,71</text:p>
          </table:table-cell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3" office:value-type="float" office:value="0.94" calcext:value-type="float">
            <text:p>0,94</text:p>
          </table:table-cell>
          <table:table-cell table:style-name="ce3" office:value-type="float" office:value="0.65" calcext:value-type="float">
            <text:p>0,65</text:p>
          </table:table-cell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3" office:value-type="float" office:value="0.94" calcext:value-type="float">
            <text:p>0,94</text:p>
          </table:table-cell>
          <table:table-cell table:style-name="ce3" office:value-type="float" office:value="0.76" calcext:value-type="float">
            <text:p>0,76</text:p>
          </table:table-cell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3" office:value-type="float" office:value="0.94" calcext:value-type="float">
            <text:p>0,94</text:p>
          </table:table-cell>
          <table:table-cell table:style-name="ce3" office:value-type="float" office:value="0.72" calcext:value-type="float">
            <text:p>0,72</text:p>
          </table:table-cell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0.78" calcext:value-type="float">
            <text:p>0,78</text:p>
          </table:table-cell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3" office:value-type="float" office:value="0.96" calcext:value-type="float">
            <text:p>0,96</text:p>
          </table:table-cell>
          <table:table-cell table:style-name="ce3" office:value-type="float" office:value="0.83" calcext:value-type="float">
            <text:p>0,83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MNB</text:p>
          </table:table-cell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3" office:value-type="float" office:value="0.49" calcext:value-type="float">
            <text:p>0,49</text:p>
          </table:table-cell>
          <table:table-cell table:style-name="ce3" office:value-type="float" office:value="0.37" calcext:value-type="float">
            <text:p>0,37</text:p>
          </table:table-cell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0.59" calcext:value-type="float">
            <text:p>0,59</text:p>
          </table:table-cell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3" office:value-type="float" office:value="0.57" calcext:value-type="float">
            <text:p>0,57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38" calcext:value-type="float">
            <text:p>0,38</text:p>
          </table:table-cell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Modèles</text:p>
          </table:table-cell>
          <table:table-cell table:style-name="ce3" office:value-type="string" calcext:value-type="string">
            <text:p>DT10</text:p>
          </table:table-cell>
          <table:table-cell table:style-name="ce3" office:value-type="string" calcext:value-type="string">
            <text:p>MNB</text:p>
          </table:table-cell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3" office:value-type="float" office:value="0.71" calcext:value-type="float">
            <text:p>0,71</text:p>
          </table:table-cell>
          <table:table-cell table:style-name="ce3" office:value-type="float" office:value="0.37" calcext:value-type="float">
            <text:p>0,37</text:p>
          </table:table-cell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59" calcext:value-type="float">
            <text:p>0,59</text:p>
          </table:table-cell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3" office:value-type="float" office:value="0.72" calcext:value-type="float">
            <text:p>0,72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3" office:value-type="float" office:value="0.78" calcext:value-type="float">
            <text:p>0,78</text:p>
          </table:table-cell>
          <table:table-cell table:style-name="ce3" office:value-type="float" office:value="0.38" calcext:value-type="float">
            <text:p>0,38</text:p>
          </table:table-cell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3" office:value-type="float" office:value="0.83" calcext:value-type="float">
            <text:p>0,83</text:p>
          </table:table-cell>
          <table:table-cell table:style-name="ce3" office:value-type="float" office:value="0.49" calcext:value-type="float">
            <text:p>0,49</text:p>
          </table:table-cell>
        </table:table-row>
      </table:table>
      <table:table table:name="POS" table:style-name="ta1">
        <table:shapes>
          <draw:frame draw:z-index="0" draw:style-name="gr1" draw:text-style-name="P1" svg:width="120.27mm" svg:height="73.57mm" svg:x="93.58mm" svg:y="2.66mm">
            <draw:object draw:notify-on-update-of-ranges="POS.A3:POS.A6 POS.B2:POS.B2 POS.B3:POS.B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22.92mm" svg:height="69.14mm" svg:x="222.11mm" svg:y="3.64mm">
            <draw:object draw:notify-on-update-of-ranges="POS.A3:POS.A6 POS.C2:POS.C2 POS.C3:POS.C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3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office:value-type="string" calcext:value-type="string">
            <text:p>DT10 abs</text:p>
          </table:table-cell>
          <table:table-cell office:value-type="float" office:value="0.95" calcext:value-type="float">
            <text:p>0,9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DT10 rel</text:p>
          </table:table-cell>
          <table:table-cell office:value-type="float" office:value="0.95" calcext:value-type="float">
            <text:p>0,9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MNB abs</text:p>
          </table:table-cell>
          <table:table-cell office:value-type="float" office:value="0.87" calcext:value-type="float">
            <text:p>0,8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MNB rel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</table:table-row>
      </table:table>
      <table:table table:name="ngramChar abs" table:style-name="ta1">
        <table:shapes>
          <draw:frame draw:z-index="0" draw:style-name="gr1" draw:text-style-name="P1" svg:width="235.29mm" svg:height="112.36mm" svg:x="138.97mm" svg:y="168.75mm">
            <draw:object draw:notify-on-update-of-ranges="'ngramChar abs'.C3:'ngramChar abs'.C57 'ngramChar abs'.D2:'ngramChar abs'.D2 'ngramChar abs'.D3:'ngramChar abs'.D57 'ngramChar abs'.E2:'ngramChar abs'.E2 'ngramChar abs'.E3:'ngramChar abs'.E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245.95mm" svg:height="109.38mm" svg:x="139.52mm" svg:y="271.93mm">
            <draw:object draw:notify-on-update-of-ranges="'ngramChar abs'.C62:'ngramChar abs'.C116 'ngramChar abs'.D61:'ngramChar abs'.D61 'ngramChar abs'.D62:'ngramChar abs'.D116 'ngramChar abs'.E61:'ngramChar abs'.E61 'ngramChar abs'.E62:'ngramChar abs'.E1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60mm" svg:height="90.01mm" svg:x="147.51mm" svg:y="4.82mm">
            <draw:object draw:notify-on-update-of-ranges="'ngramChar abs'.C3:'ngramChar abs'.C12 'ngramChar abs'.E3:'ngramChar abs'.E12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60mm" svg:height="90.01mm" svg:x="280.38mm" svg:y="6.92mm">
            <draw:object draw:notify-on-update-of-ranges="'ngramChar abs'.C13:'ngramChar abs'.C21 'ngramChar abs'.E13:'ngramChar abs'.E2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4" draw:style-name="gr1" draw:text-style-name="P1" svg:width="160.31mm" svg:height="89.67mm" svg:x="449.22mm" svg:y="11.61mm">
            <draw:object draw:notify-on-update-of-ranges="'ngramChar abs'.C22:'ngramChar abs'.C29 'ngramChar abs'.E22:'ngramChar abs'.E2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5" draw:style-name="gr1" draw:text-style-name="P1" svg:width="160.31mm" svg:height="89.66mm" svg:x="613.79mm" svg:y="14.84mm">
            <draw:object draw:notify-on-update-of-ranges="'ngramChar abs'.C30:'ngramChar abs'.C36 'ngramChar abs'.E30:'ngramChar abs'.E3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6" draw:style-name="gr1" draw:text-style-name="P1" svg:width="160.31mm" svg:height="89.66mm" svg:x="783.24mm" svg:y="18.71mm">
            <draw:object draw:notify-on-update-of-ranges="'ngramChar abs'.C37:'ngramChar abs'.C42 'ngramChar abs'.E37:'ngramChar abs'.E42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7" draw:style-name="gr1" draw:text-style-name="P1" svg:width="160.31mm" svg:height="89.66mm" svg:x="437.03mm" svg:y="112.24mm">
            <draw:object draw:notify-on-update-of-ranges="'ngramChar abs'.C43:'ngramChar abs'.C47 'ngramChar abs'.E43:'ngramChar abs'.E47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8" draw:style-name="gr1" draw:text-style-name="P1" svg:width="160.31mm" svg:height="89.66mm" svg:x="611.96mm" svg:y="115.47mm">
            <draw:object draw:notify-on-update-of-ranges="'ngramChar abs'.C48:'ngramChar abs'.C57 'ngramChar abs'.E48:'ngramChar abs'.E57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9" draw:style-name="gr1" draw:text-style-name="P1" svg:width="160.3mm" svg:height="89.67mm" svg:x="391.32mm" svg:y="278.67mm">
            <draw:object draw:notify-on-update-of-ranges="'ngramChar abs'.C62:'ngramChar abs'.C71 'ngramChar abs'.E62:'ngramChar abs'.E7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0" draw:style-name="gr1" draw:text-style-name="P1" svg:width="160.3mm" svg:height="89.67mm" svg:x="554.67mm" svg:y="282.54mm">
            <draw:object draw:notify-on-update-of-ranges="'ngramChar abs'.C72:'ngramChar abs'.C80 'ngramChar abs'.E72:'ngramChar abs'.E80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1" draw:style-name="gr1" draw:text-style-name="P1" svg:width="160.3mm" svg:height="89.67mm" svg:x="725.34mm" svg:y="282.54mm">
            <draw:object draw:notify-on-update-of-ranges="'ngramChar abs'.C81:'ngramChar abs'.C88 'ngramChar abs'.E81:'ngramChar abs'.E88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2" draw:style-name="gr1" draw:text-style-name="P1" svg:width="160.3mm" svg:height="89.67mm" svg:x="173.11mm" svg:y="391.56mm">
            <draw:object draw:notify-on-update-of-ranges="'ngramChar abs'.C89:'ngramChar abs'.C95 'ngramChar abs'.E89:'ngramChar abs'.E95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3" draw:style-name="gr1" draw:text-style-name="P1" svg:width="160.31mm" svg:height="89.67mm" svg:x="360.23mm" svg:y="393.49mm">
            <draw:object draw:notify-on-update-of-ranges="'ngramChar abs'.C96:'ngramChar abs'.C101 'ngramChar abs'.E96:'ngramChar abs'.E10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4" draw:style-name="gr1" draw:text-style-name="P1" svg:width="160.3mm" svg:height="89.67mm" svg:x="516.88mm" svg:y="396.72mm">
            <draw:object draw:notify-on-update-of-ranges="'ngramChar abs'.C102:'ngramChar abs'.C106 'ngramChar abs'.E102:'ngramChar abs'.E106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5" draw:style-name="gr1" draw:text-style-name="P1" svg:width="160.31mm" svg:height="89.67mm" svg:x="682.06mm" svg:y="396.08mm">
            <draw:object draw:notify-on-update-of-ranges="'ngramChar abs'.C107:'ngramChar abs'.C110 'ngramChar abs'.E107:'ngramChar abs'.E110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16" draw:style-name="gr1" draw:text-style-name="P1" svg:width="160.31mm" svg:height="89.67mm" svg:x="332.19mm" svg:y="500.58mm">
            <draw:object draw:notify-on-update-of-ranges="'ngramChar abs'.C111:'ngramChar abs'.C116 'ngramChar abs'.E111:'ngramChar abs'.E116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7" draw:style-name="gr1" draw:text-style-name="P1" svg:width="308.92mm" svg:height="153.53mm" svg:x="151.27mm" svg:y="600.98mm">
            <draw:object draw:notify-on-update-of-ranges="'ngramChar abs'.C121:'ngramChar abs'.C175 'ngramChar abs'.D120:'ngramChar abs'.D120 'ngramChar abs'.D121:'ngramChar abs'.D175 'ngramChar abs'.E120:'ngramChar abs'.E120 'ngramChar abs'.E121:'ngramChar abs'.E175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18" draw:style-name="gr1" draw:text-style-name="P1" svg:width="257.5mm" svg:height="140.8mm" svg:x="139.37mm" svg:y="871.5mm">
            <draw:object draw:notify-on-update-of-ranges="'ngramChar abs'.C182:'ngramChar abs'.C236 'ngramChar abs'.D181:'ngramChar abs'.D181 'ngramChar abs'.D182:'ngramChar abs'.D236 'ngramChar abs'.E181:'ngramChar abs'.E181 'ngramChar abs'.E182:'ngramChar abs'.E236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19" draw:style-name="gr1" draw:text-style-name="P1" svg:width="350.99mm" svg:height="149.84mm" svg:x="172.09mm" svg:y="1106.3mm">
            <draw:object draw:notify-on-update-of-ranges="'ngramChar abs'.C244:'ngramChar abs'.C298 'ngramChar abs'.D243:'ngramChar abs'.D243 'ngramChar abs'.D244:'ngramChar abs'.D298 'ngramChar abs'.E243:'ngramChar abs'.E243 'ngramChar abs'.E244:'ngramChar abs'.E298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0" draw:style-name="gr1" draw:text-style-name="P1" svg:width="323.37mm" svg:height="137.93mm" svg:x="139.37mm" svg:y="1490.95mm">
            <draw:object draw:notify-on-update-of-ranges="'ngramChar abs'.C305:'ngramChar abs'.C305 'ngramChar abs'.C306:'ngramChar abs'.C360 'ngramChar abs'.D305:'ngramChar abs'.D305 'ngramChar abs'.D306:'ngramChar abs'.D360 'ngramChar abs'.E305:'ngramChar abs'.E305 'ngramChar abs'.E306:'ngramChar abs'.E360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DT10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  <table:table-cell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formula="of:=CONCATENATE([.A3];&quot;-&quot;;[.B3])" office:value-type="string" office:string-value="1-1" calcext:value-type="string">
            <text:p>1-1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81" calcext:value-type="float">
            <text:p>0,81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CONCATENATE([.A4];&quot;-&quot;;[.B4])" office:value-type="string" office:string-value="1-2" calcext:value-type="string">
            <text:p>1-2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5];&quot;-&quot;;[.B5])" office:value-type="string" office:string-value="1-3" calcext:value-type="string">
            <text:p>1-3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6];&quot;-&quot;;[.B6])" office:value-type="string" office:string-value="1-4" calcext:value-type="string">
            <text:p>1-4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7];&quot;-&quot;;[.B7])" office:value-type="string" office:string-value="1-5" calcext:value-type="string">
            <text:p>1-5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8];&quot;-&quot;;[.B8])" office:value-type="string" office:string-value="1-6" calcext:value-type="string">
            <text:p>1-6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9];&quot;-&quot;;[.B9])" office:value-type="string" office:string-value="1-7" calcext:value-type="string">
            <text:p>1-7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0];&quot;-&quot;;[.B10])" office:value-type="string" office:string-value="1-8" calcext:value-type="string">
            <text:p>1-8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1];&quot;-&quot;;[.B11])" office:value-type="string" office:string-value="1-9" calcext:value-type="string">
            <text:p>1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2];&quot;-&quot;;[.B12])" office:value-type="string" office:string-value="1-10" calcext:value-type="string">
            <text:p>1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8" calcext:value-type="float">
            <text:p>0,8</text:p>
          </table:table-cell>
          <table:table-cell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formula="of:=CONCATENATE([.A13];&quot;-&quot;;[.B13])" office:value-type="string" office:string-value="2-2" calcext:value-type="string">
            <text:p>2-2</text:p>
          </table:table-cell>
          <table:table-cell table:style-name="ce3" office:value-type="float" office:value="0.96" calcext:value-type="float">
            <text:p>0,96</text:p>
          </table:table-cell>
          <table:table-cell table:style-name="ce9" office:value-type="float" office:value="0.79" calcext:value-type="float">
            <text:p>0,79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14];&quot;-&quot;;[.B14])" office:value-type="string" office:string-value="2-3" calcext:value-type="string">
            <text:p>2-3</text:p>
          </table:table-cell>
          <table:table-cell table:style-name="ce3" office:value-type="float" office:value="0.96" calcext:value-type="float">
            <text:p>0,96</text:p>
          </table:table-cell>
          <table:table-cell table:style-name="ce9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15];&quot;-&quot;;[.B15])" office:value-type="string" office:string-value="2-4" calcext:value-type="string">
            <text:p>2-4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16];&quot;-&quot;;[.B16])" office:value-type="string" office:string-value="2-5" calcext:value-type="string">
            <text:p>2-5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7];&quot;-&quot;;[.B17])" office:value-type="string" office:string-value="2-6" calcext:value-type="string">
            <text:p>2-6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8];&quot;-&quot;;[.B18])" office:value-type="string" office:string-value="2-7" calcext:value-type="string">
            <text:p>2-7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9];&quot;-&quot;;[.B19])" office:value-type="string" office:string-value="2-8" calcext:value-type="string">
            <text:p>2-8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0];&quot;-&quot;;[.B20])" office:value-type="string" office:string-value="2-9" calcext:value-type="string">
            <text:p>2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1];&quot;-&quot;;[.B21])" office:value-type="string" office:string-value="2-10" calcext:value-type="string">
            <text:p>2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formula="of:=CONCATENATE([.A22];&quot;-&quot;;[.B22])" office:value-type="string" office:string-value="3-3" calcext:value-type="string">
            <text:p>3-3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23];&quot;-&quot;;[.B23])" office:value-type="string" office:string-value="3-4" calcext:value-type="string">
            <text:p>3-4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24];&quot;-&quot;;[.B24])" office:value-type="string" office:string-value="3-5" calcext:value-type="string">
            <text:p>3-5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5];&quot;-&quot;;[.B25])" office:value-type="string" office:string-value="3-6" calcext:value-type="string">
            <text:p>3-6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6];&quot;-&quot;;[.B26])" office:value-type="string" office:string-value="3-7" calcext:value-type="string">
            <text:p>3-7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7];&quot;-&quot;;[.B27])" office:value-type="string" office:string-value="3-8" calcext:value-type="string">
            <text:p>3-8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8];&quot;-&quot;;[.B28])" office:value-type="string" office:string-value="3-9" calcext:value-type="string">
            <text:p>3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9];&quot;-&quot;;[.B29])" office:value-type="string" office:string-value="3-10" calcext:value-type="string">
            <text:p>3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formula="of:=CONCATENATE([.A30];&quot;-&quot;;[.B30])" office:value-type="string" office:string-value="4-4" calcext:value-type="string">
            <text:p>4-4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31];&quot;-&quot;;[.B31])" office:value-type="string" office:string-value="4-5" calcext:value-type="string">
            <text:p>4-5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32];&quot;-&quot;;[.B32])" office:value-type="string" office:string-value="4-6" calcext:value-type="string">
            <text:p>4-6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3];&quot;-&quot;;[.B33])" office:value-type="string" office:string-value="4-7" calcext:value-type="string">
            <text:p>4-7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4];&quot;-&quot;;[.B34])" office:value-type="string" office:string-value="4-8" calcext:value-type="string">
            <text:p>4-8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5];&quot;-&quot;;[.B35])" office:value-type="string" office:string-value="4-9" calcext:value-type="string">
            <text:p>4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6];&quot;-&quot;;[.B36])" office:value-type="string" office:string-value="4-10" calcext:value-type="string">
            <text:p>4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formula="of:=CONCATENATE([.A37];&quot;-&quot;;[.B37])" office:value-type="string" office:string-value="5-5" calcext:value-type="string">
            <text:p>5-5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38];&quot;-&quot;;[.B38])" office:value-type="string" office:string-value="5-6" calcext:value-type="string">
            <text:p>5-6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9];&quot;-&quot;;[.B39])" office:value-type="string" office:string-value="5-7" calcext:value-type="string">
            <text:p>5-7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40];&quot;-&quot;;[.B40])" office:value-type="string" office:string-value="5-8" calcext:value-type="string">
            <text:p>5-8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41];&quot;-&quot;;[.B41])" office:value-type="string" office:string-value="5-9" calcext:value-type="string">
            <text:p>5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42];&quot;-&quot;;[.B42])" office:value-type="string" office:string-value="5-10" calcext:value-type="string">
            <text:p>5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7" calcext:value-type="float">
            <text:p>0,77</text:p>
          </table:table-cell>
          <table:table-cell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formula="of:=CONCATENATE([.A43];&quot;-&quot;;[.B43])" office:value-type="string" office:string-value="6-6" calcext:value-type="string">
            <text:p>6-6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44];&quot;-&quot;;[.B44])" office:value-type="string" office:string-value="6-7" calcext:value-type="string">
            <text:p>6-7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45];&quot;-&quot;;[.B45])" office:value-type="string" office:string-value="6-8" calcext:value-type="string">
            <text:p>6-8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46];&quot;-&quot;;[.B46])" office:value-type="string" office:string-value="6-9" calcext:value-type="string">
            <text:p>6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47];&quot;-&quot;;[.B47])" office:value-type="string" office:string-value="6-10" calcext:value-type="string">
            <text:p>6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7" calcext:value-type="float">
            <text:p>7</text:p>
          </table:table-cell>
          <table:table-cell table:formula="of:=CONCATENATE([.A48];&quot;-&quot;;[.B48])" office:value-type="string" office:string-value="7-7" calcext:value-type="string">
            <text:p>7-7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49];&quot;-&quot;;[.B49])" office:value-type="string" office:string-value="7-8" calcext:value-type="string">
            <text:p>7-8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50];&quot;-&quot;;[.B50])" office:value-type="string" office:string-value="7-9" calcext:value-type="string">
            <text:p>7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51];&quot;-&quot;;[.B51])" office:value-type="string" office:string-value="7-10" calcext:value-type="string">
            <text:p>7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formula="of:=CONCATENATE([.A52];&quot;-&quot;;[.B52])" office:value-type="string" office:string-value="8-8" calcext:value-type="string">
            <text:p>8-8</text:p>
          </table:table-cell>
          <table:table-cell table:style-name="ce3" office:value-type="float" office:value="0.94" calcext:value-type="float">
            <text:p>0,94</text:p>
          </table:table-cell>
          <table:table-cell table:style-name="ce9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53];&quot;-&quot;;[.B53])" office:value-type="string" office:string-value="8-9" calcext:value-type="string">
            <text:p>8-9</text:p>
          </table:table-cell>
          <table:table-cell table:style-name="ce3" office:value-type="float" office:value="0.94" calcext:value-type="float">
            <text:p>0,94</text:p>
          </table:table-cell>
          <table:table-cell table:style-name="ce9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54];&quot;-&quot;;[.B54])" office:value-type="string" office:string-value="8-10" calcext:value-type="string">
            <text:p>8-10</text:p>
          </table:table-cell>
          <table:table-cell table:style-name="ce3" office:value-type="float" office:value="0.94" calcext:value-type="float">
            <text:p>0,94</text:p>
          </table:table-cell>
          <table:table-cell table:style-name="ce9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formula="of:=CONCATENATE([.A55];&quot;-&quot;;[.B55])" office:value-type="string" office:string-value="9-9" calcext:value-type="string">
            <text:p>9-9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56];&quot;-&quot;;[.B56])" office:value-type="string" office:string-value="9-10" calcext:value-type="string">
            <text:p>9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formula="of:=CONCATENATE([.A57];&quot;-&quot;;[.B57])" office:value-type="string" office:string-value="10-10" calcext:value-type="string">
            <text:p>10-10</text:p>
          </table:table-cell>
          <table:table-cell table:style-name="ce3" office:value-type="float" office:value="0.95" calcext:value-type="float">
            <text:p>0,95</text:p>
          </table:table-cell>
          <table:table-cell table:style-name="ce9" office:value-type="float" office:value="0.78" calcext:value-type="float">
            <text:p>0,7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MNB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  <table:table-cell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formula="of:=CONCATENATE([.A62];&quot;-&quot;;[.B62])" office:value-type="string" office:string-value="1-1" calcext:value-type="string">
            <text:p>1-1</text:p>
          </table:table-cell>
          <table:table-cell table:style-name="ce3" office:value-type="float" office:value="0.42" calcext:value-type="float">
            <text:p>0,42</text:p>
          </table:table-cell>
          <table:table-cell table:style-name="ce3" office:value-type="float" office:value="0.35" calcext:value-type="float">
            <text:p>0,35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CONCATENATE([.A63];&quot;-&quot;;[.B63])" office:value-type="string" office:string-value="1-2" calcext:value-type="string">
            <text:p>1-2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0.43" calcext:value-type="float">
            <text:p>0,43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64];&quot;-&quot;;[.B64])" office:value-type="string" office:string-value="1-3" calcext:value-type="string">
            <text:p>1-3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51" calcext:value-type="float">
            <text:p>0,51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65];&quot;-&quot;;[.B65])" office:value-type="string" office:string-value="1-4" calcext:value-type="string">
            <text:p>1-4</text:p>
          </table:table-cell>
          <table:table-cell table:style-name="ce3" office:value-type="float" office:value="0.71" calcext:value-type="float">
            <text:p>0,71</text:p>
          </table:table-cell>
          <table:table-cell table:style-name="ce3" office:value-type="float" office:value="0.54" calcext:value-type="float">
            <text:p>0,54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66];&quot;-&quot;;[.B66])" office:value-type="string" office:string-value="1-5" calcext:value-type="string">
            <text:p>1-5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58" calcext:value-type="float">
            <text:p>0,58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67];&quot;-&quot;;[.B67])" office:value-type="string" office:string-value="1-6" calcext:value-type="string">
            <text:p>1-6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0.62" calcext:value-type="float">
            <text:p>0,62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68];&quot;-&quot;;[.B68])" office:value-type="string" office:string-value="1-7" calcext:value-type="string">
            <text:p>1-7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69];&quot;-&quot;;[.B69])" office:value-type="string" office:string-value="1-8" calcext:value-type="string">
            <text:p>1-8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70];&quot;-&quot;;[.B70])" office:value-type="string" office:string-value="1-9" calcext:value-type="string">
            <text:p>1-9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73" calcext:value-type="float">
            <text:p>0,73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71];&quot;-&quot;;[.B71])" office:value-type="string" office:string-value="1-10" calcext:value-type="string">
            <text:p>1-10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formula="of:=CONCATENATE([.A72];&quot;-&quot;;[.B72])" office:value-type="string" office:string-value="2-2" calcext:value-type="string">
            <text:p>2-2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office:value-type="float" office:value="0.53" calcext:value-type="float">
            <text:p>0,53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73];&quot;-&quot;;[.B73])" office:value-type="string" office:string-value="2-3" calcext:value-type="string">
            <text:p>2-3</text:p>
          </table:table-cell>
          <table:table-cell table:style-name="ce3" office:value-type="float" office:value="0.73" calcext:value-type="float">
            <text:p>0,73</text:p>
          </table:table-cell>
          <table:table-cell table:style-name="ce3" office:value-type="float" office:value="0.56" calcext:value-type="float">
            <text:p>0,5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74];&quot;-&quot;;[.B74])" office:value-type="string" office:string-value="2-4" calcext:value-type="string">
            <text:p>2-4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58" calcext:value-type="float">
            <text:p>0,5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75];&quot;-&quot;;[.B75])" office:value-type="string" office:string-value="2-5" calcext:value-type="string">
            <text:p>2-5</text:p>
          </table:table-cell>
          <table:table-cell table:style-name="ce3" office:value-type="float" office:value="0.83" calcext:value-type="float">
            <text:p>0,83</text:p>
          </table:table-cell>
          <table:table-cell table:style-name="ce3" office:value-type="float" office:value="0.65" calcext:value-type="float">
            <text:p>0,65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76];&quot;-&quot;;[.B76])" office:value-type="string" office:string-value="2-6" calcext:value-type="string">
            <text:p>2-6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77];&quot;-&quot;;[.B77])" office:value-type="string" office:string-value="2-7" calcext:value-type="string">
            <text:p>2-7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78];&quot;-&quot;;[.B78])" office:value-type="string" office:string-value="2-8" calcext:value-type="string">
            <text:p>2-8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79];&quot;-&quot;;[.B79])" office:value-type="string" office:string-value="2-9" calcext:value-type="string">
            <text:p>2-9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80];&quot;-&quot;;[.B80])" office:value-type="string" office:string-value="2-10" calcext:value-type="string">
            <text:p>2-10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formula="of:=CONCATENATE([.A81];&quot;-&quot;;[.B81])" office:value-type="string" office:string-value="3-3" calcext:value-type="string">
            <text:p>3-3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64" calcext:value-type="float">
            <text:p>0,64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82];&quot;-&quot;;[.B82])" office:value-type="string" office:string-value="3-4" calcext:value-type="string">
            <text:p>3-4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83];&quot;-&quot;;[.B83])" office:value-type="string" office:string-value="3-5" calcext:value-type="string">
            <text:p>3-5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84];&quot;-&quot;;[.B84])" office:value-type="string" office:string-value="3-6" calcext:value-type="string">
            <text:p>3-6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85];&quot;-&quot;;[.B85])" office:value-type="string" office:string-value="3-7" calcext:value-type="string">
            <text:p>3-7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86];&quot;-&quot;;[.B86])" office:value-type="string" office:string-value="3-8" calcext:value-type="string">
            <text:p>3-8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87];&quot;-&quot;;[.B87])" office:value-type="string" office:string-value="3-9" calcext:value-type="string">
            <text:p>3-9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88];&quot;-&quot;;[.B88])" office:value-type="string" office:string-value="3-10" calcext:value-type="string">
            <text:p>3-10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formula="of:=CONCATENATE([.A89];&quot;-&quot;;[.B89])" office:value-type="string" office:string-value="4-4" calcext:value-type="string">
            <text:p>4-4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90];&quot;-&quot;;[.B90])" office:value-type="string" office:string-value="4-5" calcext:value-type="string">
            <text:p>4-5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91];&quot;-&quot;;[.B91])" office:value-type="string" office:string-value="4-6" calcext:value-type="string">
            <text:p>4-6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92];&quot;-&quot;;[.B92])" office:value-type="string" office:string-value="4-7" calcext:value-type="string">
            <text:p>4-7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93];&quot;-&quot;;[.B93])" office:value-type="string" office:string-value="4-8" calcext:value-type="string">
            <text:p>4-8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94];&quot;-&quot;;[.B94])" office:value-type="string" office:string-value="4-9" calcext:value-type="string">
            <text:p>4-9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95];&quot;-&quot;;[.B95])" office:value-type="string" office:string-value="4-10" calcext:value-type="string">
            <text:p>4-10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formula="of:=CONCATENATE([.A96];&quot;-&quot;;[.B96])" office:value-type="string" office:string-value="5-5" calcext:value-type="string">
            <text:p>5-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97];&quot;-&quot;;[.B97])" office:value-type="string" office:string-value="5-6" calcext:value-type="string">
            <text:p>5-6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98];&quot;-&quot;;[.B98])" office:value-type="string" office:string-value="5-7" calcext:value-type="string">
            <text:p>5-7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99];&quot;-&quot;;[.B99])" office:value-type="string" office:string-value="5-8" calcext:value-type="string">
            <text:p>5-8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00];&quot;-&quot;;[.B100])" office:value-type="string" office:string-value="5-9" calcext:value-type="string">
            <text:p>5-9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01];&quot;-&quot;;[.B101])" office:value-type="string" office:string-value="5-10" calcext:value-type="string">
            <text:p>5-10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formula="of:=CONCATENATE([.A102];&quot;-&quot;;[.B102])" office:value-type="string" office:string-value="6-6" calcext:value-type="string">
            <text:p>6-6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03];&quot;-&quot;;[.B103])" office:value-type="string" office:string-value="6-7" calcext:value-type="string">
            <text:p>6-7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04];&quot;-&quot;;[.B104])" office:value-type="string" office:string-value="6-8" calcext:value-type="string">
            <text:p>6-8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3" calcext:value-type="float">
            <text:p>0,73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05];&quot;-&quot;;[.B105])" office:value-type="string" office:string-value="6-9" calcext:value-type="string">
            <text:p>6-9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06];&quot;-&quot;;[.B106])" office:value-type="string" office:string-value="6-10" calcext:value-type="string">
            <text:p>6-10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 table:style-name="ce7" office:value-type="float" office:value="7" calcext:value-type="float">
            <text:p>7</text:p>
          </table:table-cell>
          <table:table-cell table:formula="of:=CONCATENATE([.A107];&quot;-&quot;;[.B107])" office:value-type="string" office:string-value="7-7" calcext:value-type="string">
            <text:p>7-7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1" calcext:value-type="float">
            <text:p>0,71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08];&quot;-&quot;;[.B108])" office:value-type="string" office:string-value="7-8" calcext:value-type="string">
            <text:p>7-8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09];&quot;-&quot;;[.B109])" office:value-type="string" office:string-value="7-9" calcext:value-type="string">
            <text:p>7-9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10];&quot;-&quot;;[.B110])" office:value-type="string" office:string-value="7-10" calcext:value-type="string">
            <text:p>7-10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formula="of:=CONCATENATE([.A111];&quot;-&quot;;[.B111])" office:value-type="string" office:string-value="8-8" calcext:value-type="string">
            <text:p>8-8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73" calcext:value-type="float">
            <text:p>0,73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12];&quot;-&quot;;[.B112])" office:value-type="string" office:string-value="8-9" calcext:value-type="string">
            <text:p>8-9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4" calcext:value-type="float">
            <text:p>0,74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13];&quot;-&quot;;[.B113])" office:value-type="string" office:string-value="8-10" calcext:value-type="string">
            <text:p>8-10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formula="of:=CONCATENATE([.A114];&quot;-&quot;;[.B114])" office:value-type="string" office:string-value="9-9" calcext:value-type="string">
            <text:p>9-9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15];&quot;-&quot;;[.B115])" office:value-type="string" office:string-value="9-10" calcext:value-type="string">
            <text:p>9-10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76" calcext:value-type="float">
            <text:p>0,76</text:p>
          </table:table-cell>
          <table:table-cell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formula="of:=CONCATENATE([.A116];&quot;-&quot;;[.B116])" office:value-type="string" office:string-value="10-10" calcext:value-type="string">
            <text:p>10-10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77" calcext:value-type="float">
            <text:p>0,77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RF10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  <table:table-cell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formula="of:=CONCATENATE([.A121];&quot;-&quot;;[.B121])" office:value-type="string" office:string-value="1-1" calcext:value-type="string">
            <text:p>1-1</text:p>
          </table:table-cell>
          <table:table-cell office:value-type="float" office:value="0.95" calcext:value-type="float">
            <text:p>0,95</text:p>
          </table:table-cell>
          <table:table-cell table:style-name="ce3" office:value-type="float" office:value="0.69" calcext:value-type="float">
            <text:p>0,6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CONCATENATE([.A122];&quot;-&quot;;[.B122])" office:value-type="string" office:string-value="1-2" calcext:value-type="string">
            <text:p>1-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3" calcext:value-type="float">
            <text:p>0,53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123];&quot;-&quot;;[.B123])" office:value-type="string" office:string-value="1-3" calcext:value-type="string">
            <text:p>1-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124];&quot;-&quot;;[.B124])" office:value-type="string" office:string-value="1-4" calcext:value-type="string">
            <text:p>1-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125];&quot;-&quot;;[.B125])" office:value-type="string" office:string-value="1-5" calcext:value-type="string">
            <text:p>1-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26];&quot;-&quot;;[.B126])" office:value-type="string" office:string-value="1-6" calcext:value-type="string">
            <text:p>1-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27];&quot;-&quot;;[.B127])" office:value-type="string" office:string-value="1-7" calcext:value-type="string">
            <text:p>1-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28];&quot;-&quot;;[.B128])" office:value-type="string" office:string-value="1-8" calcext:value-type="string">
            <text:p>1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29];&quot;-&quot;;[.B129])" office:value-type="string" office:string-value="1-9" calcext:value-type="string">
            <text:p>1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30];&quot;-&quot;;[.B130])" office:value-type="string" office:string-value="1-10" calcext:value-type="string">
            <text:p>1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formula="of:=CONCATENATE([.A131];&quot;-&quot;;[.B131])" office:value-type="string" office:string-value="2-2" calcext:value-type="string">
            <text:p>2-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132];&quot;-&quot;;[.B132])" office:value-type="string" office:string-value="2-3" calcext:value-type="string">
            <text:p>2-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133];&quot;-&quot;;[.B133])" office:value-type="string" office:string-value="2-4" calcext:value-type="string">
            <text:p>2-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134];&quot;-&quot;;[.B134])" office:value-type="string" office:string-value="2-5" calcext:value-type="string">
            <text:p>2-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35];&quot;-&quot;;[.B135])" office:value-type="string" office:string-value="2-6" calcext:value-type="string">
            <text:p>2-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36];&quot;-&quot;;[.B136])" office:value-type="string" office:string-value="2-7" calcext:value-type="string">
            <text:p>2-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37];&quot;-&quot;;[.B137])" office:value-type="string" office:string-value="2-8" calcext:value-type="string">
            <text:p>2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38];&quot;-&quot;;[.B138])" office:value-type="string" office:string-value="2-9" calcext:value-type="string">
            <text:p>2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39];&quot;-&quot;;[.B139])" office:value-type="string" office:string-value="2-10" calcext:value-type="string">
            <text:p>2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formula="of:=CONCATENATE([.A140];&quot;-&quot;;[.B140])" office:value-type="string" office:string-value="3-3" calcext:value-type="string">
            <text:p>3-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141];&quot;-&quot;;[.B141])" office:value-type="string" office:string-value="3-4" calcext:value-type="string">
            <text:p>3-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142];&quot;-&quot;;[.B142])" office:value-type="string" office:string-value="3-5" calcext:value-type="string">
            <text:p>3-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43];&quot;-&quot;;[.B143])" office:value-type="string" office:string-value="3-6" calcext:value-type="string">
            <text:p>3-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44];&quot;-&quot;;[.B144])" office:value-type="string" office:string-value="3-7" calcext:value-type="string">
            <text:p>3-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45];&quot;-&quot;;[.B145])" office:value-type="string" office:string-value="3-8" calcext:value-type="string">
            <text:p>3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46];&quot;-&quot;;[.B146])" office:value-type="string" office:string-value="3-9" calcext:value-type="string">
            <text:p>3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47];&quot;-&quot;;[.B147])" office:value-type="string" office:string-value="3-10" calcext:value-type="string">
            <text:p>3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formula="of:=CONCATENATE([.A148];&quot;-&quot;;[.B148])" office:value-type="string" office:string-value="4-4" calcext:value-type="string">
            <text:p>4-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149];&quot;-&quot;;[.B149])" office:value-type="string" office:string-value="4-5" calcext:value-type="string">
            <text:p>4-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50];&quot;-&quot;;[.B150])" office:value-type="string" office:string-value="4-6" calcext:value-type="string">
            <text:p>4-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51];&quot;-&quot;;[.B151])" office:value-type="string" office:string-value="4-7" calcext:value-type="string">
            <text:p>4-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52];&quot;-&quot;;[.B152])" office:value-type="string" office:string-value="4-8" calcext:value-type="string">
            <text:p>4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53];&quot;-&quot;;[.B153])" office:value-type="string" office:string-value="4-9" calcext:value-type="string">
            <text:p>4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54];&quot;-&quot;;[.B154])" office:value-type="string" office:string-value="4-10" calcext:value-type="string">
            <text:p>4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formula="of:=CONCATENATE([.A155];&quot;-&quot;;[.B155])" office:value-type="string" office:string-value="5-5" calcext:value-type="string">
            <text:p>5-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56];&quot;-&quot;;[.B156])" office:value-type="string" office:string-value="5-6" calcext:value-type="string">
            <text:p>5-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57];&quot;-&quot;;[.B157])" office:value-type="string" office:string-value="5-7" calcext:value-type="string">
            <text:p>5-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58];&quot;-&quot;;[.B158])" office:value-type="string" office:string-value="5-8" calcext:value-type="string">
            <text:p>5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59];&quot;-&quot;;[.B159])" office:value-type="string" office:string-value="5-9" calcext:value-type="string">
            <text:p>5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60];&quot;-&quot;;[.B160])" office:value-type="string" office:string-value="5-10" calcext:value-type="string">
            <text:p>5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formula="of:=CONCATENATE([.A161];&quot;-&quot;;[.B161])" office:value-type="string" office:string-value="6-6" calcext:value-type="string">
            <text:p>6-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62];&quot;-&quot;;[.B162])" office:value-type="string" office:string-value="6-7" calcext:value-type="string">
            <text:p>6-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63];&quot;-&quot;;[.B163])" office:value-type="string" office:string-value="6-8" calcext:value-type="string">
            <text:p>6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64];&quot;-&quot;;[.B164])" office:value-type="string" office:string-value="6-9" calcext:value-type="string">
            <text:p>6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65];&quot;-&quot;;[.B165])" office:value-type="string" office:string-value="6-10" calcext:value-type="string">
            <text:p>6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7" calcext:value-type="float">
            <text:p>7</text:p>
          </table:table-cell>
          <table:table-cell table:formula="of:=CONCATENATE([.A166];&quot;-&quot;;[.B166])" office:value-type="string" office:string-value="7-7" calcext:value-type="string">
            <text:p>7-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67];&quot;-&quot;;[.B167])" office:value-type="string" office:string-value="7-8" calcext:value-type="string">
            <text:p>7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68];&quot;-&quot;;[.B168])" office:value-type="string" office:string-value="7-9" calcext:value-type="string">
            <text:p>7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69];&quot;-&quot;;[.B169])" office:value-type="string" office:string-value="7-10" calcext:value-type="string">
            <text:p>7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formula="of:=CONCATENATE([.A170];&quot;-&quot;;[.B170])" office:value-type="string" office:string-value="8-8" calcext:value-type="string">
            <text:p>8-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71];&quot;-&quot;;[.B171])" office:value-type="string" office:string-value="8-9" calcext:value-type="string">
            <text:p>8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72];&quot;-&quot;;[.B172])" office:value-type="string" office:string-value="8-10" calcext:value-type="string">
            <text:p>8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formula="of:=CONCATENATE([.A173];&quot;-&quot;;[.B173])" office:value-type="string" office:string-value="9-9" calcext:value-type="string">
            <text:p>9-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74];&quot;-&quot;;[.B174])" office:value-type="string" office:string-value="9-10" calcext:value-type="string">
            <text:p>9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formula="of:=CONCATENATE([.A175];&quot;-&quot;;[.B175])" office:value-type="string" office:string-value="10-10" calcext:value-type="string">
            <text:p>10-10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7" office:value-type="string" calcext:value-type="string" table:number-columns-spanned="5" table:number-rows-spanned="1">
            <text:p>SVM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F-m (macro)</text:p>
          </table:table-cell>
          <table:table-cell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formula="of:=CONCATENATE([.A182];&quot;-&quot;;[.B182])" office:value-type="string" office:string-value="1-1" calcext:value-type="string">
            <text:p>1-1</text:p>
          </table:table-cell>
          <table:table-cell office:value-type="float" office:value="0.9401" calcext:value-type="float">
            <text:p>0,9401</text:p>
          </table:table-cell>
          <table:table-cell table:style-name="ce3"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CONCATENATE([.A183];&quot;-&quot;;[.B183])" office:value-type="string" office:string-value="1-2" calcext:value-type="string">
            <text:p>1-2</text:p>
          </table:table-cell>
          <table:table-cell office:value-type="float" office:value="0.9416" calcext:value-type="float">
            <text:p>0,9416</text:p>
          </table:table-cell>
          <table:table-cell table:style-name="ce3" office:value-type="float" office:value="0.5153" calcext:value-type="float">
            <text:p>0,5153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184];&quot;-&quot;;[.B184])" office:value-type="string" office:string-value="1-3" calcext:value-type="string">
            <text:p>1-3</text:p>
          </table:table-cell>
          <table:table-cell office:value-type="float" office:value="0.9452" calcext:value-type="float">
            <text:p>0,9452</text:p>
          </table:table-cell>
          <table:table-cell table:style-name="ce3" office:value-type="float" office:value="0.5732" calcext:value-type="float">
            <text:p>0,5732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185];&quot;-&quot;;[.B185])" office:value-type="string" office:string-value="1-4" calcext:value-type="string">
            <text:p>1-4</text:p>
          </table:table-cell>
          <table:table-cell office:value-type="float" office:value="0.9542" calcext:value-type="float">
            <text:p>0,9542</text:p>
          </table:table-cell>
          <table:table-cell table:style-name="ce3" office:value-type="float" office:value="0.6943" calcext:value-type="float">
            <text:p>0,6943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186];&quot;-&quot;;[.B186])" office:value-type="string" office:string-value="1-5" calcext:value-type="string">
            <text:p>1-5</text:p>
          </table:table-cell>
          <table:table-cell office:value-type="float" office:value="0.9605" calcext:value-type="float">
            <text:p>0,9605</text:p>
          </table:table-cell>
          <table:table-cell table:style-name="ce3" office:value-type="float" office:value="0.7655" calcext:value-type="float">
            <text:p>0,7655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87];&quot;-&quot;;[.B187])" office:value-type="string" office:string-value="1-6" calcext:value-type="string">
            <text:p>1-6</text:p>
          </table:table-cell>
          <table:table-cell office:value-type="float" office:value="0.9604" calcext:value-type="float">
            <text:p>0,9604</text:p>
          </table:table-cell>
          <table:table-cell table:style-name="ce3" office:value-type="float" office:value="0.7764" calcext:value-type="float">
            <text:p>0,7764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88];&quot;-&quot;;[.B188])" office:value-type="string" office:string-value="1-7" calcext:value-type="string">
            <text:p>1-7</text:p>
          </table:table-cell>
          <table:table-cell office:value-type="float" office:value="0.959" calcext:value-type="float">
            <text:p>0,959</text:p>
          </table:table-cell>
          <table:table-cell table:style-name="ce3" office:value-type="float" office:value="0.7859" calcext:value-type="float">
            <text:p>0,785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89];&quot;-&quot;;[.B189])" office:value-type="string" office:string-value="1-8" calcext:value-type="string">
            <text:p>1-8</text:p>
          </table:table-cell>
          <table:table-cell office:value-type="float" office:value="0.9602" calcext:value-type="float">
            <text:p>0,9602</text:p>
          </table:table-cell>
          <table:table-cell table:style-name="ce3" office:value-type="float" office:value="0.8011" calcext:value-type="float">
            <text:p>0,8011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90];&quot;-&quot;;[.B190])" office:value-type="string" office:string-value="1-9" calcext:value-type="string">
            <text:p>1-9</text:p>
          </table:table-cell>
          <table:table-cell office:value-type="float" office:value="0.9625" calcext:value-type="float">
            <text:p>0,9625</text:p>
          </table:table-cell>
          <table:table-cell table:style-name="ce3" office:value-type="float" office:value="0.822" calcext:value-type="float">
            <text:p>0,822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191];&quot;-&quot;;[.B191])" office:value-type="string" office:string-value="1-10" calcext:value-type="string">
            <text:p>1-10</text:p>
          </table:table-cell>
          <table:table-cell office:value-type="float" office:value="0.9614" calcext:value-type="float">
            <text:p>0,9614</text:p>
          </table:table-cell>
          <table:table-cell table:style-name="ce3" office:value-type="float" office:value="0.8252" calcext:value-type="float">
            <text:p>0,8252</text:p>
          </table:table-cell>
          <table:table-cell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formula="of:=CONCATENATE([.A192];&quot;-&quot;;[.B192])" office:value-type="string" office:string-value="2-2" calcext:value-type="string">
            <text:p>2-2</text:p>
          </table:table-cell>
          <table:table-cell office:value-type="float" office:value="0.9596" calcext:value-type="float">
            <text:p>0,9596</text:p>
          </table:table-cell>
          <table:table-cell table:style-name="ce3" office:value-type="float" office:value="0.7709" calcext:value-type="float">
            <text:p>0,7709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193];&quot;-&quot;;[.B193])" office:value-type="string" office:string-value="2-3" calcext:value-type="string">
            <text:p>2-3</text:p>
          </table:table-cell>
          <table:table-cell office:value-type="float" office:value="0.9623" calcext:value-type="float">
            <text:p>0,9623</text:p>
          </table:table-cell>
          <table:table-cell table:style-name="ce3" office:value-type="float" office:value="0.8021" calcext:value-type="float">
            <text:p>0,8021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194];&quot;-&quot;;[.B194])" office:value-type="string" office:string-value="2-4" calcext:value-type="string">
            <text:p>2-4</text:p>
          </table:table-cell>
          <table:table-cell office:value-type="float" office:value="0.9658" calcext:value-type="float">
            <text:p>0,9658</text:p>
          </table:table-cell>
          <table:table-cell table:style-name="ce3" office:value-type="float" office:value="0.8296" calcext:value-type="float">
            <text:p>0,829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195];&quot;-&quot;;[.B195])" office:value-type="string" office:string-value="2-5" calcext:value-type="string">
            <text:p>2-5</text:p>
          </table:table-cell>
          <table:table-cell office:value-type="float" office:value="0.9681" calcext:value-type="float">
            <text:p>0,9681</text:p>
          </table:table-cell>
          <table:table-cell table:style-name="ce3" office:value-type="float" office:value="0.8478" calcext:value-type="float">
            <text:p>0,847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196];&quot;-&quot;;[.B196])" office:value-type="string" office:string-value="2-6" calcext:value-type="string">
            <text:p>2-6</text:p>
          </table:table-cell>
          <table:table-cell office:value-type="float" office:value="0.969" calcext:value-type="float">
            <text:p>0,969</text:p>
          </table:table-cell>
          <table:table-cell table:style-name="ce3" office:value-type="float" office:value="0.8569" calcext:value-type="float">
            <text:p>0,8569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197];&quot;-&quot;;[.B197])" office:value-type="string" office:string-value="2-7" calcext:value-type="string">
            <text:p>2-7</text:p>
          </table:table-cell>
          <table:table-cell office:value-type="float" office:value="0.9669" calcext:value-type="float">
            <text:p>0,9669</text:p>
          </table:table-cell>
          <table:table-cell table:style-name="ce3" office:value-type="float" office:value="0.8568" calcext:value-type="float">
            <text:p>0,856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198];&quot;-&quot;;[.B198])" office:value-type="string" office:string-value="2-8" calcext:value-type="string">
            <text:p>2-8</text:p>
          </table:table-cell>
          <table:table-cell office:value-type="float" office:value="0.9646" calcext:value-type="float">
            <text:p>0,9646</text:p>
          </table:table-cell>
          <table:table-cell table:style-name="ce3" office:value-type="float" office:value="0.8522" calcext:value-type="float">
            <text:p>0,8522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199];&quot;-&quot;;[.B199])" office:value-type="string" office:string-value="2-9" calcext:value-type="string">
            <text:p>2-9</text:p>
          </table:table-cell>
          <table:table-cell office:value-type="float" office:value="0.9643" calcext:value-type="float">
            <text:p>0,9643</text:p>
          </table:table-cell>
          <table:table-cell table:style-name="ce3" office:value-type="float" office:value="0.8522" calcext:value-type="float">
            <text:p>0,8522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00];&quot;-&quot;;[.B200])" office:value-type="string" office:string-value="2-10" calcext:value-type="string">
            <text:p>2-10</text:p>
          </table:table-cell>
          <table:table-cell office:value-type="float" office:value="0.964" calcext:value-type="float">
            <text:p>0,964</text:p>
          </table:table-cell>
          <table:table-cell table:style-name="ce3" office:value-type="float" office:value="0.8519" calcext:value-type="float">
            <text:p>0,8519</text:p>
          </table:table-cell>
          <table:table-cell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formula="of:=CONCATENATE([.A201];&quot;-&quot;;[.B201])" office:value-type="string" office:string-value="3-3" calcext:value-type="string">
            <text:p>3-3</text:p>
          </table:table-cell>
          <table:table-cell office:value-type="float" office:value="0.9655" calcext:value-type="float">
            <text:p>0,9655</text:p>
          </table:table-cell>
          <table:table-cell table:style-name="ce3" office:value-type="float" office:value="0.8305" calcext:value-type="float">
            <text:p>0,8305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202];&quot;-&quot;;[.B202])" office:value-type="string" office:string-value="3-4" calcext:value-type="string">
            <text:p>3-4</text:p>
          </table:table-cell>
          <table:table-cell office:value-type="float" office:value="0.9667" calcext:value-type="float">
            <text:p>0,9667</text:p>
          </table:table-cell>
          <table:table-cell table:style-name="ce3" office:value-type="float" office:value="0.8436" calcext:value-type="float">
            <text:p>0,843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203];&quot;-&quot;;[.B203])" office:value-type="string" office:string-value="3-5" calcext:value-type="string">
            <text:p>3-5</text:p>
          </table:table-cell>
          <table:table-cell office:value-type="float" office:value="0.9694" calcext:value-type="float">
            <text:p>0,9694</text:p>
          </table:table-cell>
          <table:table-cell table:style-name="ce3" office:value-type="float" office:value="0.8607" calcext:value-type="float">
            <text:p>0,860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04];&quot;-&quot;;[.B204])" office:value-type="string" office:string-value="3-6" calcext:value-type="string">
            <text:p>3-6</text:p>
          </table:table-cell>
          <table:table-cell office:value-type="float" office:value="0.9665" calcext:value-type="float">
            <text:p>0,9665</text:p>
          </table:table-cell>
          <table:table-cell table:style-name="ce3" office:value-type="float" office:value="0.8561" calcext:value-type="float">
            <text:p>0,8561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05];&quot;-&quot;;[.B205])" office:value-type="string" office:string-value="3-7" calcext:value-type="string">
            <text:p>3-7</text:p>
          </table:table-cell>
          <table:table-cell office:value-type="float" office:value="0.9629" calcext:value-type="float">
            <text:p>0,9629</text:p>
          </table:table-cell>
          <table:table-cell table:style-name="ce3" office:value-type="float" office:value="0.8459" calcext:value-type="float">
            <text:p>0,8459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06];&quot;-&quot;;[.B206])" office:value-type="string" office:string-value="3-8" calcext:value-type="string">
            <text:p>3-8</text:p>
          </table:table-cell>
          <table:table-cell office:value-type="float" office:value="0.9631" calcext:value-type="float">
            <text:p>0,9631</text:p>
          </table:table-cell>
          <table:table-cell table:style-name="ce3" office:value-type="float" office:value="0.8488" calcext:value-type="float">
            <text:p>0,848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07];&quot;-&quot;;[.B207])" office:value-type="string" office:string-value="3-9" calcext:value-type="string">
            <text:p>3-9</text:p>
          </table:table-cell>
          <table:table-cell office:value-type="float" office:value="0.964" calcext:value-type="float">
            <text:p>0,964</text:p>
          </table:table-cell>
          <table:table-cell table:style-name="ce3" office:value-type="float" office:value="0.8524" calcext:value-type="float">
            <text:p>0,8524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08];&quot;-&quot;;[.B208])" office:value-type="string" office:string-value="3-10" calcext:value-type="string">
            <text:p>3-10</text:p>
          </table:table-cell>
          <table:table-cell office:value-type="float" office:value="0.9646" calcext:value-type="float">
            <text:p>0,9646</text:p>
          </table:table-cell>
          <table:table-cell table:style-name="ce3" office:value-type="float" office:value="0.8557" calcext:value-type="float">
            <text:p>0,8557</text:p>
          </table:table-cell>
          <table:table-cell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formula="of:=CONCATENATE([.A209];&quot;-&quot;;[.B209])" office:value-type="string" office:string-value="4-4" calcext:value-type="string">
            <text:p>4-4</text:p>
          </table:table-cell>
          <table:table-cell office:value-type="float" office:value="0.967" calcext:value-type="float">
            <text:p>0,967</text:p>
          </table:table-cell>
          <table:table-cell table:style-name="ce3" office:value-type="float" office:value="0.8451" calcext:value-type="float">
            <text:p>0,8451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210];&quot;-&quot;;[.B210])" office:value-type="string" office:string-value="4-5" calcext:value-type="string">
            <text:p>4-5</text:p>
          </table:table-cell>
          <table:table-cell office:value-type="float" office:value="0.965" calcext:value-type="float">
            <text:p>0,965</text:p>
          </table:table-cell>
          <table:table-cell table:style-name="ce3" office:value-type="float" office:value="0.8461" calcext:value-type="float">
            <text:p>0,8461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11];&quot;-&quot;;[.B211])" office:value-type="string" office:string-value="4-6" calcext:value-type="string">
            <text:p>4-6</text:p>
          </table:table-cell>
          <table:table-cell office:value-type="float" office:value="0.9646" calcext:value-type="float">
            <text:p>0,9646</text:p>
          </table:table-cell>
          <table:table-cell table:style-name="ce3" office:value-type="float" office:value="0.85" calcext:value-type="float">
            <text:p>0,85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12];&quot;-&quot;;[.B212])" office:value-type="string" office:string-value="4-7" calcext:value-type="string">
            <text:p>4-7</text:p>
          </table:table-cell>
          <table:table-cell office:value-type="float" office:value="0.9618" calcext:value-type="float">
            <text:p>0,9618</text:p>
          </table:table-cell>
          <table:table-cell table:style-name="ce3" office:value-type="float" office:value="0.8421" calcext:value-type="float">
            <text:p>0,8421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13];&quot;-&quot;;[.B213])" office:value-type="string" office:string-value="4-8" calcext:value-type="string">
            <text:p>4-8</text:p>
          </table:table-cell>
          <table:table-cell office:value-type="float" office:value="0.9629" calcext:value-type="float">
            <text:p>0,9629</text:p>
          </table:table-cell>
          <table:table-cell table:style-name="ce3" office:value-type="float" office:value="0.8486" calcext:value-type="float">
            <text:p>0,848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14];&quot;-&quot;;[.B214])" office:value-type="string" office:string-value="4-9" calcext:value-type="string">
            <text:p>4-9</text:p>
          </table:table-cell>
          <table:table-cell office:value-type="float" office:value="0.964" calcext:value-type="float">
            <text:p>0,964</text:p>
          </table:table-cell>
          <table:table-cell table:style-name="ce3" office:value-type="float" office:value="0.8535" calcext:value-type="float">
            <text:p>0,8535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15];&quot;-&quot;;[.B215])" office:value-type="string" office:string-value="4-10" calcext:value-type="string">
            <text:p>4-10</text:p>
          </table:table-cell>
          <table:table-cell office:value-type="float" office:value="0.9642" calcext:value-type="float">
            <text:p>0,9642</text:p>
          </table:table-cell>
          <table:table-cell table:style-name="ce3" office:value-type="float" office:value="0.8544" calcext:value-type="float">
            <text:p>0,8544</text:p>
          </table:table-cell>
          <table:table-cell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formula="of:=CONCATENATE([.A216];&quot;-&quot;;[.B216])" office:value-type="string" office:string-value="5-5" calcext:value-type="string">
            <text:p>5-5</text:p>
          </table:table-cell>
          <table:table-cell office:value-type="float" office:value="0.9633" calcext:value-type="float">
            <text:p>0,9633</text:p>
          </table:table-cell>
          <table:table-cell table:style-name="ce3" office:value-type="float" office:value="0.8339" calcext:value-type="float">
            <text:p>0,8339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17];&quot;-&quot;;[.B217])" office:value-type="string" office:string-value="5-6" calcext:value-type="string">
            <text:p>5-6</text:p>
          </table:table-cell>
          <table:table-cell office:value-type="float" office:value="0.9629" calcext:value-type="float">
            <text:p>0,9629</text:p>
          </table:table-cell>
          <table:table-cell table:style-name="ce3" office:value-type="float" office:value="0.8429" calcext:value-type="float">
            <text:p>0,8429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18];&quot;-&quot;;[.B218])" office:value-type="string" office:string-value="5-7" calcext:value-type="string">
            <text:p>5-7</text:p>
          </table:table-cell>
          <table:table-cell office:value-type="float" office:value="0.9627" calcext:value-type="float">
            <text:p>0,9627</text:p>
          </table:table-cell>
          <table:table-cell table:style-name="ce3" office:value-type="float" office:value="0.8459" calcext:value-type="float">
            <text:p>0,8459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19];&quot;-&quot;;[.B219])" office:value-type="string" office:string-value="5-8" calcext:value-type="string">
            <text:p>5-8</text:p>
          </table:table-cell>
          <table:table-cell office:value-type="float" office:value="0.9623" calcext:value-type="float">
            <text:p>0,9623</text:p>
          </table:table-cell>
          <table:table-cell table:style-name="ce3" office:value-type="float" office:value="0.8459" calcext:value-type="float">
            <text:p>0,8459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20];&quot;-&quot;;[.B220])" office:value-type="string" office:string-value="5-9" calcext:value-type="string">
            <text:p>5-9</text:p>
          </table:table-cell>
          <table:table-cell office:value-type="float" office:value="0.9637" calcext:value-type="float">
            <text:p>0,9637</text:p>
          </table:table-cell>
          <table:table-cell table:style-name="ce3" office:value-type="float" office:value="0.8512" calcext:value-type="float">
            <text:p>0,8512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21];&quot;-&quot;;[.B221])" office:value-type="string" office:string-value="5-10" calcext:value-type="string">
            <text:p>5-10</text:p>
          </table:table-cell>
          <table:table-cell office:value-type="float" office:value="0.9646" calcext:value-type="float">
            <text:p>0,9646</text:p>
          </table:table-cell>
          <table:table-cell table:style-name="ce3" office:value-type="float" office:value="0.8558" calcext:value-type="float">
            <text:p>0,8558</text:p>
          </table:table-cell>
          <table:table-cell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formula="of:=CONCATENATE([.A222];&quot;-&quot;;[.B222])" office:value-type="string" office:string-value="6-6" calcext:value-type="string">
            <text:p>6-6</text:p>
          </table:table-cell>
          <table:table-cell office:value-type="float" office:value="0.9636" calcext:value-type="float">
            <text:p>0,9636</text:p>
          </table:table-cell>
          <table:table-cell table:style-name="ce3" office:value-type="float" office:value="0.8368" calcext:value-type="float">
            <text:p>0,8368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23];&quot;-&quot;;[.B223])" office:value-type="string" office:string-value="6-7" calcext:value-type="string">
            <text:p>6-7</text:p>
          </table:table-cell>
          <table:table-cell office:value-type="float" office:value="0.9612" calcext:value-type="float">
            <text:p>0,9612</text:p>
          </table:table-cell>
          <table:table-cell table:style-name="ce3" office:value-type="float" office:value="0.8374" calcext:value-type="float">
            <text:p>0,8374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24];&quot;-&quot;;[.B224])" office:value-type="string" office:string-value="6-8" calcext:value-type="string">
            <text:p>6-8</text:p>
          </table:table-cell>
          <table:table-cell office:value-type="float" office:value="0.9623" calcext:value-type="float">
            <text:p>0,9623</text:p>
          </table:table-cell>
          <table:table-cell table:style-name="ce3" office:value-type="float" office:value="0.8454" calcext:value-type="float">
            <text:p>0,8454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25];&quot;-&quot;;[.B225])" office:value-type="string" office:string-value="6-9" calcext:value-type="string">
            <text:p>6-9</text:p>
          </table:table-cell>
          <table:table-cell office:value-type="float" office:value="0.9632" calcext:value-type="float">
            <text:p>0,9632</text:p>
          </table:table-cell>
          <table:table-cell table:style-name="ce3" office:value-type="float" office:value="0.8488" calcext:value-type="float">
            <text:p>0,8488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26];&quot;-&quot;;[.B226])" office:value-type="string" office:string-value="6-10" calcext:value-type="string">
            <text:p>6-10</text:p>
          </table:table-cell>
          <table:table-cell office:value-type="float" office:value="0.964" calcext:value-type="float">
            <text:p>0,964</text:p>
          </table:table-cell>
          <table:table-cell table:style-name="ce3" office:value-type="float" office:value="0.8521" calcext:value-type="float">
            <text:p>0,8521</text:p>
          </table:table-cell>
          <table:table-cell/>
        </table:table-row>
        <table:table-row table:style-name="ro1">
          <table:table-cell table:number-columns-repeated="2" table:style-name="ce7" office:value-type="float" office:value="7" calcext:value-type="float">
            <text:p>7</text:p>
          </table:table-cell>
          <table:table-cell table:formula="of:=CONCATENATE([.A227];&quot;-&quot;;[.B227])" office:value-type="string" office:string-value="7-7" calcext:value-type="string">
            <text:p>7-7</text:p>
          </table:table-cell>
          <table:table-cell office:value-type="float" office:value="0.9634" calcext:value-type="float">
            <text:p>0,9634</text:p>
          </table:table-cell>
          <table:table-cell table:style-name="ce3" office:value-type="float" office:value="0.8366" calcext:value-type="float">
            <text:p>0,8366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28];&quot;-&quot;;[.B228])" office:value-type="string" office:string-value="7-8" calcext:value-type="string">
            <text:p>7-8</text:p>
          </table:table-cell>
          <table:table-cell office:value-type="float" office:value="0.961" calcext:value-type="float">
            <text:p>0,961</text:p>
          </table:table-cell>
          <table:table-cell table:style-name="ce3" office:value-type="float" office:value="0.8373" calcext:value-type="float">
            <text:p>0,8373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29];&quot;-&quot;;[.B229])" office:value-type="string" office:string-value="7-9" calcext:value-type="string">
            <text:p>7-9</text:p>
          </table:table-cell>
          <table:table-cell office:value-type="float" office:value="0.9634" calcext:value-type="float">
            <text:p>0,9634</text:p>
          </table:table-cell>
          <table:table-cell table:style-name="ce3" office:value-type="float" office:value="0.8488" calcext:value-type="float">
            <text:p>0,8488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30];&quot;-&quot;;[.B230])" office:value-type="string" office:string-value="7-10" calcext:value-type="string">
            <text:p>7-10</text:p>
          </table:table-cell>
          <table:table-cell office:value-type="float" office:value="0.9637" calcext:value-type="float">
            <text:p>0,9637</text:p>
          </table:table-cell>
          <table:table-cell table:style-name="ce3" office:value-type="float" office:value="0.8502" calcext:value-type="float">
            <text:p>0,8502</text:p>
          </table:table-cell>
          <table:table-cell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formula="of:=CONCATENATE([.A231];&quot;-&quot;;[.B231])" office:value-type="string" office:string-value="8-8" calcext:value-type="string">
            <text:p>8-8</text:p>
          </table:table-cell>
          <table:table-cell office:value-type="float" office:value="0.9615" calcext:value-type="float">
            <text:p>0,9615</text:p>
          </table:table-cell>
          <table:table-cell table:style-name="ce3" office:value-type="float" office:value="0.83" calcext:value-type="float">
            <text:p>0,83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32];&quot;-&quot;;[.B232])" office:value-type="string" office:string-value="8-9" calcext:value-type="string">
            <text:p>8-9</text:p>
          </table:table-cell>
          <table:table-cell office:value-type="float" office:value="0.9614" calcext:value-type="float">
            <text:p>0,9614</text:p>
          </table:table-cell>
          <table:table-cell table:style-name="ce3" office:value-type="float" office:value="0.8393" calcext:value-type="float">
            <text:p>0,8393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33];&quot;-&quot;;[.B233])" office:value-type="string" office:string-value="8-10" calcext:value-type="string">
            <text:p>8-10</text:p>
          </table:table-cell>
          <table:table-cell office:value-type="float" office:value="0.9631" calcext:value-type="float">
            <text:p>0,9631</text:p>
          </table:table-cell>
          <table:table-cell table:style-name="ce3" office:value-type="float" office:value="0.8471" calcext:value-type="float">
            <text:p>0,8471</text:p>
          </table:table-cell>
          <table:table-cell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formula="of:=CONCATENATE([.A234];&quot;-&quot;;[.B234])" office:value-type="string" office:string-value="9-9" calcext:value-type="string">
            <text:p>9-9</text:p>
          </table:table-cell>
          <table:table-cell office:value-type="float" office:value="0.9605" calcext:value-type="float">
            <text:p>0,9605</text:p>
          </table:table-cell>
          <table:table-cell table:style-name="ce3" office:value-type="float" office:value="0.8258" calcext:value-type="float">
            <text:p>0,8258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35];&quot;-&quot;;[.B235])" office:value-type="string" office:string-value="9-10" calcext:value-type="string">
            <text:p>9-10</text:p>
          </table:table-cell>
          <table:table-cell office:value-type="float" office:value="0.9613" calcext:value-type="float">
            <text:p>0,9613</text:p>
          </table:table-cell>
          <table:table-cell table:style-name="ce3" office:value-type="float" office:value="0.837" calcext:value-type="float">
            <text:p>0,837</text:p>
          </table:table-cell>
          <table:table-cell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formula="of:=CONCATENATE([.A236];&quot;-&quot;;[.B236])" office:value-type="string" office:string-value="10-10" calcext:value-type="string">
            <text:p>10-10</text:p>
          </table:table-cell>
          <table:table-cell office:value-type="float" office:value="0.9597" calcext:value-type="float">
            <text:p>0,9597</text:p>
          </table:table-cell>
          <table:table-cell table:style-name="ce3" office:value-type="float" office:value="0.8226" calcext:value-type="float">
            <text:p>0,8226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7" office:value-type="string" calcext:value-type="string" table:number-columns-spanned="5" table:number-rows-spanned="1">
            <text:p>RF50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F-m (macro)</text:p>
          </table:table-cell>
          <table:table-cell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formula="of:=CONCATENATE([.A244];&quot;-&quot;;[.B244])" office:value-type="string" office:string-value="1-1" calcext:value-type="string">
            <text:p>1-1</text:p>
          </table:table-cell>
          <table:table-cell office:value-type="float" office:value="0.9667" calcext:value-type="float">
            <text:p>0,9667</text:p>
          </table:table-cell>
          <table:table-cell office:value-type="float" office:value="0.8654" calcext:value-type="float">
            <text:p>0,8654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CONCATENATE([.A245];&quot;-&quot;;[.B245])" office:value-type="string" office:string-value="1-2" calcext:value-type="string">
            <text:p>1-2</text:p>
          </table:table-cell>
          <table:table-cell office:value-type="float" office:value="0.9704" calcext:value-type="float">
            <text:p>0,9704</text:p>
          </table:table-cell>
          <table:table-cell office:value-type="float" office:value="0.8789" calcext:value-type="float">
            <text:p>0,8789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246];&quot;-&quot;;[.B246])" office:value-type="string" office:string-value="1-3" calcext:value-type="string">
            <text:p>1-3</text:p>
          </table:table-cell>
          <table:table-cell office:value-type="float" office:value="0.9684" calcext:value-type="float">
            <text:p>0,9684</text:p>
          </table:table-cell>
          <table:table-cell office:value-type="float" office:value="0.8684" calcext:value-type="float">
            <text:p>0,8684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247];&quot;-&quot;;[.B247])" office:value-type="string" office:string-value="1-4" calcext:value-type="string">
            <text:p>1-4</text:p>
          </table:table-cell>
          <table:table-cell office:value-type="float" office:value="0.9705" calcext:value-type="float">
            <text:p>0,9705</text:p>
          </table:table-cell>
          <table:table-cell office:value-type="float" office:value="0.8672" calcext:value-type="float">
            <text:p>0,8672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248];&quot;-&quot;;[.B248])" office:value-type="string" office:string-value="1-5" calcext:value-type="string">
            <text:p>1-5</text:p>
          </table:table-cell>
          <table:table-cell office:value-type="float" office:value="0.9688" calcext:value-type="float">
            <text:p>0,9688</text:p>
          </table:table-cell>
          <table:table-cell office:value-type="float" office:value="0.8523" calcext:value-type="float">
            <text:p>0,8523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49];&quot;-&quot;;[.B249])" office:value-type="string" office:string-value="1-6" calcext:value-type="string">
            <text:p>1-6</text:p>
          </table:table-cell>
          <table:table-cell office:value-type="float" office:value="0.9659" calcext:value-type="float">
            <text:p>0,9659</text:p>
          </table:table-cell>
          <table:table-cell office:value-type="float" office:value="0.8311" calcext:value-type="float">
            <text:p>0,8311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50];&quot;-&quot;;[.B250])" office:value-type="string" office:string-value="1-7" calcext:value-type="string">
            <text:p>1-7</text:p>
          </table:table-cell>
          <table:table-cell office:value-type="float" office:value="0.9626" calcext:value-type="float">
            <text:p>0,9626</text:p>
          </table:table-cell>
          <table:table-cell office:value-type="float" office:value="0.8022" calcext:value-type="float">
            <text:p>0,8022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51];&quot;-&quot;;[.B251])" office:value-type="string" office:string-value="1-8" calcext:value-type="string">
            <text:p>1-8</text:p>
          </table:table-cell>
          <table:table-cell office:value-type="float" office:value="0.9598" calcext:value-type="float">
            <text:p>0,9598</text:p>
          </table:table-cell>
          <table:table-cell office:value-type="float" office:value="0.7774" calcext:value-type="float">
            <text:p>0,7774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52];&quot;-&quot;;[.B252])" office:value-type="string" office:string-value="1-9" calcext:value-type="string">
            <text:p>1-9</text:p>
          </table:table-cell>
          <table:table-cell office:value-type="float" office:value="0.9564" calcext:value-type="float">
            <text:p>0,9564</text:p>
          </table:table-cell>
          <table:table-cell office:value-type="float" office:value="0.7486" calcext:value-type="float">
            <text:p>0,748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53];&quot;-&quot;;[.B253])" office:value-type="string" office:string-value="1-10" calcext:value-type="string">
            <text:p>1-10</text:p>
          </table:table-cell>
          <table:table-cell office:value-type="float" office:value="0.9554" calcext:value-type="float">
            <text:p>0,9554</text:p>
          </table:table-cell>
          <table:table-cell office:value-type="float" office:value="0.7351" calcext:value-type="float">
            <text:p>0,7351</text:p>
          </table:table-cell>
          <table:table-cell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formula="of:=CONCATENATE([.A254];&quot;-&quot;;[.B254])" office:value-type="string" office:string-value="2-2" calcext:value-type="string">
            <text:p>2-2</text:p>
          </table:table-cell>
          <table:table-cell office:value-type="float" office:value="0.9685" calcext:value-type="float">
            <text:p>0,9685</text:p>
          </table:table-cell>
          <table:table-cell office:value-type="float" office:value="0.8692" calcext:value-type="float">
            <text:p>0,8692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255];&quot;-&quot;;[.B255])" office:value-type="string" office:string-value="2-3" calcext:value-type="string">
            <text:p>2-3</text:p>
          </table:table-cell>
          <table:table-cell office:value-type="float" office:value="0.9688" calcext:value-type="float">
            <text:p>0,9688</text:p>
          </table:table-cell>
          <table:table-cell office:value-type="float" office:value="0.865" calcext:value-type="float">
            <text:p>0,865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256];&quot;-&quot;;[.B256])" office:value-type="string" office:string-value="2-4" calcext:value-type="string">
            <text:p>2-4</text:p>
          </table:table-cell>
          <table:table-cell office:value-type="float" office:value="0.9679" calcext:value-type="float">
            <text:p>0,9679</text:p>
          </table:table-cell>
          <table:table-cell office:value-type="float" office:value="0.8524" calcext:value-type="float">
            <text:p>0,8524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257];&quot;-&quot;;[.B257])" office:value-type="string" office:string-value="2-5" calcext:value-type="string">
            <text:p>2-5</text:p>
          </table:table-cell>
          <table:table-cell office:value-type="float" office:value="0.9663" calcext:value-type="float">
            <text:p>0,9663</text:p>
          </table:table-cell>
          <table:table-cell office:value-type="float" office:value="0.8337" calcext:value-type="float">
            <text:p>0,8337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58];&quot;-&quot;;[.B258])" office:value-type="string" office:string-value="2-6" calcext:value-type="string">
            <text:p>2-6</text:p>
          </table:table-cell>
          <table:table-cell office:value-type="float" office:value="0.9636" calcext:value-type="float">
            <text:p>0,9636</text:p>
          </table:table-cell>
          <table:table-cell office:value-type="float" office:value="0.8146" calcext:value-type="float">
            <text:p>0,81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59];&quot;-&quot;;[.B259])" office:value-type="string" office:string-value="2-7" calcext:value-type="string">
            <text:p>2-7</text:p>
          </table:table-cell>
          <table:table-cell office:value-type="float" office:value="0.9624" calcext:value-type="float">
            <text:p>0,9624</text:p>
          </table:table-cell>
          <table:table-cell office:value-type="float" office:value="0.7987" calcext:value-type="float">
            <text:p>0,7987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60];&quot;-&quot;;[.B260])" office:value-type="string" office:string-value="2-8" calcext:value-type="string">
            <text:p>2-8</text:p>
          </table:table-cell>
          <table:table-cell office:value-type="float" office:value="0.9588" calcext:value-type="float">
            <text:p>0,9588</text:p>
          </table:table-cell>
          <table:table-cell office:value-type="float" office:value="0.7688" calcext:value-type="float">
            <text:p>0,7688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61];&quot;-&quot;;[.B261])" office:value-type="string" office:string-value="2-9" calcext:value-type="string">
            <text:p>2-9</text:p>
          </table:table-cell>
          <table:table-cell office:value-type="float" office:value="0.9552" calcext:value-type="float">
            <text:p>0,9552</text:p>
          </table:table-cell>
          <table:table-cell office:value-type="float" office:value="0.7341" calcext:value-type="float">
            <text:p>0,7341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62];&quot;-&quot;;[.B262])" office:value-type="string" office:string-value="2-10" calcext:value-type="string">
            <text:p>2-10</text:p>
          </table:table-cell>
          <table:table-cell office:value-type="float" office:value="0.955" calcext:value-type="float">
            <text:p>0,955</text:p>
          </table:table-cell>
          <table:table-cell office:value-type="float" office:value="0.7342" calcext:value-type="float">
            <text:p>0,7342</text:p>
          </table:table-cell>
          <table:table-cell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formula="of:=CONCATENATE([.A263];&quot;-&quot;;[.B263])" office:value-type="string" office:string-value="3-3" calcext:value-type="string">
            <text:p>3-3</text:p>
          </table:table-cell>
          <table:table-cell office:value-type="float" office:value="0.9675" calcext:value-type="float">
            <text:p>0,9675</text:p>
          </table:table-cell>
          <table:table-cell office:value-type="float" office:value="0.8421" calcext:value-type="float">
            <text:p>0,8421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264];&quot;-&quot;;[.B264])" office:value-type="string" office:string-value="3-4" calcext:value-type="string">
            <text:p>3-4</text:p>
          </table:table-cell>
          <table:table-cell office:value-type="float" office:value="0.9639" calcext:value-type="float">
            <text:p>0,9639</text:p>
          </table:table-cell>
          <table:table-cell office:value-type="float" office:value="0.8153" calcext:value-type="float">
            <text:p>0,8153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265];&quot;-&quot;;[.B265])" office:value-type="string" office:string-value="3-5" calcext:value-type="string">
            <text:p>3-5</text:p>
          </table:table-cell>
          <table:table-cell office:value-type="float" office:value="0.9617" calcext:value-type="float">
            <text:p>0,9617</text:p>
          </table:table-cell>
          <table:table-cell office:value-type="float" office:value="0.7938" calcext:value-type="float">
            <text:p>0,793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66];&quot;-&quot;;[.B266])" office:value-type="string" office:string-value="3-6" calcext:value-type="string">
            <text:p>3-6</text:p>
          </table:table-cell>
          <table:table-cell office:value-type="float" office:value="0.9595" calcext:value-type="float">
            <text:p>0,9595</text:p>
          </table:table-cell>
          <table:table-cell office:value-type="float" office:value="0.7769" calcext:value-type="float">
            <text:p>0,7769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67];&quot;-&quot;;[.B267])" office:value-type="string" office:string-value="3-7" calcext:value-type="string">
            <text:p>3-7</text:p>
          </table:table-cell>
          <table:table-cell office:value-type="float" office:value="0.9575" calcext:value-type="float">
            <text:p>0,9575</text:p>
          </table:table-cell>
          <table:table-cell office:value-type="float" office:value="0.7579" calcext:value-type="float">
            <text:p>0,7579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68];&quot;-&quot;;[.B268])" office:value-type="string" office:string-value="3-8" calcext:value-type="string">
            <text:p>3-8</text:p>
          </table:table-cell>
          <table:table-cell office:value-type="float" office:value="0.9545" calcext:value-type="float">
            <text:p>0,9545</text:p>
          </table:table-cell>
          <table:table-cell office:value-type="float" office:value="0.7328" calcext:value-type="float">
            <text:p>0,7328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69];&quot;-&quot;;[.B269])" office:value-type="string" office:string-value="3-9" calcext:value-type="string">
            <text:p>3-9</text:p>
          </table:table-cell>
          <table:table-cell office:value-type="float" office:value="0.954" calcext:value-type="float">
            <text:p>0,954</text:p>
          </table:table-cell>
          <table:table-cell office:value-type="float" office:value="0.7234" calcext:value-type="float">
            <text:p>0,7234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70];&quot;-&quot;;[.B270])" office:value-type="string" office:string-value="3-10" calcext:value-type="string">
            <text:p>3-10</text:p>
          </table:table-cell>
          <table:table-cell office:value-type="float" office:value="0.9522" calcext:value-type="float">
            <text:p>0,9522</text:p>
          </table:table-cell>
          <table:table-cell office:value-type="float" office:value="0.7083" calcext:value-type="float">
            <text:p>0,7083</text:p>
          </table:table-cell>
          <table:table-cell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formula="of:=CONCATENATE([.A271];&quot;-&quot;;[.B271])" office:value-type="string" office:string-value="4-4" calcext:value-type="string">
            <text:p>4-4</text:p>
          </table:table-cell>
          <table:table-cell office:value-type="float" office:value="0.9604" calcext:value-type="float">
            <text:p>0,9604</text:p>
          </table:table-cell>
          <table:table-cell office:value-type="float" office:value="0.774" calcext:value-type="float">
            <text:p>0,774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272];&quot;-&quot;;[.B272])" office:value-type="string" office:string-value="4-5" calcext:value-type="string">
            <text:p>4-5</text:p>
          </table:table-cell>
          <table:table-cell office:value-type="float" office:value="0.9571" calcext:value-type="float">
            <text:p>0,9571</text:p>
          </table:table-cell>
          <table:table-cell office:value-type="float" office:value="0.7471" calcext:value-type="float">
            <text:p>0,7471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73];&quot;-&quot;;[.B273])" office:value-type="string" office:string-value="4-6" calcext:value-type="string">
            <text:p>4-6</text:p>
          </table:table-cell>
          <table:table-cell office:value-type="float" office:value="0.9546" calcext:value-type="float">
            <text:p>0,9546</text:p>
          </table:table-cell>
          <table:table-cell office:value-type="float" office:value="0.7305" calcext:value-type="float">
            <text:p>0,7305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74];&quot;-&quot;;[.B274])" office:value-type="string" office:string-value="4-7" calcext:value-type="string">
            <text:p>4-7</text:p>
          </table:table-cell>
          <table:table-cell office:value-type="float" office:value="0.954" calcext:value-type="float">
            <text:p>0,954</text:p>
          </table:table-cell>
          <table:table-cell office:value-type="float" office:value="0.713" calcext:value-type="float">
            <text:p>0,713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75];&quot;-&quot;;[.B275])" office:value-type="string" office:string-value="4-8" calcext:value-type="string">
            <text:p>4-8</text:p>
          </table:table-cell>
          <table:table-cell office:value-type="float" office:value="0.9524" calcext:value-type="float">
            <text:p>0,9524</text:p>
          </table:table-cell>
          <table:table-cell office:value-type="float" office:value="0.6984" calcext:value-type="float">
            <text:p>0,6984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76];&quot;-&quot;;[.B276])" office:value-type="string" office:string-value="4-9" calcext:value-type="string">
            <text:p>4-9</text:p>
          </table:table-cell>
          <table:table-cell office:value-type="float" office:value="0.9515" calcext:value-type="float">
            <text:p>0,9515</text:p>
          </table:table-cell>
          <table:table-cell office:value-type="float" office:value="0.6917" calcext:value-type="float">
            <text:p>0,6917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77];&quot;-&quot;;[.B277])" office:value-type="string" office:string-value="4-10" calcext:value-type="string">
            <text:p>4-10</text:p>
          </table:table-cell>
          <table:table-cell office:value-type="float" office:value="0.9503" calcext:value-type="float">
            <text:p>0,9503</text:p>
          </table:table-cell>
          <table:table-cell office:value-type="float" office:value="0.6824" calcext:value-type="float">
            <text:p>0,6824</text:p>
          </table:table-cell>
          <table:table-cell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formula="of:=CONCATENATE([.A278];&quot;-&quot;;[.B278])" office:value-type="string" office:string-value="5-5" calcext:value-type="string">
            <text:p>5-5</text:p>
          </table:table-cell>
          <table:table-cell office:value-type="float" office:value="0.9504" calcext:value-type="float">
            <text:p>0,9504</text:p>
          </table:table-cell>
          <table:table-cell office:value-type="float" office:value="0.6616" calcext:value-type="float">
            <text:p>0,6616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279];&quot;-&quot;;[.B279])" office:value-type="string" office:string-value="5-6" calcext:value-type="string">
            <text:p>5-6</text:p>
          </table:table-cell>
          <table:table-cell office:value-type="float" office:value="0.9521" calcext:value-type="float">
            <text:p>0,9521</text:p>
          </table:table-cell>
          <table:table-cell office:value-type="float" office:value="0.6962" calcext:value-type="float">
            <text:p>0,6962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80];&quot;-&quot;;[.B280])" office:value-type="string" office:string-value="5-7" calcext:value-type="string">
            <text:p>5-7</text:p>
          </table:table-cell>
          <table:table-cell office:value-type="float" office:value="0.9515" calcext:value-type="float">
            <text:p>0,9515</text:p>
          </table:table-cell>
          <table:table-cell office:value-type="float" office:value="0.6905" calcext:value-type="float">
            <text:p>0,6905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81];&quot;-&quot;;[.B281])" office:value-type="string" office:string-value="5-8" calcext:value-type="string">
            <text:p>5-8</text:p>
          </table:table-cell>
          <table:table-cell office:value-type="float" office:value="0.9494" calcext:value-type="float">
            <text:p>0,9494</text:p>
          </table:table-cell>
          <table:table-cell office:value-type="float" office:value="0.6663" calcext:value-type="float">
            <text:p>0,6663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82];&quot;-&quot;;[.B282])" office:value-type="string" office:string-value="5-9" calcext:value-type="string">
            <text:p>5-9</text:p>
          </table:table-cell>
          <table:table-cell office:value-type="float" office:value="0.949" calcext:value-type="float">
            <text:p>0,949</text:p>
          </table:table-cell>
          <table:table-cell office:value-type="float" office:value="0.6638" calcext:value-type="float">
            <text:p>0,6638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83];&quot;-&quot;;[.B283])" office:value-type="string" office:string-value="5-10" calcext:value-type="string">
            <text:p>5-10</text:p>
          </table:table-cell>
          <table:table-cell office:value-type="float" office:value="0.95" calcext:value-type="float">
            <text:p>0,95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formula="of:=CONCATENATE([.A284];&quot;-&quot;;[.B284])" office:value-type="string" office:string-value="6-6" calcext:value-type="string">
            <text:p>6-6</text:p>
          </table:table-cell>
          <table:table-cell office:value-type="float" office:value="0.9463" calcext:value-type="float">
            <text:p>0,9463</text:p>
          </table:table-cell>
          <table:table-cell office:value-type="float" office:value="0.5936" calcext:value-type="float">
            <text:p>0,593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285];&quot;-&quot;;[.B285])" office:value-type="string" office:string-value="6-7" calcext:value-type="string">
            <text:p>6-7</text:p>
          </table:table-cell>
          <table:table-cell office:value-type="float" office:value="0.9476" calcext:value-type="float">
            <text:p>0,9476</text:p>
          </table:table-cell>
          <table:table-cell office:value-type="float" office:value="0.6435" calcext:value-type="float">
            <text:p>0,6435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86];&quot;-&quot;;[.B286])" office:value-type="string" office:string-value="6-8" calcext:value-type="string">
            <text:p>6-8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6514" calcext:value-type="float">
            <text:p>0,6514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87];&quot;-&quot;;[.B287])" office:value-type="string" office:string-value="6-9" calcext:value-type="string">
            <text:p>6-9</text:p>
          </table:table-cell>
          <table:table-cell office:value-type="float" office:value="0.9453" calcext:value-type="float">
            <text:p>0,9453</text:p>
          </table:table-cell>
          <table:table-cell office:value-type="float" office:value="0.5993" calcext:value-type="float">
            <text:p>0,5993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88];&quot;-&quot;;[.B288])" office:value-type="string" office:string-value="6-10" calcext:value-type="string">
            <text:p>6-10</text:p>
          </table:table-cell>
          <table:table-cell office:value-type="float" office:value="0.9481" calcext:value-type="float">
            <text:p>0,9481</text:p>
          </table:table-cell>
          <table:table-cell office:value-type="float" office:value="0.6501" calcext:value-type="float">
            <text:p>0,6501</text:p>
          </table:table-cell>
          <table:table-cell/>
        </table:table-row>
        <table:table-row table:style-name="ro1">
          <table:table-cell table:number-columns-repeated="2" table:style-name="ce7" office:value-type="float" office:value="7" calcext:value-type="float">
            <text:p>7</text:p>
          </table:table-cell>
          <table:table-cell table:formula="of:=CONCATENATE([.A289];&quot;-&quot;;[.B289])" office:value-type="string" office:string-value="7-7" calcext:value-type="string">
            <text:p>7-7</text:p>
          </table:table-cell>
          <table:table-cell office:value-type="float" office:value="0.9442" calcext:value-type="float">
            <text:p>0,9442</text:p>
          </table:table-cell>
          <table:table-cell office:value-type="float" office:value="0.5508" calcext:value-type="float">
            <text:p>0,5508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290];&quot;-&quot;;[.B290])" office:value-type="string" office:string-value="7-8" calcext:value-type="string">
            <text:p>7-8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5309" calcext:value-type="float">
            <text:p>0,5309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91];&quot;-&quot;;[.B291])" office:value-type="string" office:string-value="7-9" calcext:value-type="string">
            <text:p>7-9</text:p>
          </table:table-cell>
          <table:table-cell office:value-type="float" office:value="0.942" calcext:value-type="float">
            <text:p>0,942</text:p>
          </table:table-cell>
          <table:table-cell office:value-type="float" office:value="0.5227" calcext:value-type="float">
            <text:p>0,5227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92];&quot;-&quot;;[.B292])" office:value-type="string" office:string-value="7-10" calcext:value-type="string">
            <text:p>7-10</text:p>
          </table:table-cell>
          <table:table-cell office:value-type="float" office:value="0.9441" calcext:value-type="float">
            <text:p>0,9441</text:p>
          </table:table-cell>
          <table:table-cell office:value-type="float" office:value="0.574" calcext:value-type="float">
            <text:p>0,574</text:p>
          </table:table-cell>
          <table:table-cell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formula="of:=CONCATENATE([.A293];&quot;-&quot;;[.B293])" office:value-type="string" office:string-value="8-8" calcext:value-type="string">
            <text:p>8-8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5065" calcext:value-type="float">
            <text:p>0,5065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294];&quot;-&quot;;[.B294])" office:value-type="string" office:string-value="8-9" calcext:value-type="string">
            <text:p>8-9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497" calcext:value-type="float">
            <text:p>0,497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95];&quot;-&quot;;[.B295])" office:value-type="string" office:string-value="8-10" calcext:value-type="string">
            <text:p>8-10</text:p>
          </table:table-cell>
          <table:table-cell office:value-type="float" office:value="0.9398" calcext:value-type="float">
            <text:p>0,9398</text:p>
          </table:table-cell>
          <table:table-cell office:value-type="float" office:value="0.4954" calcext:value-type="float">
            <text:p>0,4954</text:p>
          </table:table-cell>
          <table:table-cell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formula="of:=CONCATENATE([.A296];&quot;-&quot;;[.B296])" office:value-type="string" office:string-value="9-9" calcext:value-type="string">
            <text:p>9-9</text:p>
          </table:table-cell>
          <table:table-cell office:value-type="float" office:value="0.9405" calcext:value-type="float">
            <text:p>0,9405</text:p>
          </table:table-cell>
          <table:table-cell office:value-type="float" office:value="0.4914" calcext:value-type="float">
            <text:p>0,4914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297];&quot;-&quot;;[.B297])" office:value-type="string" office:string-value="9-10" calcext:value-type="string">
            <text:p>9-10</text:p>
          </table:table-cell>
          <table:table-cell office:value-type="float" office:value="0.9405" calcext:value-type="float">
            <text:p>0,9405</text:p>
          </table:table-cell>
          <table:table-cell office:value-type="float" office:value="0.4936" calcext:value-type="float">
            <text:p>0,4936</text:p>
          </table:table-cell>
          <table:table-cell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formula="of:=CONCATENATE([.A298];&quot;-&quot;;[.B298])" office:value-type="string" office:string-value="10-10" calcext:value-type="string">
            <text:p>10-10</text:p>
          </table:table-cell>
          <table:table-cell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7" office:value-type="string" calcext:value-type="string" table:number-columns-spanned="5" table:number-rows-spanned="1">
            <text:p>50RF10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F-m (macro)</text:p>
          </table:table-cell>
          <table:table-cell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formula="of:=CONCATENATE([.A306];&quot;-&quot;;[.B306])" office:value-type="string" office:string-value="1-1" calcext:value-type="string">
            <text:p>1-1</text:p>
          </table:table-cell>
          <table:table-cell office:value-type="float" office:value="0.9531" calcext:value-type="float">
            <text:p>0,9531</text:p>
          </table:table-cell>
          <table:table-cell office:value-type="float" office:value="0.6975" calcext:value-type="float">
            <text:p>0,6975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CONCATENATE([.A307];&quot;-&quot;;[.B307])" office:value-type="string" office:string-value="1-2" calcext:value-type="string">
            <text:p>1-2</text:p>
          </table:table-cell>
          <table:table-cell office:value-type="float" office:value="0.9453" calcext:value-type="float">
            <text:p>0,9453</text:p>
          </table:table-cell>
          <table:table-cell office:value-type="float" office:value="0.5701" calcext:value-type="float">
            <text:p>0,5701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308];&quot;-&quot;;[.B308])" office:value-type="string" office:string-value="1-3" calcext:value-type="string">
            <text:p>1-3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57" calcext:value-type="float">
            <text:p>0,4857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309];&quot;-&quot;;[.B309])" office:value-type="string" office:string-value="1-4" calcext:value-type="string">
            <text:p>1-4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310];&quot;-&quot;;[.B310])" office:value-type="string" office:string-value="1-5" calcext:value-type="string">
            <text:p>1-5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311];&quot;-&quot;;[.B311])" office:value-type="string" office:string-value="1-6" calcext:value-type="string">
            <text:p>1-6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12];&quot;-&quot;;[.B312])" office:value-type="string" office:string-value="1-7" calcext:value-type="string">
            <text:p>1-7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13];&quot;-&quot;;[.B313])" office:value-type="string" office:string-value="1-8" calcext:value-type="string">
            <text:p>1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14];&quot;-&quot;;[.B314])" office:value-type="string" office:string-value="1-9" calcext:value-type="string">
            <text:p>1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15];&quot;-&quot;;[.B315])" office:value-type="string" office:string-value="1-10" calcext:value-type="string">
            <text:p>1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formula="of:=CONCATENATE([.A316];&quot;-&quot;;[.B316])" office:value-type="string" office:string-value="2-2" calcext:value-type="string">
            <text:p>2-2</text:p>
          </table:table-cell>
          <table:table-cell office:value-type="float" office:value="0.9406" calcext:value-type="float">
            <text:p>0,9406</text:p>
          </table:table-cell>
          <table:table-cell office:value-type="float" office:value="0.4947" calcext:value-type="float">
            <text:p>0,4947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formula="of:=CONCATENATE([.A317];&quot;-&quot;;[.B317])" office:value-type="string" office:string-value="2-3" calcext:value-type="string">
            <text:p>2-3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318];&quot;-&quot;;[.B318])" office:value-type="string" office:string-value="2-4" calcext:value-type="string">
            <text:p>2-4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319];&quot;-&quot;;[.B319])" office:value-type="string" office:string-value="2-5" calcext:value-type="string">
            <text:p>2-5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320];&quot;-&quot;;[.B320])" office:value-type="string" office:string-value="2-6" calcext:value-type="string">
            <text:p>2-6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21];&quot;-&quot;;[.B321])" office:value-type="string" office:string-value="2-7" calcext:value-type="string">
            <text:p>2-7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22];&quot;-&quot;;[.B322])" office:value-type="string" office:string-value="2-8" calcext:value-type="string">
            <text:p>2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23];&quot;-&quot;;[.B323])" office:value-type="string" office:string-value="2-9" calcext:value-type="string">
            <text:p>2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24];&quot;-&quot;;[.B324])" office:value-type="string" office:string-value="2-10" calcext:value-type="string">
            <text:p>2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formula="of:=CONCATENATE([.A325];&quot;-&quot;;[.B325])" office:value-type="string" office:string-value="3-3" calcext:value-type="string">
            <text:p>3-3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formula="of:=CONCATENATE([.A326];&quot;-&quot;;[.B326])" office:value-type="string" office:string-value="3-4" calcext:value-type="string">
            <text:p>3-4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327];&quot;-&quot;;[.B327])" office:value-type="string" office:string-value="3-5" calcext:value-type="string">
            <text:p>3-5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328];&quot;-&quot;;[.B328])" office:value-type="string" office:string-value="3-6" calcext:value-type="string">
            <text:p>3-6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29];&quot;-&quot;;[.B329])" office:value-type="string" office:string-value="3-7" calcext:value-type="string">
            <text:p>3-7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30];&quot;-&quot;;[.B330])" office:value-type="string" office:string-value="3-8" calcext:value-type="string">
            <text:p>3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31];&quot;-&quot;;[.B331])" office:value-type="string" office:string-value="3-9" calcext:value-type="string">
            <text:p>3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32];&quot;-&quot;;[.B332])" office:value-type="string" office:string-value="3-10" calcext:value-type="string">
            <text:p>3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formula="of:=CONCATENATE([.A333];&quot;-&quot;;[.B333])" office:value-type="string" office:string-value="4-4" calcext:value-type="string">
            <text:p>4-4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formula="of:=CONCATENATE([.A334];&quot;-&quot;;[.B334])" office:value-type="string" office:string-value="4-5" calcext:value-type="string">
            <text:p>4-5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335];&quot;-&quot;;[.B335])" office:value-type="string" office:string-value="4-6" calcext:value-type="string">
            <text:p>4-6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36];&quot;-&quot;;[.B336])" office:value-type="string" office:string-value="4-7" calcext:value-type="string">
            <text:p>4-7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37];&quot;-&quot;;[.B337])" office:value-type="string" office:string-value="4-8" calcext:value-type="string">
            <text:p>4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38];&quot;-&quot;;[.B338])" office:value-type="string" office:string-value="4-9" calcext:value-type="string">
            <text:p>4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39];&quot;-&quot;;[.B339])" office:value-type="string" office:string-value="4-10" calcext:value-type="string">
            <text:p>4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formula="of:=CONCATENATE([.A340];&quot;-&quot;;[.B340])" office:value-type="string" office:string-value="5-5" calcext:value-type="string">
            <text:p>5-5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formula="of:=CONCATENATE([.A341];&quot;-&quot;;[.B341])" office:value-type="string" office:string-value="5-6" calcext:value-type="string">
            <text:p>5-6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42];&quot;-&quot;;[.B342])" office:value-type="string" office:string-value="5-7" calcext:value-type="string">
            <text:p>5-7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43];&quot;-&quot;;[.B343])" office:value-type="string" office:string-value="5-8" calcext:value-type="string">
            <text:p>5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44];&quot;-&quot;;[.B344])" office:value-type="string" office:string-value="5-9" calcext:value-type="string">
            <text:p>5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45];&quot;-&quot;;[.B345])" office:value-type="string" office:string-value="5-10" calcext:value-type="string">
            <text:p>5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formula="of:=CONCATENATE([.A346];&quot;-&quot;;[.B346])" office:value-type="string" office:string-value="6-6" calcext:value-type="string">
            <text:p>6-6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formula="of:=CONCATENATE([.A347];&quot;-&quot;;[.B347])" office:value-type="string" office:string-value="6-7" calcext:value-type="string">
            <text:p>6-7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48];&quot;-&quot;;[.B348])" office:value-type="string" office:string-value="6-8" calcext:value-type="string">
            <text:p>6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49];&quot;-&quot;;[.B349])" office:value-type="string" office:string-value="6-9" calcext:value-type="string">
            <text:p>6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50];&quot;-&quot;;[.B350])" office:value-type="string" office:string-value="6-10" calcext:value-type="string">
            <text:p>6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7" calcext:value-type="float">
            <text:p>7</text:p>
          </table:table-cell>
          <table:table-cell table:formula="of:=CONCATENATE([.A351];&quot;-&quot;;[.B351])" office:value-type="string" office:string-value="7-7" calcext:value-type="string">
            <text:p>7-7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formula="of:=CONCATENATE([.A352];&quot;-&quot;;[.B352])" office:value-type="string" office:string-value="7-8" calcext:value-type="string">
            <text:p>7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53];&quot;-&quot;;[.B353])" office:value-type="string" office:string-value="7-9" calcext:value-type="string">
            <text:p>7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54];&quot;-&quot;;[.B354])" office:value-type="string" office:string-value="7-10" calcext:value-type="string">
            <text:p>7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formula="of:=CONCATENATE([.A355];&quot;-&quot;;[.B355])" office:value-type="string" office:string-value="8-8" calcext:value-type="string">
            <text:p>8-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356];&quot;-&quot;;[.B356])" office:value-type="string" office:string-value="8-9" calcext:value-type="string">
            <text:p>8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57];&quot;-&quot;;[.B357])" office:value-type="string" office:string-value="8-10" calcext:value-type="string">
            <text:p>8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formula="of:=CONCATENATE([.A358];&quot;-&quot;;[.B358])" office:value-type="string" office:string-value="9-9" calcext:value-type="string">
            <text:p>9-9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formula="of:=CONCATENATE([.A359];&quot;-&quot;;[.B359])" office:value-type="string" office:string-value="9-10" calcext:value-type="string">
            <text:p>9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formula="of:=CONCATENATE([.A360];&quot;-&quot;;[.B360])" office:value-type="string" office:string-value="10-10" calcext:value-type="string">
            <text:p>10-10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 table:number-rows-repeated="10482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gramChar rel" table:style-name="ta1">
        <table:shapes>
          <draw:frame draw:z-index="0" draw:style-name="gr1" draw:text-style-name="P1" svg:width="287.15mm" svg:height="99.34mm" svg:x="144.93mm" svg:y="156.54mm">
            <draw:object draw:notify-on-update-of-ranges="'ngramChar rel'.C3:'ngramChar rel'.C57 'ngramChar rel'.D2:'ngramChar rel'.D2 'ngramChar rel'.D3:'ngramChar rel'.D57 'ngramChar rel'.E2:'ngramChar rel'.E2 'ngramChar rel'.E3:'ngramChar rel'.E5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86.58mm" svg:height="104.61mm" svg:x="144.93mm" svg:y="270.56mm">
            <draw:object draw:notify-on-update-of-ranges="'ngramChar rel'.C62:'ngramChar rel'.C116 'ngramChar rel'.D61:'ngramChar rel'.D61 'ngramChar rel'.D62:'ngramChar rel'.D116 'ngramChar rel'.E61:'ngramChar rel'.E61 'ngramChar rel'.E62:'ngramChar rel'.E11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60.68mm" svg:height="90.01mm" svg:x="138.41mm" svg:y="0.3mm">
            <draw:object draw:notify-on-update-of-ranges="'ngramChar rel'.C3:'ngramChar rel'.C12 'ngramChar rel'.E2:'ngramChar rel'.E2 'ngramChar rel'.E3:'ngramChar rel'.E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0.07mm" svg:height="90.01mm" svg:x="299.09mm" svg:y="1.81mm">
            <draw:object draw:notify-on-update-of-ranges="'ngramChar rel'.C13:'ngramChar rel'.C21 'ngramChar rel'.E13:'ngramChar rel'.E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60.06mm" svg:height="90.01mm" svg:x="467.69mm" svg:y="3.01mm">
            <draw:object draw:notify-on-update-of-ranges="'ngramChar rel'.C22:'ngramChar rel'.C29 'ngramChar rel'.E22:'ngramChar rel'.E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60.06mm" svg:height="90.01mm" svg:x="631.09mm" svg:y="2.11mm">
            <draw:object draw:notify-on-update-of-ranges="'ngramChar rel'.C30:'ngramChar rel'.C36 'ngramChar rel'.E30:'ngramChar rel'.E3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60.07mm" svg:height="90.01mm" svg:x="793.3mm" svg:y="0.91mm">
            <draw:object draw:notify-on-update-of-ranges="'ngramChar rel'.C37:'ngramChar rel'.C42 'ngramChar rel'.E37:'ngramChar rel'.E4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160.06mm" svg:height="90.01mm" svg:x="931.1mm" svg:y="0.61mm">
            <draw:object draw:notify-on-update-of-ranges="'ngramChar rel'.C43:'ngramChar rel'.C47 'ngramChar rel'.E43:'ngramChar rel'.E4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8" draw:style-name="gr1" draw:text-style-name="P1" svg:width="160.07mm" svg:height="90.01mm" svg:x="1093.9mm" svg:y="1.2mm">
            <draw:object draw:notify-on-update-of-ranges="'ngramChar rel'.C48:'ngramChar rel'.C57 'ngramChar rel'.E48:'ngramChar rel'.E57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9" draw:style-name="gr1" draw:text-style-name="P1" svg:width="160.06mm" svg:height="90.01mm" svg:x="141.77mm" svg:y="384.12mm">
            <draw:object draw:notify-on-update-of-ranges="'ngramChar rel'.C62:'ngramChar rel'.C71 'ngramChar rel'.E62:'ngramChar rel'.E7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0" draw:style-name="gr1" draw:text-style-name="P1" svg:width="160.06mm" svg:height="90.01mm" svg:x="309.45mm" svg:y="385.63mm">
            <draw:object draw:notify-on-update-of-ranges="'ngramChar rel'.C72:'ngramChar rel'.C80 'ngramChar rel'.E72:'ngramChar rel'.E8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1" draw:style-name="gr1" draw:text-style-name="P1" svg:width="160.06mm" svg:height="90.01mm" svg:x="474.7mm" svg:y="385.63mm">
            <draw:object draw:notify-on-update-of-ranges="'ngramChar rel'.C81:'ngramChar rel'.C88 'ngramChar rel'.E81:'ngramChar rel'.E88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2" draw:style-name="gr1" draw:text-style-name="P1" svg:width="159.76mm" svg:height="90.01mm" svg:x="643.61mm" svg:y="385.62mm">
            <draw:object draw:notify-on-update-of-ranges="'ngramChar rel'.C89:'ngramChar rel'.C95 'ngramChar rel'.E89:'ngramChar rel'.E9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3" draw:style-name="gr1" draw:text-style-name="P1" svg:width="160.07mm" svg:height="90.01mm" svg:x="813.42mm" svg:y="389.24mm">
            <draw:object draw:notify-on-update-of-ranges="'ngramChar rel'.C96:'ngramChar rel'.C101 'ngramChar rel'.E96:'ngramChar rel'.E10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4" draw:style-name="gr1" draw:text-style-name="P1" svg:width="160.06mm" svg:height="90.01mm" svg:x="162.2mm" svg:y="487.07mm">
            <draw:object draw:notify-on-update-of-ranges="'ngramChar rel'.C102:'ngramChar rel'.C106 'ngramChar rel'.E102:'ngramChar rel'.E10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5" draw:style-name="gr1" draw:text-style-name="P1" svg:width="160.07mm" svg:height="90.01mm" svg:x="320.12mm" svg:y="486.17mm">
            <draw:object draw:notify-on-update-of-ranges="'ngramChar rel'.C107:'ngramChar rel'.C110 'ngramChar rel'.E107:'ngramChar rel'.E11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6" draw:style-name="gr1" draw:text-style-name="P1" svg:width="160.07mm" svg:height="90.01mm" svg:x="487.5mm" svg:y="489.79mm">
            <draw:object draw:notify-on-update-of-ranges="'ngramChar rel'.C111:'ngramChar rel'.C116 'ngramChar rel'.E111:'ngramChar rel'.E116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7" draw:style-name="gr1" draw:text-style-name="P1" svg:width="299.5mm" svg:height="170.77mm" svg:x="165.91mm" svg:y="584.97mm">
            <draw:object draw:notify-on-update-of-ranges="'ngramChar rel'.C122:'ngramChar rel'.C176 'ngramChar rel'.D121:'ngramChar rel'.D121 'ngramChar rel'.D122:'ngramChar rel'.D176 'ngramChar rel'.E121:'ngramChar rel'.E121 'ngramChar rel'.E122:'ngramChar rel'.E176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8" draw:style-name="gr1" draw:text-style-name="P1" svg:width="298.22mm" svg:height="203.61mm" svg:x="147.62mm" svg:y="837.84mm">
            <draw:object draw:notify-on-update-of-ranges="'ngramChar rel'.C184:'ngramChar rel'.C238 'ngramChar rel'.D183:'ngramChar rel'.D183 'ngramChar rel'.D184:'ngramChar rel'.D238 'ngramChar rel'.E183:'ngramChar rel'.E183 'ngramChar rel'.E184:'ngramChar rel'.E238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9" draw:style-name="gr1" draw:text-style-name="P1" svg:width="378.19mm" svg:height="181.03mm" svg:x="167.62mm" svg:y="1091.95mm">
            <draw:object draw:notify-on-update-of-ranges="'ngramChar rel'.C243:'ngramChar rel'.C297 'ngramChar rel'.D242:'ngramChar rel'.D242 'ngramChar rel'.D243:'ngramChar rel'.D297 'ngramChar rel'.E242:'ngramChar rel'.E242 'ngramChar rel'.E243:'ngramChar rel'.E297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20" draw:style-name="gr1" draw:text-style-name="P1" svg:width="159.99mm" svg:height="89.99mm" svg:x="162.67mm" svg:y="1572.42mm">
            <draw:object draw:notify-on-update-of-ranges="'ngramChar rel'.D302:'ngramChar rel'.D302 'ngramChar rel'.D303:'ngramChar rel'.D357 'ngramChar rel'.E302:'ngramChar rel'.E302 'ngramChar rel'.E303:'ngramChar rel'.E357 'ngramChar rel'.F302:'ngramChar rel'.F302 'ngramChar rel'.F303:'ngramChar rel'.F357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default-cell-style-name="ce8"/>
        <table:table-column table:style-name="co1" table:default-cell-style-name="Default"/>
        <table:table-column table:style-name="co5" table:default-cell-style-name="ce3"/>
        <table:table-column table:style-name="co1" table:number-columns-repeated="6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DT10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];&quot;-&quot;;[.B3])" office:value-type="string" office:string-value="1-1" calcext:value-type="string">
            <text:p>1-1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4];&quot;-&quot;;[.B4])" office:value-type="string" office:string-value="1-2" calcext:value-type="string">
            <text:p>1-2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5];&quot;-&quot;;[.B5])" office:value-type="string" office:string-value="1-3" calcext:value-type="string">
            <text:p>1-3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6];&quot;-&quot;;[.B6])" office:value-type="string" office:string-value="1-4" calcext:value-type="string">
            <text:p>1-4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[.A7];&quot;-&quot;;[.B7])" office:value-type="string" office:string-value="1-5" calcext:value-type="string">
            <text:p>1-5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[.A8];&quot;-&quot;;[.B8])" office:value-type="string" office:string-value="1-6" calcext:value-type="string">
            <text:p>1-6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9];&quot;-&quot;;[.B9])" office:value-type="string" office:string-value="1-7" calcext:value-type="string">
            <text:p>1-7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[.A10];&quot;-&quot;;[.B10])" office:value-type="string" office:string-value="1-8" calcext:value-type="string">
            <text:p>1-8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[.A11];&quot;-&quot;;[.B11])" office:value-type="string" office:string-value="1-9" calcext:value-type="string">
            <text:p>1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[.A12];&quot;-&quot;;[.B12])" office:value-type="string" office:string-value="1-10" calcext:value-type="string">
            <text:p>1-10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[.A13];&quot;-&quot;;[.B13])" office:value-type="string" office:string-value="2-2" calcext:value-type="string">
            <text:p>2-2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14];&quot;-&quot;;[.B14])" office:value-type="string" office:string-value="2-3" calcext:value-type="string">
            <text:p>2-3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[.A15];&quot;-&quot;;[.B15])" office:value-type="string" office:string-value="2-4" calcext:value-type="string">
            <text:p>2-4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6];&quot;-&quot;;[.B16])" office:value-type="string" office:string-value="2-5" calcext:value-type="string">
            <text:p>2-5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[.A17];&quot;-&quot;;[.B17])" office:value-type="string" office:string-value="2-6" calcext:value-type="string">
            <text:p>2-6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[.A18];&quot;-&quot;;[.B18])" office:value-type="string" office:string-value="2-7" calcext:value-type="string">
            <text:p>2-7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19];&quot;-&quot;;[.B19])" office:value-type="string" office:string-value="2-8" calcext:value-type="string">
            <text:p>2-8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[.A20];&quot;-&quot;;[.B20])" office:value-type="string" office:string-value="2-9" calcext:value-type="string">
            <text:p>2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[.A21];&quot;-&quot;;[.B21])" office:value-type="string" office:string-value="2-10" calcext:value-type="string">
            <text:p>2-10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[.A22];&quot;-&quot;;[.B22])" office:value-type="string" office:string-value="3-3" calcext:value-type="string">
            <text:p>3-3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[.A23];&quot;-&quot;;[.B23])" office:value-type="string" office:string-value="3-4" calcext:value-type="string">
            <text:p>3-4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24];&quot;-&quot;;[.B24])" office:value-type="string" office:string-value="3-5" calcext:value-type="string">
            <text:p>3-5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[.A25];&quot;-&quot;;[.B25])" office:value-type="string" office:string-value="3-6" calcext:value-type="string">
            <text:p>3-6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[.A26];&quot;-&quot;;[.B26])" office:value-type="string" office:string-value="3-7" calcext:value-type="string">
            <text:p>3-7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[.A27];&quot;-&quot;;[.B27])" office:value-type="string" office:string-value="3-8" calcext:value-type="string">
            <text:p>3-8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[.A28];&quot;-&quot;;[.B28])" office:value-type="string" office:string-value="3-9" calcext:value-type="string">
            <text:p>3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A29];&quot;-&quot;;[.B29])" office:value-type="string" office:string-value="3-10" calcext:value-type="string">
            <text:p>3-10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[.A30];&quot;-&quot;;[.B30])" office:value-type="string" office:string-value="4-4" calcext:value-type="string">
            <text:p>4-4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[.A31];&quot;-&quot;;[.B31])" office:value-type="string" office:string-value="4-5" calcext:value-type="string">
            <text:p>4-5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[.A32];&quot;-&quot;;[.B32])" office:value-type="string" office:string-value="4-6" calcext:value-type="string">
            <text:p>4-6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[.A33];&quot;-&quot;;[.B33])" office:value-type="string" office:string-value="4-7" calcext:value-type="string">
            <text:p>4-7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[.A34];&quot;-&quot;;[.B34])" office:value-type="string" office:string-value="4-8" calcext:value-type="string">
            <text:p>4-8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35];&quot;-&quot;;[.B35])" office:value-type="string" office:string-value="4-9" calcext:value-type="string">
            <text:p>4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[.A36];&quot;-&quot;;[.B36])" office:value-type="string" office:string-value="4-10" calcext:value-type="string">
            <text:p>4-10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37];&quot;-&quot;;[.B37])" office:value-type="string" office:string-value="5-5" calcext:value-type="string">
            <text:p>5-5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38];&quot;-&quot;;[.B38])" office:value-type="string" office:string-value="5-6" calcext:value-type="string">
            <text:p>5-6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NCATENATE([.A39];&quot;-&quot;;[.B39])" office:value-type="string" office:string-value="5-7" calcext:value-type="string">
            <text:p>5-7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[.A40];&quot;-&quot;;[.B40])" office:value-type="string" office:string-value="5-8" calcext:value-type="string">
            <text:p>5-8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A41];&quot;-&quot;;[.B41])" office:value-type="string" office:string-value="5-9" calcext:value-type="string">
            <text:p>5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[.A42];&quot;-&quot;;[.B42])" office:value-type="string" office:string-value="5-10" calcext:value-type="string">
            <text:p>5-10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8" calcext:value-type="float">
            <text:p>0,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[.A43];&quot;-&quot;;[.B43])" office:value-type="string" office:string-value="6-6" calcext:value-type="string">
            <text:p>6-6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[.A44];&quot;-&quot;;[.B44])" office:value-type="string" office:string-value="6-7" calcext:value-type="string">
            <text:p>6-7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8" calcext:value-type="float">
            <text:p>0,7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[.A45];&quot;-&quot;;[.B45])" office:value-type="string" office:string-value="6-8" calcext:value-type="string">
            <text:p>6-8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8" calcext:value-type="float">
            <text:p>0,7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[.A46];&quot;-&quot;;[.B46])" office:value-type="string" office:string-value="6-9" calcext:value-type="string">
            <text:p>6-9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[.A47];&quot;-&quot;;[.B47])" office:value-type="string" office:string-value="6-10" calcext:value-type="string">
            <text:p>6-10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ONCATENATE([.A48];&quot;-&quot;;[.B48])" office:value-type="string" office:string-value="7-7" calcext:value-type="string">
            <text:p>7-7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[.A49];&quot;-&quot;;[.B49])" office:value-type="string" office:string-value="7-8" calcext:value-type="string">
            <text:p>7-8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[.A50];&quot;-&quot;;[.B50])" office:value-type="string" office:string-value="7-9" calcext:value-type="string">
            <text:p>7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[.A51];&quot;-&quot;;[.B51])" office:value-type="string" office:string-value="7-10" calcext:value-type="string">
            <text:p>7-10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52];&quot;-&quot;;[.B52])" office:value-type="string" office:string-value="8-8" calcext:value-type="string">
            <text:p>8-8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[.A53];&quot;-&quot;;[.B53])" office:value-type="string" office:string-value="8-9" calcext:value-type="string">
            <text:p>8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A54];&quot;-&quot;;[.B54])" office:value-type="string" office:string-value="8-10" calcext:value-type="string">
            <text:p>8-10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ONCATENATE([.A55];&quot;-&quot;;[.B55])" office:value-type="string" office:string-value="9-9" calcext:value-type="string">
            <text:p>9-9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[.A56];&quot;-&quot;;[.B56])" office:value-type="string" office:string-value="9-10" calcext:value-type="string">
            <text:p>9-10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8" calcext:value-type="float">
            <text:p>0,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CONCATENATE([.A57];&quot;-&quot;;[.B57])" office:value-type="string" office:string-value="10-10" calcext:value-type="string">
            <text:p>10-10</text:p>
          </table:table-cell>
          <table:table-cell table:style-name="ce3"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MNB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62];&quot;-&quot;;[.B62])" office:value-type="string" office:string-value="1-1" calcext:value-type="string">
            <text:p>1-1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63];&quot;-&quot;;[.B63])" office:value-type="string" office:string-value="1-2" calcext:value-type="string">
            <text:p>1-2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64];&quot;-&quot;;[.B64])" office:value-type="string" office:string-value="1-3" calcext:value-type="string">
            <text:p>1-3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65];&quot;-&quot;;[.B65])" office:value-type="string" office:string-value="1-4" calcext:value-type="string">
            <text:p>1-4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[.A66];&quot;-&quot;;[.B66])" office:value-type="string" office:string-value="1-5" calcext:value-type="string">
            <text:p>1-5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[.A67];&quot;-&quot;;[.B67])" office:value-type="string" office:string-value="1-6" calcext:value-type="string">
            <text:p>1-6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68];&quot;-&quot;;[.B68])" office:value-type="string" office:string-value="1-7" calcext:value-type="string">
            <text:p>1-7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[.A69];&quot;-&quot;;[.B69])" office:value-type="string" office:string-value="1-8" calcext:value-type="string">
            <text:p>1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[.A70];&quot;-&quot;;[.B70])" office:value-type="string" office:string-value="1-9" calcext:value-type="string">
            <text:p>1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[.A71];&quot;-&quot;;[.B71])" office:value-type="string" office:string-value="1-10" calcext:value-type="string">
            <text:p>1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[.A72];&quot;-&quot;;[.B72])" office:value-type="string" office:string-value="2-2" calcext:value-type="string">
            <text:p>2-2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73];&quot;-&quot;;[.B73])" office:value-type="string" office:string-value="2-3" calcext:value-type="string">
            <text:p>2-3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[.A74];&quot;-&quot;;[.B74])" office:value-type="string" office:string-value="2-4" calcext:value-type="string">
            <text:p>2-4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75];&quot;-&quot;;[.B75])" office:value-type="string" office:string-value="2-5" calcext:value-type="string">
            <text:p>2-5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[.A76];&quot;-&quot;;[.B76])" office:value-type="string" office:string-value="2-6" calcext:value-type="string">
            <text:p>2-6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[.A77];&quot;-&quot;;[.B77])" office:value-type="string" office:string-value="2-7" calcext:value-type="string">
            <text:p>2-7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78];&quot;-&quot;;[.B78])" office:value-type="string" office:string-value="2-8" calcext:value-type="string">
            <text:p>2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[.A79];&quot;-&quot;;[.B79])" office:value-type="string" office:string-value="2-9" calcext:value-type="string">
            <text:p>2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3" calcext:value-type="float">
            <text:p>0,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[.A80];&quot;-&quot;;[.B80])" office:value-type="string" office:string-value="2-10" calcext:value-type="string">
            <text:p>2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4" calcext:value-type="float">
            <text:p>0,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[.A81];&quot;-&quot;;[.B81])" office:value-type="string" office:string-value="3-3" calcext:value-type="string">
            <text:p>3-3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[.A82];&quot;-&quot;;[.B82])" office:value-type="string" office:string-value="3-4" calcext:value-type="string">
            <text:p>3-4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83];&quot;-&quot;;[.B83])" office:value-type="string" office:string-value="3-5" calcext:value-type="string">
            <text:p>3-5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1" calcext:value-type="float">
            <text:p>0,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[.A84];&quot;-&quot;;[.B84])" office:value-type="string" office:string-value="3-6" calcext:value-type="string">
            <text:p>3-6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[.A85];&quot;-&quot;;[.B85])" office:value-type="string" office:string-value="3-7" calcext:value-type="string">
            <text:p>3-7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3" calcext:value-type="float">
            <text:p>0,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[.A86];&quot;-&quot;;[.B86])" office:value-type="string" office:string-value="3-8" calcext:value-type="string">
            <text:p>3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4" calcext:value-type="float">
            <text:p>0,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[.A87];&quot;-&quot;;[.B87])" office:value-type="string" office:string-value="3-9" calcext:value-type="string">
            <text:p>3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A88];&quot;-&quot;;[.B88])" office:value-type="string" office:string-value="3-10" calcext:value-type="string">
            <text:p>3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7" calcext:value-type="float">
            <text:p>0,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[.A89];&quot;-&quot;;[.B89])" office:value-type="string" office:string-value="4-4" calcext:value-type="string">
            <text:p>4-4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[.A90];&quot;-&quot;;[.B90])" office:value-type="string" office:string-value="4-5" calcext:value-type="string">
            <text:p>4-5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[.A91];&quot;-&quot;;[.B91])" office:value-type="string" office:string-value="4-6" calcext:value-type="string">
            <text:p>4-6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[.A92];&quot;-&quot;;[.B92])" office:value-type="string" office:string-value="4-7" calcext:value-type="string">
            <text:p>4-7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[.A93];&quot;-&quot;;[.B93])" office:value-type="string" office:string-value="4-8" calcext:value-type="string">
            <text:p>4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3" calcext:value-type="float">
            <text:p>0,53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94];&quot;-&quot;;[.B94])" office:value-type="string" office:string-value="4-9" calcext:value-type="string">
            <text:p>4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5" calcext:value-type="float">
            <text:p>0,55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[.A95];&quot;-&quot;;[.B95])" office:value-type="string" office:string-value="4-10" calcext:value-type="string">
            <text:p>4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7" calcext:value-type="float">
            <text:p>0,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96];&quot;-&quot;;[.B96])" office:value-type="string" office:string-value="5-5" calcext:value-type="string">
            <text:p>5-5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97];&quot;-&quot;;[.B97])" office:value-type="string" office:string-value="5-6" calcext:value-type="string">
            <text:p>5-6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NCATENATE([.A98];&quot;-&quot;;[.B98])" office:value-type="string" office:string-value="5-7" calcext:value-type="string">
            <text:p>5-7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[.A99];&quot;-&quot;;[.B99])" office:value-type="string" office:string-value="5-8" calcext:value-type="string">
            <text:p>5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A100];&quot;-&quot;;[.B100])" office:value-type="string" office:string-value="5-9" calcext:value-type="string">
            <text:p>5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3" calcext:value-type="float">
            <text:p>0,5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[.A101];&quot;-&quot;;[.B101])" office:value-type="string" office:string-value="5-10" calcext:value-type="string">
            <text:p>5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6" calcext:value-type="float">
            <text:p>0,5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[.A102];&quot;-&quot;;[.B102])" office:value-type="string" office:string-value="6-6" calcext:value-type="string">
            <text:p>6-6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[.A103];&quot;-&quot;;[.B103])" office:value-type="string" office:string-value="6-7" calcext:value-type="string">
            <text:p>6-7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[.A104];&quot;-&quot;;[.B104])" office:value-type="string" office:string-value="6-8" calcext:value-type="string">
            <text:p>6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[.A105];&quot;-&quot;;[.B105])" office:value-type="string" office:string-value="6-9" calcext:value-type="string">
            <text:p>6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[.A106];&quot;-&quot;;[.B106])" office:value-type="string" office:string-value="6-10" calcext:value-type="string">
            <text:p>6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3" calcext:value-type="float">
            <text:p>0,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ONCATENATE([.A107];&quot;-&quot;;[.B107])" office:value-type="string" office:string-value="7-7" calcext:value-type="string">
            <text:p>7-7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[.A108];&quot;-&quot;;[.B108])" office:value-type="string" office:string-value="7-8" calcext:value-type="string">
            <text:p>7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[.A109];&quot;-&quot;;[.B109])" office:value-type="string" office:string-value="7-9" calcext:value-type="string">
            <text:p>7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[.A110];&quot;-&quot;;[.B110])" office:value-type="string" office:string-value="7-10" calcext:value-type="string">
            <text:p>7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51" calcext:value-type="float">
            <text:p>0,5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111];&quot;-&quot;;[.B111])" office:value-type="string" office:string-value="8-8" calcext:value-type="string">
            <text:p>8-8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[.A112];&quot;-&quot;;[.B112])" office:value-type="string" office:string-value="8-9" calcext:value-type="string">
            <text:p>8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A113];&quot;-&quot;;[.B113])" office:value-type="string" office:string-value="8-10" calcext:value-type="string">
            <text:p>8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ONCATENATE([.A114];&quot;-&quot;;[.B114])" office:value-type="string" office:string-value="9-9" calcext:value-type="string">
            <text:p>9-9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[.A115];&quot;-&quot;;[.B115])" office:value-type="string" office:string-value="9-10" calcext:value-type="string">
            <text:p>9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CONCATENATE([.A116];&quot;-&quot;;[.B116])" office:value-type="string" office:string-value="10-10" calcext:value-type="string">
            <text:p>10-10</text:p>
          </table:table-cell>
          <table:table-cell table:style-name="ce3"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RF10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122];&quot;-&quot;;[.B122])" office:value-type="string" office:string-value="1-1" calcext:value-type="string">
            <text:p>1-1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72" calcext:value-type="float">
            <text:p>0,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123];&quot;-&quot;;[.B123])" office:value-type="string" office:string-value="1-2" calcext:value-type="string">
            <text:p>1-2</text:p>
          </table:table-cell>
          <table:table-cell office:value-type="float" office:value="0.95" calcext:value-type="float">
            <text:p>0,95</text:p>
          </table:table-cell>
          <table:table-cell office:value-type="float" office:value="0.63" calcext:value-type="float">
            <text:p>0,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124];&quot;-&quot;;[.B124])" office:value-type="string" office:string-value="1-3" calcext:value-type="string">
            <text:p>1-3</text:p>
          </table:table-cell>
          <table:table-cell office:value-type="float" office:value="0.94" calcext:value-type="float">
            <text:p>0,94</text:p>
          </table:table-cell>
          <table:table-cell office:value-type="float" office:value="0.58" calcext:value-type="float">
            <text:p>0,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125];&quot;-&quot;;[.B125])" office:value-type="string" office:string-value="1-4" calcext:value-type="string">
            <text:p>1-4</text:p>
          </table:table-cell>
          <table:table-cell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[.A126];&quot;-&quot;;[.B126])" office:value-type="string" office:string-value="1-5" calcext:value-type="string">
            <text:p>1-5</text:p>
          </table:table-cell>
          <table:table-cell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[.A127];&quot;-&quot;;[.B127])" office:value-type="string" office:string-value="1-6" calcext:value-type="string">
            <text:p>1-6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128];&quot;-&quot;;[.B128])" office:value-type="string" office:string-value="1-7" calcext:value-type="string">
            <text:p>1-7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[.A129];&quot;-&quot;;[.B129])" office:value-type="string" office:string-value="1-8" calcext:value-type="string">
            <text:p>1-8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[.A130];&quot;-&quot;;[.B130])" office:value-type="string" office:string-value="1-9" calcext:value-type="string">
            <text:p>1-9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[.A131];&quot;-&quot;;[.B131])" office:value-type="string" office:string-value="1-10" calcext:value-type="string">
            <text:p>1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[.A132];&quot;-&quot;;[.B132])" office:value-type="string" office:string-value="2-2" calcext:value-type="string">
            <text:p>2-2</text:p>
          </table:table-cell>
          <table:table-cell office:value-type="float" office:value="0.94" calcext:value-type="float">
            <text:p>0,94</text:p>
          </table:table-cell>
          <table:table-cell office:value-type="float" office:value="0.59" calcext:value-type="float">
            <text:p>0,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133];&quot;-&quot;;[.B133])" office:value-type="string" office:string-value="2-3" calcext:value-type="string">
            <text:p>2-3</text:p>
          </table:table-cell>
          <table:table-cell office:value-type="float" office:value="0.94" calcext:value-type="float">
            <text:p>0,94</text:p>
          </table:table-cell>
          <table:table-cell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[.A134];&quot;-&quot;;[.B134])" office:value-type="string" office:string-value="2-4" calcext:value-type="string">
            <text:p>2-4</text:p>
          </table:table-cell>
          <table:table-cell office:value-type="float" office:value="0.94" calcext:value-type="float">
            <text:p>0,94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35];&quot;-&quot;;[.B135])" office:value-type="string" office:string-value="2-5" calcext:value-type="string">
            <text:p>2-5</text:p>
          </table:table-cell>
          <table:table-cell office:value-type="float" office:value="0.94" calcext:value-type="float">
            <text:p>0,94</text:p>
          </table:table-cell>
          <table:table-cell office:value-type="float" office:value="0.53" calcext:value-type="float">
            <text:p>0,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[.A136];&quot;-&quot;;[.B136])" office:value-type="string" office:string-value="2-6" calcext:value-type="string">
            <text:p>2-6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[.A137];&quot;-&quot;;[.B137])" office:value-type="string" office:string-value="2-7" calcext:value-type="string">
            <text:p>2-7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138];&quot;-&quot;;[.B138])" office:value-type="string" office:string-value="2-8" calcext:value-type="string">
            <text:p>2-8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[.A139];&quot;-&quot;;[.B139])" office:value-type="string" office:string-value="2-9" calcext:value-type="string">
            <text:p>2-9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[.A140];&quot;-&quot;;[.B140])" office:value-type="string" office:string-value="2-10" calcext:value-type="string">
            <text:p>2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[.A141];&quot;-&quot;;[.B141])" office:value-type="string" office:string-value="3-3" calcext:value-type="string">
            <text:p>3-3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[.A142];&quot;-&quot;;[.B142])" office:value-type="string" office:string-value="3-4" calcext:value-type="string">
            <text:p>3-4</text:p>
          </table:table-cell>
          <table:table-cell office:value-type="float" office:value="0.94" calcext:value-type="float">
            <text:p>0,94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143];&quot;-&quot;;[.B143])" office:value-type="string" office:string-value="3-5" calcext:value-type="string">
            <text:p>3-5</text:p>
          </table:table-cell>
          <table:table-cell office:value-type="float" office:value="0.94" calcext:value-type="float">
            <text:p>0,94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[.A144];&quot;-&quot;;[.B144])" office:value-type="string" office:string-value="3-6" calcext:value-type="string">
            <text:p>3-6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[.A145];&quot;-&quot;;[.B145])" office:value-type="string" office:string-value="3-7" calcext:value-type="string">
            <text:p>3-7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[.A146];&quot;-&quot;;[.B146])" office:value-type="string" office:string-value="3-8" calcext:value-type="string">
            <text:p>3-8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[.A147];&quot;-&quot;;[.B147])" office:value-type="string" office:string-value="3-9" calcext:value-type="string">
            <text:p>3-9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A148];&quot;-&quot;;[.B148])" office:value-type="string" office:string-value="3-10" calcext:value-type="string">
            <text:p>3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[.A149];&quot;-&quot;;[.B149])" office:value-type="string" office:string-value="4-4" calcext:value-type="string">
            <text:p>4-4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[.A150];&quot;-&quot;;[.B150])" office:value-type="string" office:string-value="4-5" calcext:value-type="string">
            <text:p>4-5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[.A151];&quot;-&quot;;[.B151])" office:value-type="string" office:string-value="4-6" calcext:value-type="string">
            <text:p>4-6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[.A152];&quot;-&quot;;[.B152])" office:value-type="string" office:string-value="4-7" calcext:value-type="string">
            <text:p>4-7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[.A153];&quot;-&quot;;[.B153])" office:value-type="string" office:string-value="4-8" calcext:value-type="string">
            <text:p>4-8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154];&quot;-&quot;;[.B154])" office:value-type="string" office:string-value="4-9" calcext:value-type="string">
            <text:p>4-9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[.A155];&quot;-&quot;;[.B155])" office:value-type="string" office:string-value="4-10" calcext:value-type="string">
            <text:p>4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156];&quot;-&quot;;[.B156])" office:value-type="string" office:string-value="5-5" calcext:value-type="string">
            <text:p>5-5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157];&quot;-&quot;;[.B157])" office:value-type="string" office:string-value="5-6" calcext:value-type="string">
            <text:p>5-6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NCATENATE([.A158];&quot;-&quot;;[.B158])" office:value-type="string" office:string-value="5-7" calcext:value-type="string">
            <text:p>5-7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[.A159];&quot;-&quot;;[.B159])" office:value-type="string" office:string-value="5-8" calcext:value-type="string">
            <text:p>5-8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A160];&quot;-&quot;;[.B160])" office:value-type="string" office:string-value="5-9" calcext:value-type="string">
            <text:p>5-9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[.A161];&quot;-&quot;;[.B161])" office:value-type="string" office:string-value="5-10" calcext:value-type="string">
            <text:p>5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[.A162];&quot;-&quot;;[.B162])" office:value-type="string" office:string-value="6-6" calcext:value-type="string">
            <text:p>6-6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[.A163];&quot;-&quot;;[.B163])" office:value-type="string" office:string-value="6-7" calcext:value-type="string">
            <text:p>6-7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[.A164];&quot;-&quot;;[.B164])" office:value-type="string" office:string-value="6-8" calcext:value-type="string">
            <text:p>6-8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[.A165];&quot;-&quot;;[.B165])" office:value-type="string" office:string-value="6-9" calcext:value-type="string">
            <text:p>6-9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[.A166];&quot;-&quot;;[.B166])" office:value-type="string" office:string-value="6-10" calcext:value-type="string">
            <text:p>6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ONCATENATE([.A167];&quot;-&quot;;[.B167])" office:value-type="string" office:string-value="7-7" calcext:value-type="string">
            <text:p>7-7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[.A168];&quot;-&quot;;[.B168])" office:value-type="string" office:string-value="7-8" calcext:value-type="string">
            <text:p>7-8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[.A169];&quot;-&quot;;[.B169])" office:value-type="string" office:string-value="7-9" calcext:value-type="string">
            <text:p>7-9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[.A170];&quot;-&quot;;[.B170])" office:value-type="string" office:string-value="7-10" calcext:value-type="string">
            <text:p>7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171];&quot;-&quot;;[.B171])" office:value-type="string" office:string-value="8-8" calcext:value-type="string">
            <text:p>8-8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[.A172];&quot;-&quot;;[.B172])" office:value-type="string" office:string-value="8-9" calcext:value-type="string">
            <text:p>8-9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A173];&quot;-&quot;;[.B173])" office:value-type="string" office:string-value="8-10" calcext:value-type="string">
            <text:p>8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ONCATENATE([.A174];&quot;-&quot;;[.B174])" office:value-type="string" office:string-value="9-9" calcext:value-type="string">
            <text:p>9-9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[.A175];&quot;-&quot;;[.B175])" office:value-type="string" office:string-value="9-10" calcext:value-type="string">
            <text:p>9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CONCATENATE([.A176];&quot;-&quot;;[.B176])" office:value-type="string" office:string-value="10-10" calcext:value-type="string">
            <text:p>10-10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SVM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F-m (macro)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184];&quot;-&quot;;[.B184])" office:value-type="string" office:string-value="1-1" calcext:value-type="string">
            <text:p>1-1</text:p>
          </table:table-cell>
          <table:table-cell office:value-type="float" office:value="0.9642" calcext:value-type="float">
            <text:p>0,9642</text:p>
          </table:table-cell>
          <table:table-cell office:value-type="float" office:value="0.8469" calcext:value-type="float">
            <text:p>0,84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185];&quot;-&quot;;[.B185])" office:value-type="string" office:string-value="1-2" calcext:value-type="string">
            <text:p>1-2</text:p>
          </table:table-cell>
          <table:table-cell office:value-type="float" office:value="0.9729" calcext:value-type="float">
            <text:p>0,9729</text:p>
          </table:table-cell>
          <table:table-cell office:value-type="float" office:value="0.8875" calcext:value-type="float">
            <text:p>0,8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186];&quot;-&quot;;[.B186])" office:value-type="string" office:string-value="1-3" calcext:value-type="string">
            <text:p>1-3</text:p>
          </table:table-cell>
          <table:table-cell office:value-type="float" office:value="0.9727" calcext:value-type="float">
            <text:p>0,9727</text:p>
          </table:table-cell>
          <table:table-cell office:value-type="float" office:value="0.8882" calcext:value-type="float">
            <text:p>0,88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187];&quot;-&quot;;[.B187])" office:value-type="string" office:string-value="1-4" calcext:value-type="string">
            <text:p>1-4</text:p>
          </table:table-cell>
          <table:table-cell office:value-type="float" office:value="0.9737" calcext:value-type="float">
            <text:p>0,9737</text:p>
          </table:table-cell>
          <table:table-cell office:value-type="float" office:value="0.8924" calcext:value-type="float">
            <text:p>0,89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[.A188];&quot;-&quot;;[.B188])" office:value-type="string" office:string-value="1-5" calcext:value-type="string">
            <text:p>1-5</text:p>
          </table:table-cell>
          <table:table-cell office:value-type="float" office:value="0.9737" calcext:value-type="float">
            <text:p>0,9737</text:p>
          </table:table-cell>
          <table:table-cell office:value-type="float" office:value="0.8922" calcext:value-type="float">
            <text:p>0,89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[.A189];&quot;-&quot;;[.B189])" office:value-type="string" office:string-value="1-6" calcext:value-type="string">
            <text:p>1-6</text:p>
          </table:table-cell>
          <table:table-cell office:value-type="float" office:value="0.9733" calcext:value-type="float">
            <text:p>0,9733</text:p>
          </table:table-cell>
          <table:table-cell office:value-type="float" office:value="0.8912" calcext:value-type="float">
            <text:p>0,89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190];&quot;-&quot;;[.B190])" office:value-type="string" office:string-value="1-7" calcext:value-type="string">
            <text:p>1-7</text:p>
          </table:table-cell>
          <table:table-cell office:value-type="float" office:value="0.9716" calcext:value-type="float">
            <text:p>0,9716</text:p>
          </table:table-cell>
          <table:table-cell office:value-type="float" office:value="0.8853" calcext:value-type="float">
            <text:p>0,885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[.A191];&quot;-&quot;;[.B191])" office:value-type="string" office:string-value="1-8" calcext:value-type="string">
            <text:p>1-8</text:p>
          </table:table-cell>
          <table:table-cell office:value-type="float" office:value="0.9707" calcext:value-type="float">
            <text:p>0,9707</text:p>
          </table:table-cell>
          <table:table-cell office:value-type="float" office:value="0.8821" calcext:value-type="float">
            <text:p>0,88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[.A192];&quot;-&quot;;[.B192])" office:value-type="string" office:string-value="1-9" calcext:value-type="string">
            <text:p>1-9</text:p>
          </table:table-cell>
          <table:table-cell office:value-type="float" office:value="0.9705" calcext:value-type="float">
            <text:p>0,9705</text:p>
          </table:table-cell>
          <table:table-cell office:value-type="float" office:value="0.8812" calcext:value-type="float">
            <text:p>0,88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[.A193];&quot;-&quot;;[.B193])" office:value-type="string" office:string-value="1-10" calcext:value-type="string">
            <text:p>1-10</text:p>
          </table:table-cell>
          <table:table-cell office:value-type="float" office:value="0.9706" calcext:value-type="float">
            <text:p>0,9706</text:p>
          </table:table-cell>
          <table:table-cell office:value-type="float" office:value="0.8817" calcext:value-type="float">
            <text:p>0,881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[.A194];&quot;-&quot;;[.B194])" office:value-type="string" office:string-value="2-2" calcext:value-type="string">
            <text:p>2-2</text:p>
          </table:table-cell>
          <table:table-cell office:value-type="float" office:value="0.9731" calcext:value-type="float">
            <text:p>0,9731</text:p>
          </table:table-cell>
          <table:table-cell office:value-type="float" office:value="0.8904" calcext:value-type="float">
            <text:p>0,89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195];&quot;-&quot;;[.B195])" office:value-type="string" office:string-value="2-3" calcext:value-type="string">
            <text:p>2-3</text:p>
          </table:table-cell>
          <table:table-cell office:value-type="float" office:value="0.9718" calcext:value-type="float">
            <text:p>0,9718</text:p>
          </table:table-cell>
          <table:table-cell office:value-type="float" office:value="0.8869" calcext:value-type="float">
            <text:p>0,88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[.A196];&quot;-&quot;;[.B196])" office:value-type="string" office:string-value="2-4" calcext:value-type="string">
            <text:p>2-4</text:p>
          </table:table-cell>
          <table:table-cell office:value-type="float" office:value="0.9728" calcext:value-type="float">
            <text:p>0,9728</text:p>
          </table:table-cell>
          <table:table-cell office:value-type="float" office:value="0.8904" calcext:value-type="float">
            <text:p>0,89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97];&quot;-&quot;;[.B197])" office:value-type="string" office:string-value="2-5" calcext:value-type="string">
            <text:p>2-5</text:p>
          </table:table-cell>
          <table:table-cell office:value-type="float" office:value="0.9721" calcext:value-type="float">
            <text:p>0,9721</text:p>
          </table:table-cell>
          <table:table-cell office:value-type="float" office:value="0.8874" calcext:value-type="float">
            <text:p>0,88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[.A198];&quot;-&quot;;[.B198])" office:value-type="string" office:string-value="2-6" calcext:value-type="string">
            <text:p>2-6</text:p>
          </table:table-cell>
          <table:table-cell office:value-type="float" office:value="0.9723" calcext:value-type="float">
            <text:p>0,9723</text:p>
          </table:table-cell>
          <table:table-cell office:value-type="float" office:value="0.8881" calcext:value-type="float">
            <text:p>0,88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[.A199];&quot;-&quot;;[.B199])" office:value-type="string" office:string-value="2-7" calcext:value-type="string">
            <text:p>2-7</text:p>
          </table:table-cell>
          <table:table-cell office:value-type="float" office:value="0.9719" calcext:value-type="float">
            <text:p>0,9719</text:p>
          </table:table-cell>
          <table:table-cell office:value-type="float" office:value="0.8864" calcext:value-type="float">
            <text:p>0,88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200];&quot;-&quot;;[.B200])" office:value-type="string" office:string-value="2-8" calcext:value-type="string">
            <text:p>2-8</text:p>
          </table:table-cell>
          <table:table-cell office:value-type="float" office:value="0.9714" calcext:value-type="float">
            <text:p>0,9714</text:p>
          </table:table-cell>
          <table:table-cell office:value-type="float" office:value="0.8845" calcext:value-type="float">
            <text:p>0,88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[.A201];&quot;-&quot;;[.B201])" office:value-type="string" office:string-value="2-9" calcext:value-type="string">
            <text:p>2-9</text:p>
          </table:table-cell>
          <table:table-cell office:value-type="float" office:value="0.9708" calcext:value-type="float">
            <text:p>0,9708</text:p>
          </table:table-cell>
          <table:table-cell office:value-type="float" office:value="0.8821" calcext:value-type="float">
            <text:p>0,88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[.A202];&quot;-&quot;;[.B202])" office:value-type="string" office:string-value="2-10" calcext:value-type="string">
            <text:p>2-10</text:p>
          </table:table-cell>
          <table:table-cell office:value-type="float" office:value="0.97" calcext:value-type="float">
            <text:p>0,97</text:p>
          </table:table-cell>
          <table:table-cell office:value-type="float" office:value="0.8791" calcext:value-type="float">
            <text:p>0,879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[.A203];&quot;-&quot;;[.B203])" office:value-type="string" office:string-value="3-3" calcext:value-type="string">
            <text:p>3-3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877" calcext:value-type="float">
            <text:p>0,88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[.A204];&quot;-&quot;;[.B204])" office:value-type="string" office:string-value="3-4" calcext:value-type="string">
            <text:p>3-4</text:p>
          </table:table-cell>
          <table:table-cell office:value-type="float" office:value="0.9727" calcext:value-type="float">
            <text:p>0,9727</text:p>
          </table:table-cell>
          <table:table-cell office:value-type="float" office:value="0.8905" calcext:value-type="float">
            <text:p>0,89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205];&quot;-&quot;;[.B205])" office:value-type="string" office:string-value="3-5" calcext:value-type="string">
            <text:p>3-5</text:p>
          </table:table-cell>
          <table:table-cell office:value-type="float" office:value="0.9721" calcext:value-type="float">
            <text:p>0,9721</text:p>
          </table:table-cell>
          <table:table-cell office:value-type="float" office:value="0.8885" calcext:value-type="float">
            <text:p>0,88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[.A206];&quot;-&quot;;[.B206])" office:value-type="string" office:string-value="3-6" calcext:value-type="string">
            <text:p>3-6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866" calcext:value-type="float">
            <text:p>0,88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[.A207];&quot;-&quot;;[.B207])" office:value-type="string" office:string-value="3-7" calcext:value-type="string">
            <text:p>3-7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8845" calcext:value-type="float">
            <text:p>0,88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[.A208];&quot;-&quot;;[.B208])" office:value-type="string" office:string-value="3-8" calcext:value-type="string">
            <text:p>3-8</text:p>
          </table:table-cell>
          <table:table-cell office:value-type="float" office:value="0.9704" calcext:value-type="float">
            <text:p>0,9704</text:p>
          </table:table-cell>
          <table:table-cell office:value-type="float" office:value="0.8809" calcext:value-type="float">
            <text:p>0,88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[.A209];&quot;-&quot;;[.B209])" office:value-type="string" office:string-value="3-9" calcext:value-type="string">
            <text:p>3-9</text:p>
          </table:table-cell>
          <table:table-cell office:value-type="float" office:value="0.9695" calcext:value-type="float">
            <text:p>0,9695</text:p>
          </table:table-cell>
          <table:table-cell office:value-type="float" office:value="0.8769" calcext:value-type="float">
            <text:p>0,87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A210];&quot;-&quot;;[.B210])" office:value-type="string" office:string-value="3-10" calcext:value-type="string">
            <text:p>3-10</text:p>
          </table:table-cell>
          <table:table-cell office:value-type="float" office:value="0.9697" calcext:value-type="float">
            <text:p>0,9697</text:p>
          </table:table-cell>
          <table:table-cell office:value-type="float" office:value="0.8774" calcext:value-type="float">
            <text:p>0,87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[.A211];&quot;-&quot;;[.B211])" office:value-type="string" office:string-value="4-4" calcext:value-type="string">
            <text:p>4-4</text:p>
          </table:table-cell>
          <table:table-cell office:value-type="float" office:value="0.9705" calcext:value-type="float">
            <text:p>0,9705</text:p>
          </table:table-cell>
          <table:table-cell office:value-type="float" office:value="0.8839" calcext:value-type="float">
            <text:p>0,883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[.A212];&quot;-&quot;;[.B212])" office:value-type="string" office:string-value="4-5" calcext:value-type="string">
            <text:p>4-5</text:p>
          </table:table-cell>
          <table:table-cell office:value-type="float" office:value="0.9721" calcext:value-type="float">
            <text:p>0,9721</text:p>
          </table:table-cell>
          <table:table-cell office:value-type="float" office:value="0.8885" calcext:value-type="float">
            <text:p>0,888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[.A213];&quot;-&quot;;[.B213])" office:value-type="string" office:string-value="4-6" calcext:value-type="string">
            <text:p>4-6</text:p>
          </table:table-cell>
          <table:table-cell office:value-type="float" office:value="0.9714" calcext:value-type="float">
            <text:p>0,9714</text:p>
          </table:table-cell>
          <table:table-cell office:value-type="float" office:value="0.885" calcext:value-type="float">
            <text:p>0,88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[.A214];&quot;-&quot;;[.B214])" office:value-type="string" office:string-value="4-7" calcext:value-type="string">
            <text:p>4-7</text:p>
          </table:table-cell>
          <table:table-cell office:value-type="float" office:value="0.9707" calcext:value-type="float">
            <text:p>0,9707</text:p>
          </table:table-cell>
          <table:table-cell office:value-type="float" office:value="0.882" calcext:value-type="float">
            <text:p>0,88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[.A215];&quot;-&quot;;[.B215])" office:value-type="string" office:string-value="4-8" calcext:value-type="string">
            <text:p>4-8</text:p>
          </table:table-cell>
          <table:table-cell office:value-type="float" office:value="0.9703" calcext:value-type="float">
            <text:p>0,9703</text:p>
          </table:table-cell>
          <table:table-cell office:value-type="float" office:value="0.8805" calcext:value-type="float">
            <text:p>0,880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216];&quot;-&quot;;[.B216])" office:value-type="string" office:string-value="4-9" calcext:value-type="string">
            <text:p>4-9</text:p>
          </table:table-cell>
          <table:table-cell office:value-type="float" office:value="0.9692" calcext:value-type="float">
            <text:p>0,9692</text:p>
          </table:table-cell>
          <table:table-cell office:value-type="float" office:value="0.8759" calcext:value-type="float">
            <text:p>0,875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[.A217];&quot;-&quot;;[.B217])" office:value-type="string" office:string-value="4-10" calcext:value-type="string">
            <text:p>4-10</text:p>
          </table:table-cell>
          <table:table-cell office:value-type="float" office:value="0.9685" calcext:value-type="float">
            <text:p>0,9685</text:p>
          </table:table-cell>
          <table:table-cell office:value-type="float" office:value="0.8733" calcext:value-type="float">
            <text:p>0,87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218];&quot;-&quot;;[.B218])" office:value-type="string" office:string-value="5-5" calcext:value-type="string">
            <text:p>5-5</text:p>
          </table:table-cell>
          <table:table-cell office:value-type="float" office:value="0.9709" calcext:value-type="float">
            <text:p>0,9709</text:p>
          </table:table-cell>
          <table:table-cell office:value-type="float" office:value="0.8861" calcext:value-type="float">
            <text:p>0,88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219];&quot;-&quot;;[.B219])" office:value-type="string" office:string-value="5-6" calcext:value-type="string">
            <text:p>5-6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873" calcext:value-type="float">
            <text:p>0,88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NCATENATE([.A220];&quot;-&quot;;[.B220])" office:value-type="string" office:string-value="5-7" calcext:value-type="string">
            <text:p>5-7</text:p>
          </table:table-cell>
          <table:table-cell office:value-type="float" office:value="0.971" calcext:value-type="float">
            <text:p>0,971</text:p>
          </table:table-cell>
          <table:table-cell office:value-type="float" office:value="0.8834" calcext:value-type="float">
            <text:p>0,883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[.A221];&quot;-&quot;;[.B221])" office:value-type="string" office:string-value="5-8" calcext:value-type="string">
            <text:p>5-8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8793" calcext:value-type="float">
            <text:p>0,879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A222];&quot;-&quot;;[.B222])" office:value-type="string" office:string-value="5-9" calcext:value-type="string">
            <text:p>5-9</text:p>
          </table:table-cell>
          <table:table-cell office:value-type="float" office:value="0.9688" calcext:value-type="float">
            <text:p>0,9688</text:p>
          </table:table-cell>
          <table:table-cell office:value-type="float" office:value="0.8747" calcext:value-type="float">
            <text:p>0,874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[.A223];&quot;-&quot;;[.B223])" office:value-type="string" office:string-value="5-10" calcext:value-type="string">
            <text:p>5-10</text:p>
          </table:table-cell>
          <table:table-cell office:value-type="float" office:value="0.9685" calcext:value-type="float">
            <text:p>0,9685</text:p>
          </table:table-cell>
          <table:table-cell office:value-type="float" office:value="0.8732" calcext:value-type="float">
            <text:p>0,87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[.A224];&quot;-&quot;;[.B224])" office:value-type="string" office:string-value="6-6" calcext:value-type="string">
            <text:p>6-6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8833" calcext:value-type="float">
            <text:p>0,88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[.A225];&quot;-&quot;;[.B225])" office:value-type="string" office:string-value="6-7" calcext:value-type="string">
            <text:p>6-7</text:p>
          </table:table-cell>
          <table:table-cell office:value-type="float" office:value="0.9706" calcext:value-type="float">
            <text:p>0,9706</text:p>
          </table:table-cell>
          <table:table-cell office:value-type="float" office:value="0.8832" calcext:value-type="float">
            <text:p>0,883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[.A226];&quot;-&quot;;[.B226])" office:value-type="string" office:string-value="6-8" calcext:value-type="string">
            <text:p>6-8</text:p>
          </table:table-cell>
          <table:table-cell office:value-type="float" office:value="0.9704" calcext:value-type="float">
            <text:p>0,9704</text:p>
          </table:table-cell>
          <table:table-cell office:value-type="float" office:value="0.8807" calcext:value-type="float">
            <text:p>0,88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[.A227];&quot;-&quot;;[.B227])" office:value-type="string" office:string-value="6-9" calcext:value-type="string">
            <text:p>6-9</text:p>
          </table:table-cell>
          <table:table-cell office:value-type="float" office:value="0.9692" calcext:value-type="float">
            <text:p>0,9692</text:p>
          </table:table-cell>
          <table:table-cell office:value-type="float" office:value="0.876" calcext:value-type="float">
            <text:p>0,8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[.A228];&quot;-&quot;;[.B228])" office:value-type="string" office:string-value="6-10" calcext:value-type="string">
            <text:p>6-10</text:p>
          </table:table-cell>
          <table:table-cell office:value-type="float" office:value="0.9682" calcext:value-type="float">
            <text:p>0,9682</text:p>
          </table:table-cell>
          <table:table-cell office:value-type="float" office:value="0.8722" calcext:value-type="float">
            <text:p>0,87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ONCATENATE([.A229];&quot;-&quot;;[.B229])" office:value-type="string" office:string-value="7-7" calcext:value-type="string">
            <text:p>7-7</text:p>
          </table:table-cell>
          <table:table-cell office:value-type="float" office:value="0.9677" calcext:value-type="float">
            <text:p>0,9677</text:p>
          </table:table-cell>
          <table:table-cell office:value-type="float" office:value="0.8756" calcext:value-type="float">
            <text:p>0,875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[.A230];&quot;-&quot;;[.B230])" office:value-type="string" office:string-value="7-8" calcext:value-type="string">
            <text:p>7-8</text:p>
          </table:table-cell>
          <table:table-cell office:value-type="float" office:value="0.9698" calcext:value-type="float">
            <text:p>0,9698</text:p>
          </table:table-cell>
          <table:table-cell office:value-type="float" office:value="0.8802" calcext:value-type="float">
            <text:p>0,88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[.A231];&quot;-&quot;;[.B231])" office:value-type="string" office:string-value="7-9" calcext:value-type="string">
            <text:p>7-9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8749" calcext:value-type="float">
            <text:p>0,874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[.A232];&quot;-&quot;;[.B232])" office:value-type="string" office:string-value="7-10" calcext:value-type="string">
            <text:p>7-10</text:p>
          </table:table-cell>
          <table:table-cell office:value-type="float" office:value="0.968" calcext:value-type="float">
            <text:p>0,968</text:p>
          </table:table-cell>
          <table:table-cell office:value-type="float" office:value="0.872" calcext:value-type="float">
            <text:p>0,8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233];&quot;-&quot;;[.B233])" office:value-type="string" office:string-value="8-8" calcext:value-type="string">
            <text:p>8-8</text:p>
          </table:table-cell>
          <table:table-cell office:value-type="float" office:value="0.966" calcext:value-type="float">
            <text:p>0,966</text:p>
          </table:table-cell>
          <table:table-cell office:value-type="float" office:value="0.8707" calcext:value-type="float">
            <text:p>0,87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[.A234];&quot;-&quot;;[.B234])" office:value-type="string" office:string-value="8-9" calcext:value-type="string">
            <text:p>8-9</text:p>
          </table:table-cell>
          <table:table-cell office:value-type="float" office:value="0.969" calcext:value-type="float">
            <text:p>0,969</text:p>
          </table:table-cell>
          <table:table-cell office:value-type="float" office:value="0.8772" calcext:value-type="float">
            <text:p>0,877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A235];&quot;-&quot;;[.B235])" office:value-type="string" office:string-value="8-10" calcext:value-type="string">
            <text:p>8-10</text:p>
          </table:table-cell>
          <table:table-cell office:value-type="float" office:value="0.9684" calcext:value-type="float">
            <text:p>0,9684</text:p>
          </table:table-cell>
          <table:table-cell office:value-type="float" office:value="0.8744" calcext:value-type="float">
            <text:p>0,87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ONCATENATE([.A236];&quot;-&quot;;[.B236])" office:value-type="string" office:string-value="9-9" calcext:value-type="string">
            <text:p>9-9</text:p>
          </table:table-cell>
          <table:table-cell office:value-type="float" office:value="0.9633" calcext:value-type="float">
            <text:p>0,9633</text:p>
          </table:table-cell>
          <table:table-cell office:value-type="float" office:value="0.8625" calcext:value-type="float">
            <text:p>0,86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[.A237];&quot;-&quot;;[.B237])" office:value-type="string" office:string-value="9-10" calcext:value-type="string">
            <text:p>9-10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8757" calcext:value-type="float">
            <text:p>0,87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CONCATENATE([.A238];&quot;-&quot;;[.B238])" office:value-type="string" office:string-value="10-10" calcext:value-type="string">
            <text:p>10-10</text:p>
          </table:table-cell>
          <table:table-cell office:value-type="float" office:value="0.9608" calcext:value-type="float">
            <text:p>0,9608</text:p>
          </table:table-cell>
          <table:table-cell office:value-type="float" office:value="0.8555" calcext:value-type="float">
            <text:p>0,855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5" table:number-rows-spanned="1">
            <text:p>RF50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F-m (macro)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243];&quot;-&quot;;[.B243])" office:value-type="string" office:string-value="1-1" calcext:value-type="string">
            <text:p>1-1</text:p>
          </table:table-cell>
          <table:table-cell office:value-type="float" office:value="0.9654" calcext:value-type="float">
            <text:p>0,9654</text:p>
          </table:table-cell>
          <table:table-cell table:style-name="Default" office:value-type="float" office:value="0.8564" calcext:value-type="float">
            <text:p>0,85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244];&quot;-&quot;;[.B244])" office:value-type="string" office:string-value="1-2" calcext:value-type="string">
            <text:p>1-2</text:p>
          </table:table-cell>
          <table:table-cell office:value-type="float" office:value="0.9697" calcext:value-type="float">
            <text:p>0,9697</text:p>
          </table:table-cell>
          <table:table-cell table:style-name="Default" office:value-type="float" office:value="0.8765" calcext:value-type="float">
            <text:p>0,876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245];&quot;-&quot;;[.B245])" office:value-type="string" office:string-value="1-3" calcext:value-type="string">
            <text:p>1-3</text:p>
          </table:table-cell>
          <table:table-cell office:value-type="float" office:value="0.9708" calcext:value-type="float">
            <text:p>0,9708</text:p>
          </table:table-cell>
          <table:table-cell table:style-name="Default" office:value-type="float" office:value="0.8774" calcext:value-type="float">
            <text:p>0,87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246];&quot;-&quot;;[.B246])" office:value-type="string" office:string-value="1-4" calcext:value-type="string">
            <text:p>1-4</text:p>
          </table:table-cell>
          <table:table-cell office:value-type="float" office:value="0.9692" calcext:value-type="float">
            <text:p>0,9692</text:p>
          </table:table-cell>
          <table:table-cell table:style-name="Default" office:value-type="float" office:value="0.8679" calcext:value-type="float">
            <text:p>0,86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[.A247];&quot;-&quot;;[.B247])" office:value-type="string" office:string-value="1-5" calcext:value-type="string">
            <text:p>1-5</text:p>
          </table:table-cell>
          <table:table-cell office:value-type="float" office:value="0.9656" calcext:value-type="float">
            <text:p>0,9656</text:p>
          </table:table-cell>
          <table:table-cell table:style-name="Default" office:value-type="float" office:value="0.845" calcext:value-type="float">
            <text:p>0,8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[.A248];&quot;-&quot;;[.B248])" office:value-type="string" office:string-value="1-6" calcext:value-type="string">
            <text:p>1-6</text:p>
          </table:table-cell>
          <table:table-cell office:value-type="float" office:value="0.9658" calcext:value-type="float">
            <text:p>0,9658</text:p>
          </table:table-cell>
          <table:table-cell table:style-name="Default" office:value-type="float" office:value="0.8418" calcext:value-type="float">
            <text:p>0,84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249];&quot;-&quot;;[.B249])" office:value-type="string" office:string-value="1-7" calcext:value-type="string">
            <text:p>1-7</text:p>
          </table:table-cell>
          <table:table-cell office:value-type="float" office:value="0.9654" calcext:value-type="float">
            <text:p>0,9654</text:p>
          </table:table-cell>
          <table:table-cell table:style-name="Default" office:value-type="float" office:value="0.8306" calcext:value-type="float">
            <text:p>0,83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[.A250];&quot;-&quot;;[.B250])" office:value-type="string" office:string-value="1-8" calcext:value-type="string">
            <text:p>1-8</text:p>
          </table:table-cell>
          <table:table-cell office:value-type="float" office:value="0.9639" calcext:value-type="float">
            <text:p>0,9639</text:p>
          </table:table-cell>
          <table:table-cell table:style-name="Default" office:value-type="float" office:value="0.816" calcext:value-type="float">
            <text:p>0,8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[.A251];&quot;-&quot;;[.B251])" office:value-type="string" office:string-value="1-9" calcext:value-type="string">
            <text:p>1-9</text:p>
          </table:table-cell>
          <table:table-cell office:value-type="float" office:value="0.9619" calcext:value-type="float">
            <text:p>0,9619</text:p>
          </table:table-cell>
          <table:table-cell table:style-name="Default" office:value-type="float" office:value="0.8005" calcext:value-type="float">
            <text:p>0,80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[.A252];&quot;-&quot;;[.B252])" office:value-type="string" office:string-value="1-10" calcext:value-type="string">
            <text:p>1-10</text:p>
          </table:table-cell>
          <table:table-cell office:value-type="float" office:value="0.9592" calcext:value-type="float">
            <text:p>0,9592</text:p>
          </table:table-cell>
          <table:table-cell table:style-name="Default" office:value-type="float" office:value="0.7793" calcext:value-type="float">
            <text:p>0,77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[.A253];&quot;-&quot;;[.B253])" office:value-type="string" office:string-value="2-2" calcext:value-type="string">
            <text:p>2-2</text:p>
          </table:table-cell>
          <table:table-cell office:value-type="float" office:value="0.9677" calcext:value-type="float">
            <text:p>0,9677</text:p>
          </table:table-cell>
          <table:table-cell table:style-name="Default" office:value-type="float" office:value="0.8669" calcext:value-type="float">
            <text:p>0,86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254];&quot;-&quot;;[.B254])" office:value-type="string" office:string-value="2-3" calcext:value-type="string">
            <text:p>2-3</text:p>
          </table:table-cell>
          <table:table-cell office:value-type="float" office:value="0.9684" calcext:value-type="float">
            <text:p>0,9684</text:p>
          </table:table-cell>
          <table:table-cell table:style-name="Default" office:value-type="float" office:value="0.8667" calcext:value-type="float">
            <text:p>0,86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[.A255];&quot;-&quot;;[.B255])" office:value-type="string" office:string-value="2-4" calcext:value-type="string">
            <text:p>2-4</text:p>
          </table:table-cell>
          <table:table-cell office:value-type="float" office:value="0.9669" calcext:value-type="float">
            <text:p>0,9669</text:p>
          </table:table-cell>
          <table:table-cell table:style-name="Default" office:value-type="float" office:value="0.8532" calcext:value-type="float">
            <text:p>0,85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256];&quot;-&quot;;[.B256])" office:value-type="string" office:string-value="2-5" calcext:value-type="string">
            <text:p>2-5</text:p>
          </table:table-cell>
          <table:table-cell office:value-type="float" office:value="0.9671" calcext:value-type="float">
            <text:p>0,9671</text:p>
          </table:table-cell>
          <table:table-cell table:style-name="Default" office:value-type="float" office:value="0.8481" calcext:value-type="float">
            <text:p>0,84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[.A257];&quot;-&quot;;[.B257])" office:value-type="string" office:string-value="2-6" calcext:value-type="string">
            <text:p>2-6</text:p>
          </table:table-cell>
          <table:table-cell office:value-type="float" office:value="0.9658" calcext:value-type="float">
            <text:p>0,9658</text:p>
          </table:table-cell>
          <table:table-cell table:style-name="Default" office:value-type="float" office:value="0.8374" calcext:value-type="float">
            <text:p>0,83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[.A258];&quot;-&quot;;[.B258])" office:value-type="string" office:string-value="2-7" calcext:value-type="string">
            <text:p>2-7</text:p>
          </table:table-cell>
          <table:table-cell office:value-type="float" office:value="0.9637" calcext:value-type="float">
            <text:p>0,9637</text:p>
          </table:table-cell>
          <table:table-cell table:style-name="Default" office:value-type="float" office:value="0.8208" calcext:value-type="float">
            <text:p>0,82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259];&quot;-&quot;;[.B259])" office:value-type="string" office:string-value="2-8" calcext:value-type="string">
            <text:p>2-8</text:p>
          </table:table-cell>
          <table:table-cell office:value-type="float" office:value="0.9623" calcext:value-type="float">
            <text:p>0,9623</text:p>
          </table:table-cell>
          <table:table-cell table:style-name="Default" office:value-type="float" office:value="0.8075" calcext:value-type="float">
            <text:p>0,80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[.A260];&quot;-&quot;;[.B260])" office:value-type="string" office:string-value="2-9" calcext:value-type="string">
            <text:p>2-9</text:p>
          </table:table-cell>
          <table:table-cell office:value-type="float" office:value="0.9613" calcext:value-type="float">
            <text:p>0,9613</text:p>
          </table:table-cell>
          <table:table-cell table:style-name="Default" office:value-type="float" office:value="0.794" calcext:value-type="float">
            <text:p>0,7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[.A261];&quot;-&quot;;[.B261])" office:value-type="string" office:string-value="2-10" calcext:value-type="string">
            <text:p>2-10</text:p>
          </table:table-cell>
          <table:table-cell office:value-type="float" office:value="0.958" calcext:value-type="float">
            <text:p>0,958</text:p>
          </table:table-cell>
          <table:table-cell table:style-name="Default" office:value-type="float" office:value="0.7736" calcext:value-type="float">
            <text:p>0,77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[.A262];&quot;-&quot;;[.B262])" office:value-type="string" office:string-value="3-3" calcext:value-type="string">
            <text:p>3-3</text:p>
          </table:table-cell>
          <table:table-cell office:value-type="float" office:value="0.965" calcext:value-type="float">
            <text:p>0,965</text:p>
          </table:table-cell>
          <table:table-cell table:style-name="Default" office:value-type="float" office:value="0.8425" calcext:value-type="float">
            <text:p>0,84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[.A263];&quot;-&quot;;[.B263])" office:value-type="string" office:string-value="3-4" calcext:value-type="string">
            <text:p>3-4</text:p>
          </table:table-cell>
          <table:table-cell office:value-type="float" office:value="0.9646" calcext:value-type="float">
            <text:p>0,9646</text:p>
          </table:table-cell>
          <table:table-cell table:style-name="Default" office:value-type="float" office:value="0.8324" calcext:value-type="float">
            <text:p>0,83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264];&quot;-&quot;;[.B264])" office:value-type="string" office:string-value="3-5" calcext:value-type="string">
            <text:p>3-5</text:p>
          </table:table-cell>
          <table:table-cell office:value-type="float" office:value="0.964" calcext:value-type="float">
            <text:p>0,964</text:p>
          </table:table-cell>
          <table:table-cell table:style-name="Default" office:value-type="float" office:value="0.8217" calcext:value-type="float">
            <text:p>0,821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[.A265];&quot;-&quot;;[.B265])" office:value-type="string" office:string-value="3-6" calcext:value-type="string">
            <text:p>3-6</text:p>
          </table:table-cell>
          <table:table-cell office:value-type="float" office:value="0.9609" calcext:value-type="float">
            <text:p>0,9609</text:p>
          </table:table-cell>
          <table:table-cell table:style-name="Default" office:value-type="float" office:value="0.8045" calcext:value-type="float">
            <text:p>0,80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[.A266];&quot;-&quot;;[.B266])" office:value-type="string" office:string-value="3-7" calcext:value-type="string">
            <text:p>3-7</text:p>
          </table:table-cell>
          <table:table-cell office:value-type="float" office:value="0.9615" calcext:value-type="float">
            <text:p>0,9615</text:p>
          </table:table-cell>
          <table:table-cell table:style-name="Default" office:value-type="float" office:value="0.7973" calcext:value-type="float">
            <text:p>0,79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[.A267];&quot;-&quot;;[.B267])" office:value-type="string" office:string-value="3-8" calcext:value-type="string">
            <text:p>3-8</text:p>
          </table:table-cell>
          <table:table-cell office:value-type="float" office:value="0.9599" calcext:value-type="float">
            <text:p>0,9599</text:p>
          </table:table-cell>
          <table:table-cell table:style-name="Default" office:value-type="float" office:value="0.7846" calcext:value-type="float">
            <text:p>0,78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[.A268];&quot;-&quot;;[.B268])" office:value-type="string" office:string-value="3-9" calcext:value-type="string">
            <text:p>3-9</text:p>
          </table:table-cell>
          <table:table-cell office:value-type="float" office:value="0.9589" calcext:value-type="float">
            <text:p>0,9589</text:p>
          </table:table-cell>
          <table:table-cell table:style-name="Default" office:value-type="float" office:value="0.7731" calcext:value-type="float">
            <text:p>0,773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A269];&quot;-&quot;;[.B269])" office:value-type="string" office:string-value="3-10" calcext:value-type="string">
            <text:p>3-10</text:p>
          </table:table-cell>
          <table:table-cell office:value-type="float" office:value="0.9571" calcext:value-type="float">
            <text:p>0,9571</text:p>
          </table:table-cell>
          <table:table-cell table:style-name="Default" office:value-type="float" office:value="0.7573" calcext:value-type="float">
            <text:p>0,75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[.A270];&quot;-&quot;;[.B270])" office:value-type="string" office:string-value="4-4" calcext:value-type="string">
            <text:p>4-4</text:p>
          </table:table-cell>
          <table:table-cell office:value-type="float" office:value="0.9614" calcext:value-type="float">
            <text:p>0,9614</text:p>
          </table:table-cell>
          <table:table-cell table:style-name="Default" office:value-type="float" office:value="0.7976" calcext:value-type="float">
            <text:p>0,797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[.A271];&quot;-&quot;;[.B271])" office:value-type="string" office:string-value="4-5" calcext:value-type="string">
            <text:p>4-5</text:p>
          </table:table-cell>
          <table:table-cell office:value-type="float" office:value="0.9599" calcext:value-type="float">
            <text:p>0,9599</text:p>
          </table:table-cell>
          <table:table-cell table:style-name="Default" office:value-type="float" office:value="0.789" calcext:value-type="float">
            <text:p>0,78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[.A272];&quot;-&quot;;[.B272])" office:value-type="string" office:string-value="4-6" calcext:value-type="string">
            <text:p>4-6</text:p>
          </table:table-cell>
          <table:table-cell office:value-type="float" office:value="0.9589" calcext:value-type="float">
            <text:p>0,9589</text:p>
          </table:table-cell>
          <table:table-cell table:style-name="Default" office:value-type="float" office:value="0.7767" calcext:value-type="float">
            <text:p>0,776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[.A273];&quot;-&quot;;[.B273])" office:value-type="string" office:string-value="4-7" calcext:value-type="string">
            <text:p>4-7</text:p>
          </table:table-cell>
          <table:table-cell office:value-type="float" office:value="0.9584" calcext:value-type="float">
            <text:p>0,9584</text:p>
          </table:table-cell>
          <table:table-cell table:style-name="Default" office:value-type="float" office:value="0.7726" calcext:value-type="float">
            <text:p>0,772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[.A274];&quot;-&quot;;[.B274])" office:value-type="string" office:string-value="4-8" calcext:value-type="string">
            <text:p>4-8</text:p>
          </table:table-cell>
          <table:table-cell office:value-type="float" office:value="0.9561" calcext:value-type="float">
            <text:p>0,9561</text:p>
          </table:table-cell>
          <table:table-cell table:style-name="Default" office:value-type="float" office:value="0.7533" calcext:value-type="float">
            <text:p>0,753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275];&quot;-&quot;;[.B275])" office:value-type="string" office:string-value="4-9" calcext:value-type="string">
            <text:p>4-9</text:p>
          </table:table-cell>
          <table:table-cell office:value-type="float" office:value="0.955" calcext:value-type="float">
            <text:p>0,955</text:p>
          </table:table-cell>
          <table:table-cell table:style-name="Default" office:value-type="float" office:value="0.7417" calcext:value-type="float">
            <text:p>0,741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[.A276];&quot;-&quot;;[.B276])" office:value-type="string" office:string-value="4-10" calcext:value-type="string">
            <text:p>4-10</text:p>
          </table:table-cell>
          <table:table-cell office:value-type="float" office:value="0.9534" calcext:value-type="float">
            <text:p>0,9534</text:p>
          </table:table-cell>
          <table:table-cell table:style-name="Default" office:value-type="float" office:value="0.7198" calcext:value-type="float">
            <text:p>0,71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277];&quot;-&quot;;[.B277])" office:value-type="string" office:string-value="5-5" calcext:value-type="string">
            <text:p>5-5</text:p>
          </table:table-cell>
          <table:table-cell office:value-type="float" office:value="0.9564" calcext:value-type="float">
            <text:p>0,9564</text:p>
          </table:table-cell>
          <table:table-cell table:style-name="Default" office:value-type="float" office:value="0.7401" calcext:value-type="float">
            <text:p>0,740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278];&quot;-&quot;;[.B278])" office:value-type="string" office:string-value="5-6" calcext:value-type="string">
            <text:p>5-6</text:p>
          </table:table-cell>
          <table:table-cell office:value-type="float" office:value="0.9561" calcext:value-type="float">
            <text:p>0,9561</text:p>
          </table:table-cell>
          <table:table-cell table:style-name="Default" office:value-type="float" office:value="0.7458" calcext:value-type="float">
            <text:p>0,745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NCATENATE([.A279];&quot;-&quot;;[.B279])" office:value-type="string" office:string-value="5-7" calcext:value-type="string">
            <text:p>5-7</text:p>
          </table:table-cell>
          <table:table-cell office:value-type="float" office:value="0.9548" calcext:value-type="float">
            <text:p>0,9548</text:p>
          </table:table-cell>
          <table:table-cell table:style-name="Default" office:value-type="float" office:value="0.7321" calcext:value-type="float">
            <text:p>0,73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[.A280];&quot;-&quot;;[.B280])" office:value-type="string" office:string-value="5-8" calcext:value-type="string">
            <text:p>5-8</text:p>
          </table:table-cell>
          <table:table-cell office:value-type="float" office:value="0.9535" calcext:value-type="float">
            <text:p>0,9535</text:p>
          </table:table-cell>
          <table:table-cell table:style-name="Default" office:value-type="float" office:value="0.7202" calcext:value-type="float">
            <text:p>0,720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A281];&quot;-&quot;;[.B281])" office:value-type="string" office:string-value="5-9" calcext:value-type="string">
            <text:p>5-9</text:p>
          </table:table-cell>
          <table:table-cell office:value-type="float" office:value="0.9529" calcext:value-type="float">
            <text:p>0,9529</text:p>
          </table:table-cell>
          <table:table-cell table:style-name="Default" office:value-type="float" office:value="0.712" calcext:value-type="float">
            <text:p>0,7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[.A282];&quot;-&quot;;[.B282])" office:value-type="string" office:string-value="5-10" calcext:value-type="string">
            <text:p>5-10</text:p>
          </table:table-cell>
          <table:table-cell office:value-type="float" office:value="0.9511" calcext:value-type="float">
            <text:p>0,9511</text:p>
          </table:table-cell>
          <table:table-cell table:style-name="Default" office:value-type="float" office:value="0.6944" calcext:value-type="float">
            <text:p>0,69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[.A283];&quot;-&quot;;[.B283])" office:value-type="string" office:string-value="6-6" calcext:value-type="string">
            <text:p>6-6</text:p>
          </table:table-cell>
          <table:table-cell office:value-type="float" office:value="0.949" calcext:value-type="float">
            <text:p>0,949</text:p>
          </table:table-cell>
          <table:table-cell table:style-name="Default" office:value-type="float" office:value="0.6406" calcext:value-type="float">
            <text:p>0,640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[.A284];&quot;-&quot;;[.B284])" office:value-type="string" office:string-value="6-7" calcext:value-type="string">
            <text:p>6-7</text:p>
          </table:table-cell>
          <table:table-cell office:value-type="float" office:value="0.9512" calcext:value-type="float">
            <text:p>0,9512</text:p>
          </table:table-cell>
          <table:table-cell table:style-name="Default" office:value-type="float" office:value="0.6781" calcext:value-type="float">
            <text:p>0,678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[.A285];&quot;-&quot;;[.B285])" office:value-type="string" office:string-value="6-8" calcext:value-type="string">
            <text:p>6-8</text:p>
          </table:table-cell>
          <table:table-cell office:value-type="float" office:value="0.949" calcext:value-type="float">
            <text:p>0,949</text:p>
          </table:table-cell>
          <table:table-cell table:style-name="Default" office:value-type="float" office:value="0.6534" calcext:value-type="float">
            <text:p>0,653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[.A286];&quot;-&quot;;[.B286])" office:value-type="string" office:string-value="6-9" calcext:value-type="string">
            <text:p>6-9</text:p>
          </table:table-cell>
          <table:table-cell office:value-type="float" office:value="0.9516" calcext:value-type="float">
            <text:p>0,9516</text:p>
          </table:table-cell>
          <table:table-cell table:style-name="Default" office:value-type="float" office:value="0.6889" calcext:value-type="float">
            <text:p>0,688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[.A287];&quot;-&quot;;[.B287])" office:value-type="string" office:string-value="6-10" calcext:value-type="string">
            <text:p>6-10</text:p>
          </table:table-cell>
          <table:table-cell office:value-type="float" office:value="0.9473" calcext:value-type="float">
            <text:p>0,9473</text:p>
          </table:table-cell>
          <table:table-cell table:style-name="Default" office:value-type="float" office:value="0.6336" calcext:value-type="float">
            <text:p>0,63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ONCATENATE([.A288];&quot;-&quot;;[.B288])" office:value-type="string" office:string-value="7-7" calcext:value-type="string">
            <text:p>7-7</text:p>
          </table:table-cell>
          <table:table-cell office:value-type="float" office:value="0.9484" calcext:value-type="float">
            <text:p>0,9484</text:p>
          </table:table-cell>
          <table:table-cell table:style-name="Default" office:value-type="float" office:value="0.6479" calcext:value-type="float">
            <text:p>0,647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[.A289];&quot;-&quot;;[.B289])" office:value-type="string" office:string-value="7-8" calcext:value-type="string">
            <text:p>7-8</text:p>
          </table:table-cell>
          <table:table-cell office:value-type="float" office:value="0.9496" calcext:value-type="float">
            <text:p>0,9496</text:p>
          </table:table-cell>
          <table:table-cell table:style-name="Default" office:value-type="float" office:value="0.6729" calcext:value-type="float">
            <text:p>0,672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[.A290];&quot;-&quot;;[.B290])" office:value-type="string" office:string-value="7-9" calcext:value-type="string">
            <text:p>7-9</text:p>
          </table:table-cell>
          <table:table-cell office:value-type="float" office:value="0.9492" calcext:value-type="float">
            <text:p>0,9492</text:p>
          </table:table-cell>
          <table:table-cell table:style-name="Default" office:value-type="float" office:value="0.6509" calcext:value-type="float">
            <text:p>0,650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[.A291];&quot;-&quot;;[.B291])" office:value-type="string" office:string-value="7-10" calcext:value-type="string">
            <text:p>7-10</text:p>
          </table:table-cell>
          <table:table-cell office:value-type="float" office:value="0.9469" calcext:value-type="float">
            <text:p>0,9469</text:p>
          </table:table-cell>
          <table:table-cell table:style-name="Default" office:value-type="float" office:value="0.6242" calcext:value-type="float">
            <text:p>0,62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292];&quot;-&quot;;[.B292])" office:value-type="string" office:string-value="8-8" calcext:value-type="string">
            <text:p>8-8</text:p>
          </table:table-cell>
          <table:table-cell office:value-type="float" office:value="0.9444" calcext:value-type="float">
            <text:p>0,9444</text:p>
          </table:table-cell>
          <table:table-cell table:style-name="Default" office:value-type="float" office:value="0.5678" calcext:value-type="float">
            <text:p>0,567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[.A293];&quot;-&quot;;[.B293])" office:value-type="string" office:string-value="8-9" calcext:value-type="string">
            <text:p>8-9</text:p>
          </table:table-cell>
          <table:table-cell office:value-type="float" office:value="0.9453" calcext:value-type="float">
            <text:p>0,9453</text:p>
          </table:table-cell>
          <table:table-cell table:style-name="Default" office:value-type="float" office:value="0.5791" calcext:value-type="float">
            <text:p>0,579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A294];&quot;-&quot;;[.B294])" office:value-type="string" office:string-value="8-10" calcext:value-type="string">
            <text:p>8-10</text:p>
          </table:table-cell>
          <table:table-cell office:value-type="float" office:value="0.9463" calcext:value-type="float">
            <text:p>0,9463</text:p>
          </table:table-cell>
          <table:table-cell table:style-name="Default" office:value-type="float" office:value="0.619" calcext:value-type="float">
            <text:p>0,6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ONCATENATE([.A295];&quot;-&quot;;[.B295])" office:value-type="string" office:string-value="9-9" calcext:value-type="string">
            <text:p>9-9</text:p>
          </table:table-cell>
          <table:table-cell office:value-type="float" office:value="0.9426" calcext:value-type="float">
            <text:p>0,9426</text:p>
          </table:table-cell>
          <table:table-cell table:style-name="Default" office:value-type="float" office:value="0.5262" calcext:value-type="float">
            <text:p>0,52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[.A296];&quot;-&quot;;[.B296])" office:value-type="string" office:string-value="9-10" calcext:value-type="string">
            <text:p>9-10</text:p>
          </table:table-cell>
          <table:table-cell office:value-type="float" office:value="0.9429" calcext:value-type="float">
            <text:p>0,9429</text:p>
          </table:table-cell>
          <table:table-cell table:style-name="Default" office:value-type="float" office:value="0.5314" calcext:value-type="float">
            <text:p>0,53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CONCATENATE([.A297];&quot;-&quot;;[.B297])" office:value-type="string" office:string-value="10-10" calcext:value-type="string">
            <text:p>10-10</text:p>
          </table:table-cell>
          <table:table-cell office:value-type="float" office:value="0.9409" calcext:value-type="float">
            <text:p>0,9409</text:p>
          </table:table-cell>
          <table:table-cell table:style-name="Default" office:value-type="float" office:value="0.4992" calcext:value-type="float">
            <text:p>0,4992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17" office:value-type="string" calcext:value-type="string" table:number-columns-spanned="5" table:number-rows-spanned="1">
            <text:p>50RF10</text:p>
          </table:table-cell>
          <table:covered-table-cell table:style-name="Default"/>
          <table:covered-table-cell table:style-name="ce8"/>
          <table:covered-table-cell table:style-name="Default"/>
          <table:covered-table-cell/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F-m (macro)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CONCATENATE([.B303];&quot;-&quot;;[.C303])" office:value-type="string" office:string-value="1-1" calcext:value-type="string">
            <text:p>1-1</text:p>
          </table:table-cell>
          <table:table-cell table:style-name="Default" office:value-type="float" office:value="0.9512" calcext:value-type="float">
            <text:p>0,9512</text:p>
          </table:table-cell>
          <table:table-cell office:value-type="float" office:value="0.72" calcext:value-type="float">
            <text:p>0,7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CONCATENATE([.B304];&quot;-&quot;;[.C304])" office:value-type="string" office:string-value="1-2" calcext:value-type="string">
            <text:p>1-2</text:p>
          </table:table-cell>
          <table:table-cell table:style-name="Default" office:value-type="float" office:value="0.9461" calcext:value-type="float">
            <text:p>0,9461</text:p>
          </table:table-cell>
          <table:table-cell office:value-type="float" office:value="0.6192" calcext:value-type="float">
            <text:p>0,619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8" table:formula="of:=CONCATENATE([.B305];&quot;-&quot;;[.C305])" office:value-type="string" office:string-value="1-3" calcext:value-type="string">
            <text:p>1-3</text:p>
          </table:table-cell>
          <table:table-cell table:style-name="Default" office:value-type="float" office:value="0.9455" calcext:value-type="float">
            <text:p>0,9455</text:p>
          </table:table-cell>
          <table:table-cell office:value-type="float" office:value="0.5968" calcext:value-type="float">
            <text:p>0,596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CONCATENATE([.B306];&quot;-&quot;;[.C306])" office:value-type="string" office:string-value="1-4" calcext:value-type="string">
            <text:p>1-4</text:p>
          </table:table-cell>
          <table:table-cell table:style-name="Default" office:value-type="float" office:value="0.9422" calcext:value-type="float">
            <text:p>0,9422</text:p>
          </table:table-cell>
          <table:table-cell office:value-type="float" office:value="0.5198" calcext:value-type="float">
            <text:p>0,519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CONCATENATE([.B307];&quot;-&quot;;[.C307])" office:value-type="string" office:string-value="1-5" calcext:value-type="string">
            <text:p>1-5</text:p>
          </table:table-cell>
          <table:table-cell table:style-name="Default" office:value-type="float" office:value="0.9407" calcext:value-type="float">
            <text:p>0,9407</text:p>
          </table:table-cell>
          <table:table-cell office:value-type="float" office:value="0.4958" calcext:value-type="float">
            <text:p>0,495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CONCATENATE([.B308];&quot;-&quot;;[.C308])" office:value-type="string" office:string-value="1-6" calcext:value-type="string">
            <text:p>1-6</text:p>
          </table:table-cell>
          <table:table-cell table:style-name="Default" office:value-type="float" office:value="0.9417" calcext:value-type="float">
            <text:p>0,9417</text:p>
          </table:table-cell>
          <table:table-cell office:value-type="float" office:value="0.5113" calcext:value-type="float">
            <text:p>0,5113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CONCATENATE([.B309];&quot;-&quot;;[.C309])" office:value-type="string" office:string-value="1-7" calcext:value-type="string">
            <text:p>1-7</text:p>
          </table:table-cell>
          <table:table-cell table:style-name="Default" office:value-type="float" office:value="0.9408" calcext:value-type="float">
            <text:p>0,9408</text:p>
          </table:table-cell>
          <table:table-cell office:value-type="float" office:value="0.4981" calcext:value-type="float">
            <text:p>0,498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10];&quot;-&quot;;[.C310])" office:value-type="string" office:string-value="1-8" calcext:value-type="string">
            <text:p>1-8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11];&quot;-&quot;;[.C311])" office:value-type="string" office:string-value="1-9" calcext:value-type="string">
            <text:p>1-9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12];&quot;-&quot;;[.C312])" office:value-type="string" office:string-value="1-10" calcext:value-type="string">
            <text:p>1-10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CONCATENATE([.B313];&quot;-&quot;;[.C313])" office:value-type="string" office:string-value="2-2" calcext:value-type="string">
            <text:p>2-2</text:p>
          </table:table-cell>
          <table:table-cell table:style-name="Default" office:value-type="float" office:value="0.9444" calcext:value-type="float">
            <text:p>0,9444</text:p>
          </table:table-cell>
          <table:table-cell office:value-type="float" office:value="0.5801" calcext:value-type="float">
            <text:p>0,580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table:formula="of:=CONCATENATE([.B314];&quot;-&quot;;[.C314])" office:value-type="string" office:string-value="2-3" calcext:value-type="string">
            <text:p>2-3</text:p>
          </table:table-cell>
          <table:table-cell table:style-name="Default" office:value-type="float" office:value="0.9445" calcext:value-type="float">
            <text:p>0,9445</text:p>
          </table:table-cell>
          <table:table-cell office:value-type="float" office:value="0.5574" calcext:value-type="float">
            <text:p>0,557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CONCATENATE([.B315];&quot;-&quot;;[.C315])" office:value-type="string" office:string-value="2-4" calcext:value-type="string">
            <text:p>2-4</text:p>
          </table:table-cell>
          <table:table-cell table:style-name="Default" office:value-type="float" office:value="0.942" calcext:value-type="float">
            <text:p>0,942</text:p>
          </table:table-cell>
          <table:table-cell office:value-type="float" office:value="0.5167" calcext:value-type="float">
            <text:p>0,5167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CONCATENATE([.B316];&quot;-&quot;;[.C316])" office:value-type="string" office:string-value="2-5" calcext:value-type="string">
            <text:p>2-5</text:p>
          </table:table-cell>
          <table:table-cell table:style-name="Default" office:value-type="float" office:value="0.9407" calcext:value-type="float">
            <text:p>0,9407</text:p>
          </table:table-cell>
          <table:table-cell office:value-type="float" office:value="0.4959" calcext:value-type="float">
            <text:p>0,4959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CONCATENATE([.B317];&quot;-&quot;;[.C317])" office:value-type="string" office:string-value="2-6" calcext:value-type="string">
            <text:p>2-6</text:p>
          </table:table-cell>
          <table:table-cell table:style-name="Default" office:value-type="float" office:value="0.9409" calcext:value-type="float">
            <text:p>0,9409</text:p>
          </table:table-cell>
          <table:table-cell office:value-type="float" office:value="0.4992" calcext:value-type="float">
            <text:p>0,499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CONCATENATE([.B318];&quot;-&quot;;[.C318])" office:value-type="string" office:string-value="2-7" calcext:value-type="string">
            <text:p>2-7</text:p>
          </table:table-cell>
          <table:table-cell table:style-name="Default" office:value-type="float" office:value="0.9405" calcext:value-type="float">
            <text:p>0,9405</text:p>
          </table:table-cell>
          <table:table-cell office:value-type="float" office:value="0.4914" calcext:value-type="float">
            <text:p>0,491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19];&quot;-&quot;;[.C319])" office:value-type="string" office:string-value="2-8" calcext:value-type="string">
            <text:p>2-8</text:p>
          </table:table-cell>
          <table:table-cell table:style-name="Default" office:value-type="float" office:value="0.9409" calcext:value-type="float">
            <text:p>0,9409</text:p>
          </table:table-cell>
          <table:table-cell office:value-type="float" office:value="0.4981" calcext:value-type="float">
            <text:p>0,498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20];&quot;-&quot;;[.C320])" office:value-type="string" office:string-value="2-9" calcext:value-type="string">
            <text:p>2-9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57" calcext:value-type="float">
            <text:p>0,4857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21];&quot;-&quot;;[.C321])" office:value-type="string" office:string-value="2-10" calcext:value-type="string">
            <text:p>2-10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table:formula="of:=CONCATENATE([.B322];&quot;-&quot;;[.C322])" office:value-type="string" office:string-value="3-3" calcext:value-type="string">
            <text:p>3-3</text:p>
          </table:table-cell>
          <table:table-cell table:style-name="Default" office:value-type="float" office:value="0.9409" calcext:value-type="float">
            <text:p>0,9409</text:p>
          </table:table-cell>
          <table:table-cell office:value-type="float" office:value="0.4992" calcext:value-type="float">
            <text:p>0,499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CONCATENATE([.B323];&quot;-&quot;;[.C323])" office:value-type="string" office:string-value="3-4" calcext:value-type="string">
            <text:p>3-4</text:p>
          </table:table-cell>
          <table:table-cell table:style-name="Default" office:value-type="float" office:value="0.9405" calcext:value-type="float">
            <text:p>0,9405</text:p>
          </table:table-cell>
          <table:table-cell office:value-type="float" office:value="0.4914" calcext:value-type="float">
            <text:p>0,491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CONCATENATE([.B324];&quot;-&quot;;[.C324])" office:value-type="string" office:string-value="3-5" calcext:value-type="string">
            <text:p>3-5</text:p>
          </table:table-cell>
          <table:table-cell table:style-name="Default" office:value-type="float" office:value="0.9412" calcext:value-type="float">
            <text:p>0,9412</text:p>
          </table:table-cell>
          <table:table-cell office:value-type="float" office:value="0.5036" calcext:value-type="float">
            <text:p>0,503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CONCATENATE([.B325];&quot;-&quot;;[.C325])" office:value-type="string" office:string-value="3-6" calcext:value-type="string">
            <text:p>3-6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CONCATENATE([.B326];&quot;-&quot;;[.C326])" office:value-type="string" office:string-value="3-7" calcext:value-type="string">
            <text:p>3-7</text:p>
          </table:table-cell>
          <table:table-cell table:style-name="Default" office:value-type="float" office:value="0.9405" calcext:value-type="float">
            <text:p>0,9405</text:p>
          </table:table-cell>
          <table:table-cell office:value-type="float" office:value="0.4925" calcext:value-type="float">
            <text:p>0,492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27];&quot;-&quot;;[.C327])" office:value-type="string" office:string-value="3-8" calcext:value-type="string">
            <text:p>3-8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28];&quot;-&quot;;[.C328])" office:value-type="string" office:string-value="3-9" calcext:value-type="string">
            <text:p>3-9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29];&quot;-&quot;;[.C329])" office:value-type="string" office:string-value="3-10" calcext:value-type="string">
            <text:p>3-10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CONCATENATE([.B330];&quot;-&quot;;[.C330])" office:value-type="string" office:string-value="4-4" calcext:value-type="string">
            <text:p>4-4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CONCATENATE([.B331];&quot;-&quot;;[.C331])" office:value-type="string" office:string-value="4-5" calcext:value-type="string">
            <text:p>4-5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CONCATENATE([.B332];&quot;-&quot;;[.C332])" office:value-type="string" office:string-value="4-6" calcext:value-type="string">
            <text:p>4-6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CONCATENATE([.B333];&quot;-&quot;;[.C333])" office:value-type="string" office:string-value="4-7" calcext:value-type="string">
            <text:p>4-7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34];&quot;-&quot;;[.C334])" office:value-type="string" office:string-value="4-8" calcext:value-type="string">
            <text:p>4-8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35];&quot;-&quot;;[.C335])" office:value-type="string" office:string-value="4-9" calcext:value-type="string">
            <text:p>4-9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36];&quot;-&quot;;[.C336])" office:value-type="string" office:string-value="4-10" calcext:value-type="string">
            <text:p>4-10</text:p>
          </table:table-cell>
          <table:table-cell table:style-name="Default" office:value-type="float" office:value="0.9404" calcext:value-type="float">
            <text:p>0,9404</text:p>
          </table:table-cell>
          <table:table-cell office:value-type="float" office:value="0.4902" calcext:value-type="float">
            <text:p>0,490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CONCATENATE([.B337];&quot;-&quot;;[.C337])" office:value-type="string" office:string-value="5-5" calcext:value-type="string">
            <text:p>5-5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CONCATENATE([.B338];&quot;-&quot;;[.C338])" office:value-type="string" office:string-value="5-6" calcext:value-type="string">
            <text:p>5-6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CONCATENATE([.B339];&quot;-&quot;;[.C339])" office:value-type="string" office:string-value="5-7" calcext:value-type="string">
            <text:p>5-7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40];&quot;-&quot;;[.C340])" office:value-type="string" office:string-value="5-8" calcext:value-type="string">
            <text:p>5-8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41];&quot;-&quot;;[.C341])" office:value-type="string" office:string-value="5-9" calcext:value-type="string">
            <text:p>5-9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42];&quot;-&quot;;[.C342])" office:value-type="string" office:string-value="5-10" calcext:value-type="string">
            <text:p>5-10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CONCATENATE([.B343];&quot;-&quot;;[.C343])" office:value-type="string" office:string-value="6-6" calcext:value-type="string">
            <text:p>6-6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CONCATENATE([.B344];&quot;-&quot;;[.C344])" office:value-type="string" office:string-value="6-7" calcext:value-type="string">
            <text:p>6-7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45];&quot;-&quot;;[.C345])" office:value-type="string" office:string-value="6-8" calcext:value-type="string">
            <text:p>6-8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46];&quot;-&quot;;[.C346])" office:value-type="string" office:string-value="6-9" calcext:value-type="string">
            <text:p>6-9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47];&quot;-&quot;;[.C347])" office:value-type="string" office:string-value="6-10" calcext:value-type="string">
            <text:p>6-10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CONCATENATE([.B348];&quot;-&quot;;[.C348])" office:value-type="string" office:string-value="7-7" calcext:value-type="string">
            <text:p>7-7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49];&quot;-&quot;;[.C349])" office:value-type="string" office:string-value="7-8" calcext:value-type="string">
            <text:p>7-8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50];&quot;-&quot;;[.C350])" office:value-type="string" office:string-value="7-9" calcext:value-type="string">
            <text:p>7-9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51];&quot;-&quot;;[.C351])" office:value-type="string" office:string-value="7-10" calcext:value-type="string">
            <text:p>7-10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CONCATENATE([.B352];&quot;-&quot;;[.C352])" office:value-type="string" office:string-value="8-8" calcext:value-type="string">
            <text:p>8-8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53];&quot;-&quot;;[.C353])" office:value-type="string" office:string-value="8-9" calcext:value-type="string">
            <text:p>8-9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54];&quot;-&quot;;[.C354])" office:value-type="string" office:string-value="8-10" calcext:value-type="string">
            <text:p>8-10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CONCATENATE([.B355];&quot;-&quot;;[.C355])" office:value-type="string" office:string-value="9-9" calcext:value-type="string">
            <text:p>9-9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56];&quot;-&quot;;[.C356])" office:value-type="string" office:string-value="9-10" calcext:value-type="string">
            <text:p>9-10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CONCATENATE([.B357];&quot;-&quot;;[.C357])" office:value-type="string" office:string-value="10-10" calcext:value-type="string">
            <text:p>10-10</text:p>
          </table:table-cell>
          <table:table-cell table:style-name="Default" office:value-type="float" office:value="0.9401" calcext:value-type="float">
            <text:p>0,9401</text:p>
          </table:table-cell>
          <table:table-cell office:value-type="float" office:value="0.4846" calcext:value-type="float">
            <text:p>0,484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8"/>
          <table:table-cell table:style-name="Default"/>
          <table:table-cell table:number-columns-repeated="6"/>
        </table:table-row>
      </table:table>
      <table:table table:name="rstr abs" table:style-name="ta1">
        <table:shapes>
          <draw:frame draw:z-index="0" draw:style-name="gr1" draw:text-style-name="P1" svg:width="403.1mm" svg:height="226.73mm" svg:x="180.58mm" svg:y="159.1mm">
            <draw:object draw:notify-on-update-of-ranges="'rstr abs'.C2:'rstr abs'.C2 'rstr abs'.C3:'rstr abs'.C92 'rstr abs'.D2:'rstr abs'.D2 'rstr abs'.D3:'rstr abs'.D92 'rstr abs'.E2:'rstr abs'.E2 'rstr abs'.E3:'rstr abs'.E92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" draw:style-name="gr1" draw:text-style-name="P1" svg:width="430.28mm" svg:height="242.02mm" svg:x="196.31mm" svg:y="428.33mm">
            <draw:object draw:notify-on-update-of-ranges="'rstr abs'.C96:'rstr abs'.C96 'rstr abs'.C97:'rstr abs'.C186 'rstr abs'.D96:'rstr abs'.D96 'rstr abs'.D97:'rstr abs'.D186 'rstr abs'.E96:'rstr abs'.E96 'rstr abs'.E97:'rstr abs'.E186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DT10</text:p>
          </table:table-cell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support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CONCATENATE([.A3];&quot;_&quot;;[.B3])" office:value-type="string" office:string-value="2_0,1" calcext:value-type="string">
            <text:p>2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CONCATENATE([.A4];&quot;_&quot;;[.B4])" office:value-type="string" office:string-value="2_0,2" calcext:value-type="string">
            <text:p>2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CONCATENATE([.A5];&quot;_&quot;;[.B5])" office:value-type="string" office:string-value="2_0,3" calcext:value-type="string">
            <text:p>2_0,3</text:p>
          </table:table-cell>
          <table:table-cell office:value-type="float" office:value="0.89" calcext:value-type="float">
            <text:p>0,89</text:p>
          </table:table-cell>
          <table:table-cell table:style-name="ce3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CONCATENATE([.A6];&quot;_&quot;;[.B6])" office:value-type="string" office:string-value="2_0,4" calcext:value-type="string">
            <text:p>2_0,4</text:p>
          </table:table-cell>
          <table:table-cell office:value-type="float" office:value="0.91" calcext:value-type="float">
            <text:p>0,91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CONCATENATE([.A7];&quot;_&quot;;[.B7])" office:value-type="string" office:string-value="2_0,5" calcext:value-type="string">
            <text:p>2_0,5</text:p>
          </table:table-cell>
          <table:table-cell office:value-type="float" office:value="0.88" calcext:value-type="float">
            <text:p>0,88</text:p>
          </table:table-cell>
          <table:table-cell table:style-name="ce3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CONCATENATE([.A8];&quot;_&quot;;[.B8])" office:value-type="string" office:string-value="2_0,6" calcext:value-type="string">
            <text:p>2_0,6</text:p>
          </table:table-cell>
          <table:table-cell office:value-type="float" office:value="0.87" calcext:value-type="float">
            <text:p>0,87</text:p>
          </table:table-cell>
          <table:table-cell table:style-name="ce3"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CONCATENATE([.A9];&quot;_&quot;;[.B9])" office:value-type="string" office:string-value="2_0,7" calcext:value-type="string">
            <text:p>2_0,7</text:p>
          </table:table-cell>
          <table:table-cell office:value-type="float" office:value="0.88" calcext:value-type="float">
            <text:p>0,88</text:p>
          </table:table-cell>
          <table:table-cell table:style-name="ce3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formula="of:=CONCATENATE([.A10];&quot;_&quot;;[.B10])" office:value-type="string" office:string-value="2_0,8" calcext:value-type="string">
            <text:p>2_0,8</text:p>
          </table:table-cell>
          <table:table-cell office:value-type="float" office:value="0.88" calcext:value-type="float">
            <text:p>0,88</text:p>
          </table:table-cell>
          <table:table-cell table:style-name="ce3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formula="of:=CONCATENATE([.A11];&quot;_&quot;;[.B11])" office:value-type="string" office:string-value="2_0,9" calcext:value-type="string">
            <text:p>2_0,9</text:p>
          </table:table-cell>
          <table:table-cell office:value-type="float" office:value="0.88" calcext:value-type="float">
            <text:p>0,88</text:p>
          </table:table-cell>
          <table:table-cell table:style-name="ce3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A12];&quot;_&quot;;[.B12])" office:value-type="string" office:string-value="2_1" calcext:value-type="string">
            <text:p>2_1</text:p>
          </table:table-cell>
          <table:table-cell office:value-type="float" office:value="0.88" calcext:value-type="float">
            <text:p>0,88</text:p>
          </table:table-cell>
          <table:table-cell table:style-name="ce3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CONCATENATE([.A13];&quot;_&quot;;[.B13])" office:value-type="string" office:string-value="3_0,1" calcext:value-type="string">
            <text:p>3_0,1</text:p>
          </table:table-cell>
          <table:table-cell office:value-type="float" office:value="0.88" calcext:value-type="float">
            <text:p>0,88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table:formula="of:=CONCATENATE([.A14];&quot;_&quot;;[.B14])" office:value-type="string" office:string-value="3_0,2" calcext:value-type="string">
            <text:p>3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formula="of:=CONCATENATE([.A15];&quot;_&quot;;[.B15])" office:value-type="string" office:string-value="3_0,3" calcext:value-type="string">
            <text:p>3_0,3</text:p>
          </table:table-cell>
          <table:table-cell office:value-type="float" office:value="0.85" calcext:value-type="float">
            <text:p>0,85</text:p>
          </table:table-cell>
          <table:table-cell table:style-name="ce3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table:formula="of:=CONCATENATE([.A16];&quot;_&quot;;[.B16])" office:value-type="string" office:string-value="3_0,4" calcext:value-type="string">
            <text:p>3_0,4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CONCATENATE([.A17];&quot;_&quot;;[.B17])" office:value-type="string" office:string-value="3_0,5" calcext:value-type="string">
            <text:p>3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table:formula="of:=CONCATENATE([.A18];&quot;_&quot;;[.B18])" office:value-type="string" office:string-value="3_0,6" calcext:value-type="string">
            <text:p>3_0,6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CONCATENATE([.A19];&quot;_&quot;;[.B19])" office:value-type="string" office:string-value="3_0,7" calcext:value-type="string">
            <text:p>3_0,7</text:p>
          </table:table-cell>
          <table:table-cell office:value-type="float" office:value="0.84" calcext:value-type="float">
            <text:p>0,84</text:p>
          </table:table-cell>
          <table:table-cell table:style-name="ce3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table:formula="of:=CONCATENATE([.A20];&quot;_&quot;;[.B20])" office:value-type="string" office:string-value="3_0,8" calcext:value-type="string">
            <text:p>3_0,8</text:p>
          </table:table-cell>
          <table:table-cell office:value-type="float" office:value="0.84" calcext:value-type="float">
            <text:p>0,84</text:p>
          </table:table-cell>
          <table:table-cell table:style-name="ce3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formula="of:=CONCATENATE([.A21];&quot;_&quot;;[.B21])" office:value-type="string" office:string-value="3_0,9" calcext:value-type="string">
            <text:p>3_0,9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A22];&quot;_&quot;;[.B22])" office:value-type="string" office:string-value="3_1" calcext:value-type="string">
            <text:p>3_1</text:p>
          </table:table-cell>
          <table:table-cell office:value-type="float" office:value="0.89" calcext:value-type="float">
            <text:p>0,89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formula="of:=CONCATENATE([.A23];&quot;_&quot;;[.B23])" office:value-type="string" office:string-value="4_0,1" calcext:value-type="string">
            <text:p>4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formula="of:=CONCATENATE([.A24];&quot;_&quot;;[.B24])" office:value-type="string" office:string-value="4_0,2" calcext:value-type="string">
            <text:p>4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formula="of:=CONCATENATE([.A25];&quot;_&quot;;[.B25])" office:value-type="string" office:string-value="4_0,3" calcext:value-type="string">
            <text:p>4_0,3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formula="of:=CONCATENATE([.A26];&quot;_&quot;;[.B26])" office:value-type="string" office:string-value="4_0,4" calcext:value-type="string">
            <text:p>4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formula="of:=CONCATENATE([.A27];&quot;_&quot;;[.B27])" office:value-type="string" office:string-value="4_0,5" calcext:value-type="string">
            <text:p>4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formula="of:=CONCATENATE([.A28];&quot;_&quot;;[.B28])" office:value-type="string" office:string-value="4_0,6" calcext:value-type="string">
            <text:p>4_0,6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formula="of:=CONCATENATE([.A29];&quot;_&quot;;[.B29])" office:value-type="string" office:string-value="4_0,7" calcext:value-type="string">
            <text:p>4_0,7</text:p>
          </table:table-cell>
          <table:table-cell office:value-type="float" office:value="0.79" calcext:value-type="float">
            <text:p>0,79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formula="of:=CONCATENATE([.A30];&quot;_&quot;;[.B30])" office:value-type="string" office:string-value="4_0,8" calcext:value-type="string">
            <text:p>4_0,8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formula="of:=CONCATENATE([.A31];&quot;_&quot;;[.B31])" office:value-type="string" office:string-value="4_0,9" calcext:value-type="string">
            <text:p>4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[.A32];&quot;_&quot;;[.B32])" office:value-type="string" office:string-value="4_1" calcext:value-type="string">
            <text:p>4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CONCATENATE([.A33];&quot;_&quot;;[.B33])" office:value-type="string" office:string-value="5_0,1" calcext:value-type="string">
            <text:p>5_0,1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CONCATENATE([.A34];&quot;_&quot;;[.B34])" office:value-type="string" office:string-value="5_0,2" calcext:value-type="string">
            <text:p>5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formula="of:=CONCATENATE([.A35];&quot;_&quot;;[.B35])" office:value-type="string" office:string-value="5_0,3" calcext:value-type="string">
            <text:p>5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table:formula="of:=CONCATENATE([.A36];&quot;_&quot;;[.B36])" office:value-type="string" office:string-value="5_0,4" calcext:value-type="string">
            <text:p>5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CONCATENATE([.A37];&quot;_&quot;;[.B37])" office:value-type="string" office:string-value="5_0,5" calcext:value-type="string">
            <text:p>5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table:formula="of:=CONCATENATE([.A38];&quot;_&quot;;[.B38])" office:value-type="string" office:string-value="5_0,6" calcext:value-type="string">
            <text:p>5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formula="of:=CONCATENATE([.A39];&quot;_&quot;;[.B39])" office:value-type="string" office:string-value="5_0,7" calcext:value-type="string">
            <text:p>5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formula="of:=CONCATENATE([.A40];&quot;_&quot;;[.B40])" office:value-type="string" office:string-value="5_0,8" calcext:value-type="string">
            <text:p>5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formula="of:=CONCATENATE([.A41];&quot;_&quot;;[.B41])" office:value-type="string" office:string-value="5_0,9" calcext:value-type="string">
            <text:p>5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42];&quot;_&quot;;[.B42])" office:value-type="string" office:string-value="5_1" calcext:value-type="string">
            <text:p>5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formula="of:=CONCATENATE([.A43];&quot;_&quot;;[.B43])" office:value-type="string" office:string-value="6_0,1" calcext:value-type="string">
            <text:p>6_0,1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CONCATENATE([.A44];&quot;_&quot;;[.B44])" office:value-type="string" office:string-value="6_0,2" calcext:value-type="string">
            <text:p>6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formula="of:=CONCATENATE([.A45];&quot;_&quot;;[.B45])" office:value-type="string" office:string-value="6_0,3" calcext:value-type="string">
            <text:p>6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table:formula="of:=CONCATENATE([.A46];&quot;_&quot;;[.B46])" office:value-type="string" office:string-value="6_0,4" calcext:value-type="string">
            <text:p>6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CONCATENATE([.A47];&quot;_&quot;;[.B47])" office:value-type="string" office:string-value="6_0,5" calcext:value-type="string">
            <text:p>6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CONCATENATE([.A48];&quot;_&quot;;[.B48])" office:value-type="string" office:string-value="6_0,6" calcext:value-type="string">
            <text:p>6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formula="of:=CONCATENATE([.A49];&quot;_&quot;;[.B49])" office:value-type="string" office:string-value="6_0,7" calcext:value-type="string">
            <text:p>6_0,7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formula="of:=CONCATENATE([.A50];&quot;_&quot;;[.B50])" office:value-type="string" office:string-value="6_0,8" calcext:value-type="string">
            <text:p>6_0,8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formula="of:=CONCATENATE([.A51];&quot;_&quot;;[.B51])" office:value-type="string" office:string-value="6_0,9" calcext:value-type="string">
            <text:p>6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[.A52];&quot;_&quot;;[.B52])" office:value-type="string" office:string-value="6_1" calcext:value-type="string">
            <text:p>6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formula="of:=CONCATENATE([.A53];&quot;_&quot;;[.B53])" office:value-type="string" office:string-value="7_0,1" calcext:value-type="string">
            <text:p>7_0,1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formula="of:=CONCATENATE([.A54];&quot;_&quot;;[.B54])" office:value-type="string" office:string-value="7_0,2" calcext:value-type="string">
            <text:p>7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table:formula="of:=CONCATENATE([.A55];&quot;_&quot;;[.B55])" office:value-type="string" office:string-value="7_0,3" calcext:value-type="string">
            <text:p>7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formula="of:=CONCATENATE([.A56];&quot;_&quot;;[.B56])" office:value-type="string" office:string-value="7_0,4" calcext:value-type="string">
            <text:p>7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table:formula="of:=CONCATENATE([.A57];&quot;_&quot;;[.B57])" office:value-type="string" office:string-value="7_0,5" calcext:value-type="string">
            <text:p>7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table:formula="of:=CONCATENATE([.A58];&quot;_&quot;;[.B58])" office:value-type="string" office:string-value="7_0,6" calcext:value-type="string">
            <text:p>7_0,6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formula="of:=CONCATENATE([.A59];&quot;_&quot;;[.B59])" office:value-type="string" office:string-value="7_0,7" calcext:value-type="string">
            <text:p>7_0,7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formula="of:=CONCATENATE([.A60];&quot;_&quot;;[.B60])" office:value-type="string" office:string-value="7_0,8" calcext:value-type="string">
            <text:p>7_0,8</text:p>
          </table:table-cell>
          <table:table-cell office:value-type="float" office:value="0.91" calcext:value-type="float">
            <text:p>0,91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formula="of:=CONCATENATE([.A61];&quot;_&quot;;[.B61])" office:value-type="string" office:string-value="7_0,9" calcext:value-type="string">
            <text:p>7_0,9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[.A62];&quot;_&quot;;[.B62])" office:value-type="string" office:string-value="7_1" calcext:value-type="string">
            <text:p>7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formula="of:=CONCATENATE([.A63];&quot;_&quot;;[.B63])" office:value-type="string" office:string-value="8_0,1" calcext:value-type="string">
            <text:p>8_0,1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table:formula="of:=CONCATENATE([.A64];&quot;_&quot;;[.B64])" office:value-type="string" office:string-value="8_0,2" calcext:value-type="string">
            <text:p>8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formula="of:=CONCATENATE([.A65];&quot;_&quot;;[.B65])" office:value-type="string" office:string-value="8_0,3" calcext:value-type="string">
            <text:p>8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formula="of:=CONCATENATE([.A66];&quot;_&quot;;[.B66])" office:value-type="string" office:string-value="8_0,4" calcext:value-type="string">
            <text:p>8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formula="of:=CONCATENATE([.A67];&quot;_&quot;;[.B67])" office:value-type="string" office:string-value="8_0,5" calcext:value-type="string">
            <text:p>8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table:formula="of:=CONCATENATE([.A68];&quot;_&quot;;[.B68])" office:value-type="string" office:string-value="8_0,6" calcext:value-type="string">
            <text:p>8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formula="of:=CONCATENATE([.A69];&quot;_&quot;;[.B69])" office:value-type="string" office:string-value="8_0,7" calcext:value-type="string">
            <text:p>8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formula="of:=CONCATENATE([.A70];&quot;_&quot;;[.B70])" office:value-type="string" office:string-value="8_0,8" calcext:value-type="string">
            <text:p>8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formula="of:=CONCATENATE([.A71];&quot;_&quot;;[.B71])" office:value-type="string" office:string-value="8_0,9" calcext:value-type="string">
            <text:p>8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[.A72];&quot;_&quot;;[.B72])" office:value-type="string" office:string-value="8_1" calcext:value-type="string">
            <text:p>8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CONCATENATE([.A73];&quot;_&quot;;[.B73])" office:value-type="string" office:string-value="9_0,1" calcext:value-type="string">
            <text:p>9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table:formula="of:=CONCATENATE([.A74];&quot;_&quot;;[.B74])" office:value-type="string" office:string-value="9_0,2" calcext:value-type="string">
            <text:p>9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table:formula="of:=CONCATENATE([.A75];&quot;_&quot;;[.B75])" office:value-type="string" office:string-value="9_0,3" calcext:value-type="string">
            <text:p>9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table:formula="of:=CONCATENATE([.A76];&quot;_&quot;;[.B76])" office:value-type="string" office:string-value="9_0,4" calcext:value-type="string">
            <text:p>9_0,4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CONCATENATE([.A77];&quot;_&quot;;[.B77])" office:value-type="string" office:string-value="9_0,5" calcext:value-type="string">
            <text:p>9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formula="of:=CONCATENATE([.A78];&quot;_&quot;;[.B78])" office:value-type="string" office:string-value="9_0,6" calcext:value-type="string">
            <text:p>9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formula="of:=CONCATENATE([.A79];&quot;_&quot;;[.B79])" office:value-type="string" office:string-value="9_0,7" calcext:value-type="string">
            <text:p>9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formula="of:=CONCATENATE([.A80];&quot;_&quot;;[.B80])" office:value-type="string" office:string-value="9_0,8" calcext:value-type="string">
            <text:p>9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formula="of:=CONCATENATE([.A81];&quot;_&quot;;[.B81])" office:value-type="string" office:string-value="9_0,9" calcext:value-type="string">
            <text:p>9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[.A82];&quot;_&quot;;[.B82])" office:value-type="string" office:string-value="9_1" calcext:value-type="string">
            <text:p>9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formula="of:=CONCATENATE([.A83];&quot;_&quot;;[.B83])" office:value-type="string" office:string-value="10_0,1" calcext:value-type="string">
            <text:p>10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CONCATENATE([.A84];&quot;_&quot;;[.B84])" office:value-type="string" office:string-value="10_0,2" calcext:value-type="string">
            <text:p>10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CONCATENATE([.A85];&quot;_&quot;;[.B85])" office:value-type="string" office:string-value="10_0,3" calcext:value-type="string">
            <text:p>10_0,3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CONCATENATE([.A86];&quot;_&quot;;[.B86])" office:value-type="string" office:string-value="10_0,4" calcext:value-type="string">
            <text:p>10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formula="of:=CONCATENATE([.A87];&quot;_&quot;;[.B87])" office:value-type="string" office:string-value="10_0,5" calcext:value-type="string">
            <text:p>10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formula="of:=CONCATENATE([.A88];&quot;_&quot;;[.B88])" office:value-type="string" office:string-value="10_0,6" calcext:value-type="string">
            <text:p>10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table:formula="of:=CONCATENATE([.A89];&quot;_&quot;;[.B89])" office:value-type="string" office:string-value="10_0,7" calcext:value-type="string">
            <text:p>10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formula="of:=CONCATENATE([.A90];&quot;_&quot;;[.B90])" office:value-type="string" office:string-value="10_0,8" calcext:value-type="string">
            <text:p>10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formula="of:=CONCATENATE([.A91];&quot;_&quot;;[.B91])" office:value-type="string" office:string-value="10_0,9" calcext:value-type="string">
            <text:p>10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[.A92];&quot;_&quot;;[.B92])" office:value-type="string" office:string-value="10_1" calcext:value-type="string">
            <text:p>10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5" table:number-rows-spanned="1">
            <text:p>MNB</text:p>
          </table:table-cell>
          <table:covered-table-cell/>
          <table:covered-table-cell table:style-name="ce8"/>
          <table:covered-table-cell office:value-type="string" calcext:value-type="string">
            <text:p>0.92</text:p>
          </table:covered-table-cell>
          <table:covered-table-cell/>
        </table:table-row>
        <table:table-row table:style-name="ro1"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support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CONCATENATE([.A97];&quot;_&quot;;[.B97])" office:value-type="string" office:string-value="2_0,1" calcext:value-type="string">
            <text:p>2_0,1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CONCATENATE([.A98];&quot;_&quot;;[.B98])" office:value-type="string" office:string-value="2_0,2" calcext:value-type="string">
            <text:p>2_0,2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CONCATENATE([.A99];&quot;_&quot;;[.B99])" office:value-type="string" office:string-value="2_0,3" calcext:value-type="string">
            <text:p>2_0,3</text:p>
          </table:table-cell>
          <table:table-cell office:value-type="float" office:value="0.88" calcext:value-type="float">
            <text:p>0,88</text:p>
          </table:table-cell>
          <table:table-cell table:style-name="ce3"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CONCATENATE([.A100];&quot;_&quot;;[.B100])" office:value-type="string" office:string-value="2_0,4" calcext:value-type="string">
            <text:p>2_0,4</text:p>
          </table:table-cell>
          <table:table-cell office:value-type="float" office:value="0.76" calcext:value-type="float">
            <text:p>0,76</text:p>
          </table:table-cell>
          <table:table-cell table:style-name="ce3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CONCATENATE([.A101];&quot;_&quot;;[.B101])" office:value-type="string" office:string-value="2_0,5" calcext:value-type="string">
            <text:p>2_0,5</text:p>
          </table:table-cell>
          <table:table-cell office:value-type="float" office:value="0.69" calcext:value-type="float">
            <text:p>0,69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CONCATENATE([.A102];&quot;_&quot;;[.B102])" office:value-type="string" office:string-value="2_0,6" calcext:value-type="string">
            <text:p>2_0,6</text:p>
          </table:table-cell>
          <table:table-cell office:value-type="float" office:value="0.65" calcext:value-type="float">
            <text:p>0,65</text:p>
          </table:table-cell>
          <table:table-cell table:style-name="ce3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CONCATENATE([.A103];&quot;_&quot;;[.B103])" office:value-type="string" office:string-value="2_0,7" calcext:value-type="string">
            <text:p>2_0,7</text:p>
          </table:table-cell>
          <table:table-cell office:value-type="float" office:value="0.67" calcext:value-type="float">
            <text:p>0,67</text:p>
          </table:table-cell>
          <table:table-cell table:style-name="ce3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formula="of:=CONCATENATE([.A104];&quot;_&quot;;[.B104])" office:value-type="string" office:string-value="2_0,8" calcext:value-type="string">
            <text:p>2_0,8</text:p>
          </table:table-cell>
          <table:table-cell office:value-type="float" office:value="0.67" calcext:value-type="float">
            <text:p>0,67</text:p>
          </table:table-cell>
          <table:table-cell table:style-name="ce3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formula="of:=CONCATENATE([.A105];&quot;_&quot;;[.B105])" office:value-type="string" office:string-value="2_0,9" calcext:value-type="string">
            <text:p>2_0,9</text:p>
          </table:table-cell>
          <table:table-cell office:value-type="float" office:value="0.65" calcext:value-type="float">
            <text:p>0,65</text:p>
          </table:table-cell>
          <table:table-cell table:style-name="ce3"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A106];&quot;_&quot;;[.B106])" office:value-type="string" office:string-value="2_1" calcext:value-type="string">
            <text:p>2_1</text:p>
          </table:table-cell>
          <table:table-cell office:value-type="float" office:value="0.65" calcext:value-type="float">
            <text:p>0,65</text:p>
          </table:table-cell>
          <table:table-cell table:style-name="ce3"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CONCATENATE([.A107];&quot;_&quot;;[.B107])" office:value-type="string" office:string-value="3_0,1" calcext:value-type="string">
            <text:p>3_0,1</text:p>
          </table:table-cell>
          <table:table-cell office:value-type="float" office:value="0.62" calcext:value-type="float">
            <text:p>0,62</text:p>
          </table:table-cell>
          <table:table-cell table:style-name="ce3"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table:formula="of:=CONCATENATE([.A108];&quot;_&quot;;[.B108])" office:value-type="string" office:string-value="3_0,2" calcext:value-type="string">
            <text:p>3_0,2</text:p>
          </table:table-cell>
          <table:table-cell office:value-type="float" office:value="0.52" calcext:value-type="float">
            <text:p>0,52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formula="of:=CONCATENATE([.A109];&quot;_&quot;;[.B109])" office:value-type="string" office:string-value="3_0,3" calcext:value-type="string">
            <text:p>3_0,3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table:formula="of:=CONCATENATE([.A110];&quot;_&quot;;[.B110])" office:value-type="string" office:string-value="3_0,4" calcext:value-type="string">
            <text:p>3_0,4</text:p>
          </table:table-cell>
          <table:table-cell office:value-type="float" office:value="0.32" calcext:value-type="float">
            <text:p>0,32</text:p>
          </table:table-cell>
          <table:table-cell table:style-name="ce3"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CONCATENATE([.A111];&quot;_&quot;;[.B111])" office:value-type="string" office:string-value="3_0,5" calcext:value-type="string">
            <text:p>3_0,5</text:p>
          </table:table-cell>
          <table:table-cell office:value-type="float" office:value="0.2" calcext:value-type="float">
            <text:p>0,2</text:p>
          </table:table-cell>
          <table:table-cell table:style-name="ce3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table:formula="of:=CONCATENATE([.A112];&quot;_&quot;;[.B112])" office:value-type="string" office:string-value="3_0,6" calcext:value-type="string">
            <text:p>3_0,6</text:p>
          </table:table-cell>
          <table:table-cell office:value-type="float" office:value="0.21" calcext:value-type="float">
            <text:p>0,21</text:p>
          </table:table-cell>
          <table:table-cell table:style-name="ce3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CONCATENATE([.A113];&quot;_&quot;;[.B113])" office:value-type="string" office:string-value="3_0,7" calcext:value-type="string">
            <text:p>3_0,7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table:formula="of:=CONCATENATE([.A114];&quot;_&quot;;[.B114])" office:value-type="string" office:string-value="3_0,8" calcext:value-type="string">
            <text:p>3_0,8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formula="of:=CONCATENATE([.A115];&quot;_&quot;;[.B115])" office:value-type="string" office:string-value="3_0,9" calcext:value-type="string">
            <text:p>3_0,9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A116];&quot;_&quot;;[.B116])" office:value-type="string" office:string-value="3_1" calcext:value-type="string">
            <text:p>3_1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formula="of:=CONCATENATE([.A117];&quot;_&quot;;[.B117])" office:value-type="string" office:string-value="4_0,1" calcext:value-type="string">
            <text:p>4_0,1</text:p>
          </table:table-cell>
          <table:table-cell office:value-type="float" office:value="0.47" calcext:value-type="float">
            <text:p>0,47</text:p>
          </table:table-cell>
          <table:table-cell table:style-name="ce3"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formula="of:=CONCATENATE([.A118];&quot;_&quot;;[.B118])" office:value-type="string" office:string-value="4_0,2" calcext:value-type="string">
            <text:p>4_0,2</text:p>
          </table:table-cell>
          <table:table-cell office:value-type="float" office:value="0.32" calcext:value-type="float">
            <text:p>0,32</text:p>
          </table:table-cell>
          <table:table-cell table:style-name="ce3"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formula="of:=CONCATENATE([.A119];&quot;_&quot;;[.B119])" office:value-type="string" office:string-value="4_0,3" calcext:value-type="string">
            <text:p>4_0,3</text:p>
          </table:table-cell>
          <table:table-cell office:value-type="float" office:value="0.33" calcext:value-type="float">
            <text:p>0,33</text:p>
          </table:table-cell>
          <table:table-cell table:style-name="ce3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formula="of:=CONCATENATE([.A120];&quot;_&quot;;[.B120])" office:value-type="string" office:string-value="4_0,4" calcext:value-type="string">
            <text:p>4_0,4</text:p>
          </table:table-cell>
          <table:table-cell office:value-type="float" office:value="0.16" calcext:value-type="float">
            <text:p>0,16</text:p>
          </table:table-cell>
          <table:table-cell table:style-name="ce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formula="of:=CONCATENATE([.A121];&quot;_&quot;;[.B121])" office:value-type="string" office:string-value="4_0,5" calcext:value-type="string">
            <text:p>4_0,5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formula="of:=CONCATENATE([.A122];&quot;_&quot;;[.B122])" office:value-type="string" office:string-value="4_0,6" calcext:value-type="string">
            <text:p>4_0,6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formula="of:=CONCATENATE([.A123];&quot;_&quot;;[.B123])" office:value-type="string" office:string-value="4_0,7" calcext:value-type="string">
            <text:p>4_0,7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formula="of:=CONCATENATE([.A124];&quot;_&quot;;[.B124])" office:value-type="string" office:string-value="4_0,8" calcext:value-type="string">
            <text:p>4_0,8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formula="of:=CONCATENATE([.A125];&quot;_&quot;;[.B125])" office:value-type="string" office:string-value="4_0,9" calcext:value-type="string">
            <text:p>4_0,9</text:p>
          </table:table-cell>
          <table:table-cell office:value-type="float" office:value="0.14" calcext:value-type="float">
            <text:p>0,14</text:p>
          </table:table-cell>
          <table:table-cell table:style-name="ce3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[.A126];&quot;_&quot;;[.B126])" office:value-type="string" office:string-value="4_1" calcext:value-type="string">
            <text:p>4_1</text:p>
          </table:table-cell>
          <table:table-cell office:value-type="float" office:value="0.14" calcext:value-type="float">
            <text:p>0,14</text:p>
          </table:table-cell>
          <table:table-cell table:style-name="ce3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CONCATENATE([.A127];&quot;_&quot;;[.B127])" office:value-type="string" office:string-value="5_0,1" calcext:value-type="string">
            <text:p>5_0,1</text:p>
          </table:table-cell>
          <table:table-cell office:value-type="float" office:value="0.24" calcext:value-type="float">
            <text:p>0,24</text:p>
          </table:table-cell>
          <table:table-cell table:style-name="ce3"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CONCATENATE([.A128];&quot;_&quot;;[.B128])" office:value-type="string" office:string-value="5_0,2" calcext:value-type="string">
            <text:p>5_0,2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formula="of:=CONCATENATE([.A129];&quot;_&quot;;[.B129])" office:value-type="string" office:string-value="5_0,3" calcext:value-type="string">
            <text:p>5_0,3</text:p>
          </table:table-cell>
          <table:table-cell office:value-type="float" office:value="0.1" calcext:value-type="float">
            <text:p>0,1</text:p>
          </table:table-cell>
          <table:table-cell table:style-name="ce3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table:formula="of:=CONCATENATE([.A130];&quot;_&quot;;[.B130])" office:value-type="string" office:string-value="5_0,4" calcext:value-type="string">
            <text:p>5_0,4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CONCATENATE([.A131];&quot;_&quot;;[.B131])" office:value-type="string" office:string-value="5_0,5" calcext:value-type="string">
            <text:p>5_0,5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table:formula="of:=CONCATENATE([.A132];&quot;_&quot;;[.B132])" office:value-type="string" office:string-value="5_0,6" calcext:value-type="string">
            <text:p>5_0,6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formula="of:=CONCATENATE([.A133];&quot;_&quot;;[.B133])" office:value-type="string" office:string-value="5_0,7" calcext:value-type="string">
            <text:p>5_0,7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formula="of:=CONCATENATE([.A134];&quot;_&quot;;[.B134])" office:value-type="string" office:string-value="5_0,8" calcext:value-type="string">
            <text:p>5_0,8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formula="of:=CONCATENATE([.A135];&quot;_&quot;;[.B135])" office:value-type="string" office:string-value="5_0,9" calcext:value-type="string">
            <text:p>5_0,9</text:p>
          </table:table-cell>
          <table:table-cell office:value-type="float" office:value="0.07" calcext:value-type="float">
            <text:p>0,07</text:p>
          </table:table-cell>
          <table:table-cell table:style-name="ce3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136];&quot;_&quot;;[.B136])" office:value-type="string" office:string-value="5_1" calcext:value-type="string">
            <text:p>5_1</text:p>
          </table:table-cell>
          <table:table-cell office:value-type="float" office:value="0.07" calcext:value-type="float">
            <text:p>0,07</text:p>
          </table:table-cell>
          <table:table-cell table:style-name="ce3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formula="of:=CONCATENATE([.A137];&quot;_&quot;;[.B137])" office:value-type="string" office:string-value="6_0,1" calcext:value-type="string">
            <text:p>6_0,1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CONCATENATE([.A138];&quot;_&quot;;[.B138])" office:value-type="string" office:string-value="6_0,2" calcext:value-type="string">
            <text:p>6_0,2</text:p>
          </table:table-cell>
          <table:table-cell office:value-type="float" office:value="0.25" calcext:value-type="float">
            <text:p>0,25</text:p>
          </table:table-cell>
          <table:table-cell table:style-name="ce3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formula="of:=CONCATENATE([.A139];&quot;_&quot;;[.B139])" office:value-type="string" office:string-value="6_0,3" calcext:value-type="string">
            <text:p>6_0,3</text:p>
          </table:table-cell>
          <table:table-cell office:value-type="float" office:value="0.21" calcext:value-type="float">
            <text:p>0,21</text:p>
          </table:table-cell>
          <table:table-cell table:style-name="ce3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table:formula="of:=CONCATENATE([.A140];&quot;_&quot;;[.B140])" office:value-type="string" office:string-value="6_0,4" calcext:value-type="string">
            <text:p>6_0,4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CONCATENATE([.A141];&quot;_&quot;;[.B141])" office:value-type="string" office:string-value="6_0,5" calcext:value-type="string">
            <text:p>6_0,5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CONCATENATE([.A142];&quot;_&quot;;[.B142])" office:value-type="string" office:string-value="6_0,6" calcext:value-type="string">
            <text:p>6_0,6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formula="of:=CONCATENATE([.A143];&quot;_&quot;;[.B143])" office:value-type="string" office:string-value="6_0,7" calcext:value-type="string">
            <text:p>6_0,7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formula="of:=CONCATENATE([.A144];&quot;_&quot;;[.B144])" office:value-type="string" office:string-value="6_0,8" calcext:value-type="string">
            <text:p>6_0,8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formula="of:=CONCATENATE([.A145];&quot;_&quot;;[.B145])" office:value-type="string" office:string-value="6_0,9" calcext:value-type="string">
            <text:p>6_0,9</text:p>
          </table:table-cell>
          <table:table-cell office:value-type="float" office:value="0.24" calcext:value-type="float">
            <text:p>0,24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[.A146];&quot;_&quot;;[.B146])" office:value-type="string" office:string-value="6_1" calcext:value-type="string">
            <text:p>6_1</text:p>
          </table:table-cell>
          <table:table-cell office:value-type="float" office:value="0.24" calcext:value-type="float">
            <text:p>0,24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formula="of:=CONCATENATE([.A147];&quot;_&quot;;[.B147])" office:value-type="string" office:string-value="7_0,1" calcext:value-type="string">
            <text:p>7_0,1</text:p>
          </table:table-cell>
          <table:table-cell office:value-type="float" office:value="0.26" calcext:value-type="float">
            <text:p>0,26</text:p>
          </table:table-cell>
          <table:table-cell table:style-name="ce3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formula="of:=CONCATENATE([.A148];&quot;_&quot;;[.B148])" office:value-type="string" office:string-value="7_0,2" calcext:value-type="string">
            <text:p>7_0,2</text:p>
          </table:table-cell>
          <table:table-cell office:value-type="float" office:value="0.23" calcext:value-type="float">
            <text:p>0,23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table:formula="of:=CONCATENATE([.A149];&quot;_&quot;;[.B149])" office:value-type="string" office:string-value="7_0,3" calcext:value-type="string">
            <text:p>7_0,3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formula="of:=CONCATENATE([.A150];&quot;_&quot;;[.B150])" office:value-type="string" office:string-value="7_0,4" calcext:value-type="string">
            <text:p>7_0,4</text:p>
          </table:table-cell>
          <table:table-cell office:value-type="float" office:value="0.1" calcext:value-type="float">
            <text:p>0,1</text:p>
          </table:table-cell>
          <table:table-cell table:style-name="ce3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table:formula="of:=CONCATENATE([.A151];&quot;_&quot;;[.B151])" office:value-type="string" office:string-value="7_0,5" calcext:value-type="string">
            <text:p>7_0,5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table:formula="of:=CONCATENATE([.A152];&quot;_&quot;;[.B152])" office:value-type="string" office:string-value="7_0,6" calcext:value-type="string">
            <text:p>7_0,6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formula="of:=CONCATENATE([.A153];&quot;_&quot;;[.B153])" office:value-type="string" office:string-value="7_0,7" calcext:value-type="string">
            <text:p>7_0,7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formula="of:=CONCATENATE([.A154];&quot;_&quot;;[.B154])" office:value-type="string" office:string-value="7_0,8" calcext:value-type="string">
            <text:p>7_0,8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formula="of:=CONCATENATE([.A155];&quot;_&quot;;[.B155])" office:value-type="string" office:string-value="7_0,9" calcext:value-type="string">
            <text:p>7_0,9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[.A156];&quot;_&quot;;[.B156])" office:value-type="string" office:string-value="7_1" calcext:value-type="string">
            <text:p>7_1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formula="of:=CONCATENATE([.A157];&quot;_&quot;;[.B157])" office:value-type="string" office:string-value="8_0,1" calcext:value-type="string">
            <text:p>8_0,1</text:p>
          </table:table-cell>
          <table:table-cell office:value-type="float" office:value="0.23" calcext:value-type="float">
            <text:p>0,23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table:formula="of:=CONCATENATE([.A158];&quot;_&quot;;[.B158])" office:value-type="string" office:string-value="8_0,2" calcext:value-type="string">
            <text:p>8_0,2</text:p>
          </table:table-cell>
          <table:table-cell office:value-type="float" office:value="0.16" calcext:value-type="float">
            <text:p>0,16</text:p>
          </table:table-cell>
          <table:table-cell table:style-name="ce3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formula="of:=CONCATENATE([.A159];&quot;_&quot;;[.B159])" office:value-type="string" office:string-value="8_0,3" calcext:value-type="string">
            <text:p>8_0,3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formula="of:=CONCATENATE([.A160];&quot;_&quot;;[.B160])" office:value-type="string" office:string-value="8_0,4" calcext:value-type="string">
            <text:p>8_0,4</text:p>
          </table:table-cell>
          <table:table-cell office:value-type="float" office:value="0.16" calcext:value-type="float">
            <text:p>0,16</text:p>
          </table:table-cell>
          <table:table-cell table:style-name="ce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formula="of:=CONCATENATE([.A161];&quot;_&quot;;[.B161])" office:value-type="string" office:string-value="8_0,5" calcext:value-type="string">
            <text:p>8_0,5</text:p>
          </table:table-cell>
          <table:table-cell office:value-type="float" office:value="0.24" calcext:value-type="float">
            <text:p>0,24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table:formula="of:=CONCATENATE([.A162];&quot;_&quot;;[.B162])" office:value-type="string" office:string-value="8_0,6" calcext:value-type="string">
            <text:p>8_0,6</text:p>
          </table:table-cell>
          <table:table-cell office:value-type="float" office:value="0.23" calcext:value-type="float">
            <text:p>0,23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formula="of:=CONCATENATE([.A163];&quot;_&quot;;[.B163])" office:value-type="string" office:string-value="8_0,7" calcext:value-type="string">
            <text:p>8_0,7</text:p>
          </table:table-cell>
          <table:table-cell office:value-type="float" office:value="0.23" calcext:value-type="float">
            <text:p>0,23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formula="of:=CONCATENATE([.A164];&quot;_&quot;;[.B164])" office:value-type="string" office:string-value="8_0,8" calcext:value-type="string">
            <text:p>8_0,8</text:p>
          </table:table-cell>
          <table:table-cell office:value-type="float" office:value="0.23" calcext:value-type="float">
            <text:p>0,23</text:p>
          </table:table-cell>
          <table:table-cell table:style-name="ce3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formula="of:=CONCATENATE([.A165];&quot;_&quot;;[.B165])" office:value-type="string" office:string-value="8_0,9" calcext:value-type="string">
            <text:p>8_0,9</text:p>
          </table:table-cell>
          <table:table-cell office:value-type="float" office:value="0.16" calcext:value-type="float">
            <text:p>0,16</text:p>
          </table:table-cell>
          <table:table-cell table:style-name="ce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[.A166];&quot;_&quot;;[.B166])" office:value-type="string" office:string-value="8_1" calcext:value-type="string">
            <text:p>8_1</text:p>
          </table:table-cell>
          <table:table-cell office:value-type="float" office:value="0.16" calcext:value-type="float">
            <text:p>0,16</text:p>
          </table:table-cell>
          <table:table-cell table:style-name="ce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CONCATENATE([.A167];&quot;_&quot;;[.B167])" office:value-type="string" office:string-value="9_0,1" calcext:value-type="string">
            <text:p>9_0,1</text:p>
          </table:table-cell>
          <table:table-cell office:value-type="float" office:value="0.14" calcext:value-type="float">
            <text:p>0,14</text:p>
          </table:table-cell>
          <table:table-cell table:style-name="ce3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table:formula="of:=CONCATENATE([.A168];&quot;_&quot;;[.B168])" office:value-type="string" office:string-value="9_0,2" calcext:value-type="string">
            <text:p>9_0,2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table:formula="of:=CONCATENATE([.A169];&quot;_&quot;;[.B169])" office:value-type="string" office:string-value="9_0,3" calcext:value-type="string">
            <text:p>9_0,3</text:p>
          </table:table-cell>
          <table:table-cell office:value-type="float" office:value="0.16" calcext:value-type="float">
            <text:p>0,16</text:p>
          </table:table-cell>
          <table:table-cell table:style-name="ce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table:formula="of:=CONCATENATE([.A170];&quot;_&quot;;[.B170])" office:value-type="string" office:string-value="9_0,4" calcext:value-type="string">
            <text:p>9_0,4</text:p>
          </table:table-cell>
          <table:table-cell office:value-type="float" office:value="0.1" calcext:value-type="float">
            <text:p>0,1</text:p>
          </table:table-cell>
          <table:table-cell table:style-name="ce3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CONCATENATE([.A171];&quot;_&quot;;[.B171])" office:value-type="string" office:string-value="9_0,5" calcext:value-type="string">
            <text:p>9_0,5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formula="of:=CONCATENATE([.A172];&quot;_&quot;;[.B172])" office:value-type="string" office:string-value="9_0,6" calcext:value-type="string">
            <text:p>9_0,6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formula="of:=CONCATENATE([.A173];&quot;_&quot;;[.B173])" office:value-type="string" office:string-value="9_0,7" calcext:value-type="string">
            <text:p>9_0,7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formula="of:=CONCATENATE([.A174];&quot;_&quot;;[.B174])" office:value-type="string" office:string-value="9_0,8" calcext:value-type="string">
            <text:p>9_0,8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formula="of:=CONCATENATE([.A175];&quot;_&quot;;[.B175])" office:value-type="string" office:string-value="9_0,9" calcext:value-type="string">
            <text:p>9_0,9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[.A176];&quot;_&quot;;[.B176])" office:value-type="string" office:string-value="9_1" calcext:value-type="string">
            <text:p>9_1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formula="of:=CONCATENATE([.A177];&quot;_&quot;;[.B177])" office:value-type="string" office:string-value="10_0,1" calcext:value-type="string">
            <text:p>10_0,1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CONCATENATE([.A178];&quot;_&quot;;[.B178])" office:value-type="string" office:string-value="10_0,2" calcext:value-type="string">
            <text:p>10_0,2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CONCATENATE([.A179];&quot;_&quot;;[.B179])" office:value-type="string" office:string-value="10_0,3" calcext:value-type="string">
            <text:p>10_0,3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CONCATENATE([.A180];&quot;_&quot;;[.B180])" office:value-type="string" office:string-value="10_0,4" calcext:value-type="string">
            <text:p>10_0,4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formula="of:=CONCATENATE([.A181];&quot;_&quot;;[.B181])" office:value-type="string" office:string-value="10_0,5" calcext:value-type="string">
            <text:p>10_0,5</text:p>
          </table:table-cell>
          <table:table-cell office:value-type="float" office:value="0.1" calcext:value-type="float">
            <text:p>0,1</text:p>
          </table:table-cell>
          <table:table-cell table:style-name="ce3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formula="of:=CONCATENATE([.A182];&quot;_&quot;;[.B182])" office:value-type="string" office:string-value="10_0,6" calcext:value-type="string">
            <text:p>10_0,6</text:p>
          </table:table-cell>
          <table:table-cell office:value-type="float" office:value="0.1" calcext:value-type="float">
            <text:p>0,1</text:p>
          </table:table-cell>
          <table:table-cell table:style-name="ce3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table:formula="of:=CONCATENATE([.A183];&quot;_&quot;;[.B183])" office:value-type="string" office:string-value="10_0,7" calcext:value-type="string">
            <text:p>10_0,7</text:p>
          </table:table-cell>
          <table:table-cell office:value-type="float" office:value="0.1" calcext:value-type="float">
            <text:p>0,1</text:p>
          </table:table-cell>
          <table:table-cell table:style-name="ce3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formula="of:=CONCATENATE([.A184];&quot;_&quot;;[.B184])" office:value-type="string" office:string-value="10_0,8" calcext:value-type="string">
            <text:p>10_0,8</text:p>
          </table:table-cell>
          <table:table-cell office:value-type="float" office:value="0.1" calcext:value-type="float">
            <text:p>0,1</text:p>
          </table:table-cell>
          <table:table-cell table:style-name="ce3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formula="of:=CONCATENATE([.A185];&quot;_&quot;;[.B185])" office:value-type="string" office:string-value="10_0,9" calcext:value-type="string">
            <text:p>10_0,9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[.A186];&quot;_&quot;;[.B186])" office:value-type="string" office:string-value="10_1" calcext:value-type="string">
            <text:p>10_1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0.09" calcext:value-type="float">
            <text:p>0,09</text:p>
          </table:table-cell>
        </table:table-row>
        <table:table-row table:style-name="ro1" table:number-rows-repeated="104838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str rel" table:style-name="ta1">
        <table:shapes>
          <draw:frame draw:z-index="0" draw:style-name="gr1" draw:text-style-name="P1" svg:width="325.01mm" svg:height="162.97mm" svg:x="182.26mm" svg:y="239.73mm">
            <draw:object draw:notify-on-update-of-ranges="'rstr rel'.C3:'rstr rel'.C92 'rstr rel'.D2:'rstr rel'.D2 'rstr rel'.D3:'rstr rel'.D92 'rstr rel'.E2:'rstr rel'.E2 'rstr rel'.E3:'rstr rel'.E92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1" draw:style-name="gr1" draw:text-style-name="P1" svg:width="403.33mm" svg:height="226.86mm" svg:x="181.92mm" svg:y="447.45mm">
            <draw:object draw:notify-on-update-of-ranges="'rstr rel'.C97:'rstr rel'.C186 'rstr rel'.D96:'rstr rel'.D96 'rstr rel'.D97:'rstr rel'.D186 'rstr rel'.E96:'rstr rel'.E96 'rstr rel'.E97:'rstr rel'.E18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7" table:default-cell-style-name="ce3"/>
        <table:table-column table:style-name="co1" table:default-cell-style-name="ce3"/>
        <table:table-column table:style-name="co10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DT10</text:p>
          </table:table-cell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support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CONCATENATE([.A3];&quot;_&quot;;[.B3])" office:value-type="string" office:string-value="2_0,1" calcext:value-type="string">
            <text:p>2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CONCATENATE([.A4];&quot;_&quot;;[.B4])" office:value-type="string" office:string-value="2_0,2" calcext:value-type="string">
            <text:p>2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CONCATENATE([.A5];&quot;_&quot;;[.B5])" office:value-type="string" office:string-value="2_0,3" calcext:value-type="string">
            <text:p>2_0,3</text:p>
          </table:table-cell>
          <table:table-cell office:value-type="float" office:value="0.89" calcext:value-type="float">
            <text:p>0,89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CONCATENATE([.A6];&quot;_&quot;;[.B6])" office:value-type="string" office:string-value="2_0,4" calcext:value-type="string">
            <text:p>2_0,4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CONCATENATE([.A7];&quot;_&quot;;[.B7])" office:value-type="string" office:string-value="2_0,5" calcext:value-type="string">
            <text:p>2_0,5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CONCATENATE([.A8];&quot;_&quot;;[.B8])" office:value-type="string" office:string-value="2_0,6" calcext:value-type="string">
            <text:p>2_0,6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CONCATENATE([.A9];&quot;_&quot;;[.B9])" office:value-type="string" office:string-value="2_0,7" calcext:value-type="string">
            <text:p>2_0,7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formula="of:=CONCATENATE([.A10];&quot;_&quot;;[.B10])" office:value-type="string" office:string-value="2_0,8" calcext:value-type="string">
            <text:p>2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formula="of:=CONCATENATE([.A11];&quot;_&quot;;[.B11])" office:value-type="string" office:string-value="2_0,9" calcext:value-type="string">
            <text:p>2_0,9</text:p>
          </table:table-cell>
          <table:table-cell office:value-type="float" office:value="0.87" calcext:value-type="float">
            <text:p>0,87</text:p>
          </table:table-cell>
          <table:table-cell table:style-name="ce3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A12];&quot;_&quot;;[.B12])" office:value-type="string" office:string-value="2_1" calcext:value-type="string">
            <text:p>2_1</text:p>
          </table:table-cell>
          <table:table-cell office:value-type="float" office:value="0.87" calcext:value-type="float">
            <text:p>0,87</text:p>
          </table:table-cell>
          <table:table-cell table:style-name="ce3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CONCATENATE([.A13];&quot;_&quot;;[.B13])" office:value-type="string" office:string-value="3_0,1" calcext:value-type="string">
            <text:p>3_0,1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table:formula="of:=CONCATENATE([.A14];&quot;_&quot;;[.B14])" office:value-type="string" office:string-value="3_0,2" calcext:value-type="string">
            <text:p>3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formula="of:=CONCATENATE([.A15];&quot;_&quot;;[.B15])" office:value-type="string" office:string-value="3_0,3" calcext:value-type="string">
            <text:p>3_0,3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table:formula="of:=CONCATENATE([.A16];&quot;_&quot;;[.B16])" office:value-type="string" office:string-value="3_0,4" calcext:value-type="string">
            <text:p>3_0,4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CONCATENATE([.A17];&quot;_&quot;;[.B17])" office:value-type="string" office:string-value="3_0,5" calcext:value-type="string">
            <text:p>3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table:formula="of:=CONCATENATE([.A18];&quot;_&quot;;[.B18])" office:value-type="string" office:string-value="3_0,6" calcext:value-type="string">
            <text:p>3_0,6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CONCATENATE([.A19];&quot;_&quot;;[.B19])" office:value-type="string" office:string-value="3_0,7" calcext:value-type="string">
            <text:p>3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table:formula="of:=CONCATENATE([.A20];&quot;_&quot;;[.B20])" office:value-type="string" office:string-value="3_0,8" calcext:value-type="string">
            <text:p>3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formula="of:=CONCATENATE([.A21];&quot;_&quot;;[.B21])" office:value-type="string" office:string-value="3_0,9" calcext:value-type="string">
            <text:p>3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A22];&quot;_&quot;;[.B22])" office:value-type="string" office:string-value="3_1" calcext:value-type="string">
            <text:p>3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formula="of:=CONCATENATE([.A23];&quot;_&quot;;[.B23])" office:value-type="string" office:string-value="4_0,1" calcext:value-type="string">
            <text:p>4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formula="of:=CONCATENATE([.A24];&quot;_&quot;;[.B24])" office:value-type="string" office:string-value="4_0,2" calcext:value-type="string">
            <text:p>4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formula="of:=CONCATENATE([.A25];&quot;_&quot;;[.B25])" office:value-type="string" office:string-value="4_0,3" calcext:value-type="string">
            <text:p>4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formula="of:=CONCATENATE([.A26];&quot;_&quot;;[.B26])" office:value-type="string" office:string-value="4_0,4" calcext:value-type="string">
            <text:p>4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formula="of:=CONCATENATE([.A27];&quot;_&quot;;[.B27])" office:value-type="string" office:string-value="4_0,5" calcext:value-type="string">
            <text:p>4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formula="of:=CONCATENATE([.A28];&quot;_&quot;;[.B28])" office:value-type="string" office:string-value="4_0,6" calcext:value-type="string">
            <text:p>4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formula="of:=CONCATENATE([.A29];&quot;_&quot;;[.B29])" office:value-type="string" office:string-value="4_0,7" calcext:value-type="string">
            <text:p>4_0,7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formula="of:=CONCATENATE([.A30];&quot;_&quot;;[.B30])" office:value-type="string" office:string-value="4_0,8" calcext:value-type="string">
            <text:p>4_0,8</text:p>
          </table:table-cell>
          <table:table-cell office:value-type="float" office:value="0.92" calcext:value-type="float">
            <text:p>0,92</text:p>
          </table:table-cell>
          <table:table-cell table:style-name="ce3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formula="of:=CONCATENATE([.A31];&quot;_&quot;;[.B31])" office:value-type="string" office:string-value="4_0,9" calcext:value-type="string">
            <text:p>4_0,9</text:p>
          </table:table-cell>
          <table:table-cell office:value-type="float" office:value="0.91" calcext:value-type="float">
            <text:p>0,91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[.A32];&quot;_&quot;;[.B32])" office:value-type="string" office:string-value="4_1" calcext:value-type="string">
            <text:p>4_1</text:p>
          </table:table-cell>
          <table:table-cell office:value-type="float" office:value="0.91" calcext:value-type="float">
            <text:p>0,91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CONCATENATE([.A33];&quot;_&quot;;[.B33])" office:value-type="string" office:string-value="5_0,1" calcext:value-type="string">
            <text:p>5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CONCATENATE([.A34];&quot;_&quot;;[.B34])" office:value-type="string" office:string-value="5_0,2" calcext:value-type="string">
            <text:p>5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formula="of:=CONCATENATE([.A35];&quot;_&quot;;[.B35])" office:value-type="string" office:string-value="5_0,3" calcext:value-type="string">
            <text:p>5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table:formula="of:=CONCATENATE([.A36];&quot;_&quot;;[.B36])" office:value-type="string" office:string-value="5_0,4" calcext:value-type="string">
            <text:p>5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CONCATENATE([.A37];&quot;_&quot;;[.B37])" office:value-type="string" office:string-value="5_0,5" calcext:value-type="string">
            <text:p>5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table:formula="of:=CONCATENATE([.A38];&quot;_&quot;;[.B38])" office:value-type="string" office:string-value="5_0,6" calcext:value-type="string">
            <text:p>5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formula="of:=CONCATENATE([.A39];&quot;_&quot;;[.B39])" office:value-type="string" office:string-value="5_0,7" calcext:value-type="string">
            <text:p>5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formula="of:=CONCATENATE([.A40];&quot;_&quot;;[.B40])" office:value-type="string" office:string-value="5_0,8" calcext:value-type="string">
            <text:p>5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formula="of:=CONCATENATE([.A41];&quot;_&quot;;[.B41])" office:value-type="string" office:string-value="5_0,9" calcext:value-type="string">
            <text:p>5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42];&quot;_&quot;;[.B42])" office:value-type="string" office:string-value="5_1" calcext:value-type="string">
            <text:p>5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formula="of:=CONCATENATE([.A43];&quot;_&quot;;[.B43])" office:value-type="string" office:string-value="6_0,1" calcext:value-type="string">
            <text:p>6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CONCATENATE([.A44];&quot;_&quot;;[.B44])" office:value-type="string" office:string-value="6_0,2" calcext:value-type="string">
            <text:p>6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formula="of:=CONCATENATE([.A45];&quot;_&quot;;[.B45])" office:value-type="string" office:string-value="6_0,3" calcext:value-type="string">
            <text:p>6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table:formula="of:=CONCATENATE([.A46];&quot;_&quot;;[.B46])" office:value-type="string" office:string-value="6_0,4" calcext:value-type="string">
            <text:p>6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CONCATENATE([.A47];&quot;_&quot;;[.B47])" office:value-type="string" office:string-value="6_0,5" calcext:value-type="string">
            <text:p>6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CONCATENATE([.A48];&quot;_&quot;;[.B48])" office:value-type="string" office:string-value="6_0,6" calcext:value-type="string">
            <text:p>6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formula="of:=CONCATENATE([.A49];&quot;_&quot;;[.B49])" office:value-type="string" office:string-value="6_0,7" calcext:value-type="string">
            <text:p>6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formula="of:=CONCATENATE([.A50];&quot;_&quot;;[.B50])" office:value-type="string" office:string-value="6_0,8" calcext:value-type="string">
            <text:p>6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formula="of:=CONCATENATE([.A51];&quot;_&quot;;[.B51])" office:value-type="string" office:string-value="6_0,9" calcext:value-type="string">
            <text:p>6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[.A52];&quot;_&quot;;[.B52])" office:value-type="string" office:string-value="6_1" calcext:value-type="string">
            <text:p>6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formula="of:=CONCATENATE([.A53];&quot;_&quot;;[.B53])" office:value-type="string" office:string-value="7_0,1" calcext:value-type="string">
            <text:p>7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formula="of:=CONCATENATE([.A54];&quot;_&quot;;[.B54])" office:value-type="string" office:string-value="7_0,2" calcext:value-type="string">
            <text:p>7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table:formula="of:=CONCATENATE([.A55];&quot;_&quot;;[.B55])" office:value-type="string" office:string-value="7_0,3" calcext:value-type="string">
            <text:p>7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formula="of:=CONCATENATE([.A56];&quot;_&quot;;[.B56])" office:value-type="string" office:string-value="7_0,4" calcext:value-type="string">
            <text:p>7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table:formula="of:=CONCATENATE([.A57];&quot;_&quot;;[.B57])" office:value-type="string" office:string-value="7_0,5" calcext:value-type="string">
            <text:p>7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table:formula="of:=CONCATENATE([.A58];&quot;_&quot;;[.B58])" office:value-type="string" office:string-value="7_0,6" calcext:value-type="string">
            <text:p>7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formula="of:=CONCATENATE([.A59];&quot;_&quot;;[.B59])" office:value-type="string" office:string-value="7_0,7" calcext:value-type="string">
            <text:p>7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formula="of:=CONCATENATE([.A60];&quot;_&quot;;[.B60])" office:value-type="string" office:string-value="7_0,8" calcext:value-type="string">
            <text:p>7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formula="of:=CONCATENATE([.A61];&quot;_&quot;;[.B61])" office:value-type="string" office:string-value="7_0,9" calcext:value-type="string">
            <text:p>7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[.A62];&quot;_&quot;;[.B62])" office:value-type="string" office:string-value="7_1" calcext:value-type="string">
            <text:p>7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formula="of:=CONCATENATE([.A63];&quot;_&quot;;[.B63])" office:value-type="string" office:string-value="8_0,1" calcext:value-type="string">
            <text:p>8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table:formula="of:=CONCATENATE([.A64];&quot;_&quot;;[.B64])" office:value-type="string" office:string-value="8_0,2" calcext:value-type="string">
            <text:p>8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formula="of:=CONCATENATE([.A65];&quot;_&quot;;[.B65])" office:value-type="string" office:string-value="8_0,3" calcext:value-type="string">
            <text:p>8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formula="of:=CONCATENATE([.A66];&quot;_&quot;;[.B66])" office:value-type="string" office:string-value="8_0,4" calcext:value-type="string">
            <text:p>8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formula="of:=CONCATENATE([.A67];&quot;_&quot;;[.B67])" office:value-type="string" office:string-value="8_0,5" calcext:value-type="string">
            <text:p>8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table:formula="of:=CONCATENATE([.A68];&quot;_&quot;;[.B68])" office:value-type="string" office:string-value="8_0,6" calcext:value-type="string">
            <text:p>8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formula="of:=CONCATENATE([.A69];&quot;_&quot;;[.B69])" office:value-type="string" office:string-value="8_0,7" calcext:value-type="string">
            <text:p>8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formula="of:=CONCATENATE([.A70];&quot;_&quot;;[.B70])" office:value-type="string" office:string-value="8_0,8" calcext:value-type="string">
            <text:p>8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formula="of:=CONCATENATE([.A71];&quot;_&quot;;[.B71])" office:value-type="string" office:string-value="8_0,9" calcext:value-type="string">
            <text:p>8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[.A72];&quot;_&quot;;[.B72])" office:value-type="string" office:string-value="8_1" calcext:value-type="string">
            <text:p>8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CONCATENATE([.A73];&quot;_&quot;;[.B73])" office:value-type="string" office:string-value="9_0,1" calcext:value-type="string">
            <text:p>9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table:formula="of:=CONCATENATE([.A74];&quot;_&quot;;[.B74])" office:value-type="string" office:string-value="9_0,2" calcext:value-type="string">
            <text:p>9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table:formula="of:=CONCATENATE([.A75];&quot;_&quot;;[.B75])" office:value-type="string" office:string-value="9_0,3" calcext:value-type="string">
            <text:p>9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table:formula="of:=CONCATENATE([.A76];&quot;_&quot;;[.B76])" office:value-type="string" office:string-value="9_0,4" calcext:value-type="string">
            <text:p>9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CONCATENATE([.A77];&quot;_&quot;;[.B77])" office:value-type="string" office:string-value="9_0,5" calcext:value-type="string">
            <text:p>9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formula="of:=CONCATENATE([.A78];&quot;_&quot;;[.B78])" office:value-type="string" office:string-value="9_0,6" calcext:value-type="string">
            <text:p>9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formula="of:=CONCATENATE([.A79];&quot;_&quot;;[.B79])" office:value-type="string" office:string-value="9_0,7" calcext:value-type="string">
            <text:p>9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formula="of:=CONCATENATE([.A80];&quot;_&quot;;[.B80])" office:value-type="string" office:string-value="9_0,8" calcext:value-type="string">
            <text:p>9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formula="of:=CONCATENATE([.A81];&quot;_&quot;;[.B81])" office:value-type="string" office:string-value="9_0,9" calcext:value-type="string">
            <text:p>9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[.A82];&quot;_&quot;;[.B82])" office:value-type="string" office:string-value="9_1" calcext:value-type="string">
            <text:p>9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formula="of:=CONCATENATE([.A83];&quot;_&quot;;[.B83])" office:value-type="string" office:string-value="10_0,1" calcext:value-type="string">
            <text:p>10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CONCATENATE([.A84];&quot;_&quot;;[.B84])" office:value-type="string" office:string-value="10_0,2" calcext:value-type="string">
            <text:p>10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CONCATENATE([.A85];&quot;_&quot;;[.B85])" office:value-type="string" office:string-value="10_0,3" calcext:value-type="string">
            <text:p>10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CONCATENATE([.A86];&quot;_&quot;;[.B86])" office:value-type="string" office:string-value="10_0,4" calcext:value-type="string">
            <text:p>10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formula="of:=CONCATENATE([.A87];&quot;_&quot;;[.B87])" office:value-type="string" office:string-value="10_0,5" calcext:value-type="string">
            <text:p>10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formula="of:=CONCATENATE([.A88];&quot;_&quot;;[.B88])" office:value-type="string" office:string-value="10_0,6" calcext:value-type="string">
            <text:p>10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table:formula="of:=CONCATENATE([.A89];&quot;_&quot;;[.B89])" office:value-type="string" office:string-value="10_0,7" calcext:value-type="string">
            <text:p>10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formula="of:=CONCATENATE([.A90];&quot;_&quot;;[.B90])" office:value-type="string" office:string-value="10_0,8" calcext:value-type="string">
            <text:p>10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formula="of:=CONCATENATE([.A91];&quot;_&quot;;[.B91])" office:value-type="string" office:string-value="10_0,9" calcext:value-type="string">
            <text:p>10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[.A92];&quot;_&quot;;[.B92])" office:value-type="string" office:string-value="10_1" calcext:value-type="string">
            <text:p>10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5" table:number-rows-spanned="1">
            <text:p>MNB</text:p>
          </table:table-cell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support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CONCATENATE([.A97];&quot;_&quot;;[.B97])" office:value-type="string" office:string-value="2_0,1" calcext:value-type="string">
            <text:p>2_0,1</text:p>
          </table:table-cell>
          <table:table-cell office:value-type="float" office:value="0.91" calcext:value-type="float">
            <text:p>0,91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CONCATENATE([.A98];&quot;_&quot;;[.B98])" office:value-type="string" office:string-value="2_0,2" calcext:value-type="string">
            <text:p>2_0,2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CONCATENATE([.A99];&quot;_&quot;;[.B99])" office:value-type="string" office:string-value="2_0,3" calcext:value-type="string">
            <text:p>2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CONCATENATE([.A100];&quot;_&quot;;[.B100])" office:value-type="string" office:string-value="2_0,4" calcext:value-type="string">
            <text:p>2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CONCATENATE([.A101];&quot;_&quot;;[.B101])" office:value-type="string" office:string-value="2_0,5" calcext:value-type="string">
            <text:p>2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CONCATENATE([.A102];&quot;_&quot;;[.B102])" office:value-type="string" office:string-value="2_0,6" calcext:value-type="string">
            <text:p>2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CONCATENATE([.A103];&quot;_&quot;;[.B103])" office:value-type="string" office:string-value="2_0,7" calcext:value-type="string">
            <text:p>2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formula="of:=CONCATENATE([.A104];&quot;_&quot;;[.B104])" office:value-type="string" office:string-value="2_0,8" calcext:value-type="string">
            <text:p>2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formula="of:=CONCATENATE([.A105];&quot;_&quot;;[.B105])" office:value-type="string" office:string-value="2_0,9" calcext:value-type="string">
            <text:p>2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A106];&quot;_&quot;;[.B106])" office:value-type="string" office:string-value="2_1" calcext:value-type="string">
            <text:p>2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CONCATENATE([.A107];&quot;_&quot;;[.B107])" office:value-type="string" office:string-value="3_0,1" calcext:value-type="string">
            <text:p>3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table:formula="of:=CONCATENATE([.A108];&quot;_&quot;;[.B108])" office:value-type="string" office:string-value="3_0,2" calcext:value-type="string">
            <text:p>3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formula="of:=CONCATENATE([.A109];&quot;_&quot;;[.B109])" office:value-type="string" office:string-value="3_0,3" calcext:value-type="string">
            <text:p>3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table:formula="of:=CONCATENATE([.A110];&quot;_&quot;;[.B110])" office:value-type="string" office:string-value="3_0,4" calcext:value-type="string">
            <text:p>3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CONCATENATE([.A111];&quot;_&quot;;[.B111])" office:value-type="string" office:string-value="3_0,5" calcext:value-type="string">
            <text:p>3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table:formula="of:=CONCATENATE([.A112];&quot;_&quot;;[.B112])" office:value-type="string" office:string-value="3_0,6" calcext:value-type="string">
            <text:p>3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CONCATENATE([.A113];&quot;_&quot;;[.B113])" office:value-type="string" office:string-value="3_0,7" calcext:value-type="string">
            <text:p>3_0,7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table:formula="of:=CONCATENATE([.A114];&quot;_&quot;;[.B114])" office:value-type="string" office:string-value="3_0,8" calcext:value-type="string">
            <text:p>3_0,8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formula="of:=CONCATENATE([.A115];&quot;_&quot;;[.B115])" office:value-type="string" office:string-value="3_0,9" calcext:value-type="string">
            <text:p>3_0,9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A116];&quot;_&quot;;[.B116])" office:value-type="string" office:string-value="3_1" calcext:value-type="string">
            <text:p>3_1</text:p>
          </table:table-cell>
          <table:table-cell office:value-type="float" office:value="0.93" calcext:value-type="float">
            <text:p>0,93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formula="of:=CONCATENATE([.A117];&quot;_&quot;;[.B117])" office:value-type="string" office:string-value="4_0,1" calcext:value-type="string">
            <text:p>4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formula="of:=CONCATENATE([.A118];&quot;_&quot;;[.B118])" office:value-type="string" office:string-value="4_0,2" calcext:value-type="string">
            <text:p>4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formula="of:=CONCATENATE([.A119];&quot;_&quot;;[.B119])" office:value-type="string" office:string-value="4_0,3" calcext:value-type="string">
            <text:p>4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formula="of:=CONCATENATE([.A120];&quot;_&quot;;[.B120])" office:value-type="string" office:string-value="4_0,4" calcext:value-type="string">
            <text:p>4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formula="of:=CONCATENATE([.A121];&quot;_&quot;;[.B121])" office:value-type="string" office:string-value="4_0,5" calcext:value-type="string">
            <text:p>4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formula="of:=CONCATENATE([.A122];&quot;_&quot;;[.B122])" office:value-type="string" office:string-value="4_0,6" calcext:value-type="string">
            <text:p>4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formula="of:=CONCATENATE([.A123];&quot;_&quot;;[.B123])" office:value-type="string" office:string-value="4_0,7" calcext:value-type="string">
            <text:p>4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formula="of:=CONCATENATE([.A124];&quot;_&quot;;[.B124])" office:value-type="string" office:string-value="4_0,8" calcext:value-type="string">
            <text:p>4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formula="of:=CONCATENATE([.A125];&quot;_&quot;;[.B125])" office:value-type="string" office:string-value="4_0,9" calcext:value-type="string">
            <text:p>4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[.A126];&quot;_&quot;;[.B126])" office:value-type="string" office:string-value="4_1" calcext:value-type="string">
            <text:p>4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CONCATENATE([.A127];&quot;_&quot;;[.B127])" office:value-type="string" office:string-value="5_0,1" calcext:value-type="string">
            <text:p>5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CONCATENATE([.A128];&quot;_&quot;;[.B128])" office:value-type="string" office:string-value="5_0,2" calcext:value-type="string">
            <text:p>5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formula="of:=CONCATENATE([.A129];&quot;_&quot;;[.B129])" office:value-type="string" office:string-value="5_0,3" calcext:value-type="string">
            <text:p>5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table:formula="of:=CONCATENATE([.A130];&quot;_&quot;;[.B130])" office:value-type="string" office:string-value="5_0,4" calcext:value-type="string">
            <text:p>5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CONCATENATE([.A131];&quot;_&quot;;[.B131])" office:value-type="string" office:string-value="5_0,5" calcext:value-type="string">
            <text:p>5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table:formula="of:=CONCATENATE([.A132];&quot;_&quot;;[.B132])" office:value-type="string" office:string-value="5_0,6" calcext:value-type="string">
            <text:p>5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formula="of:=CONCATENATE([.A133];&quot;_&quot;;[.B133])" office:value-type="string" office:string-value="5_0,7" calcext:value-type="string">
            <text:p>5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formula="of:=CONCATENATE([.A134];&quot;_&quot;;[.B134])" office:value-type="string" office:string-value="5_0,8" calcext:value-type="string">
            <text:p>5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formula="of:=CONCATENATE([.A135];&quot;_&quot;;[.B135])" office:value-type="string" office:string-value="5_0,9" calcext:value-type="string">
            <text:p>5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136];&quot;_&quot;;[.B136])" office:value-type="string" office:string-value="5_1" calcext:value-type="string">
            <text:p>5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formula="of:=CONCATENATE([.A137];&quot;_&quot;;[.B137])" office:value-type="string" office:string-value="6_0,1" calcext:value-type="string">
            <text:p>6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CONCATENATE([.A138];&quot;_&quot;;[.B138])" office:value-type="string" office:string-value="6_0,2" calcext:value-type="string">
            <text:p>6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formula="of:=CONCATENATE([.A139];&quot;_&quot;;[.B139])" office:value-type="string" office:string-value="6_0,3" calcext:value-type="string">
            <text:p>6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table:formula="of:=CONCATENATE([.A140];&quot;_&quot;;[.B140])" office:value-type="string" office:string-value="6_0,4" calcext:value-type="string">
            <text:p>6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CONCATENATE([.A141];&quot;_&quot;;[.B141])" office:value-type="string" office:string-value="6_0,5" calcext:value-type="string">
            <text:p>6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CONCATENATE([.A142];&quot;_&quot;;[.B142])" office:value-type="string" office:string-value="6_0,6" calcext:value-type="string">
            <text:p>6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formula="of:=CONCATENATE([.A143];&quot;_&quot;;[.B143])" office:value-type="string" office:string-value="6_0,7" calcext:value-type="string">
            <text:p>6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formula="of:=CONCATENATE([.A144];&quot;_&quot;;[.B144])" office:value-type="string" office:string-value="6_0,8" calcext:value-type="string">
            <text:p>6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formula="of:=CONCATENATE([.A145];&quot;_&quot;;[.B145])" office:value-type="string" office:string-value="6_0,9" calcext:value-type="string">
            <text:p>6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[.A146];&quot;_&quot;;[.B146])" office:value-type="string" office:string-value="6_1" calcext:value-type="string">
            <text:p>6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formula="of:=CONCATENATE([.A147];&quot;_&quot;;[.B147])" office:value-type="string" office:string-value="7_0,1" calcext:value-type="string">
            <text:p>7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formula="of:=CONCATENATE([.A148];&quot;_&quot;;[.B148])" office:value-type="string" office:string-value="7_0,2" calcext:value-type="string">
            <text:p>7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table:formula="of:=CONCATENATE([.A149];&quot;_&quot;;[.B149])" office:value-type="string" office:string-value="7_0,3" calcext:value-type="string">
            <text:p>7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formula="of:=CONCATENATE([.A150];&quot;_&quot;;[.B150])" office:value-type="string" office:string-value="7_0,4" calcext:value-type="string">
            <text:p>7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table:formula="of:=CONCATENATE([.A151];&quot;_&quot;;[.B151])" office:value-type="string" office:string-value="7_0,5" calcext:value-type="string">
            <text:p>7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table:formula="of:=CONCATENATE([.A152];&quot;_&quot;;[.B152])" office:value-type="string" office:string-value="7_0,6" calcext:value-type="string">
            <text:p>7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formula="of:=CONCATENATE([.A153];&quot;_&quot;;[.B153])" office:value-type="string" office:string-value="7_0,7" calcext:value-type="string">
            <text:p>7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formula="of:=CONCATENATE([.A154];&quot;_&quot;;[.B154])" office:value-type="string" office:string-value="7_0,8" calcext:value-type="string">
            <text:p>7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formula="of:=CONCATENATE([.A155];&quot;_&quot;;[.B155])" office:value-type="string" office:string-value="7_0,9" calcext:value-type="string">
            <text:p>7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[.A156];&quot;_&quot;;[.B156])" office:value-type="string" office:string-value="7_1" calcext:value-type="string">
            <text:p>7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formula="of:=CONCATENATE([.A157];&quot;_&quot;;[.B157])" office:value-type="string" office:string-value="8_0,1" calcext:value-type="string">
            <text:p>8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table:formula="of:=CONCATENATE([.A158];&quot;_&quot;;[.B158])" office:value-type="string" office:string-value="8_0,2" calcext:value-type="string">
            <text:p>8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formula="of:=CONCATENATE([.A159];&quot;_&quot;;[.B159])" office:value-type="string" office:string-value="8_0,3" calcext:value-type="string">
            <text:p>8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formula="of:=CONCATENATE([.A160];&quot;_&quot;;[.B160])" office:value-type="string" office:string-value="8_0,4" calcext:value-type="string">
            <text:p>8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formula="of:=CONCATENATE([.A161];&quot;_&quot;;[.B161])" office:value-type="string" office:string-value="8_0,5" calcext:value-type="string">
            <text:p>8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table:formula="of:=CONCATENATE([.A162];&quot;_&quot;;[.B162])" office:value-type="string" office:string-value="8_0,6" calcext:value-type="string">
            <text:p>8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formula="of:=CONCATENATE([.A163];&quot;_&quot;;[.B163])" office:value-type="string" office:string-value="8_0,7" calcext:value-type="string">
            <text:p>8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formula="of:=CONCATENATE([.A164];&quot;_&quot;;[.B164])" office:value-type="string" office:string-value="8_0,8" calcext:value-type="string">
            <text:p>8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formula="of:=CONCATENATE([.A165];&quot;_&quot;;[.B165])" office:value-type="string" office:string-value="8_0,9" calcext:value-type="string">
            <text:p>8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[.A166];&quot;_&quot;;[.B166])" office:value-type="string" office:string-value="8_1" calcext:value-type="string">
            <text:p>8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CONCATENATE([.A167];&quot;_&quot;;[.B167])" office:value-type="string" office:string-value="9_0,1" calcext:value-type="string">
            <text:p>9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table:formula="of:=CONCATENATE([.A168];&quot;_&quot;;[.B168])" office:value-type="string" office:string-value="9_0,2" calcext:value-type="string">
            <text:p>9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table:formula="of:=CONCATENATE([.A169];&quot;_&quot;;[.B169])" office:value-type="string" office:string-value="9_0,3" calcext:value-type="string">
            <text:p>9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table:formula="of:=CONCATENATE([.A170];&quot;_&quot;;[.B170])" office:value-type="string" office:string-value="9_0,4" calcext:value-type="string">
            <text:p>9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CONCATENATE([.A171];&quot;_&quot;;[.B171])" office:value-type="string" office:string-value="9_0,5" calcext:value-type="string">
            <text:p>9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formula="of:=CONCATENATE([.A172];&quot;_&quot;;[.B172])" office:value-type="string" office:string-value="9_0,6" calcext:value-type="string">
            <text:p>9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formula="of:=CONCATENATE([.A173];&quot;_&quot;;[.B173])" office:value-type="string" office:string-value="9_0,7" calcext:value-type="string">
            <text:p>9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formula="of:=CONCATENATE([.A174];&quot;_&quot;;[.B174])" office:value-type="string" office:string-value="9_0,8" calcext:value-type="string">
            <text:p>9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formula="of:=CONCATENATE([.A175];&quot;_&quot;;[.B175])" office:value-type="string" office:string-value="9_0,9" calcext:value-type="string">
            <text:p>9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[.A176];&quot;_&quot;;[.B176])" office:value-type="string" office:string-value="9_1" calcext:value-type="string">
            <text:p>9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formula="of:=CONCATENATE([.A177];&quot;_&quot;;[.B177])" office:value-type="string" office:string-value="10_0,1" calcext:value-type="string">
            <text:p>10_0,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CONCATENATE([.A178];&quot;_&quot;;[.B178])" office:value-type="string" office:string-value="10_0,2" calcext:value-type="string">
            <text:p>10_0,2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CONCATENATE([.A179];&quot;_&quot;;[.B179])" office:value-type="string" office:string-value="10_0,3" calcext:value-type="string">
            <text:p>10_0,3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CONCATENATE([.A180];&quot;_&quot;;[.B180])" office:value-type="string" office:string-value="10_0,4" calcext:value-type="string">
            <text:p>10_0,4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formula="of:=CONCATENATE([.A181];&quot;_&quot;;[.B181])" office:value-type="string" office:string-value="10_0,5" calcext:value-type="string">
            <text:p>10_0,5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formula="of:=CONCATENATE([.A182];&quot;_&quot;;[.B182])" office:value-type="string" office:string-value="10_0,6" calcext:value-type="string">
            <text:p>10_0,6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table:formula="of:=CONCATENATE([.A183];&quot;_&quot;;[.B183])" office:value-type="string" office:string-value="10_0,7" calcext:value-type="string">
            <text:p>10_0,7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formula="of:=CONCATENATE([.A184];&quot;_&quot;;[.B184])" office:value-type="string" office:string-value="10_0,8" calcext:value-type="string">
            <text:p>10_0,8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formula="of:=CONCATENATE([.A185];&quot;_&quot;;[.B185])" office:value-type="string" office:string-value="10_0,9" calcext:value-type="string">
            <text:p>10_0,9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[.A186];&quot;_&quot;;[.B186])" office:value-type="string" office:string-value="10_1" calcext:value-type="string">
            <text:p>10_1</text:p>
          </table:table-cell>
          <table:table-cell office:value-type="float" office:value="0.94" calcext:value-type="float">
            <text:p>0,94</text:p>
          </table:table-cell>
          <table:table-cell table:style-name="ce3" office:value-type="float" office:value="0.48" calcext:value-type="float">
            <text:p>0,48</text:p>
          </table:table-cell>
        </table:table-row>
        <table:table-row table:style-name="ro1" table:number-rows-repeated="104838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57:01.505082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9:47:25.879975100</meta:creation-date>
    <meta:generator>LibreOffice/6.0.7.3$Linux_X86_64 LibreOffice_project/00m0$Build-3</meta:generator>
    <dc:date>2020-03-27T16:18:59.779571215</dc:date>
    <meta:editing-duration>P5DT51M48S</meta:editing-duration>
    <meta:editing-cycles>29</meta:editing-cycles>
    <meta:document-statistic meta:table-count="6" meta:cell-count="5286"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93cm" svg:height="6.971cm" xlink:href=".." xlink:type="simple" chart:class="chart:line" chart:style-name="ch1">
        <chart:title svg:x="1.43cm" svg:y="0.275cm" chart:style-name="ch2">
          <text:p>Acc. en fonction des modèles baselines (DT10)</text:p>
        </chart:title>
        <chart:subtitle svg:x="5.226cm" svg:y="1.193cm" chart:style-name="ch3">
          <text:p>Fintoc test</text:p>
        </chart:subtitle>
        <chart:legend chart:legend-position="end" svg:x="10.335cm" svg:y="3.186cm" style:legend-expansion="high" chart:style-name="ch4"/>
        <chart:plot-area chart:style-name="ch5" table:cell-range-address="Baselines.A3:Baselines.B9 Baselines.B2:Baselines.B2" chart:data-source-has-labels="both" svg:x="1.258cm" svg:y="2.015cm" svg:width="8.83cm" svg:height="3.836cm">
          <chartooo:coordinate-region svg:x="2.17cm" svg:y="2.015cm" svg:width="7.705cm" svg:height="3.189cm"/>
          <chart:axis chart:dimension="x" chart:name="primary-x" chart:style-name="ch6" chartooo:axis-type="auto">
            <chartooo:date-scale/>
            <chart:title svg:x="4.994cm" svg:y="5.99cm" chart:style-name="ch7">
              <text:p>Modèles</text:p>
            </chart:title>
            <chart:categories table:cell-range-address="Baselines.A3:Baselines.A9"/>
          </chart:axis>
          <chart:axis chart:dimension="y" chart:name="primary-y" chart:style-name="ch6">
            <chart:title svg:x="0.451cm" svg:y="4.295cm" chart:style-name="ch8">
              <text:p>Acc.</text:p>
            </chart:title>
            <chart:grid chart:style-name="ch9" chart:class="major"/>
          </chart:axis>
          <chart:series chart:style-name="ch10" chart:values-cell-range-address="Baselines.B3:Baselines.B9" chart:label-cell-address="Baselines.B2:Baselines.B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Baselines.B2:Baseline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Baselines.A3:Baselines.A9</svg:desc>
                </draw:g>
              </table:table-cell>
              <table:table-cell office:value-type="float" office:value="0.94">
                <text:p>0.94</text:p>
                <draw:g>
                  <svg:desc>Baselines.B3:Baselines.B9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B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B7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716cm" svg:height="9.935cm" xlink:href=".." xlink:type="simple" chart:class="chart:line" chart:style-name="ch1">
        <chart:title svg:x="7.488cm" svg:y="0.334cm" chart:style-name="ch2">
          <text:p>Acc. et F-m (macro) en fonction des modèles (n_min-n_max) - DT10</text:p>
        </chart:title>
        <chart:subtitle svg:x="13.388cm" svg:y="1.311cm" chart:style-name="ch3">
          <text:p>Fintoc test</text:p>
        </chart:subtitle>
        <chart:legend svg:x="21.859cm" svg:y="4.363cm" style:legend-expansion="custom" chartooo:width="6.48cm" chartooo:height="2.475cm" style:legend-expansion-aspect-ratio="2.61818181818182" chart:style-name="ch4"/>
        <chart:plot-area chart:style-name="ch5" table:cell-range-address="'ngramChar rel'.C3:'ngramChar rel'.E57 'ngramChar rel'.D2:'ngramChar rel'.E2" chart:data-source-has-labels="both" svg:x="2.692cm" svg:y="2.159cm" svg:width="19.306cm" svg:height="6.158cm">
          <chartooo:coordinate-region svg:x="3.604cm" svg:y="2.358cm" svg:width="18.253cm" svg:height="4.829cm"/>
          <chart:axis chart:dimension="x" chart:name="primary-x" chart:style-name="ch6" chartooo:axis-type="auto">
            <chartooo:date-scale/>
            <chart:title svg:x="10.528cm" svg:y="8.515cm" chart:style-name="ch7">
              <text:p>Modèles (n_min-n_max)</text:p>
            </chart:title>
            <chart:categories table:cell-range-address="'ngramChar rel'.C3:'ngramChar rel'.C57"/>
          </chart:axis>
          <chart:axis chart:dimension="y" chart:name="primary-y" chart:style-name="ch8">
            <chart:title svg:x="1.558cm" svg:y="6.684cm" chart:style-name="ch9">
              <text:p>Acc. et F-m (macro)</text:p>
            </chart:title>
            <chart:grid chart:style-name="ch10" chart:class="major"/>
          </chart:axis>
          <chart:series chart:style-name="ch11" chart:values-cell-range-address="'ngramChar rel'.D3:'ngramChar rel'.D57" chart:label-cell-address="'ngramChar rel'.D2:'ngramChar rel'.D2" chart:class="chart:line">
            <chart:data-point chart:repeated="55"/>
          </chart:series>
          <chart:series chart:style-name="ch12" chart:values-cell-range-address="'ngramChar rel'.E3:'ngramChar rel'.E57" chart:label-cell-address="'ngramChar rel'.E2:'ngramChar rel'.E2" chart:class="chart:line">
            <chart:data-point chart:repeated="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rel'.D2:'ngramChar rel'.D2</svg:desc>
                </draw:g>
              </table:table-cell>
              <table:table-cell office:value-type="string">
                <text:p>Macromoyenne F-mesure</text:p>
                <draw:g>
                  <svg:desc>'ngramChar rel'.E2:'ngramChar rel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3:'ngramChar rel'.C57</svg:desc>
                </draw:g>
              </table:table-cell>
              <table:table-cell office:value-type="float" office:value="0.95">
                <text:p>0.95</text:p>
                <draw:g>
                  <svg:desc>'ngramChar rel'.D3:'ngramChar rel'.D57</svg:desc>
                </draw:g>
              </table:table-cell>
              <table:table-cell office:value-type="float" office:value="0.8">
                <text:p>0.8</text:p>
                <draw:g>
                  <svg:desc>'ngramChar rel'.E3:'ngramChar rel'.E57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6">
                <text:p>0.9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6">
                <text:p>0.9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59cm" svg:height="10.462cm" xlink:href=".." xlink:type="simple" chart:class="chart:line" chart:style-name="ch1">
        <chart:title svg:x="7.499cm" svg:y="0.345cm" chart:style-name="ch2">
          <text:p>Acc. et F-m (macro) en fonction des modèles (n_min-n_max) - MNB</text:p>
        </chart:title>
        <chart:subtitle svg:x="13.359cm" svg:y="1.333cm" chart:style-name="ch3">
          <text:p>Fintoc test</text:p>
        </chart:subtitle>
        <chart:legend svg:x="24.229cm" svg:y="4.593cm" style:legend-expansion="custom" chartooo:width="4.054cm" chartooo:height="3.514cm" style:legend-expansion-aspect-ratio="1.15367103016505" chart:style-name="ch4"/>
        <chart:plot-area chart:style-name="ch5" table:cell-range-address="'ngramChar rel'.C62:'ngramChar rel'.E116 'ngramChar rel'.D61:'ngramChar rel'.E61" chart:data-source-has-labels="both" svg:x="1.58cm" svg:y="2.283cm" svg:width="20.454cm" svg:height="6.414cm">
          <chartooo:coordinate-region svg:x="2.307cm" svg:y="2.482cm" svg:width="19.586cm" svg:height="5.085cm"/>
          <chart:axis chart:dimension="x" chart:name="primary-x" chart:style-name="ch6" chartooo:axis-type="auto">
            <chartooo:date-scale/>
            <chart:title svg:x="9.99cm" svg:y="8.906cm" chart:style-name="ch7">
              <text:p>Modèles (n_min-n_max)</text:p>
            </chart:title>
            <chart:categories table:cell-range-address="'ngramChar rel'.C62:'ngramChar rel'.C116"/>
          </chart:axis>
          <chart:axis chart:dimension="y" chart:name="primary-y" chart:style-name="ch6">
            <chart:title svg:x="0.447cm" svg:y="6.936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rel'.D62:'ngramChar rel'.D116" chart:label-cell-address="'ngramChar rel'.D61:'ngramChar rel'.D61" chart:class="chart:line">
            <chart:data-point chart:repeated="55"/>
          </chart:series>
          <chart:series chart:style-name="ch11" chart:values-cell-range-address="'ngramChar rel'.E62:'ngramChar rel'.E116" chart:label-cell-address="'ngramChar rel'.E61:'ngramChar rel'.E61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rel'.D61:'ngramChar rel'.D61</svg:desc>
                </draw:g>
              </table:table-cell>
              <table:table-cell office:value-type="string">
                <text:p>Macromoyenne F-mesure</text:p>
                <draw:g>
                  <svg:desc>'ngramChar rel'.E61:'ngramChar rel'.E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62:'ngramChar rel'.C116</svg:desc>
                </draw:g>
              </table:table-cell>
              <table:table-cell office:value-type="float" office:value="0.94">
                <text:p>0.94</text:p>
                <draw:g>
                  <svg:desc>'ngramChar rel'.D62:'ngramChar rel'.D116</svg:desc>
                </draw:g>
              </table:table-cell>
              <table:table-cell office:value-type="float" office:value="0.48">
                <text:p>0.48</text:p>
                <draw:g>
                  <svg:desc>'ngramChar rel'.E62:'ngramChar rel'.E116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4">
                <text:p>0.9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4">
                <text:p>0.9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69cm" svg:height="9.002cm" xlink:href=".." xlink:type="simple" chart:class="chart:line" chart:style-name="ch1">
        <chart:title svg:x="3.056cm" svg:y="0.316cm" chart:style-name="ch2">
          <text:p>F1-m (macro) en fonction des modèles - n_min=1</text:p>
        </chart:title>
        <chart:subtitle svg:x="7.064cm" svg:y="1.275cm" chart:style-name="ch3">
          <text:p>Fintoc test</text:p>
        </chart:subtitle>
        <chart:legend chart:legend-position="end" svg:x="10.809cm" svg:y="4.202cm" style:legend-expansion="high" chart:style-name="ch4"/>
        <chart:plot-area chart:style-name="ch5" table:cell-range-address="'ngramChar rel'.C3:'ngramChar rel'.C12 'ngramChar rel'.E2:'ngramChar rel'.E12" chart:data-source-has-labels="both" svg:x="1.332cm" svg:y="2.138cm" svg:width="9.156cm" svg:height="5.703cm">
          <chartooo:coordinate-region svg:x="2.43cm" svg:y="2.337cm" svg:width="7.727cm" svg:height="4.857cm"/>
          <chart:axis chart:dimension="x" chart:name="primary-x" chart:style-name="ch6" chartooo:axis-type="auto">
            <chartooo:date-scale/>
            <chart:title svg:x="4.093cm" svg:y="8.021cm" chart:style-name="ch7">
              <text:p>Modèles (n_min-n_max)</text:p>
            </chart:title>
            <chart:categories table:cell-range-address="'ngramChar rel'.C3:'ngramChar rel'.C12"/>
          </chart:axis>
          <chart:axis chart:dimension="y" chart:name="primary-y" chart:style-name="ch6">
            <chart:title svg:x="0.451cm" svg:y="5.919cm" chart:style-name="ch8">
              <text:p>F-m (macro)</text:p>
            </chart:title>
            <chart:grid chart:style-name="ch9" chart:class="major"/>
          </chart:axis>
          <chart:series chart:style-name="ch10" chart:values-cell-range-address="'ngramChar rel'.E3:'ngramChar rel'.E12" chart:label-cell-address="'ngramChar rel'.E2:'ngramChar rel'.E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moyenne F-mesure</text:p>
                <draw:g>
                  <svg:desc>'ngramChar rel'.E2:'ngramChar rel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3:'ngramChar rel'.C12</svg:desc>
                </draw:g>
              </table:table-cell>
              <table:table-cell office:value-type="float" office:value="0.8">
                <text:p>0.8</text:p>
                <draw:g>
                  <svg:desc>'ngramChar rel'.E3:'ngramChar rel'.E12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3.145cm" svg:y="0.316cm" chart:style-name="ch2">
          <text:p>F-m (macro) en fonction des modèles - n_min=2</text:p>
        </chart:title>
        <chart:subtitle svg:x="7.034cm" svg:y="1.275cm" chart:style-name="ch3">
          <text:p>Fintoc test</text:p>
        </chart:subtitle>
        <chart:legend chart:legend-position="end" svg:x="13.076cm" svg:y="4.202cm" style:legend-expansion="high" chart:style-name="ch4"/>
        <chart:plot-area chart:style-name="ch5" table:cell-range-address="'ngramChar rel'.C13:'ngramChar rel'.C21 'ngramChar rel'.E13:'ngramChar rel'.E21" chart:data-source-has-labels="column" svg:x="1.331cm" svg:y="2.138cm" svg:width="11.425cm" svg:height="5.703cm">
          <chartooo:coordinate-region svg:x="2.429cm" svg:y="2.337cm" svg:width="9.995cm" svg:height="4.857cm"/>
          <chart:axis chart:dimension="x" chart:name="primary-x" chart:style-name="ch6" chartooo:axis-type="auto">
            <chartooo:date-scale/>
            <chart:title svg:x="5.306cm" svg:y="8.021cm" chart:style-name="ch7">
              <text:p>Modèle (n_min-n_max)</text:p>
            </chart:title>
            <chart:categories table:cell-range-address="'ngramChar rel'.C13:'ngramChar rel'.C21"/>
          </chart:axis>
          <chart:axis chart:dimension="y" chart:name="primary-y" chart:style-name="ch6">
            <chart:title svg:x="0.451cm" svg:y="5.919cm" chart:style-name="ch8">
              <text:p>F-m (macro)</text:p>
            </chart:title>
            <chart:grid chart:style-name="ch9" chart:class="major"/>
          </chart:axis>
          <chart:series chart:style-name="ch10" chart:values-cell-range-address="'ngramChar rel'.E13:'ngramChar rel'.E2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2-2</text:p>
                <draw:g>
                  <svg:desc>'ngramChar rel'.C13:'ngramChar rel'.C21</svg:desc>
                </draw:g>
              </table:table-cell>
              <table:table-cell office:value-type="float" office:value="0.79">
                <text:p>0.79</text:p>
                <draw:g>
                  <svg:desc>'ngramChar rel'.E13:'ngramChar rel'.E21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3.075cm" svg:y="4.202cm" style:legend-expansion="high" chart:style-name="ch2"/>
        <chart:plot-area chart:style-name="ch3" table:cell-range-address="'ngramChar rel'.C22:'ngramChar rel'.C29 'ngramChar rel'.E22:'ngramChar rel'.E29" chart:data-source-has-labels="column" svg:x="0.32cm" svg:y="0.18cm" svg:width="12.435cm" svg:height="8.642cm">
          <chartooo:coordinate-region svg:x="1.418cm" svg:y="0.379cm" svg:width="11.005cm" svg:height="7.796cm"/>
          <chart:axis chart:dimension="x" chart:name="primary-x" chart:style-name="ch4" chartooo:axis-type="auto">
            <chartooo:date-scale/>
            <chart:categories table:cell-range-address="'ngramChar rel'.C22:'ngramChar rel'.C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22:'ngramChar rel'.E2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3-3</text:p>
                <draw:g>
                  <svg:desc>'ngramChar rel'.C22:'ngramChar rel'.C29</svg:desc>
                </draw:g>
              </table:table-cell>
              <table:table-cell office:value-type="float" office:value="0.81">
                <text:p>0.81</text:p>
                <draw:g>
                  <svg:desc>'ngramChar rel'.E22:'ngramChar rel'.E29</svg:desc>
                </draw:g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3.075cm" svg:y="4.202cm" style:legend-expansion="high" chart:style-name="ch2"/>
        <chart:plot-area chart:style-name="ch3" table:cell-range-address="'ngramChar rel'.C30:'ngramChar rel'.C36 'ngramChar rel'.E30:'ngramChar rel'.E36" chart:data-source-has-labels="column" svg:x="0.32cm" svg:y="0.18cm" svg:width="12.435cm" svg:height="8.642cm">
          <chartooo:coordinate-region svg:x="1.418cm" svg:y="0.379cm" svg:width="11.005cm" svg:height="7.796cm"/>
          <chart:axis chart:dimension="x" chart:name="primary-x" chart:style-name="ch4" chartooo:axis-type="auto">
            <chartooo:date-scale/>
            <chart:categories table:cell-range-address="'ngramChar rel'.C30:'ngramChar rel'.C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30:'ngramChar rel'.E36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4-4</text:p>
                <draw:g>
                  <svg:desc>'ngramChar rel'.C30:'ngramChar rel'.C36</svg:desc>
                </draw:g>
              </table:table-cell>
              <table:table-cell office:value-type="float" office:value="0.8">
                <text:p>0.8</text:p>
                <draw:g>
                  <svg:desc>'ngramChar rel'.E30:'ngramChar rel'.E36</svg:desc>
                </draw:g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legend chart:legend-position="end" svg:x="13.076cm" svg:y="4.202cm" style:legend-expansion="high" chart:style-name="ch2"/>
        <chart:plot-area chart:style-name="ch3" table:cell-range-address="'ngramChar rel'.C37:'ngramChar rel'.C42 'ngramChar rel'.E37:'ngramChar rel'.E42" chart:data-source-has-labels="column" svg:x="0.32cm" svg:y="0.18cm" svg:width="12.436cm" svg:height="8.642cm">
          <chartooo:coordinate-region svg:x="1.418cm" svg:y="0.38cm" svg:width="11.007cm" svg:height="7.796cm"/>
          <chart:axis chart:dimension="x" chart:name="primary-x" chart:style-name="ch4" chartooo:axis-type="auto">
            <chartooo:date-scale/>
            <chart:categories table:cell-range-address="'ngramChar rel'.C37:'ngramChar rel'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37:'ngramChar rel'.E4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5-5</text:p>
                <draw:g>
                  <svg:desc>'ngramChar rel'.C37:'ngramChar rel'.C42</svg:desc>
                </draw:g>
              </table:table-cell>
              <table:table-cell office:value-type="float" office:value="0.79">
                <text:p>0.79</text:p>
                <draw:g>
                  <svg:desc>'ngramChar rel'.E37:'ngramChar rel'.E42</svg:desc>
                </draw:g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3.075cm" svg:y="4.202cm" style:legend-expansion="high" chart:style-name="ch2"/>
        <chart:plot-area chart:style-name="ch3" table:cell-range-address="'ngramChar rel'.C43:'ngramChar rel'.C47 'ngramChar rel'.E43:'ngramChar rel'.E47" chart:data-source-has-labels="column" svg:x="0.32cm" svg:y="0.18cm" svg:width="12.435cm" svg:height="8.642cm">
          <chartooo:coordinate-region svg:x="1.418cm" svg:y="0.38cm" svg:width="11.005cm" svg:height="7.796cm"/>
          <chart:axis chart:dimension="x" chart:name="primary-x" chart:style-name="ch4" chartooo:axis-type="auto">
            <chartooo:date-scale/>
            <chart:categories table:cell-range-address="'ngramChar rel'.C43:'ngramChar rel'.C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43:'ngramChar rel'.E4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6-6</text:p>
                <draw:g>
                  <svg:desc>'ngramChar rel'.C43:'ngramChar rel'.C47</svg:desc>
                </draw:g>
              </table:table-cell>
              <table:table-cell office:value-type="float" office:value="0.79">
                <text:p>0.79</text:p>
                <draw:g>
                  <svg:desc>'ngramChar rel'.E43:'ngramChar rel'.E47</svg:desc>
                </draw:g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legend chart:legend-position="end" svg:x="13.076cm" svg:y="4.202cm" style:legend-expansion="high" chart:style-name="ch2"/>
        <chart:plot-area chart:style-name="ch3" table:cell-range-address="'ngramChar rel'.C48:'ngramChar rel'.C57 'ngramChar rel'.E48:'ngramChar rel'.E57" chart:data-source-has-labels="column" svg:x="0.32cm" svg:y="0.18cm" svg:width="12.436cm" svg:height="8.642cm">
          <chartooo:coordinate-region svg:x="1.418cm" svg:y="0.38cm" svg:width="10.914cm" svg:height="7.796cm"/>
          <chart:axis chart:dimension="x" chart:name="primary-x" chart:style-name="ch4" chartooo:axis-type="auto">
            <chartooo:date-scale/>
            <chart:categories table:cell-range-address="'ngramChar rel'.C48:'ngramChar rel'.C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48:'ngramChar rel'.E5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7-7</text:p>
                <draw:g>
                  <svg:desc>'ngramChar rel'.C48:'ngramChar rel'.C57</svg:desc>
                </draw:g>
              </table:table-cell>
              <table:table-cell office:value-type="float" office:value="0.79">
                <text:p>0.79</text:p>
                <draw:g>
                  <svg:desc>'ngramChar rel'.E48:'ngramChar rel'.E57</svg:desc>
                </draw:g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3.075cm" svg:y="4.202cm" style:legend-expansion="high" chart:style-name="ch2"/>
        <chart:plot-area chart:style-name="ch3" table:cell-range-address="'ngramChar rel'.C62:'ngramChar rel'.C71 'ngramChar rel'.E62:'ngramChar rel'.E71" chart:data-source-has-labels="column" svg:x="0.32cm" svg:y="0.18cm" svg:width="12.435cm" svg:height="8.642cm">
          <chartooo:coordinate-region svg:x="1.232cm" svg:y="0.379cm" svg:width="11.191cm" svg:height="7.796cm"/>
          <chart:axis chart:dimension="x" chart:name="primary-x" chart:style-name="ch4" chartooo:axis-type="auto">
            <chartooo:date-scale/>
            <chart:categories table:cell-range-address="'ngramChar rel'.C62:'ngramChar rel'.C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62:'ngramChar rel'.E7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62:'ngramChar rel'.C71</svg:desc>
                </draw:g>
              </table:table-cell>
              <table:table-cell office:value-type="float" office:value="0.48">
                <text:p>0.48</text:p>
                <draw:g>
                  <svg:desc>'ngramChar rel'.E62:'ngramChar rel'.E71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16cm" svg:height="7.465cm" xlink:href=".." xlink:type="simple" chart:class="chart:line" chart:style-name="ch1">
        <chart:title svg:x="3.107cm" svg:y="0.285cm" chart:style-name="ch2">
          <text:p>F-m (macro) en fonction des modèles</text:p>
        </chart:title>
        <chart:subtitle svg:x="5.938cm" svg:y="1.213cm" chart:style-name="ch3">
          <text:p>Fintoc test</text:p>
        </chart:subtitle>
        <chart:legend svg:x="10.856cm" svg:y="3.776cm" style:legend-expansion="custom" chartooo:width="2.862cm" chartooo:height="1.192cm" style:legend-expansion-aspect-ratio="2.4010067114094" chart:style-name="ch4"/>
        <chart:plot-area chart:style-name="ch5" table:cell-range-address="Baselines.A22:Baselines.A28 Baselines.C21:Baselines.C28" chart:data-source-has-labels="both" svg:x="1.046cm" svg:y="1.736cm" svg:width="9.571cm" svg:height="4.867cm">
          <chartooo:coordinate-region svg:x="1.773cm" svg:y="1.936cm" svg:width="8.631cm" svg:height="4.02cm"/>
          <chart:axis chart:dimension="x" chart:name="primary-x" chart:style-name="ch6" chartooo:axis-type="auto">
            <chartooo:date-scale/>
            <chart:title svg:x="5.152cm" svg:y="6.752cm" chart:style-name="ch7">
              <text:p>Modèles</text:p>
            </chart:title>
            <chart:categories table:cell-range-address="Baselines.A22:Baselines.A28"/>
          </chart:axis>
          <chart:axis chart:dimension="y" chart:name="primary-y" chart:style-name="ch6">
            <chart:title svg:x="0.21cm" svg:y="5.099cm" chart:style-name="ch8">
              <text:p>F-m (macro)</text:p>
            </chart:title>
            <chart:grid chart:style-name="ch9" chart:class="major"/>
          </chart:axis>
          <chart:series chart:style-name="ch10" chart:values-cell-range-address="Baselines.C22:Baselines.C28" chart:label-cell-address="Baselines.C21:Baselines.C2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moyenne F-mesure</text:p>
                <draw:g>
                  <svg:desc>Baselines.C21:Baselines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Baselines.A22:Baselines.A28</svg:desc>
                </draw:g>
              </table:table-cell>
              <table:table-cell office:value-type="float" office:value="0.48">
                <text:p>0.48</text:p>
                <draw:g>
                  <svg:desc>Baselines.C22:Baselines.C28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B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B7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3.075cm" svg:y="4.202cm" style:legend-expansion="high" chart:style-name="ch2"/>
        <chart:plot-area chart:style-name="ch3" table:cell-range-address="'ngramChar rel'.C72:'ngramChar rel'.C80 'ngramChar rel'.E72:'ngramChar rel'.E80" chart:data-source-has-labels="column" svg:x="0.32cm" svg:y="0.18cm" svg:width="12.435cm" svg:height="8.642cm">
          <chartooo:coordinate-region svg:x="1.232cm" svg:y="0.379cm" svg:width="11.191cm" svg:height="7.796cm"/>
          <chart:axis chart:dimension="x" chart:name="primary-x" chart:style-name="ch4" chartooo:axis-type="auto">
            <chartooo:date-scale/>
            <chart:categories table:cell-range-address="'ngramChar rel'.C72:'ngramChar rel'.C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72:'ngramChar rel'.E8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2-2</text:p>
                <draw:g>
                  <svg:desc>'ngramChar rel'.C72:'ngramChar rel'.C80</svg:desc>
                </draw:g>
              </table:table-cell>
              <table:table-cell office:value-type="float" office:value="0.48">
                <text:p>0.48</text:p>
                <draw:g>
                  <svg:desc>'ngramChar rel'.E72:'ngramChar rel'.E80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3.075cm" svg:y="4.202cm" style:legend-expansion="high" chart:style-name="ch2"/>
        <chart:plot-area chart:style-name="ch3" table:cell-range-address="'ngramChar rel'.C81:'ngramChar rel'.C88 'ngramChar rel'.E81:'ngramChar rel'.E88" chart:data-source-has-labels="column" svg:x="0.32cm" svg:y="0.18cm" svg:width="12.435cm" svg:height="8.642cm">
          <chartooo:coordinate-region svg:x="1.232cm" svg:y="0.379cm" svg:width="11.191cm" svg:height="7.796cm"/>
          <chart:axis chart:dimension="x" chart:name="primary-x" chart:style-name="ch4" chartooo:axis-type="auto">
            <chartooo:date-scale/>
            <chart:categories table:cell-range-address="'ngramChar rel'.C81:'ngramChar rel'.C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81:'ngramChar rel'.E8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3-3</text:p>
                <draw:g>
                  <svg:desc>'ngramChar rel'.C81:'ngramChar rel'.C88</svg:desc>
                </draw:g>
              </table:table-cell>
              <table:table-cell office:value-type="float" office:value="0.48">
                <text:p>0.48</text:p>
                <draw:g>
                  <svg:desc>'ngramChar rel'.E81:'ngramChar rel'.E88</svg:desc>
                </draw:g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7cm" svg:height="9.002cm" xlink:href=".." xlink:type="simple" chart:class="chart:line" chart:style-name="ch1">
        <chart:legend chart:legend-position="end" svg:x="13.045cm" svg:y="4.202cm" style:legend-expansion="high" chart:style-name="ch2"/>
        <chart:plot-area chart:style-name="ch3" table:cell-range-address="'ngramChar rel'.C89:'ngramChar rel'.C95 'ngramChar rel'.E89:'ngramChar rel'.E95" chart:data-source-has-labels="column" svg:x="0.319cm" svg:y="0.18cm" svg:width="12.407cm" svg:height="8.642cm">
          <chartooo:coordinate-region svg:x="1.231cm" svg:y="0.379cm" svg:width="11.164cm" svg:height="7.796cm"/>
          <chart:axis chart:dimension="x" chart:name="primary-x" chart:style-name="ch4" chartooo:axis-type="auto">
            <chartooo:date-scale/>
            <chart:categories table:cell-range-address="'ngramChar rel'.C89:'ngramChar rel'.C9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89:'ngramChar rel'.E95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4-4</text:p>
                <draw:g>
                  <svg:desc>'ngramChar rel'.C89:'ngramChar rel'.C95</svg:desc>
                </draw:g>
              </table:table-cell>
              <table:table-cell office:value-type="float" office:value="0.48">
                <text:p>0.48</text:p>
                <draw:g>
                  <svg:desc>'ngramChar rel'.E89:'ngramChar rel'.E95</svg:desc>
                </draw:g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legend chart:legend-position="end" svg:x="13.076cm" svg:y="4.202cm" style:legend-expansion="high" chart:style-name="ch2"/>
        <chart:plot-area chart:style-name="ch3" table:cell-range-address="'ngramChar rel'.C96:'ngramChar rel'.C101 'ngramChar rel'.E96:'ngramChar rel'.E101" chart:data-source-has-labels="column" svg:x="0.32cm" svg:y="0.18cm" svg:width="12.436cm" svg:height="8.642cm">
          <chartooo:coordinate-region svg:x="1.232cm" svg:y="0.379cm" svg:width="11.192cm" svg:height="7.796cm"/>
          <chart:axis chart:dimension="x" chart:name="primary-x" chart:style-name="ch4" chartooo:axis-type="auto">
            <chartooo:date-scale/>
            <chart:categories table:cell-range-address="'ngramChar rel'.C96:'ngramChar rel'.C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96:'ngramChar rel'.E10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5-5</text:p>
                <draw:g>
                  <svg:desc>'ngramChar rel'.C96:'ngramChar rel'.C101</svg:desc>
                </draw:g>
              </table:table-cell>
              <table:table-cell office:value-type="float" office:value="0.48">
                <text:p>0.48</text:p>
                <draw:g>
                  <svg:desc>'ngramChar rel'.E96:'ngramChar rel'.E101</svg:desc>
                </draw:g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3.075cm" svg:y="4.202cm" style:legend-expansion="high" chart:style-name="ch2"/>
        <chart:plot-area chart:style-name="ch3" table:cell-range-address="'ngramChar rel'.C102:'ngramChar rel'.C106 'ngramChar rel'.E102:'ngramChar rel'.E106" chart:data-source-has-labels="column" svg:x="0.32cm" svg:y="0.18cm" svg:width="12.435cm" svg:height="8.642cm">
          <chartooo:coordinate-region svg:x="1.232cm" svg:y="0.379cm" svg:width="11.191cm" svg:height="7.796cm"/>
          <chart:axis chart:dimension="x" chart:name="primary-x" chart:style-name="ch4" chartooo:axis-type="auto">
            <chartooo:date-scale/>
            <chart:categories table:cell-range-address="'ngramChar rel'.C102:'ngramChar rel'.C1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102:'ngramChar rel'.E10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6-6</text:p>
                <draw:g>
                  <svg:desc>'ngramChar rel'.C102:'ngramChar rel'.C106</svg:desc>
                </draw:g>
              </table:table-cell>
              <table:table-cell office:value-type="float" office:value="0.48">
                <text:p>0.48</text:p>
                <draw:g>
                  <svg:desc>'ngramChar rel'.E102:'ngramChar rel'.E106</svg:desc>
                </draw:g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legend chart:legend-position="end" svg:x="13.076cm" svg:y="4.202cm" style:legend-expansion="high" chart:style-name="ch2"/>
        <chart:plot-area chart:style-name="ch3" table:cell-range-address="'ngramChar rel'.C107:'ngramChar rel'.C110 'ngramChar rel'.E107:'ngramChar rel'.E110" chart:data-source-has-labels="column" svg:x="0.32cm" svg:y="0.18cm" svg:width="12.436cm" svg:height="8.642cm">
          <chartooo:coordinate-region svg:x="1.232cm" svg:y="0.379cm" svg:width="11.192cm" svg:height="7.796cm"/>
          <chart:axis chart:dimension="x" chart:name="primary-x" chart:style-name="ch4" chartooo:axis-type="auto">
            <chartooo:date-scale/>
            <chart:categories table:cell-range-address="'ngramChar rel'.C107:'ngramChar rel'.C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107:'ngramChar rel'.E110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7-7</text:p>
                <draw:g>
                  <svg:desc>'ngramChar rel'.C107:'ngramChar rel'.C110</svg:desc>
                </draw:g>
              </table:table-cell>
              <table:table-cell office:value-type="float" office:value="0.48">
                <text:p>0.48</text:p>
                <draw:g>
                  <svg:desc>'ngramChar rel'.E107:'ngramChar rel'.E110</svg:desc>
                </draw:g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legend chart:legend-position="end" svg:x="13.076cm" svg:y="4.202cm" style:legend-expansion="high" chart:style-name="ch2"/>
        <chart:plot-area chart:style-name="ch3" table:cell-range-address="'ngramChar rel'.C111:'ngramChar rel'.C116 'ngramChar rel'.E111:'ngramChar rel'.E116" chart:data-source-has-labels="column" svg:x="0.32cm" svg:y="0.18cm" svg:width="12.436cm" svg:height="8.642cm">
          <chartooo:coordinate-region svg:x="1.418cm" svg:y="0.379cm" svg:width="10.914cm" svg:height="7.796cm"/>
          <chart:axis chart:dimension="x" chart:name="primary-x" chart:style-name="ch4" chartooo:axis-type="auto">
            <chartooo:date-scale/>
            <chart:categories table:cell-range-address="'ngramChar rel'.C111:'ngramChar rel'.C1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rel'.E111:'ngramChar rel'.E11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8-8</text:p>
                <draw:g>
                  <svg:desc>'ngramChar rel'.C111:'ngramChar rel'.C116</svg:desc>
                </draw:g>
              </table:table-cell>
              <table:table-cell office:value-type="float" office:value="0.48">
                <text:p>0.48</text:p>
                <draw:g>
                  <svg:desc>'ngramChar rel'.E111:'ngramChar rel'.E116</svg:desc>
                </draw:g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2cm" xlink:href=".." xlink:type="simple" chart:class="chart:line" chart:style-name="ch1">
        <chart:legend chart:legend-position="end" svg:x="13.069cm" svg:y="4.202cm" style:legend-expansion="high" chart:style-name="ch2"/>
        <chart:plot-area chart:style-name="ch3" table:cell-range-address="'ngramChar abs'.C3:'ngramChar abs'.C12 'ngramChar abs'.E3:'ngramChar abs'.E12" chart:data-source-has-labels="column" svg:x="0.32cm" svg:y="0.18cm" svg:width="12.429cm" svg:height="8.642cm">
          <chartooo:coordinate-region svg:x="1.418cm" svg:y="0.379cm" svg:width="10.999cm" svg:height="7.796cm"/>
          <chart:axis chart:dimension="x" chart:name="primary-x" chart:style-name="ch4" chartooo:axis-type="auto">
            <chartooo:date-scale/>
            <chart:categories table:cell-range-address="'ngramChar abs'.C3:'ngramChar abs'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3:'ngramChar abs'.E1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3:'ngramChar abs'.C12</svg:desc>
                </draw:g>
              </table:table-cell>
              <table:table-cell office:value-type="float" office:value="0.81">
                <text:p>0.81</text:p>
                <draw:g>
                  <svg:desc>'ngramChar abs'.E3:'ngramChar abs'.E12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2cm" xlink:href=".." xlink:type="simple" chart:class="chart:line" chart:style-name="ch1">
        <chart:legend chart:legend-position="end" svg:x="13.069cm" svg:y="4.202cm" style:legend-expansion="high" chart:style-name="ch2"/>
        <chart:plot-area chart:style-name="ch3" table:cell-range-address="'ngramChar abs'.C13:'ngramChar abs'.C21 'ngramChar abs'.E13:'ngramChar abs'.E21" chart:data-source-has-labels="column" svg:x="0.32cm" svg:y="0.18cm" svg:width="12.429cm" svg:height="8.642cm">
          <chartooo:coordinate-region svg:x="1.418cm" svg:y="0.379cm" svg:width="10.999cm" svg:height="7.796cm"/>
          <chart:axis chart:dimension="x" chart:name="primary-x" chart:style-name="ch4" chartooo:axis-type="auto">
            <chartooo:date-scale/>
            <chart:categories table:cell-range-address="'ngramChar abs'.C13:'ngramChar abs'.C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13:'ngramChar abs'.E2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2-2</text:p>
                <draw:g>
                  <svg:desc>'ngramChar abs'.C13:'ngramChar abs'.C21</svg:desc>
                </draw:g>
              </table:table-cell>
              <table:table-cell office:value-type="float" office:value="0.79">
                <text:p>0.79</text:p>
                <draw:g>
                  <svg:desc>'ngramChar abs'.E13:'ngramChar abs'.E21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8cm" xlink:href=".." xlink:type="simple" chart:class="chart:line" chart:style-name="ch1">
        <chart:legend chart:legend-position="end" svg:x="13.1cm" svg:y="4.185cm" style:legend-expansion="high" chart:style-name="ch2"/>
        <chart:plot-area chart:style-name="ch3" table:cell-range-address="'ngramChar abs'.C22:'ngramChar abs'.C29 'ngramChar abs'.E22:'ngramChar abs'.E29" chart:data-source-has-labels="column" svg:x="0.32cm" svg:y="0.179cm" svg:width="12.46cm" svg:height="8.61cm">
          <chartooo:coordinate-region svg:x="1.418cm" svg:y="0.378cm" svg:width="11.03cm" svg:height="7.764cm"/>
          <chart:axis chart:dimension="x" chart:name="primary-x" chart:style-name="ch4" chartooo:axis-type="auto">
            <chartooo:date-scale/>
            <chart:categories table:cell-range-address="'ngramChar abs'.C22:'ngramChar abs'.C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22:'ngramChar abs'.E2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3-3</text:p>
                <draw:g>
                  <svg:desc>'ngramChar abs'.C22:'ngramChar abs'.C29</svg:desc>
                </draw:g>
              </table:table-cell>
              <table:table-cell office:value-type="float" office:value="0.78">
                <text:p>0.78</text:p>
                <draw:g>
                  <svg:desc>'ngramChar abs'.E22:'ngramChar abs'.E29</svg:desc>
                </draw:g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22cm" svg:height="7.757cm" xlink:href=".." xlink:type="simple" chart:class="chart:line" chart:style-name="ch1">
        <chart:title svg:x="2.656cm" svg:y="0.291cm" chart:style-name="ch2">
          <text:p>F-m (macro) en fonction des modèles (DT10)</text:p>
        </chart:title>
        <chart:subtitle svg:x="6.241cm" svg:y="1.225cm" chart:style-name="ch3">
          <text:p>Fintoc test</text:p>
        </chart:subtitle>
        <chart:legend svg:x="10.849cm" svg:y="3.099cm" style:legend-expansion="custom" chartooo:width="3.572cm" chartooo:height="1.809cm" style:legend-expansion-aspect-ratio="1.97457158651188" chart:style-name="ch4"/>
        <chart:plot-area chart:style-name="ch5" table:cell-range-address="Baselines.A3:Baselines.A9 Baselines.C2:Baselines.C9" chart:data-source-has-labels="both" svg:x="1.297cm" svg:y="2.078cm" svg:width="9.706cm" svg:height="5.058cm">
          <chartooo:coordinate-region svg:x="2.024cm" svg:y="2.277cm" svg:width="8.766cm" svg:height="4.212cm"/>
          <chart:axis chart:dimension="x" chart:name="primary-x" chart:style-name="ch6" chartooo:axis-type="auto">
            <chartooo:date-scale/>
            <chart:title svg:x="5.471cm" svg:y="7.197cm" chart:style-name="ch7">
              <text:p>Modèles</text:p>
            </chart:title>
            <chart:categories table:cell-range-address="Baselines.A3:Baselines.A9"/>
          </chart:axis>
          <chart:axis chart:dimension="y" chart:name="primary-y" chart:style-name="ch6">
            <chart:title svg:x="0.449cm" svg:y="5.537cm" chart:style-name="ch8">
              <text:p>F-m (macro)</text:p>
            </chart:title>
            <chart:grid chart:style-name="ch9" chart:class="major"/>
          </chart:axis>
          <chart:series chart:style-name="ch10" chart:values-cell-range-address="Baselines.C3:Baselines.C9" chart:label-cell-address="Baselines.C2:Baselines.C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moyenne F-mesure</text:p>
                <draw:g>
                  <svg:desc>Baselines.C2:Baseline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Baselines.A3:Baselines.A9</svg:desc>
                </draw:g>
              </table:table-cell>
              <table:table-cell office:value-type="float" office:value="0.62">
                <text:p>0.62</text:p>
                <draw:g>
                  <svg:desc>Baselines.C3:Baselines.C9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B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B7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7cm" xlink:href=".." xlink:type="simple" chart:class="chart:line" chart:style-name="ch1">
        <chart:legend chart:legend-position="end" svg:x="13.1cm" svg:y="4.184cm" style:legend-expansion="high" chart:style-name="ch2"/>
        <chart:plot-area chart:style-name="ch3" table:cell-range-address="'ngramChar abs'.C30:'ngramChar abs'.C36 'ngramChar abs'.E30:'ngramChar abs'.E36" chart:data-source-has-labels="column" svg:x="0.32cm" svg:y="0.179cm" svg:width="12.46cm" svg:height="8.609cm">
          <chartooo:coordinate-region svg:x="1.418cm" svg:y="0.378cm" svg:width="11.03cm" svg:height="7.763cm"/>
          <chart:axis chart:dimension="x" chart:name="primary-x" chart:style-name="ch4" chartooo:axis-type="auto">
            <chartooo:date-scale/>
            <chart:categories table:cell-range-address="'ngramChar abs'.C30:'ngramChar abs'.C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30:'ngramChar abs'.E36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4-4</text:p>
                <draw:g>
                  <svg:desc>'ngramChar abs'.C30:'ngramChar abs'.C36</svg:desc>
                </draw:g>
              </table:table-cell>
              <table:table-cell office:value-type="float" office:value="0.75">
                <text:p>0.75</text:p>
                <draw:g>
                  <svg:desc>'ngramChar abs'.E30:'ngramChar abs'.E36</svg:desc>
                </draw:g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7cm" xlink:href=".." xlink:type="simple" chart:class="chart:line" chart:style-name="ch1">
        <chart:legend chart:legend-position="end" svg:x="13.1cm" svg:y="4.184cm" style:legend-expansion="high" chart:style-name="ch2"/>
        <chart:plot-area chart:style-name="ch3" table:cell-range-address="'ngramChar abs'.C37:'ngramChar abs'.C42 'ngramChar abs'.E37:'ngramChar abs'.E42" chart:data-source-has-labels="column" svg:x="0.32cm" svg:y="0.179cm" svg:width="12.46cm" svg:height="8.609cm">
          <chartooo:coordinate-region svg:x="1.047cm" svg:y="0.378cm" svg:width="11.402cm" svg:height="7.763cm"/>
          <chart:axis chart:dimension="x" chart:name="primary-x" chart:style-name="ch4" chartooo:axis-type="auto">
            <chartooo:date-scale/>
            <chart:categories table:cell-range-address="'ngramChar abs'.C37:'ngramChar abs'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37:'ngramChar abs'.E4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5-5</text:p>
                <draw:g>
                  <svg:desc>'ngramChar abs'.C37:'ngramChar abs'.C42</svg:desc>
                </draw:g>
              </table:table-cell>
              <table:table-cell office:value-type="float" office:value="0.77">
                <text:p>0.77</text:p>
                <draw:g>
                  <svg:desc>'ngramChar abs'.E37:'ngramChar abs'.E42</svg:desc>
                </draw:g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7cm" xlink:href=".." xlink:type="simple" chart:class="chart:line" chart:style-name="ch1">
        <chart:legend chart:legend-position="end" svg:x="13.1cm" svg:y="4.184cm" style:legend-expansion="high" chart:style-name="ch2"/>
        <chart:plot-area chart:style-name="ch3" table:cell-range-address="'ngramChar abs'.C43:'ngramChar abs'.C47 'ngramChar abs'.E43:'ngramChar abs'.E47" chart:data-source-has-labels="column" svg:x="0.32cm" svg:y="0.179cm" svg:width="12.46cm" svg:height="8.609cm">
          <chartooo:coordinate-region svg:x="1.047cm" svg:y="0.378cm" svg:width="11.401cm" svg:height="7.763cm"/>
          <chart:axis chart:dimension="x" chart:name="primary-x" chart:style-name="ch4" chartooo:axis-type="auto">
            <chartooo:date-scale/>
            <chart:categories table:cell-range-address="'ngramChar abs'.C43:'ngramChar abs'.C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43:'ngramChar abs'.E4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6-6</text:p>
                <draw:g>
                  <svg:desc>'ngramChar abs'.C43:'ngramChar abs'.C47</svg:desc>
                </draw:g>
              </table:table-cell>
              <table:table-cell office:value-type="float" office:value="0.76">
                <text:p>0.76</text:p>
                <draw:g>
                  <svg:desc>'ngramChar abs'.E43:'ngramChar abs'.E47</svg:desc>
                </draw:g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7cm" xlink:href=".." xlink:type="simple" chart:class="chart:line" chart:style-name="ch1">
        <chart:legend chart:legend-position="end" svg:x="13.1cm" svg:y="4.184cm" style:legend-expansion="high" chart:style-name="ch2"/>
        <chart:plot-area chart:style-name="ch3" table:cell-range-address="'ngramChar abs'.C48:'ngramChar abs'.C57 'ngramChar abs'.E48:'ngramChar abs'.E57" chart:data-source-has-labels="column" svg:x="0.32cm" svg:y="0.179cm" svg:width="12.46cm" svg:height="8.609cm">
          <chartooo:coordinate-region svg:x="1.232cm" svg:y="0.378cm" svg:width="11.123cm" svg:height="7.763cm"/>
          <chart:axis chart:dimension="x" chart:name="primary-x" chart:style-name="ch4" chartooo:axis-type="auto">
            <chartooo:date-scale/>
            <chart:categories table:cell-range-address="'ngramChar abs'.C48:'ngramChar abs'.C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48:'ngramChar abs'.E5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7-7</text:p>
                <draw:g>
                  <svg:desc>'ngramChar abs'.C48:'ngramChar abs'.C57</svg:desc>
                </draw:g>
              </table:table-cell>
              <table:table-cell office:value-type="float" office:value="0.76">
                <text:p>0.76</text:p>
                <draw:g>
                  <svg:desc>'ngramChar abs'.E48:'ngramChar abs'.E57</svg:desc>
                </draw:g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1cm" svg:height="8.968cm" xlink:href=".." xlink:type="simple" chart:class="chart:line" chart:style-name="ch1">
        <chart:legend chart:legend-position="end" svg:x="13.099cm" svg:y="4.185cm" style:legend-expansion="high" chart:style-name="ch2"/>
        <chart:plot-area chart:style-name="ch3" table:cell-range-address="'ngramChar abs'.C62:'ngramChar abs'.C71 'ngramChar abs'.E62:'ngramChar abs'.E71" chart:data-source-has-labels="column" svg:x="0.32cm" svg:y="0.179cm" svg:width="12.459cm" svg:height="8.61cm">
          <chartooo:coordinate-region svg:x="1.047cm" svg:y="0.378cm" svg:width="11.4cm" svg:height="7.764cm"/>
          <chart:axis chart:dimension="x" chart:name="primary-x" chart:style-name="ch4" chartooo:axis-type="auto">
            <chartooo:date-scale/>
            <chart:categories table:cell-range-address="'ngramChar abs'.C62:'ngramChar abs'.C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62:'ngramChar abs'.E7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62:'ngramChar abs'.C71</svg:desc>
                </draw:g>
              </table:table-cell>
              <table:table-cell office:value-type="float" office:value="0.35">
                <text:p>0.35</text:p>
                <draw:g>
                  <svg:desc>'ngramChar abs'.E62:'ngramChar abs'.E71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1cm" svg:height="8.968cm" xlink:href=".." xlink:type="simple" chart:class="chart:line" chart:style-name="ch1">
        <chart:legend chart:legend-position="end" svg:x="13.099cm" svg:y="4.185cm" style:legend-expansion="high" chart:style-name="ch2"/>
        <chart:plot-area chart:style-name="ch3" table:cell-range-address="'ngramChar abs'.C72:'ngramChar abs'.C80 'ngramChar abs'.E72:'ngramChar abs'.E80" chart:data-source-has-labels="column" svg:x="0.32cm" svg:y="0.179cm" svg:width="12.459cm" svg:height="8.61cm">
          <chartooo:coordinate-region svg:x="1.047cm" svg:y="0.378cm" svg:width="11.4cm" svg:height="7.764cm"/>
          <chart:axis chart:dimension="x" chart:name="primary-x" chart:style-name="ch4" chartooo:axis-type="auto">
            <chartooo:date-scale/>
            <chart:categories table:cell-range-address="'ngramChar abs'.C72:'ngramChar abs'.C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72:'ngramChar abs'.E8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2-2</text:p>
                <draw:g>
                  <svg:desc>'ngramChar abs'.C72:'ngramChar abs'.C80</svg:desc>
                </draw:g>
              </table:table-cell>
              <table:table-cell office:value-type="float" office:value="0.53">
                <text:p>0.53</text:p>
                <draw:g>
                  <svg:desc>'ngramChar abs'.E72:'ngramChar abs'.E80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1cm" svg:height="8.968cm" xlink:href=".." xlink:type="simple" chart:class="chart:line" chart:style-name="ch1">
        <chart:legend chart:legend-position="end" svg:x="13.099cm" svg:y="4.185cm" style:legend-expansion="high" chart:style-name="ch2"/>
        <chart:plot-area chart:style-name="ch3" table:cell-range-address="'ngramChar abs'.C81:'ngramChar abs'.C88 'ngramChar abs'.E81:'ngramChar abs'.E88" chart:data-source-has-labels="column" svg:x="0.32cm" svg:y="0.179cm" svg:width="12.459cm" svg:height="8.61cm">
          <chartooo:coordinate-region svg:x="1.232cm" svg:y="0.378cm" svg:width="11.215cm" svg:height="7.764cm"/>
          <chart:axis chart:dimension="x" chart:name="primary-x" chart:style-name="ch4" chartooo:axis-type="auto">
            <chartooo:date-scale/>
            <chart:categories table:cell-range-address="'ngramChar abs'.C81:'ngramChar abs'.C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81:'ngramChar abs'.E8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3-3</text:p>
                <draw:g>
                  <svg:desc>'ngramChar abs'.C81:'ngramChar abs'.C88</svg:desc>
                </draw:g>
              </table:table-cell>
              <table:table-cell office:value-type="float" office:value="0.64">
                <text:p>0.64</text:p>
                <draw:g>
                  <svg:desc>'ngramChar abs'.E81:'ngramChar abs'.E88</svg:desc>
                </draw:g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1cm" svg:height="8.968cm" xlink:href=".." xlink:type="simple" chart:class="chart:line" chart:style-name="ch1">
        <chart:legend chart:legend-position="end" svg:x="13.099cm" svg:y="4.185cm" style:legend-expansion="high" chart:style-name="ch2"/>
        <chart:plot-area chart:style-name="ch3" table:cell-range-address="'ngramChar abs'.C89:'ngramChar abs'.C95 'ngramChar abs'.E89:'ngramChar abs'.E95" chart:data-source-has-labels="column" svg:x="0.32cm" svg:y="0.179cm" svg:width="12.459cm" svg:height="8.61cm">
          <chartooo:coordinate-region svg:x="1.232cm" svg:y="0.378cm" svg:width="11.215cm" svg:height="7.764cm"/>
          <chart:axis chart:dimension="x" chart:name="primary-x" chart:style-name="ch4" chartooo:axis-type="auto">
            <chartooo:date-scale/>
            <chart:categories table:cell-range-address="'ngramChar abs'.C89:'ngramChar abs'.C9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89:'ngramChar abs'.E95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4-4</text:p>
                <draw:g>
                  <svg:desc>'ngramChar abs'.C89:'ngramChar abs'.C95</svg:desc>
                </draw:g>
              </table:table-cell>
              <table:table-cell office:value-type="float" office:value="0.7">
                <text:p>0.7</text:p>
                <draw:g>
                  <svg:desc>'ngramChar abs'.E89:'ngramChar abs'.E95</svg:desc>
                </draw:g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8cm" xlink:href=".." xlink:type="simple" chart:class="chart:line" chart:style-name="ch1">
        <chart:legend chart:legend-position="end" svg:x="13.1cm" svg:y="4.185cm" style:legend-expansion="high" chart:style-name="ch2"/>
        <chart:plot-area chart:style-name="ch3" table:cell-range-address="'ngramChar abs'.C96:'ngramChar abs'.C101 'ngramChar abs'.E96:'ngramChar abs'.E101" chart:data-source-has-labels="column" svg:x="0.32cm" svg:y="0.179cm" svg:width="12.46cm" svg:height="8.61cm">
          <chartooo:coordinate-region svg:x="1.232cm" svg:y="0.378cm" svg:width="11.217cm" svg:height="7.764cm"/>
          <chart:axis chart:dimension="x" chart:name="primary-x" chart:style-name="ch4" chartooo:axis-type="auto">
            <chartooo:date-scale/>
            <chart:categories table:cell-range-address="'ngramChar abs'.C96:'ngramChar abs'.C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96:'ngramChar abs'.E10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5-5</text:p>
                <draw:g>
                  <svg:desc>'ngramChar abs'.C96:'ngramChar abs'.C101</svg:desc>
                </draw:g>
              </table:table-cell>
              <table:table-cell office:value-type="float" office:value="0.71">
                <text:p>0.71</text:p>
                <draw:g>
                  <svg:desc>'ngramChar abs'.E96:'ngramChar abs'.E101</svg:desc>
                </draw:g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1cm" svg:height="8.968cm" xlink:href=".." xlink:type="simple" chart:class="chart:line" chart:style-name="ch1">
        <chart:legend chart:legend-position="end" svg:x="13.099cm" svg:y="4.185cm" style:legend-expansion="high" chart:style-name="ch2"/>
        <chart:plot-area chart:style-name="ch3" table:cell-range-address="'ngramChar abs'.C102:'ngramChar abs'.C106 'ngramChar abs'.E102:'ngramChar abs'.E106" chart:data-source-has-labels="column" svg:x="0.32cm" svg:y="0.179cm" svg:width="12.459cm" svg:height="8.61cm">
          <chartooo:coordinate-region svg:x="1.232cm" svg:y="0.378cm" svg:width="11.215cm" svg:height="7.764cm"/>
          <chart:axis chart:dimension="x" chart:name="primary-x" chart:style-name="ch4" chartooo:axis-type="auto">
            <chartooo:date-scale/>
            <chart:categories table:cell-range-address="'ngramChar abs'.C102:'ngramChar abs'.C1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102:'ngramChar abs'.E10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6-6</text:p>
                <draw:g>
                  <svg:desc>'ngramChar abs'.C102:'ngramChar abs'.C106</svg:desc>
                </draw:g>
              </table:table-cell>
              <table:table-cell office:value-type="float" office:value="0.7">
                <text:p>0.7</text:p>
                <draw:g>
                  <svg:desc>'ngramChar abs'.E102:'ngramChar abs'.E106</svg:desc>
                </draw:g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56cm" svg:height="6.79cm" xlink:href=".." xlink:type="simple" chart:class="chart:line" chart:style-name="ch1">
        <chart:title svg:x="2.307cm" svg:y="0.271cm" chart:style-name="ch2">
          <text:p>Acc. en fonction des modèles (MNB)</text:p>
        </chart:title>
        <chart:subtitle svg:x="5.058cm" svg:y="1.185cm" chart:style-name="ch3">
          <text:p>Fintoc test</text:p>
        </chart:subtitle>
        <chart:legend chart:legend-position="end" svg:x="9.998cm" svg:y="3.096cm" style:legend-expansion="high" chart:style-name="ch4"/>
        <chart:plot-area chart:style-name="ch5" table:cell-range-address="Baselines.A22:Baselines.B28 Baselines.B21:Baselines.B21" chart:data-source-has-labels="both" svg:x="1.252cm" svg:y="2.003cm" svg:width="8.505cm" svg:height="3.671cm">
          <chartooo:coordinate-region svg:x="1.979cm" svg:y="2.202cm" svg:width="7.565cm" svg:height="2.825cm"/>
          <chart:axis chart:dimension="x" chart:name="primary-x" chart:style-name="ch6" chartooo:axis-type="auto">
            <chartooo:date-scale/>
            <chart:title svg:x="4.825cm" svg:y="5.809cm" chart:style-name="ch7">
              <text:p>Modèles</text:p>
            </chart:title>
            <chart:categories table:cell-range-address="Baselines.A22:Baselines.A28"/>
          </chart:axis>
          <chart:axis chart:dimension="y" chart:name="primary-y" chart:style-name="ch6">
            <chart:title svg:x="0.451cm" svg:y="4.2cm" chart:style-name="ch8">
              <text:p>Acc.</text:p>
            </chart:title>
            <chart:grid chart:style-name="ch9" chart:class="major"/>
          </chart:axis>
          <chart:series chart:style-name="ch10" chart:values-cell-range-address="Baselines.B22:Baselines.B28" chart:label-cell-address="Baselines.B21:Baselines.B2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Baselines.B21:Baselines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Baselines.A22:Baselines.A28</svg:desc>
                </draw:g>
              </table:table-cell>
              <table:table-cell office:value-type="float" office:value="0.94">
                <text:p>0.94</text:p>
                <draw:g>
                  <svg:desc>Baselines.B22:Baselines.B28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B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B7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8cm" xlink:href=".." xlink:type="simple" chart:class="chart:line" chart:style-name="ch1">
        <chart:legend chart:legend-position="end" svg:x="13.1cm" svg:y="4.185cm" style:legend-expansion="high" chart:style-name="ch2"/>
        <chart:plot-area chart:style-name="ch3" table:cell-range-address="'ngramChar abs'.C107:'ngramChar abs'.C110 'ngramChar abs'.E107:'ngramChar abs'.E110" chart:data-source-has-labels="column" svg:x="0.32cm" svg:y="0.179cm" svg:width="12.46cm" svg:height="8.61cm">
          <chartooo:coordinate-region svg:x="1.232cm" svg:y="0.378cm" svg:width="11.216cm" svg:height="7.764cm"/>
          <chart:axis chart:dimension="x" chart:name="primary-x" chart:style-name="ch4" chartooo:axis-type="auto">
            <chartooo:date-scale/>
            <chart:categories table:cell-range-address="'ngramChar abs'.C107:'ngramChar abs'.C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107:'ngramChar abs'.E110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7-7</text:p>
                <draw:g>
                  <svg:desc>'ngramChar abs'.C107:'ngramChar abs'.C110</svg:desc>
                </draw:g>
              </table:table-cell>
              <table:table-cell office:value-type="float" office:value="0.71">
                <text:p>0.71</text:p>
                <draw:g>
                  <svg:desc>'ngramChar abs'.E107:'ngramChar abs'.E110</svg:desc>
                </draw:g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2cm" svg:height="8.968cm" xlink:href=".." xlink:type="simple" chart:class="chart:line" chart:style-name="ch1">
        <chart:legend chart:legend-position="end" svg:x="13.1cm" svg:y="4.185cm" style:legend-expansion="high" chart:style-name="ch2"/>
        <chart:plot-area chart:style-name="ch3" table:cell-range-address="'ngramChar abs'.C111:'ngramChar abs'.C116 'ngramChar abs'.E111:'ngramChar abs'.E116" chart:data-source-has-labels="column" svg:x="0.32cm" svg:y="0.179cm" svg:width="12.46cm" svg:height="8.61cm">
          <chartooo:coordinate-region svg:x="1.232cm" svg:y="0.378cm" svg:width="11.124cm" svg:height="7.764cm"/>
          <chart:axis chart:dimension="x" chart:name="primary-x" chart:style-name="ch4" chartooo:axis-type="auto">
            <chartooo:date-scale/>
            <chart:categories table:cell-range-address="'ngramChar abs'.C111:'ngramChar abs'.C1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gramChar abs'.E111:'ngramChar abs'.E11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8-8</text:p>
                <draw:g>
                  <svg:desc>'ngramChar abs'.C111:'ngramChar abs'.C116</svg:desc>
                </draw:g>
              </table:table-cell>
              <table:table-cell office:value-type="float" office:value="0.73">
                <text:p>0.73</text:p>
                <draw:g>
                  <svg:desc>'ngramChar abs'.E111:'ngramChar abs'.E116</svg:desc>
                </draw:g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029cm" svg:height="24.203cm" xlink:href=".." xlink:type="simple" chart:class="chart:line" chart:style-name="ch1">
        <chart:title svg:x="17.568cm" svg:y="0.62cm" chart:style-name="ch2">
          <text:p>Acc. et F-m (macro) selon les modèles</text:p>
        </chart:title>
        <chart:subtitle svg:x="20.544cm" svg:y="1.883cm" chart:style-name="ch3">
          <text:p>Fintoc test</text:p>
        </chart:subtitle>
        <chart:legend chart:legend-position="end" svg:x="37.769cm" svg:y="11.553cm" style:legend-expansion="high" chart:style-name="ch4"/>
        <chart:plot-area chart:style-name="ch5" table:cell-range-address="'rstr abs'.C96:'rstr abs'.E186" chart:data-source-has-labels="both" svg:x="1.871cm" svg:y="3.05cm" svg:width="35.038cm" svg:height="19.688cm">
          <chartooo:coordinate-region svg:x="2.612cm" svg:y="3.05cm" svg:width="34.297cm" svg:height="18.229cm"/>
          <chart:axis chart:dimension="x" chart:name="primary-x" chart:style-name="ch6" chartooo:axis-type="auto">
            <chartooo:date-scale/>
            <chart:title svg:x="17.706cm" svg:y="23.222cm" chart:style-name="ch7">
              <text:p>Modèles (len_support)</text:p>
            </chart:title>
            <chart:categories table:cell-range-address="'rstr abs'.C97:'rstr abs'.C186"/>
          </chart:axis>
          <chart:axis chart:dimension="y" chart:name="primary-y" chart:style-name="ch6">
            <chart:title svg:x="0.451cm" svg:y="14.34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rstr abs'.D97:'rstr abs'.D186" chart:label-cell-address="'rstr abs'.D96:'rstr abs'.D96" chart:class="chart:line">
            <chart:data-point chart:repeated="90"/>
          </chart:series>
          <chart:series chart:style-name="ch11" chart:values-cell-range-address="'rstr abs'.E97:'rstr abs'.E186" chart:label-cell-address="'rstr abs'.E96:'rstr abs'.E96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rstr abs'.D96:'rstr abs'.D96</svg:desc>
                </draw:g>
              </table:table-cell>
              <table:table-cell office:value-type="string">
                <text:p>Macromoyenne F-mesure</text:p>
                <draw:g>
                  <svg:desc>'rstr abs'.E96:'rstr abs'.E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_0,1</text:p>
                <draw:g>
                  <svg:desc>'rstr abs'.C97:'rstr abs'.C186</svg:desc>
                </draw:g>
              </table:table-cell>
              <table:table-cell office:value-type="float" office:value="0.93">
                <text:p>0.93</text:p>
                <draw:g>
                  <svg:desc>'rstr abs'.D97:'rstr abs'.D186</svg:desc>
                </draw:g>
              </table:table-cell>
              <table:table-cell office:value-type="float" office:value="0.49">
                <text:p>0.49</text:p>
                <draw:g>
                  <svg:desc>'rstr abs'.E97:'rstr abs'.E186</svg:desc>
                </draw:g>
              </table:table-cell>
            </table:table-row>
            <table:table-row>
              <table:table-cell office:value-type="string">
                <text:p>2_0,2</text:p>
              </table:table-cell>
              <table:table-cell office:value-type="float" office:value="0.92">
                <text:p>0.9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_0,3</text:p>
              </table:table-cell>
              <table:table-cell office:value-type="float" office:value="0.88">
                <text:p>0.8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_0,4</text:p>
              </table:table-cell>
              <table:table-cell office:value-type="float" office:value="0.76">
                <text:p>0.7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_0,5</text:p>
              </table:table-cell>
              <table:table-cell office:value-type="float" office:value="0.69">
                <text:p>0.6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0,6</text:p>
              </table:table-cell>
              <table:table-cell office:value-type="float" office:value="0.65">
                <text:p>0.6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_0,7</text:p>
              </table:table-cell>
              <table:table-cell office:value-type="float" office:value="0.67">
                <text:p>0.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_0,8</text:p>
              </table:table-cell>
              <table:table-cell office:value-type="float" office:value="0.67">
                <text:p>0.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_0,9</text:p>
              </table:table-cell>
              <table:table-cell office:value-type="float" office:value="0.65">
                <text:p>0.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_1</text:p>
              </table:table-cell>
              <table:table-cell office:value-type="float" office:value="0.65">
                <text:p>0.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_0,1</text:p>
              </table:table-cell>
              <table:table-cell office:value-type="float" office:value="0.62">
                <text:p>0.6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_0,2</text:p>
              </table:table-cell>
              <table:table-cell office:value-type="float" office:value="0.52">
                <text:p>0.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_0,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_0,4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_0,5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_0,6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_0,7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_0,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_0,9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_1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_0,1</text:p>
              </table:table-cell>
              <table:table-cell office:value-type="float" office:value="0.47">
                <text:p>0.4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_0,2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_0,3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_0,4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_0,5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_0,6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_0,7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_0,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_0,9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_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_0,1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_0,2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_0,3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_0,4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_0,5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_0,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_0,7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_0,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_0,9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_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_0,1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_0,2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_0,3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_0,4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_0,5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_0,6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_0,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_0,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_0,9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_1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_0,1</text:p>
              </table:table-cell>
              <table:table-cell office:value-type="float" office:value="0.26">
                <text:p>0.2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_0,2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_0,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_0,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_0,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_0,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_0,7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_0,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_0,9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_1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_0,1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_0,2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_0,3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_0,4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_0,5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_0,6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_0,7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_0,8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_0,9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_1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_0,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_0,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_0,3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_0,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_0,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_0,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_0,7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_0,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_0,9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_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_0,1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_0,2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_0,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_0,4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_0,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_0,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_0,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_0,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_0,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_1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11cm" svg:height="22.674cm" xlink:href=".." xlink:type="simple" chart:class="chart:line" chart:style-name="ch1">
        <chart:title svg:x="16.209cm" svg:y="0.589cm" chart:style-name="ch2">
          <text:p>Acc. et F-m (macro) selon les modèles</text:p>
        </chart:title>
        <chart:subtitle svg:x="19.185cm" svg:y="1.821cm" chart:style-name="ch3">
          <text:p>Fintoc test</text:p>
        </chart:subtitle>
        <chart:legend chart:legend-position="end" svg:x="35.051cm" svg:y="10.789cm" style:legend-expansion="high" chart:style-name="ch4"/>
        <chart:plot-area chart:style-name="ch5" table:cell-range-address="'rstr abs'.C2:'rstr abs'.E92" chart:data-source-has-labels="both" svg:x="1.817cm" svg:y="2.957cm" svg:width="32.428cm" svg:height="18.283cm">
          <chartooo:coordinate-region svg:x="2.558cm" svg:y="2.957cm" svg:width="31.687cm" svg:height="16.824cm"/>
          <chart:axis chart:dimension="x" chart:name="primary-x" chart:style-name="ch6" chartooo:axis-type="auto">
            <chartooo:date-scale/>
            <chart:title svg:x="16.347cm" svg:y="21.693cm" chart:style-name="ch7">
              <text:p>Modèles (len_support)</text:p>
            </chart:title>
            <chart:categories table:cell-range-address="'rstr abs'.C3:'rstr abs'.C92"/>
          </chart:axis>
          <chart:axis chart:dimension="y" chart:name="primary-y" chart:style-name="ch6">
            <chart:title svg:x="0.451cm" svg:y="13.544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rstr abs'.D3:'rstr abs'.D92" chart:label-cell-address="'rstr abs'.D2:'rstr abs'.D2" chart:class="chart:line">
            <chart:data-point chart:repeated="90"/>
          </chart:series>
          <chart:series chart:style-name="ch11" chart:values-cell-range-address="'rstr abs'.E3:'rstr abs'.E92" chart:label-cell-address="'rstr abs'.E2:'rstr abs'.E2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rstr abs'.D2:'rstr abs'.D2</svg:desc>
                </draw:g>
              </table:table-cell>
              <table:table-cell office:value-type="string">
                <text:p>Macromoyenne F-mesure</text:p>
                <draw:g>
                  <svg:desc>'rstr abs'.E2:'rstr ab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_0,1</text:p>
                <draw:g>
                  <svg:desc>'rstr abs'.C3:'rstr abs'.C92</svg:desc>
                </draw:g>
              </table:table-cell>
              <table:table-cell office:value-type="float" office:value="0.94">
                <text:p>0.94</text:p>
                <draw:g>
                  <svg:desc>'rstr abs'.D3:'rstr abs'.D92</svg:desc>
                </draw:g>
              </table:table-cell>
              <table:table-cell office:value-type="float" office:value="0.48">
                <text:p>0.48</text:p>
                <draw:g>
                  <svg:desc>'rstr abs'.E3:'rstr abs'.E92</svg:desc>
                </draw:g>
              </table:table-cell>
            </table:table-row>
            <table:table-row>
              <table:table-cell office:value-type="string">
                <text:p>2_0,2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_0,3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_0,4</text:p>
              </table:table-cell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_0,5</text:p>
              </table:table-cell>
              <table:table-cell office:value-type="float" office:value="0.88">
                <text:p>0.8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_0,6</text:p>
              </table:table-cell>
              <table:table-cell office:value-type="float" office:value="0.87">
                <text:p>0.8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_0,7</text:p>
              </table:table-cell>
              <table:table-cell office:value-type="float" office:value="0.88">
                <text:p>0.8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_0,8</text:p>
              </table:table-cell>
              <table:table-cell office:value-type="float" office:value="0.88">
                <text:p>0.8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_0,9</text:p>
              </table:table-cell>
              <table:table-cell office:value-type="float" office:value="0.88">
                <text:p>0.8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_1</text:p>
              </table:table-cell>
              <table:table-cell office:value-type="float" office:value="0.88">
                <text:p>0.8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_0,1</text:p>
              </table:table-cell>
              <table:table-cell office:value-type="float" office:value="0.88">
                <text:p>0.8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3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_0,4</text:p>
              </table:table-cell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6</text:p>
              </table:table-cell>
              <table:table-cell office:value-type="float" office:value="0.78">
                <text:p>0.7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_0,7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_0,8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_0,9</text:p>
              </table:table-cell>
              <table:table-cell office:value-type="float" office:value="0.78">
                <text:p>0.7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_1</text:p>
              </table:table-cell>
              <table:table-cell office:value-type="float" office:value="0.89">
                <text:p>0.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1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3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_0,4</text:p>
              </table:table-cell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_0,5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_0,6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7</text:p>
              </table:table-cell>
              <table:table-cell office:value-type="float" office:value="0.79">
                <text:p>0.7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_0,8</text:p>
              </table:table-cell>
              <table:table-cell office:value-type="float" office:value="0.78">
                <text:p>0.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1</text:p>
              </table:table-cell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5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1</text:p>
              </table:table-cell>
              <table:table-cell office:value-type="float" office:value="0.92">
                <text:p>0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4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7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8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1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6</text:p>
              </table:table-cell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7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_0,8</text:p>
              </table:table-cell>
              <table:table-cell office:value-type="float" office:value="0.91">
                <text:p>0.9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_0,9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1</text:p>
              </table:table-cell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4</text:p>
              </table:table-cell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3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02cm" svg:height="16.298cm" xlink:href=".." xlink:type="simple" chart:class="chart:line" chart:style-name="ch1">
        <chart:title svg:x="12.305cm" svg:y="0.461cm" chart:style-name="ch2">
          <text:p>Acc. et F-m (macro) selon les modèles</text:p>
        </chart:title>
        <chart:subtitle svg:x="15.281cm" svg:y="1.565cm" chart:style-name="ch3">
          <text:p>Fintoc test</text:p>
        </chart:subtitle>
        <chart:legend chart:legend-position="end" svg:x="27.242cm" svg:y="7.601cm" style:legend-expansion="high" chart:style-name="ch4"/>
        <chart:plot-area chart:style-name="ch5" table:cell-range-address="'rstr rel'.C3:'rstr rel'.E92 'rstr rel'.D2:'rstr rel'.E2" chart:data-source-has-labels="both" svg:x="1.661cm" svg:y="2.573cm" svg:width="24.931cm" svg:height="12.419cm">
          <chartooo:coordinate-region svg:x="2.402cm" svg:y="2.573cm" svg:width="24.19cm" svg:height="10.96cm"/>
          <chart:axis chart:dimension="x" chart:name="primary-x" chart:style-name="ch6" chartooo:axis-type="auto">
            <chartooo:date-scale/>
            <chart:title svg:x="12.442cm" svg:y="15.317cm" chart:style-name="ch7">
              <text:p>Modèles (len_support)</text:p>
            </chart:title>
            <chart:categories table:cell-range-address="'rstr rel'.C3:'rstr rel'.C92"/>
          </chart:axis>
          <chart:axis chart:dimension="y" chart:name="primary-y" chart:style-name="ch6">
            <chart:title svg:x="0.451cm" svg:y="10.228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rstr rel'.D3:'rstr rel'.D92" chart:label-cell-address="'rstr rel'.D2:'rstr rel'.D2" chart:class="chart:line">
            <chart:data-point chart:repeated="90"/>
          </chart:series>
          <chart:series chart:style-name="ch11" chart:values-cell-range-address="'rstr rel'.E3:'rstr rel'.E92" chart:label-cell-address="'rstr rel'.E2:'rstr rel'.E2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rstr rel'.D2:'rstr rel'.D2</svg:desc>
                </draw:g>
              </table:table-cell>
              <table:table-cell office:value-type="string">
                <text:p>Macromoyenne F-mesure</text:p>
                <draw:g>
                  <svg:desc>'rstr rel'.E2:'rstr rel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_0,1</text:p>
                <draw:g>
                  <svg:desc>'rstr rel'.C3:'rstr rel'.C92</svg:desc>
                </draw:g>
              </table:table-cell>
              <table:table-cell office:value-type="float" office:value="0.94">
                <text:p>0.94</text:p>
                <draw:g>
                  <svg:desc>'rstr rel'.D3:'rstr rel'.D92</svg:desc>
                </draw:g>
              </table:table-cell>
              <table:table-cell office:value-type="float" office:value="0.48">
                <text:p>0.48</text:p>
                <draw:g>
                  <svg:desc>'rstr rel'.E3:'rstr rel'.E92</svg:desc>
                </draw:g>
              </table:table-cell>
            </table:table-row>
            <table:table-row>
              <table:table-cell office:value-type="string">
                <text:p>2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0,3</text:p>
              </table:table-cell>
              <table:table-cell office:value-type="float" office:value="0.89">
                <text:p>0.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0,4</text:p>
              </table:table-cell>
              <table:table-cell office:value-type="float" office:value="0.93">
                <text:p>0.9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_0,5</text:p>
              </table:table-cell>
              <table:table-cell office:value-type="float" office:value="0.93">
                <text:p>0.9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_0,6</text:p>
              </table:table-cell>
              <table:table-cell office:value-type="float" office:value="0.78">
                <text:p>0.7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_0,7</text:p>
              </table:table-cell>
              <table:table-cell office:value-type="float" office:value="0.93">
                <text:p>0.9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_0,8</text:p>
              </table:table-cell>
              <table:table-cell office:value-type="float" office:value="0.94">
                <text:p>0.9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_0,9</text:p>
              </table:table-cell>
              <table:table-cell office:value-type="float" office:value="0.87">
                <text:p>0.8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_1</text:p>
              </table:table-cell>
              <table:table-cell office:value-type="float" office:value="0.87">
                <text:p>0.8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_0,1</text:p>
              </table:table-cell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_0,2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_0,3</text:p>
              </table:table-cell>
              <table:table-cell office:value-type="float" office:value="0.92">
                <text:p>0.9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_0,4</text:p>
              </table:table-cell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5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_0,6</text:p>
              </table:table-cell>
              <table:table-cell office:value-type="float" office:value="0.93">
                <text:p>0.9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_0,7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_0,8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1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3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_0,4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_0,5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_0,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_0,7</text:p>
              </table:table-cell>
              <table:table-cell office:value-type="float" office:value="0.92">
                <text:p>0.9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_0,8</text:p>
              </table:table-cell>
              <table:table-cell office:value-type="float" office:value="0.92">
                <text:p>0.9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_0,9</text:p>
              </table:table-cell>
              <table:table-cell office:value-type="float" office:value="0.91">
                <text:p>0.9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_1</text:p>
              </table:table-cell>
              <table:table-cell office:value-type="float" office:value="0.91">
                <text:p>0.9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1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_0,7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_0,8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_0,9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_1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9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34cm" svg:height="22.687cm" xlink:href=".." xlink:type="simple" chart:class="chart:line" chart:style-name="ch1">
        <chart:title svg:x="16.221cm" svg:y="0.589cm" chart:style-name="ch2">
          <text:p>Acc. et F-m (macro) selon les modèles</text:p>
        </chart:title>
        <chart:subtitle svg:x="19.197cm" svg:y="1.821cm" chart:style-name="ch3">
          <text:p>Fintoc test</text:p>
        </chart:subtitle>
        <chart:legend chart:legend-position="end" svg:x="35.074cm" svg:y="10.795cm" style:legend-expansion="high" chart:style-name="ch4"/>
        <chart:plot-area chart:style-name="ch5" table:cell-range-address="'rstr rel'.C97:'rstr rel'.E186 'rstr rel'.D96:'rstr rel'.E96" chart:data-source-has-labels="both" svg:x="1.817cm" svg:y="2.957cm" svg:width="32.451cm" svg:height="18.296cm">
          <chartooo:coordinate-region svg:x="2.558cm" svg:y="2.957cm" svg:width="31.71cm" svg:height="16.837cm"/>
          <chart:axis chart:dimension="x" chart:name="primary-x" chart:style-name="ch6" chartooo:axis-type="auto">
            <chartooo:date-scale/>
            <chart:title svg:x="16.358cm" svg:y="21.706cm" chart:style-name="ch7">
              <text:p>Modèles (len_support)</text:p>
            </chart:title>
            <chart:categories table:cell-range-address="'rstr rel'.C97:'rstr rel'.C186"/>
          </chart:axis>
          <chart:axis chart:dimension="y" chart:name="primary-y" chart:style-name="ch6">
            <chart:title svg:x="0.451cm" svg:y="13.551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rstr rel'.D97:'rstr rel'.D186" chart:label-cell-address="'rstr rel'.D96:'rstr rel'.D96" chart:class="chart:line">
            <chart:data-point chart:repeated="90"/>
          </chart:series>
          <chart:series chart:style-name="ch11" chart:values-cell-range-address="'rstr rel'.E97:'rstr rel'.E186" chart:label-cell-address="'rstr rel'.E96:'rstr rel'.E96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rstr rel'.D96:'rstr rel'.D96</svg:desc>
                </draw:g>
              </table:table-cell>
              <table:table-cell office:value-type="string">
                <text:p>Macromoyenne F-mesure</text:p>
                <draw:g>
                  <svg:desc>'rstr rel'.E96:'rstr rel'.E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_0,1</text:p>
                <draw:g>
                  <svg:desc>'rstr rel'.C97:'rstr rel'.C186</svg:desc>
                </draw:g>
              </table:table-cell>
              <table:table-cell office:value-type="float" office:value="0.91">
                <text:p>0.91</text:p>
                <draw:g>
                  <svg:desc>'rstr rel'.D97:'rstr rel'.D186</svg:desc>
                </draw:g>
              </table:table-cell>
              <table:table-cell office:value-type="float" office:value="0.48">
                <text:p>0.48</text:p>
                <draw:g>
                  <svg:desc>'rstr rel'.E97:'rstr rel'.E186</svg:desc>
                </draw:g>
              </table:table-cell>
            </table:table-row>
            <table:table-row>
              <table:table-cell office:value-type="string">
                <text:p>2_0,2</text:p>
              </table:table-cell>
              <table:table-cell office:value-type="float" office:value="0.93">
                <text:p>0.9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_0,3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_0,4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7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8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0,9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_1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2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0,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_1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93cm" svg:height="15.354cm" xlink:href=".." xlink:type="simple" chart:class="chart:line" chart:style-name="ch1">
        <chart:title svg:x="10.137cm" svg:y="0.442cm" chart:style-name="ch2">
          <text:p>Acc. et F-m (macro) en fonction des modèles - RF10
</text:p>
        </chart:title>
        <chart:subtitle svg:x="14.476cm" svg:y="2.032cm" chart:style-name="ch3">
          <text:p>Fintoc test</text:p>
        </chart:subtitle>
        <chart:legend chart:legend-position="end" svg:x="25.633cm" svg:y="7.129cm" style:legend-expansion="high" chart:style-name="ch4"/>
        <chart:plot-area chart:style-name="ch5" table:cell-range-address="'ngramChar abs'.C121:'ngramChar abs'.E175 'ngramChar abs'.D120:'ngramChar abs'.E120" chart:data-source-has-labels="both" svg:x="1.628cm" svg:y="3.022cm" svg:width="23.388cm" svg:height="11.044cm">
          <chartooo:coordinate-region svg:x="2.355cm" svg:y="3.022cm" svg:width="22.521cm" svg:height="9.715cm"/>
          <chart:axis chart:dimension="x" chart:name="primary-x" chart:style-name="ch6" chartooo:axis-type="auto">
            <chartooo:date-scale/>
            <chart:title svg:x="11.505cm" svg:y="14.373cm" chart:style-name="ch7">
              <text:p>Modèles (n_min-n_max)</text:p>
            </chart:title>
            <chart:categories table:cell-range-address="'ngramChar abs'.C121:'ngramChar abs'.C175"/>
          </chart:axis>
          <chart:axis chart:dimension="y" chart:name="primary-y" chart:style-name="ch6">
            <chart:title svg:x="0.451cm" svg:y="9.99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abs'.D121:'ngramChar abs'.D175" chart:label-cell-address="'ngramChar abs'.D120:'ngramChar abs'.D120" chart:class="chart:line">
            <chart:data-point chart:repeated="55"/>
          </chart:series>
          <chart:series chart:style-name="ch11" chart:values-cell-range-address="'ngramChar abs'.E121:'ngramChar abs'.E175" chart:label-cell-address="'ngramChar abs'.E120:'ngramChar abs'.E120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abs'.D120:'ngramChar abs'.D120</svg:desc>
                </draw:g>
              </table:table-cell>
              <table:table-cell office:value-type="string">
                <text:p>Macromoyenne F-mesure</text:p>
                <draw:g>
                  <svg:desc>'ngramChar abs'.E120:'ngramChar abs'.E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121:'ngramChar abs'.C175</svg:desc>
                </draw:g>
              </table:table-cell>
              <table:table-cell office:value-type="float" office:value="0.95">
                <text:p>0.95</text:p>
                <draw:g>
                  <svg:desc>'ngramChar abs'.D121:'ngramChar abs'.D175</svg:desc>
                </draw:g>
              </table:table-cell>
              <table:table-cell office:value-type="float" office:value="0.69">
                <text:p>0.69</text:p>
                <draw:g>
                  <svg:desc>'ngramChar abs'.E121:'ngramChar abs'.E175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51cm" svg:height="17.078cm" xlink:href=".." xlink:type="simple" chart:class="chart:line" chart:style-name="ch1">
        <chart:title svg:x="9.666cm" svg:y="0.477cm" chart:style-name="ch2">
          <text:p>Acc. et F-m (macro) en fonction des modèles - RF10</text:p>
        </chart:title>
        <chart:subtitle svg:x="14.005cm" svg:y="1.597cm" chart:style-name="ch3">
          <text:p>Fintoc test</text:p>
        </chart:subtitle>
        <chart:legend chart:legend-position="end" svg:x="24.691cm" svg:y="7.991cm" style:legend-expansion="high" chart:style-name="ch4"/>
        <chart:plot-area chart:style-name="ch5" table:cell-range-address="'ngramChar rel'.C121:'ngramChar rel'.E176" chart:data-source-has-labels="both" svg:x="1.61cm" svg:y="2.621cm" svg:width="22.482cm" svg:height="13.135cm">
          <chartooo:coordinate-region svg:x="2.337cm" svg:y="2.621cm" svg:width="21.614cm" svg:height="11.806cm"/>
          <chart:axis chart:dimension="x" chart:name="primary-x" chart:style-name="ch6" chartooo:axis-type="auto">
            <chartooo:date-scale/>
            <chart:title svg:x="11.034cm" svg:y="16.097cm" chart:style-name="ch7">
              <text:p>Modèles (n_min-n_max)</text:p>
            </chart:title>
            <chart:categories table:cell-range-address="'ngramChar rel'.C122:'ngramChar rel'.C176"/>
          </chart:axis>
          <chart:axis chart:dimension="y" chart:name="primary-y" chart:style-name="ch6">
            <chart:title svg:x="0.451cm" svg:y="10.634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rel'.D122:'ngramChar rel'.D176" chart:label-cell-address="'ngramChar rel'.D121:'ngramChar rel'.D121" chart:class="chart:line">
            <chart:data-point chart:repeated="55"/>
          </chart:series>
          <chart:series chart:style-name="ch11" chart:values-cell-range-address="'ngramChar rel'.E122:'ngramChar rel'.E176" chart:label-cell-address="'ngramChar rel'.E121:'ngramChar rel'.E121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rel'.D121:'ngramChar rel'.D121</svg:desc>
                </draw:g>
              </table:table-cell>
              <table:table-cell office:value-type="string">
                <text:p>Macromoyenne F-mesure</text:p>
                <draw:g>
                  <svg:desc>'ngramChar rel'.E121:'ngramChar rel'.E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122:'ngramChar rel'.C176</svg:desc>
                </draw:g>
              </table:table-cell>
              <table:table-cell office:value-type="float" office:value="0.95">
                <text:p>0.95</text:p>
                <draw:g>
                  <svg:desc>'ngramChar rel'.D122:'ngramChar rel'.D176</svg:desc>
                </draw:g>
              </table:table-cell>
              <table:table-cell office:value-type="float" office:value="0.72">
                <text:p>0.72</text:p>
                <draw:g>
                  <svg:desc>'ngramChar rel'.E122:'ngramChar rel'.E176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5">
                <text:p>0.9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4">
                <text:p>0.9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51cm" svg:height="14.081cm" xlink:href=".." xlink:type="simple" chart:class="chart:line" chart:style-name="ch1">
        <chart:title svg:x="7.143cm" svg:y="0.417cm" chart:style-name="ch2">
          <text:p>Acc. en F-m (macro) en fonction des modèles - SVM abs</text:p>
        </chart:title>
        <chart:subtitle svg:x="11.905cm" svg:y="1.477cm" chart:style-name="ch3">
          <text:p>Fintoc test</text:p>
        </chart:subtitle>
        <chart:legend chart:legend-position="end" svg:x="22.528cm" svg:y="6.492cm" style:legend-expansion="high" chart:style-name="ch4"/>
        <chart:plot-area chart:style-name="ch5" table:cell-range-address="'ngramChar abs'.C182:'ngramChar abs'.E236 'ngramChar abs'.D181:'ngramChar abs'.E181" chart:data-source-has-labels="both" svg:x="1.526cm" svg:y="2.441cm" svg:width="20.487cm" svg:height="10.378cm">
          <chartooo:coordinate-region svg:x="2.253cm" svg:y="2.441cm" svg:width="19.619cm" svg:height="9.048cm"/>
          <chart:axis chart:dimension="x" chart:name="primary-x" chart:style-name="ch6" chartooo:axis-type="auto">
            <chartooo:date-scale/>
            <chart:title svg:x="11.09cm" svg:y="13.1cm" chart:style-name="ch7">
              <text:p>Modèles</text:p>
            </chart:title>
            <chart:categories table:cell-range-address="'ngramChar abs'.C182:'ngramChar abs'.C236"/>
          </chart:axis>
          <chart:axis chart:dimension="y" chart:name="primary-y" chart:style-name="ch6">
            <chart:title svg:x="0.451cm" svg:y="9.076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abs'.D182:'ngramChar abs'.D236" chart:label-cell-address="'ngramChar abs'.D181:'ngramChar abs'.D181" chart:class="chart:line">
            <chart:data-point chart:repeated="55"/>
          </chart:series>
          <chart:series chart:style-name="ch11" chart:values-cell-range-address="'ngramChar abs'.E182:'ngramChar abs'.E236" chart:label-cell-address="'ngramChar abs'.E181:'ngramChar abs'.E181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abs'.D181:'ngramChar abs'.D181</svg:desc>
                </draw:g>
              </table:table-cell>
              <table:table-cell office:value-type="string">
                <text:p>F-m (macro)</text:p>
                <draw:g>
                  <svg:desc>'ngramChar abs'.E181:'ngramChar abs'.E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182:'ngramChar abs'.C236</svg:desc>
                </draw:g>
              </table:table-cell>
              <table:table-cell office:value-type="float" office:value="0.9401">
                <text:p>0.9401</text:p>
                <draw:g>
                  <svg:desc>'ngramChar abs'.D182:'ngramChar abs'.D236</svg:desc>
                </draw:g>
              </table:table-cell>
              <table:table-cell office:value-type="float" office:value="0.4846">
                <text:p>0.4846</text:p>
                <draw:g>
                  <svg:desc>'ngramChar abs'.E182:'ngramChar abs'.E236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416">
                <text:p>0.9416</text:p>
              </table:table-cell>
              <table:table-cell office:value-type="float" office:value="0.5153">
                <text:p>0.5153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452">
                <text:p>0.9452</text:p>
              </table:table-cell>
              <table:table-cell office:value-type="float" office:value="0.5732">
                <text:p>0.5732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542">
                <text:p>0.9542</text:p>
              </table:table-cell>
              <table:table-cell office:value-type="float" office:value="0.6943">
                <text:p>0.6943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605">
                <text:p>0.9605</text:p>
              </table:table-cell>
              <table:table-cell office:value-type="float" office:value="0.7655">
                <text:p>0.7655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604">
                <text:p>0.9604</text:p>
              </table:table-cell>
              <table:table-cell office:value-type="float" office:value="0.7764">
                <text:p>0.7764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59">
                <text:p>0.959</text:p>
              </table:table-cell>
              <table:table-cell office:value-type="float" office:value="0.7859">
                <text:p>0.7859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602">
                <text:p>0.9602</text:p>
              </table:table-cell>
              <table:table-cell office:value-type="float" office:value="0.8011">
                <text:p>0.8011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625">
                <text:p>0.9625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614">
                <text:p>0.9614</text:p>
              </table:table-cell>
              <table:table-cell office:value-type="float" office:value="0.8252">
                <text:p>0.8252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596">
                <text:p>0.959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623">
                <text:p>0.9623</text:p>
              </table:table-cell>
              <table:table-cell office:value-type="float" office:value="0.8021">
                <text:p>0.8021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658">
                <text:p>0.9658</text:p>
              </table:table-cell>
              <table:table-cell office:value-type="float" office:value="0.8296">
                <text:p>0.8296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681">
                <text:p>0.9681</text:p>
              </table:table-cell>
              <table:table-cell office:value-type="float" office:value="0.8478">
                <text:p>0.8478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69">
                <text:p>0.969</text:p>
              </table:table-cell>
              <table:table-cell office:value-type="float" office:value="0.8569">
                <text:p>0.8569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669">
                <text:p>0.9669</text:p>
              </table:table-cell>
              <table:table-cell office:value-type="float" office:value="0.8568">
                <text:p>0.8568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646">
                <text:p>0.9646</text:p>
              </table:table-cell>
              <table:table-cell office:value-type="float" office:value="0.8522">
                <text:p>0.8522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643">
                <text:p>0.9643</text:p>
              </table:table-cell>
              <table:table-cell office:value-type="float" office:value="0.8522">
                <text:p>0.8522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64">
                <text:p>0.964</text:p>
              </table:table-cell>
              <table:table-cell office:value-type="float" office:value="0.8519">
                <text:p>0.8519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655">
                <text:p>0.9655</text:p>
              </table:table-cell>
              <table:table-cell office:value-type="float" office:value="0.8305">
                <text:p>0.8305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667">
                <text:p>0.9667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694">
                <text:p>0.9694</text:p>
              </table:table-cell>
              <table:table-cell office:value-type="float" office:value="0.8607">
                <text:p>0.8607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665">
                <text:p>0.9665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629">
                <text:p>0.9629</text:p>
              </table:table-cell>
              <table:table-cell office:value-type="float" office:value="0.8459">
                <text:p>0.8459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631">
                <text:p>0.9631</text:p>
              </table:table-cell>
              <table:table-cell office:value-type="float" office:value="0.8488">
                <text:p>0.8488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64">
                <text:p>0.964</text:p>
              </table:table-cell>
              <table:table-cell office:value-type="float" office:value="0.8524">
                <text:p>0.8524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646">
                <text:p>0.9646</text:p>
              </table:table-cell>
              <table:table-cell office:value-type="float" office:value="0.8557">
                <text:p>0.8557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67">
                <text:p>0.967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65">
                <text:p>0.965</text:p>
              </table:table-cell>
              <table:table-cell office:value-type="float" office:value="0.8461">
                <text:p>0.8461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646">
                <text:p>0.964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618">
                <text:p>0.9618</text:p>
              </table:table-cell>
              <table:table-cell office:value-type="float" office:value="0.8421">
                <text:p>0.8421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629">
                <text:p>0.9629</text:p>
              </table:table-cell>
              <table:table-cell office:value-type="float" office:value="0.8486">
                <text:p>0.8486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64">
                <text:p>0.964</text:p>
              </table:table-cell>
              <table:table-cell office:value-type="float" office:value="0.8535">
                <text:p>0.8535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642">
                <text:p>0.9642</text:p>
              </table:table-cell>
              <table:table-cell office:value-type="float" office:value="0.8544">
                <text:p>0.8544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633">
                <text:p>0.9633</text:p>
              </table:table-cell>
              <table:table-cell office:value-type="float" office:value="0.8339">
                <text:p>0.8339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629">
                <text:p>0.9629</text:p>
              </table:table-cell>
              <table:table-cell office:value-type="float" office:value="0.8429">
                <text:p>0.8429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627">
                <text:p>0.9627</text:p>
              </table:table-cell>
              <table:table-cell office:value-type="float" office:value="0.8459">
                <text:p>0.8459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623">
                <text:p>0.9623</text:p>
              </table:table-cell>
              <table:table-cell office:value-type="float" office:value="0.8459">
                <text:p>0.8459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637">
                <text:p>0.9637</text:p>
              </table:table-cell>
              <table:table-cell office:value-type="float" office:value="0.8512">
                <text:p>0.8512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646">
                <text:p>0.9646</text:p>
              </table:table-cell>
              <table:table-cell office:value-type="float" office:value="0.8558">
                <text:p>0.8558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636">
                <text:p>0.9636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612">
                <text:p>0.9612</text:p>
              </table:table-cell>
              <table:table-cell office:value-type="float" office:value="0.8374">
                <text:p>0.8374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623">
                <text:p>0.9623</text:p>
              </table:table-cell>
              <table:table-cell office:value-type="float" office:value="0.8454">
                <text:p>0.8454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632">
                <text:p>0.9632</text:p>
              </table:table-cell>
              <table:table-cell office:value-type="float" office:value="0.8488">
                <text:p>0.8488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64">
                <text:p>0.964</text:p>
              </table:table-cell>
              <table:table-cell office:value-type="float" office:value="0.8521">
                <text:p>0.8521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634">
                <text:p>0.9634</text:p>
              </table:table-cell>
              <table:table-cell office:value-type="float" office:value="0.8366">
                <text:p>0.8366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61">
                <text:p>0.961</text:p>
              </table:table-cell>
              <table:table-cell office:value-type="float" office:value="0.8373">
                <text:p>0.8373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634">
                <text:p>0.9634</text:p>
              </table:table-cell>
              <table:table-cell office:value-type="float" office:value="0.8488">
                <text:p>0.8488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637">
                <text:p>0.9637</text:p>
              </table:table-cell>
              <table:table-cell office:value-type="float" office:value="0.8502">
                <text:p>0.8502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615">
                <text:p>0.961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614">
                <text:p>0.9614</text:p>
              </table:table-cell>
              <table:table-cell office:value-type="float" office:value="0.8393">
                <text:p>0.8393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631">
                <text:p>0.9631</text:p>
              </table:table-cell>
              <table:table-cell office:value-type="float" office:value="0.8471">
                <text:p>0.8471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605">
                <text:p>0.9605</text:p>
              </table:table-cell>
              <table:table-cell office:value-type="float" office:value="0.8258">
                <text:p>0.8258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613">
                <text:p>0.961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597">
                <text:p>0.9597</text:p>
              </table:table-cell>
              <table:table-cell office:value-type="float" office:value="0.8226">
                <text:p>0.8226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23cm" svg:height="20.362cm" xlink:href=".." xlink:type="simple" chart:class="chart:line" chart:style-name="ch1">
        <chart:title svg:x="9.338cm" svg:y="0.543cm" chart:style-name="ch2">
          <text:p>Acc. et F-m (macro) en fonction des modèles - SVM rel</text:p>
        </chart:title>
        <chart:subtitle svg:x="13.941cm" svg:y="1.729cm" chart:style-name="ch3">
          <text:p>Fintoc test</text:p>
        </chart:subtitle>
        <chart:legend chart:legend-position="end" svg:x="26.6cm" svg:y="9.633cm" style:legend-expansion="high" chart:style-name="ch4"/>
        <chart:plot-area chart:style-name="ch5" table:cell-range-address="'ngramChar rel'.C183:'ngramChar rel'.E238" chart:data-source-has-labels="both" svg:x="1.607cm" svg:y="2.819cm" svg:width="24.397cm" svg:height="16.155cm">
          <chartooo:coordinate-region svg:x="2.519cm" svg:y="2.819cm" svg:width="23.344cm" svg:height="14.826cm"/>
          <chart:axis chart:dimension="x" chart:name="primary-x" chart:style-name="ch6" chartooo:axis-type="auto">
            <chartooo:date-scale/>
            <chart:title svg:x="13.205cm" svg:y="19.381cm" chart:style-name="ch7">
              <text:p>Modèle</text:p>
            </chart:title>
            <chart:categories table:cell-range-address="'ngramChar rel'.C184:'ngramChar rel'.C238"/>
          </chart:axis>
          <chart:axis chart:dimension="y" chart:name="primary-y" chart:style-name="ch6">
            <chart:title svg:x="0.451cm" svg:y="12.342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rel'.D184:'ngramChar rel'.D238" chart:label-cell-address="'ngramChar rel'.D183:'ngramChar rel'.D183" chart:class="chart:line">
            <chart:data-point chart:repeated="55"/>
          </chart:series>
          <chart:series chart:style-name="ch11" chart:values-cell-range-address="'ngramChar rel'.E184:'ngramChar rel'.E238" chart:label-cell-address="'ngramChar rel'.E183:'ngramChar rel'.E183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rel'.D183:'ngramChar rel'.D183</svg:desc>
                </draw:g>
              </table:table-cell>
              <table:table-cell office:value-type="string">
                <text:p>F-m (macro)</text:p>
                <draw:g>
                  <svg:desc>'ngramChar rel'.E183:'ngramChar rel'.E1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184:'ngramChar rel'.C238</svg:desc>
                </draw:g>
              </table:table-cell>
              <table:table-cell office:value-type="float" office:value="0.9642">
                <text:p>0.9642</text:p>
                <draw:g>
                  <svg:desc>'ngramChar rel'.D184:'ngramChar rel'.D238</svg:desc>
                </draw:g>
              </table:table-cell>
              <table:table-cell office:value-type="float" office:value="0.8469">
                <text:p>0.8469</text:p>
                <draw:g>
                  <svg:desc>'ngramChar rel'.E184:'ngramChar rel'.E238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729">
                <text:p>0.9729</text:p>
              </table:table-cell>
              <table:table-cell office:value-type="float" office:value="0.8875">
                <text:p>0.8875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727">
                <text:p>0.9727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737">
                <text:p>0.9737</text:p>
              </table:table-cell>
              <table:table-cell office:value-type="float" office:value="0.8924">
                <text:p>0.8924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737">
                <text:p>0.9737</text:p>
              </table:table-cell>
              <table:table-cell office:value-type="float" office:value="0.8922">
                <text:p>0.8922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733">
                <text:p>0.9733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716">
                <text:p>0.9716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707">
                <text:p>0.9707</text:p>
              </table:table-cell>
              <table:table-cell office:value-type="float" office:value="0.8821">
                <text:p>0.8821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705">
                <text:p>0.9705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706">
                <text:p>0.9706</text:p>
              </table:table-cell>
              <table:table-cell office:value-type="float" office:value="0.8817">
                <text:p>0.8817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731">
                <text:p>0.9731</text:p>
              </table:table-cell>
              <table:table-cell office:value-type="float" office:value="0.8904">
                <text:p>0.8904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718">
                <text:p>0.9718</text:p>
              </table:table-cell>
              <table:table-cell office:value-type="float" office:value="0.8869">
                <text:p>0.8869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728">
                <text:p>0.9728</text:p>
              </table:table-cell>
              <table:table-cell office:value-type="float" office:value="0.8904">
                <text:p>0.8904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721">
                <text:p>0.9721</text:p>
              </table:table-cell>
              <table:table-cell office:value-type="float" office:value="0.8874">
                <text:p>0.8874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723">
                <text:p>0.9723</text:p>
              </table:table-cell>
              <table:table-cell office:value-type="float" office:value="0.8881">
                <text:p>0.8881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719">
                <text:p>0.9719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714">
                <text:p>0.9714</text:p>
              </table:table-cell>
              <table:table-cell office:value-type="float" office:value="0.8845">
                <text:p>0.8845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708">
                <text:p>0.9708</text:p>
              </table:table-cell>
              <table:table-cell office:value-type="float" office:value="0.8821">
                <text:p>0.8821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7">
                <text:p>0.97</text:p>
              </table:table-cell>
              <table:table-cell office:value-type="float" office:value="0.8791">
                <text:p>0.8791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717">
                <text:p>0.9717</text:p>
              </table:table-cell>
              <table:table-cell office:value-type="float" office:value="0.8877">
                <text:p>0.8877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727">
                <text:p>0.9727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721">
                <text:p>0.9721</text:p>
              </table:table-cell>
              <table:table-cell office:value-type="float" office:value="0.8885">
                <text:p>0.8885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717">
                <text:p>0.9717</text:p>
              </table:table-cell>
              <table:table-cell office:value-type="float" office:value="0.8866">
                <text:p>0.8866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712">
                <text:p>0.9712</text:p>
              </table:table-cell>
              <table:table-cell office:value-type="float" office:value="0.8845">
                <text:p>0.8845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704">
                <text:p>0.9704</text:p>
              </table:table-cell>
              <table:table-cell office:value-type="float" office:value="0.8809">
                <text:p>0.8809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695">
                <text:p>0.9695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697">
                <text:p>0.9697</text:p>
              </table:table-cell>
              <table:table-cell office:value-type="float" office:value="0.8774">
                <text:p>0.8774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705">
                <text:p>0.9705</text:p>
              </table:table-cell>
              <table:table-cell office:value-type="float" office:value="0.8839">
                <text:p>0.8839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721">
                <text:p>0.9721</text:p>
              </table:table-cell>
              <table:table-cell office:value-type="float" office:value="0.8885">
                <text:p>0.8885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714">
                <text:p>0.9714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707">
                <text:p>0.9707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703">
                <text:p>0.9703</text:p>
              </table:table-cell>
              <table:table-cell office:value-type="float" office:value="0.8805">
                <text:p>0.8805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692">
                <text:p>0.9692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685">
                <text:p>0.9685</text:p>
              </table:table-cell>
              <table:table-cell office:value-type="float" office:value="0.8733">
                <text:p>0.8733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709">
                <text:p>0.9709</text:p>
              </table:table-cell>
              <table:table-cell office:value-type="float" office:value="0.8861">
                <text:p>0.8861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717">
                <text:p>0.9717</text:p>
              </table:table-cell>
              <table:table-cell office:value-type="float" office:value="0.8873">
                <text:p>0.8873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71">
                <text:p>0.971</text:p>
              </table:table-cell>
              <table:table-cell office:value-type="float" office:value="0.8834">
                <text:p>0.8834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701">
                <text:p>0.9701</text:p>
              </table:table-cell>
              <table:table-cell office:value-type="float" office:value="0.8793">
                <text:p>0.8793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688">
                <text:p>0.9688</text:p>
              </table:table-cell>
              <table:table-cell office:value-type="float" office:value="0.8747">
                <text:p>0.8747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685">
                <text:p>0.9685</text:p>
              </table:table-cell>
              <table:table-cell office:value-type="float" office:value="0.8732">
                <text:p>0.8732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702">
                <text:p>0.9702</text:p>
              </table:table-cell>
              <table:table-cell office:value-type="float" office:value="0.8833">
                <text:p>0.8833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706">
                <text:p>0.9706</text:p>
              </table:table-cell>
              <table:table-cell office:value-type="float" office:value="0.8832">
                <text:p>0.8832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704">
                <text:p>0.9704</text:p>
              </table:table-cell>
              <table:table-cell office:value-type="float" office:value="0.8807">
                <text:p>0.8807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692">
                <text:p>0.9692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682">
                <text:p>0.9682</text:p>
              </table:table-cell>
              <table:table-cell office:value-type="float" office:value="0.8722">
                <text:p>0.8722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677">
                <text:p>0.9677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698">
                <text:p>0.9698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686">
                <text:p>0.9686</text:p>
              </table:table-cell>
              <table:table-cell office:value-type="float" office:value="0.8749">
                <text:p>0.8749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68">
                <text:p>0.96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66">
                <text:p>0.966</text:p>
              </table:table-cell>
              <table:table-cell office:value-type="float" office:value="0.8707">
                <text:p>0.8707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69">
                <text:p>0.969</text:p>
              </table:table-cell>
              <table:table-cell office:value-type="float" office:value="0.8772">
                <text:p>0.8772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684">
                <text:p>0.9684</text:p>
              </table:table-cell>
              <table:table-cell office:value-type="float" office:value="0.8744">
                <text:p>0.8744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633">
                <text:p>0.9633</text:p>
              </table:table-cell>
              <table:table-cell office:value-type="float" office:value="0.8625">
                <text:p>0.8625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686">
                <text:p>0.9686</text:p>
              </table:table-cell>
              <table:table-cell office:value-type="float" office:value="0.8757">
                <text:p>0.8757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608">
                <text:p>0.9608</text:p>
              </table:table-cell>
              <table:table-cell office:value-type="float" office:value="0.8555">
                <text:p>0.8555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4.128cm" svg:y="0.316cm" chart:style-name="ch2">
          <text:p>F-m (macro) en fonction des modèles </text:p>
        </chart:title>
        <chart:subtitle svg:x="3.731cm" svg:y="1.275cm" chart:style-name="ch3">
          <text:p>Comparaison du DT10 et du MNB sur Fintoc test</text:p>
        </chart:subtitle>
        <chart:legend chart:legend-position="end" svg:x="13.826cm" svg:y="3.954cm" style:legend-expansion="high" chart:style-name="ch4"/>
        <chart:plot-area chart:style-name="ch5" table:cell-range-address="Baselines.A44:Baselines.C50 Baselines.B43:Baselines.C43" chart:data-source-has-labels="both" svg:x="1.33cm" svg:y="2.138cm" svg:width="12.177cm" svg:height="5.706cm">
          <chartooo:coordinate-region svg:x="2.057cm" svg:y="2.338cm" svg:width="11.237cm" svg:height="4.859cm"/>
          <chart:axis chart:dimension="x" chart:name="primary-x" chart:style-name="ch6" chartooo:axis-type="auto">
            <chartooo:date-scale/>
            <chart:title svg:x="6.739cm" svg:y="8.024cm" chart:style-name="ch7">
              <text:p>Modèles</text:p>
            </chart:title>
            <chart:categories table:cell-range-address="Baselines.A44:Baselines.A50"/>
          </chart:axis>
          <chart:axis chart:dimension="y" chart:name="primary-y" chart:style-name="ch6">
            <chart:title svg:x="0.451cm" svg:y="5.921cm" chart:style-name="ch8">
              <text:p>F-m (macro)</text:p>
            </chart:title>
            <chart:grid chart:style-name="ch9" chart:class="major"/>
          </chart:axis>
          <chart:series chart:style-name="ch10" chart:values-cell-range-address="Baselines.B44:Baselines.B50" chart:label-cell-address="Baselines.B43:Baselines.B43" chart:class="chart:line">
            <chart:data-point chart:repeated="7"/>
          </chart:series>
          <chart:series chart:style-name="ch11" chart:values-cell-range-address="Baselines.C44:Baselines.C50" chart:label-cell-address="Baselines.C43:Baselines.C4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T10</text:p>
                <draw:g>
                  <svg:desc>Baselines.B43:Baselines.B43</svg:desc>
                </draw:g>
              </table:table-cell>
              <table:table-cell office:value-type="string">
                <text:p>MNB</text:p>
                <draw:g>
                  <svg:desc>Baselines.C43:Baselines.C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Baselines.A44:Baselines.A50</svg:desc>
                </draw:g>
              </table:table-cell>
              <table:table-cell office:value-type="float" office:value="0.62">
                <text:p>0.62</text:p>
                <draw:g>
                  <svg:desc>Baselines.B44:Baselines.B50</svg:desc>
                </draw:g>
              </table:table-cell>
              <table:table-cell office:value-type="float" office:value="0.48">
                <text:p>0.48</text:p>
                <draw:g>
                  <svg:desc>Baselines.C44:Baselines.C50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0.71">
                <text:p>0.7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72">
                <text:p>0.7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B6</text:p>
              </table:table-cell>
              <table:table-cell office:value-type="float" office:value="0.78">
                <text:p>0.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B7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cm" svg:height="14.985cm" xlink:href=".." xlink:type="simple" chart:class="chart:line" chart:style-name="ch1">
        <chart:title svg:x="11.659cm" svg:y="0.435cm" chart:style-name="ch2">
          <text:p>Acc. et F-m (macro) en fonction des modèles - RF50 (abs)</text:p>
        </chart:title>
        <chart:subtitle svg:x="16.58cm" svg:y="1.513cm" chart:style-name="ch3">
          <text:p>Fintoc test</text:p>
        </chart:subtitle>
        <chart:legend chart:legend-position="end" svg:x="31.877cm" svg:y="6.944cm" style:legend-expansion="high" chart:style-name="ch4"/>
        <chart:plot-area chart:style-name="ch5" table:cell-range-address="'ngramChar abs'.C244:'ngramChar abs'.E298 'ngramChar abs'.D243:'ngramChar abs'.E243" chart:data-source-has-labels="both" svg:x="1.713cm" svg:y="2.495cm" svg:width="29.462cm" svg:height="11.21cm">
          <chartooo:coordinate-region svg:x="2.44cm" svg:y="2.495cm" svg:width="28.594cm" svg:height="9.88cm"/>
          <chart:axis chart:dimension="x" chart:name="primary-x" chart:style-name="ch6" chartooo:axis-type="auto">
            <chartooo:date-scale/>
            <chart:title svg:x="15.765cm" svg:y="14.004cm" chart:style-name="ch7">
              <text:p>Modèles</text:p>
            </chart:title>
            <chart:categories table:cell-range-address="'ngramChar abs'.C244:'ngramChar abs'.C298"/>
          </chart:axis>
          <chart:axis chart:dimension="y" chart:name="primary-y" chart:style-name="ch6">
            <chart:title svg:x="0.451cm" svg:y="9.546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abs'.D244:'ngramChar abs'.D298" chart:label-cell-address="'ngramChar abs'.D243:'ngramChar abs'.D243" chart:class="chart:line">
            <chart:data-point chart:repeated="55"/>
          </chart:series>
          <chart:series chart:style-name="ch11" chart:values-cell-range-address="'ngramChar abs'.E244:'ngramChar abs'.E298" chart:label-cell-address="'ngramChar abs'.E243:'ngramChar abs'.E243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abs'.D243:'ngramChar abs'.D243</svg:desc>
                </draw:g>
              </table:table-cell>
              <table:table-cell office:value-type="string">
                <text:p>F-m (macro)</text:p>
                <draw:g>
                  <svg:desc>'ngramChar abs'.E243:'ngramChar abs'.E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244:'ngramChar abs'.C298</svg:desc>
                </draw:g>
              </table:table-cell>
              <table:table-cell office:value-type="float" office:value="0.9667">
                <text:p>0.9667</text:p>
                <draw:g>
                  <svg:desc>'ngramChar abs'.D244:'ngramChar abs'.D298</svg:desc>
                </draw:g>
              </table:table-cell>
              <table:table-cell office:value-type="float" office:value="0.8654">
                <text:p>0.8654</text:p>
                <draw:g>
                  <svg:desc>'ngramChar abs'.E244:'ngramChar abs'.E298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704">
                <text:p>0.9704</text:p>
              </table:table-cell>
              <table:table-cell office:value-type="float" office:value="0.8789">
                <text:p>0.8789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684">
                <text:p>0.9684</text:p>
              </table:table-cell>
              <table:table-cell office:value-type="float" office:value="0.8684">
                <text:p>0.8684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705">
                <text:p>0.9705</text:p>
              </table:table-cell>
              <table:table-cell office:value-type="float" office:value="0.8672">
                <text:p>0.8672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688">
                <text:p>0.9688</text:p>
              </table:table-cell>
              <table:table-cell office:value-type="float" office:value="0.8523">
                <text:p>0.8523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659">
                <text:p>0.9659</text:p>
              </table:table-cell>
              <table:table-cell office:value-type="float" office:value="0.8311">
                <text:p>0.8311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626">
                <text:p>0.9626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598">
                <text:p>0.9598</text:p>
              </table:table-cell>
              <table:table-cell office:value-type="float" office:value="0.7774">
                <text:p>0.7774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564">
                <text:p>0.9564</text:p>
              </table:table-cell>
              <table:table-cell office:value-type="float" office:value="0.7486">
                <text:p>0.7486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554">
                <text:p>0.9554</text:p>
              </table:table-cell>
              <table:table-cell office:value-type="float" office:value="0.7351">
                <text:p>0.7351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685">
                <text:p>0.9685</text:p>
              </table:table-cell>
              <table:table-cell office:value-type="float" office:value="0.8692">
                <text:p>0.8692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688">
                <text:p>0.968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679">
                <text:p>0.9679</text:p>
              </table:table-cell>
              <table:table-cell office:value-type="float" office:value="0.8524">
                <text:p>0.8524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663">
                <text:p>0.9663</text:p>
              </table:table-cell>
              <table:table-cell office:value-type="float" office:value="0.8337">
                <text:p>0.8337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636">
                <text:p>0.9636</text:p>
              </table:table-cell>
              <table:table-cell office:value-type="float" office:value="0.8146">
                <text:p>0.8146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624">
                <text:p>0.9624</text:p>
              </table:table-cell>
              <table:table-cell office:value-type="float" office:value="0.7987">
                <text:p>0.7987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588">
                <text:p>0.9588</text:p>
              </table:table-cell>
              <table:table-cell office:value-type="float" office:value="0.7688">
                <text:p>0.7688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552">
                <text:p>0.9552</text:p>
              </table:table-cell>
              <table:table-cell office:value-type="float" office:value="0.7341">
                <text:p>0.7341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55">
                <text:p>0.955</text:p>
              </table:table-cell>
              <table:table-cell office:value-type="float" office:value="0.7342">
                <text:p>0.7342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675">
                <text:p>0.9675</text:p>
              </table:table-cell>
              <table:table-cell office:value-type="float" office:value="0.8421">
                <text:p>0.8421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639">
                <text:p>0.9639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617">
                <text:p>0.9617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595">
                <text:p>0.9595</text:p>
              </table:table-cell>
              <table:table-cell office:value-type="float" office:value="0.7769">
                <text:p>0.7769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575">
                <text:p>0.9575</text:p>
              </table:table-cell>
              <table:table-cell office:value-type="float" office:value="0.7579">
                <text:p>0.7579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545">
                <text:p>0.9545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54">
                <text:p>0.954</text:p>
              </table:table-cell>
              <table:table-cell office:value-type="float" office:value="0.7234">
                <text:p>0.7234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522">
                <text:p>0.9522</text:p>
              </table:table-cell>
              <table:table-cell office:value-type="float" office:value="0.7083">
                <text:p>0.7083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604">
                <text:p>0.9604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571">
                <text:p>0.9571</text:p>
              </table:table-cell>
              <table:table-cell office:value-type="float" office:value="0.7471">
                <text:p>0.7471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546">
                <text:p>0.9546</text:p>
              </table:table-cell>
              <table:table-cell office:value-type="float" office:value="0.7305">
                <text:p>0.7305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54">
                <text:p>0.954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524">
                <text:p>0.9524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515">
                <text:p>0.9515</text:p>
              </table:table-cell>
              <table:table-cell office:value-type="float" office:value="0.6917">
                <text:p>0.6917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503">
                <text:p>0.9503</text:p>
              </table:table-cell>
              <table:table-cell office:value-type="float" office:value="0.6824">
                <text:p>0.6824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504">
                <text:p>0.9504</text:p>
              </table:table-cell>
              <table:table-cell office:value-type="float" office:value="0.6616">
                <text:p>0.6616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521">
                <text:p>0.9521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515">
                <text:p>0.9515</text:p>
              </table:table-cell>
              <table:table-cell office:value-type="float" office:value="0.6905">
                <text:p>0.6905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494">
                <text:p>0.9494</text:p>
              </table:table-cell>
              <table:table-cell office:value-type="float" office:value="0.6663">
                <text:p>0.6663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49">
                <text:p>0.949</text:p>
              </table:table-cell>
              <table:table-cell office:value-type="float" office:value="0.6638">
                <text:p>0.6638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5">
                <text:p>0.9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463">
                <text:p>0.9463</text:p>
              </table:table-cell>
              <table:table-cell office:value-type="float" office:value="0.5936">
                <text:p>0.593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476">
                <text:p>0.9476</text:p>
              </table:table-cell>
              <table:table-cell office:value-type="float" office:value="0.6435">
                <text:p>0.6435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482">
                <text:p>0.9482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453">
                <text:p>0.9453</text:p>
              </table:table-cell>
              <table:table-cell office:value-type="float" office:value="0.5993">
                <text:p>0.5993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481">
                <text:p>0.9481</text:p>
              </table:table-cell>
              <table:table-cell office:value-type="float" office:value="0.6501">
                <text:p>0.6501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442">
                <text:p>0.9442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424">
                <text:p>0.9424</text:p>
              </table:table-cell>
              <table:table-cell office:value-type="float" office:value="0.5309">
                <text:p>0.5309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42">
                <text:p>0.942</text:p>
              </table:table-cell>
              <table:table-cell office:value-type="float" office:value="0.5227">
                <text:p>0.5227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441">
                <text:p>0.9441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08">
                <text:p>0.9408</text:p>
              </table:table-cell>
              <table:table-cell office:value-type="float" office:value="0.5065">
                <text:p>0.5065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08">
                <text:p>0.9408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398">
                <text:p>0.9398</text:p>
              </table:table-cell>
              <table:table-cell office:value-type="float" office:value="0.4954">
                <text:p>0.4954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405">
                <text:p>0.9405</text:p>
              </table:table-cell>
              <table:table-cell office:value-type="float" office:value="0.4914">
                <text:p>0.4914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405">
                <text:p>0.9405</text:p>
              </table:table-cell>
              <table:table-cell office:value-type="float" office:value="0.4936">
                <text:p>0.4936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82cm" svg:height="18.104cm" xlink:href=".." xlink:type="simple" chart:class="chart:line" chart:style-name="ch1">
        <chart:title svg:x="13.125cm" svg:y="0.498cm" chart:style-name="ch2">
          <text:p>Acc. et F-m (macro) en fonction des modèles - RF50 (rel)</text:p>
        </chart:title>
        <chart:subtitle svg:x="17.94cm" svg:y="1.639cm" chart:style-name="ch3">
          <text:p>Fintoc test</text:p>
        </chart:subtitle>
        <chart:legend chart:legend-position="end" svg:x="34.597cm" svg:y="8.504cm" style:legend-expansion="high" chart:style-name="ch4"/>
        <chart:plot-area chart:style-name="ch5" table:cell-range-address="'ngramChar rel'.C242:'ngramChar rel'.E297" chart:data-source-has-labels="both" svg:x="1.767cm" svg:y="2.684cm" svg:width="32.074cm" svg:height="14.077cm">
          <chartooo:coordinate-region svg:x="2.494cm" svg:y="2.684cm" svg:width="31.206cm" svg:height="12.747cm"/>
          <chart:axis chart:dimension="x" chart:name="primary-x" chart:style-name="ch6" chartooo:axis-type="auto">
            <chartooo:date-scale/>
            <chart:title svg:x="17.125cm" svg:y="17.123cm" chart:style-name="ch7">
              <text:p>Modèles</text:p>
            </chart:title>
            <chart:categories table:cell-range-address="'ngramChar rel'.C243:'ngramChar rel'.C297"/>
          </chart:axis>
          <chart:axis chart:dimension="y" chart:name="primary-y" chart:style-name="ch6">
            <chart:title svg:x="0.451cm" svg:y="11.168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rel'.D243:'ngramChar rel'.D297" chart:label-cell-address="'ngramChar rel'.D242:'ngramChar rel'.D242" chart:class="chart:line">
            <chart:data-point chart:repeated="55"/>
          </chart:series>
          <chart:series chart:style-name="ch11" chart:values-cell-range-address="'ngramChar rel'.E243:'ngramChar rel'.E297" chart:label-cell-address="'ngramChar rel'.E242:'ngramChar rel'.E242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rel'.D242:'ngramChar rel'.D242</svg:desc>
                </draw:g>
              </table:table-cell>
              <table:table-cell office:value-type="string">
                <text:p>F-m (macro)</text:p>
                <draw:g>
                  <svg:desc>'ngramChar rel'.E242:'ngramChar rel'.E2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243:'ngramChar rel'.C297</svg:desc>
                </draw:g>
              </table:table-cell>
              <table:table-cell office:value-type="float" office:value="0.9654">
                <text:p>0.9654</text:p>
                <draw:g>
                  <svg:desc>'ngramChar rel'.D243:'ngramChar rel'.D297</svg:desc>
                </draw:g>
              </table:table-cell>
              <table:table-cell office:value-type="float" office:value="0.8564">
                <text:p>0.8564</text:p>
                <draw:g>
                  <svg:desc>'ngramChar rel'.E243:'ngramChar rel'.E297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697">
                <text:p>0.9697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708">
                <text:p>0.9708</text:p>
              </table:table-cell>
              <table:table-cell office:value-type="float" office:value="0.8774">
                <text:p>0.8774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692">
                <text:p>0.9692</text:p>
              </table:table-cell>
              <table:table-cell office:value-type="float" office:value="0.8679">
                <text:p>0.8679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656">
                <text:p>0.9656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658">
                <text:p>0.9658</text:p>
              </table:table-cell>
              <table:table-cell office:value-type="float" office:value="0.8418">
                <text:p>0.8418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654">
                <text:p>0.9654</text:p>
              </table:table-cell>
              <table:table-cell office:value-type="float" office:value="0.8306">
                <text:p>0.8306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639">
                <text:p>0.9639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619">
                <text:p>0.9619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592">
                <text:p>0.9592</text:p>
              </table:table-cell>
              <table:table-cell office:value-type="float" office:value="0.7793">
                <text:p>0.7793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677">
                <text:p>0.9677</text:p>
              </table:table-cell>
              <table:table-cell office:value-type="float" office:value="0.8669">
                <text:p>0.866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684">
                <text:p>0.9684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669">
                <text:p>0.9669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671">
                <text:p>0.9671</text:p>
              </table:table-cell>
              <table:table-cell office:value-type="float" office:value="0.8481">
                <text:p>0.8481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658">
                <text:p>0.9658</text:p>
              </table:table-cell>
              <table:table-cell office:value-type="float" office:value="0.8374">
                <text:p>0.8374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637">
                <text:p>0.9637</text:p>
              </table:table-cell>
              <table:table-cell office:value-type="float" office:value="0.8208">
                <text:p>0.8208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623">
                <text:p>0.9623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613">
                <text:p>0.961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58">
                <text:p>0.958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65">
                <text:p>0.965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646">
                <text:p>0.9646</text:p>
              </table:table-cell>
              <table:table-cell office:value-type="float" office:value="0.8324">
                <text:p>0.8324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64">
                <text:p>0.964</text:p>
              </table:table-cell>
              <table:table-cell office:value-type="float" office:value="0.8217">
                <text:p>0.8217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609">
                <text:p>0.9609</text:p>
              </table:table-cell>
              <table:table-cell office:value-type="float" office:value="0.8045">
                <text:p>0.8045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615">
                <text:p>0.9615</text:p>
              </table:table-cell>
              <table:table-cell office:value-type="float" office:value="0.7973">
                <text:p>0.7973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599">
                <text:p>0.9599</text:p>
              </table:table-cell>
              <table:table-cell office:value-type="float" office:value="0.7846">
                <text:p>0.7846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589">
                <text:p>0.9589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571">
                <text:p>0.9571</text:p>
              </table:table-cell>
              <table:table-cell office:value-type="float" office:value="0.7573">
                <text:p>0.7573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614">
                <text:p>0.9614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599">
                <text:p>0.9599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589">
                <text:p>0.9589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584">
                <text:p>0.9584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561">
                <text:p>0.9561</text:p>
              </table:table-cell>
              <table:table-cell office:value-type="float" office:value="0.7533">
                <text:p>0.7533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55">
                <text:p>0.955</text:p>
              </table:table-cell>
              <table:table-cell office:value-type="float" office:value="0.7417">
                <text:p>0.7417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534">
                <text:p>0.9534</text:p>
              </table:table-cell>
              <table:table-cell office:value-type="float" office:value="0.7198">
                <text:p>0.7198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564">
                <text:p>0.9564</text:p>
              </table:table-cell>
              <table:table-cell office:value-type="float" office:value="0.7401">
                <text:p>0.7401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561">
                <text:p>0.9561</text:p>
              </table:table-cell>
              <table:table-cell office:value-type="float" office:value="0.7458">
                <text:p>0.7458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548">
                <text:p>0.9548</text:p>
              </table:table-cell>
              <table:table-cell office:value-type="float" office:value="0.7321">
                <text:p>0.7321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535">
                <text:p>0.9535</text:p>
              </table:table-cell>
              <table:table-cell office:value-type="float" office:value="0.7202">
                <text:p>0.7202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529">
                <text:p>0.9529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511">
                <text:p>0.9511</text:p>
              </table:table-cell>
              <table:table-cell office:value-type="float" office:value="0.6944">
                <text:p>0.6944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49">
                <text:p>0.949</text:p>
              </table:table-cell>
              <table:table-cell office:value-type="float" office:value="0.6406">
                <text:p>0.640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512">
                <text:p>0.9512</text:p>
              </table:table-cell>
              <table:table-cell office:value-type="float" office:value="0.6781">
                <text:p>0.6781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49">
                <text:p>0.949</text:p>
              </table:table-cell>
              <table:table-cell office:value-type="float" office:value="0.6534">
                <text:p>0.6534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516">
                <text:p>0.9516</text:p>
              </table:table-cell>
              <table:table-cell office:value-type="float" office:value="0.6889">
                <text:p>0.6889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473">
                <text:p>0.9473</text:p>
              </table:table-cell>
              <table:table-cell office:value-type="float" office:value="0.6336">
                <text:p>0.6336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484">
                <text:p>0.9484</text:p>
              </table:table-cell>
              <table:table-cell office:value-type="float" office:value="0.6479">
                <text:p>0.6479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496">
                <text:p>0.9496</text:p>
              </table:table-cell>
              <table:table-cell office:value-type="float" office:value="0.6729">
                <text:p>0.6729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492">
                <text:p>0.9492</text:p>
              </table:table-cell>
              <table:table-cell office:value-type="float" office:value="0.6509">
                <text:p>0.6509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469">
                <text:p>0.9469</text:p>
              </table:table-cell>
              <table:table-cell office:value-type="float" office:value="0.6242">
                <text:p>0.6242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44">
                <text:p>0.9444</text:p>
              </table:table-cell>
              <table:table-cell office:value-type="float" office:value="0.5678">
                <text:p>0.5678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53">
                <text:p>0.9453</text:p>
              </table:table-cell>
              <table:table-cell office:value-type="float" office:value="0.5791">
                <text:p>0.5791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463">
                <text:p>0.9463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426">
                <text:p>0.9426</text:p>
              </table:table-cell>
              <table:table-cell office:value-type="float" office:value="0.5262">
                <text:p>0.5262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429">
                <text:p>0.9429</text:p>
              </table:table-cell>
              <table:table-cell office:value-type="float" office:value="0.5314">
                <text:p>0.5314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409">
                <text:p>0.9409</text:p>
              </table:table-cell>
              <table:table-cell office:value-type="float" office:value="0.4992">
                <text:p>0.4992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338cm" svg:height="13.794cm" xlink:href=".." xlink:type="simple" chart:class="chart:line" chart:style-name="ch1">
        <chart:title svg:x="10.04cm" svg:y="0.411cm" chart:style-name="ch2">
          <text:p>Acc. et F-m (macro) en fonction des modèles - 50RF10 (abs)</text:p>
        </chart:title>
        <chart:subtitle svg:x="15.199cm" svg:y="1.465cm" chart:style-name="ch3">
          <text:p>Fintoc test</text:p>
        </chart:subtitle>
        <chart:legend chart:legend-position="end" svg:x="29.115cm" svg:y="6.349cm" style:legend-expansion="high" chart:style-name="ch4"/>
        <chart:plot-area chart:style-name="ch5" table:cell-range-address="'ngramChar abs'.C305:'ngramChar abs'.E360" chart:data-source-has-labels="both" svg:x="1.657cm" svg:y="2.423cm" svg:width="26.812cm" svg:height="10.115cm">
          <chartooo:coordinate-region svg:x="2.384cm" svg:y="2.423cm" svg:width="25.944cm" svg:height="8.785cm"/>
          <chart:axis chart:dimension="x" chart:name="primary-x" chart:style-name="ch6" chartooo:axis-type="auto">
            <chartooo:date-scale/>
            <chart:title svg:x="14.384cm" svg:y="12.813cm" chart:style-name="ch7">
              <text:p>Modèles</text:p>
            </chart:title>
            <chart:categories table:cell-range-address="'ngramChar abs'.C306:'ngramChar abs'.C360"/>
          </chart:axis>
          <chart:axis chart:dimension="y" chart:name="primary-y" chart:style-name="ch6">
            <chart:title svg:x="0.451cm" svg:y="8.926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abs'.D306:'ngramChar abs'.D360" chart:label-cell-address="'ngramChar abs'.D305:'ngramChar abs'.D305" chart:class="chart:line">
            <chart:data-point chart:repeated="55"/>
          </chart:series>
          <chart:series chart:style-name="ch11" chart:values-cell-range-address="'ngramChar abs'.E306:'ngramChar abs'.E360" chart:label-cell-address="'ngramChar abs'.E305:'ngramChar abs'.E305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abs'.D305:'ngramChar abs'.D305</svg:desc>
                </draw:g>
              </table:table-cell>
              <table:table-cell office:value-type="string">
                <text:p>F-m (macro)</text:p>
                <draw:g>
                  <svg:desc>'ngramChar abs'.E305:'ngramChar abs'.E3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306:'ngramChar abs'.C360</svg:desc>
                </draw:g>
              </table:table-cell>
              <table:table-cell office:value-type="float" office:value="0.9531">
                <text:p>0.9531</text:p>
                <draw:g>
                  <svg:desc>'ngramChar abs'.D306:'ngramChar abs'.D360</svg:desc>
                </draw:g>
              </table:table-cell>
              <table:table-cell office:value-type="float" office:value="0.6975">
                <text:p>0.6975</text:p>
                <draw:g>
                  <svg:desc>'ngramChar abs'.E306:'ngramChar abs'.E360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453">
                <text:p>0.9453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401">
                <text:p>0.9401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406">
                <text:p>0.9406</text:p>
              </table:table-cell>
              <table:table-cell office:value-type="float" office:value="0.4947">
                <text:p>0.4947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6cm" chart:style-name="ch2">
          <text:p>Acc. et F-m (macro) en fonction des modèles - 50RF</text:p>
        </chart:title>
        <chart:subtitle svg:x="7.096cm" svg:y="1.275cm" chart:style-name="ch3">
          <text:p>fintoc test</text:p>
        </chart:subtitle>
        <chart:legend chart:legend-position="end" svg:x="12.777cm" svg:y="3.952cm" style:legend-expansion="high" chart:style-name="ch4"/>
        <chart:plot-area chart:style-name="ch5" table:cell-range-address="'ngramChar rel'.D302:'ngramChar rel'.F357" chart:data-source-has-labels="both" svg:x="1.331cm" svg:y="2.138cm" svg:width="11.126cm" svg:height="5.701cm">
          <chartooo:coordinate-region svg:x="2.058cm" svg:y="2.138cm" svg:width="10.258cm" svg:height="4.372cm"/>
          <chart:axis chart:dimension="x" chart:name="primary-x" chart:style-name="ch6" chartooo:axis-type="auto">
            <chartooo:date-scale/>
            <chart:title svg:x="6.215cm" svg:y="8.019cm" chart:style-name="ch7">
              <text:p>modèles</text:p>
            </chart:title>
            <chart:categories table:cell-range-address="'ngramChar rel'.D303:'ngramChar rel'.D357"/>
          </chart:axis>
          <chart:axis chart:dimension="y" chart:name="primary-y" chart:style-name="ch6">
            <chart:title svg:x="0.451cm" svg:y="6.434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rel'.E303:'ngramChar rel'.E357" chart:label-cell-address="'ngramChar rel'.E302:'ngramChar rel'.E302" chart:class="chart:line">
            <chart:data-point chart:repeated="55"/>
          </chart:series>
          <chart:series chart:style-name="ch11" chart:values-cell-range-address="'ngramChar rel'.F303:'ngramChar rel'.F357" chart:label-cell-address="'ngramChar rel'.F302:'ngramChar rel'.F302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rel'.E302:'ngramChar rel'.E302</svg:desc>
                </draw:g>
              </table:table-cell>
              <table:table-cell office:value-type="string">
                <text:p>F-m (macro)</text:p>
                <draw:g>
                  <svg:desc>'ngramChar rel'.F302:'ngramChar rel'.F3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D303:'ngramChar rel'.D357</svg:desc>
                </draw:g>
              </table:table-cell>
              <table:table-cell office:value-type="float" office:value="0.9512">
                <text:p>0.9512</text:p>
                <draw:g>
                  <svg:desc>'ngramChar rel'.E303:'ngramChar rel'.E357</svg:desc>
                </draw:g>
              </table:table-cell>
              <table:table-cell office:value-type="float" office:value="0.72">
                <text:p>0.72</text:p>
                <draw:g>
                  <svg:desc>'ngramChar rel'.F303:'ngramChar rel'.F357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461">
                <text:p>0.9461</text:p>
              </table:table-cell>
              <table:table-cell office:value-type="float" office:value="0.6192">
                <text:p>0.6192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455">
                <text:p>0.9455</text:p>
              </table:table-cell>
              <table:table-cell office:value-type="float" office:value="0.5968">
                <text:p>0.5968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422">
                <text:p>0.9422</text:p>
              </table:table-cell>
              <table:table-cell office:value-type="float" office:value="0.5198">
                <text:p>0.5198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407">
                <text:p>0.9407</text:p>
              </table:table-cell>
              <table:table-cell office:value-type="float" office:value="0.4958">
                <text:p>0.4958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417">
                <text:p>0.9417</text:p>
              </table:table-cell>
              <table:table-cell office:value-type="float" office:value="0.5113">
                <text:p>0.5113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408">
                <text:p>0.9408</text:p>
              </table:table-cell>
              <table:table-cell office:value-type="float" office:value="0.4981">
                <text:p>0.4981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444">
                <text:p>0.9444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445">
                <text:p>0.9445</text:p>
              </table:table-cell>
              <table:table-cell office:value-type="float" office:value="0.5574">
                <text:p>0.5574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42">
                <text:p>0.942</text:p>
              </table:table-cell>
              <table:table-cell office:value-type="float" office:value="0.5167">
                <text:p>0.5167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407">
                <text:p>0.9407</text:p>
              </table:table-cell>
              <table:table-cell office:value-type="float" office:value="0.4959">
                <text:p>0.4959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409">
                <text:p>0.9409</text:p>
              </table:table-cell>
              <table:table-cell office:value-type="float" office:value="0.4992">
                <text:p>0.4992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405">
                <text:p>0.9405</text:p>
              </table:table-cell>
              <table:table-cell office:value-type="float" office:value="0.4914">
                <text:p>0.4914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409">
                <text:p>0.9409</text:p>
              </table:table-cell>
              <table:table-cell office:value-type="float" office:value="0.4981">
                <text:p>0.4981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401">
                <text:p>0.9401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409">
                <text:p>0.9409</text:p>
              </table:table-cell>
              <table:table-cell office:value-type="float" office:value="0.4992">
                <text:p>0.4992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405">
                <text:p>0.9405</text:p>
              </table:table-cell>
              <table:table-cell office:value-type="float" office:value="0.4914">
                <text:p>0.4914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412">
                <text:p>0.9412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405">
                <text:p>0.9405</text:p>
              </table:table-cell>
              <table:table-cell office:value-type="float" office:value="0.4925">
                <text:p>0.4925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404">
                <text:p>0.9404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401">
                <text:p>0.9401</text:p>
              </table:table-cell>
              <table:table-cell office:value-type="float" office:value="0.4846">
                <text:p>0.4846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28cm" svg:height="7.358cm" xlink:href=".." xlink:type="simple" chart:class="chart:bar" chart:style-name="ch1">
        <chart:title svg:x="0.705cm" svg:y="0.283cm" chart:style-name="ch2">
          <text:p>Acc. en fonction des modèles (DT10/MNB et abs/rel)</text:p>
        </chart:title>
        <chart:subtitle svg:x="5.044cm" svg:y="1.209cm" chart:style-name="ch3">
          <text:p>Fintoc test</text:p>
        </chart:subtitle>
        <chart:legend chart:legend-position="end" svg:x="10.559cm" svg:y="3.38cm" style:legend-expansion="high" chart:style-name="ch4"/>
        <chart:plot-area chart:style-name="ch5" table:cell-range-address="POS.A3:POS.B6 POS.B2:POS.B2" chart:data-source-has-labels="both" svg:x="1.251cm" svg:y="2.039cm" svg:width="9.068cm" svg:height="4.191cm">
          <chartooo:coordinate-region svg:x="2.163cm" svg:y="2.238cm" svg:width="8.156cm" svg:height="3.345cm"/>
          <chart:axis chart:dimension="x" chart:name="primary-x" chart:style-name="ch6" chartooo:axis-type="auto">
            <chartooo:date-scale/>
            <chart:title svg:x="5.106cm" svg:y="6.377cm" chart:style-name="ch7">
              <text:p>Modèles</text:p>
            </chart:title>
            <chart:categories table:cell-range-address="POS.A3:POS.A6"/>
          </chart:axis>
          <chart:axis chart:dimension="y" chart:name="primary-y" chart:style-name="ch8">
            <chart:title svg:x="0.451cm" svg:y="4.496cm" chart:style-name="ch9">
              <text:p>Acc.</text:p>
            </chart:title>
            <chart:grid chart:style-name="ch10" chart:class="major"/>
          </chart:axis>
          <chart:series chart:style-name="ch11" chart:values-cell-range-address="POS.B3:POS.B6" chart:label-cell-address="POS.B2:POS.B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POS.B2: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T10 abs</text:p>
                <draw:g>
                  <svg:desc>POS.A3:POS.A6</svg:desc>
                </draw:g>
              </table:table-cell>
              <table:table-cell office:value-type="float" office:value="0.95">
                <text:p>0.95</text:p>
                <draw:g>
                  <svg:desc>POS.B3:POS.B6</svg:desc>
                </draw:g>
              </table:table-cell>
            </table:table-row>
            <table:table-row>
              <table:table-cell office:value-type="string">
                <text:p>DT10 rel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MNB abs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MNB rel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93cm" svg:height="6.915cm" xlink:href=".." xlink:type="simple" chart:class="chart:bar" chart:style-name="ch1">
        <chart:title svg:x="0.043cm" svg:y="0.274cm" chart:style-name="ch2">
          <text:p>F-m (macro) en fonction des modèles (DT10/MNB et abs/rel)</text:p>
        </chart:title>
        <chart:subtitle svg:x="5.176cm" svg:y="1.191cm" chart:style-name="ch3">
          <text:p>Fintoc test</text:p>
        </chart:subtitle>
        <chart:legend svg:x="9.737cm" svg:y="3.228cm" style:legend-expansion="custom" chartooo:width="2.395cm" chartooo:height="1.192cm" style:legend-expansion-aspect-ratio="2.00922818791946" chart:style-name="ch4"/>
        <chart:plot-area chart:style-name="ch5" table:cell-range-address="POS.A3:POS.A6 POS.C2:POS.C6" chart:data-source-has-labels="both" svg:x="0.853cm" svg:y="1.596cm" svg:width="8.882cm" svg:height="4.574cm">
          <chartooo:coordinate-region svg:x="1.58cm" svg:y="1.795cm" svg:width="8.155cm" svg:height="3.728cm"/>
          <chart:axis chart:dimension="x" chart:name="primary-x" chart:style-name="ch6" chartooo:axis-type="auto">
            <chartooo:date-scale/>
            <chart:title svg:x="4.615cm" svg:y="6.308cm" chart:style-name="ch7">
              <text:p>Modèles</text:p>
            </chart:title>
            <chart:categories table:cell-range-address="POS.A3:POS.A6"/>
          </chart:axis>
          <chart:axis chart:dimension="y" chart:name="primary-y" chart:style-name="ch8">
            <chart:title svg:x="0.048cm" svg:y="4.813cm" chart:style-name="ch9">
              <text:p>F-m (macro)</text:p>
            </chart:title>
            <chart:grid chart:style-name="ch10" chart:class="major"/>
          </chart:axis>
          <chart:series chart:style-name="ch11" chart:values-cell-range-address="POS.C3:POS.C6" chart:label-cell-address="POS.C2:POS.C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moyenne F-mesure</text:p>
                <draw:g>
                  <svg:desc>POS.C2:P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T10 abs</text:p>
                <draw:g>
                  <svg:desc>POS.A3:POS.A6</svg:desc>
                </draw:g>
              </table:table-cell>
              <table:table-cell office:value-type="float" office:value="0.72">
                <text:p>0.72</text:p>
                <draw:g>
                  <svg:desc>POS.C3:POS.C6</svg:desc>
                </draw:g>
              </table:table-cell>
            </table:table-row>
            <table:table-row>
              <table:table-cell office:value-type="string">
                <text:p>DT10 rel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MNB abs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MNB rel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3cm" svg:height="11.237cm" xlink:href=".." xlink:type="simple" chart:class="chart:line" chart:style-name="ch1">
        <chart:title svg:x="5.517cm" svg:y="0.36cm" chart:style-name="ch2">
          <text:p>Acc. et F-m (macro) selon les modèles (n_min-n_max) - DT10</text:p>
        </chart:title>
        <chart:subtitle svg:x="10.795cm" svg:y="1.363cm" chart:style-name="ch3">
          <text:p>Fintoc test</text:p>
        </chart:subtitle>
        <chart:legend svg:x="19.903cm" svg:y="4.935cm" style:legend-expansion="custom" chartooo:width="3.318cm" chartooo:height="2.997cm" style:legend-expansion-aspect-ratio="1.10710710710711" chart:style-name="ch4"/>
        <chart:plot-area chart:style-name="ch5" table:cell-range-address="'ngramChar abs'.C3:'ngramChar abs'.E57 'ngramChar abs'.D2:'ngramChar abs'.E2" chart:data-source-has-labels="both" svg:x="0.402cm" svg:y="2cm" svg:width="19.526cm" svg:height="8.48cm">
          <chartooo:coordinate-region svg:x="1.314cm" svg:y="2.199cm" svg:width="18.473cm" svg:height="7.151cm"/>
          <chart:axis chart:dimension="x" chart:name="primary-x" chart:style-name="ch6" chartooo:axis-type="auto">
            <chartooo:date-scale/>
            <chart:title svg:x="8.348cm" svg:y="10.677cm" chart:style-name="ch7">
              <text:p>Modèles (n_min-n_max)</text:p>
            </chart:title>
            <chart:categories table:cell-range-address="'ngramChar abs'.C3:'ngramChar abs'.C57"/>
          </chart:axis>
          <chart:axis chart:dimension="y" chart:name="primary-y" chart:style-name="ch8">
            <chart:title svg:x="0cm" svg:y="7.686cm" chart:style-name="ch9">
              <text:p>Acc. et F-m (macro)</text:p>
            </chart:title>
            <chart:grid chart:style-name="ch10" chart:class="major"/>
          </chart:axis>
          <chart:series chart:style-name="ch11" chart:values-cell-range-address="'ngramChar abs'.D3:'ngramChar abs'.D57" chart:label-cell-address="'ngramChar abs'.D2:'ngramChar abs'.D2" chart:class="chart:line">
            <chart:data-point chart:repeated="55"/>
          </chart:series>
          <chart:series chart:style-name="ch12" chart:values-cell-range-address="'ngramChar abs'.E3:'ngramChar abs'.E57" chart:label-cell-address="'ngramChar abs'.E2:'ngramChar abs'.E2" chart:class="chart:line">
            <chart:data-point chart:repeated="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abs'.D2:'ngramChar abs'.D2</svg:desc>
                </draw:g>
              </table:table-cell>
              <table:table-cell office:value-type="string">
                <text:p>Macromoyenne F-mesure</text:p>
                <draw:g>
                  <svg:desc>'ngramChar abs'.E2:'ngramChar ab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3:'ngramChar abs'.C57</svg:desc>
                </draw:g>
              </table:table-cell>
              <table:table-cell office:value-type="float" office:value="0.95">
                <text:p>0.95</text:p>
                <draw:g>
                  <svg:desc>'ngramChar abs'.D3:'ngramChar abs'.D57</svg:desc>
                </draw:g>
              </table:table-cell>
              <table:table-cell office:value-type="float" office:value="0.81">
                <text:p>0.81</text:p>
                <draw:g>
                  <svg:desc>'ngramChar abs'.E3:'ngramChar abs'.E57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5">
                <text:p>0.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5">
                <text:p>0.9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5">
                <text:p>0.9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4">
                <text:p>0.9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4">
                <text:p>0.9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4">
                <text:p>0.9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5">
                <text:p>0.95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96cm" svg:height="10.939cm" xlink:href=".." xlink:type="simple" chart:class="chart:line" chart:style-name="ch1">
        <chart:title svg:x="5.468cm" svg:y="0.354cm" chart:style-name="ch2">
          <text:p>Acc. et F-m (macro) en fonction des modèles (n_min-n_max) - MNB</text:p>
        </chart:title>
        <chart:subtitle svg:x="11.328cm" svg:y="1.351cm" chart:style-name="ch3">
          <text:p>Fintoc test</text:p>
        </chart:subtitle>
        <chart:legend svg:x="20.781cm" svg:y="4.803cm" style:legend-expansion="custom" chartooo:width="3.493cm" chartooo:height="2.306cm" style:legend-expansion-aspect-ratio="1.51474414570685" chart:style-name="ch4"/>
        <chart:plot-area chart:style-name="ch5" table:cell-range-address="'ngramChar abs'.C62:'ngramChar abs'.E116 'ngramChar abs'.D61:'ngramChar abs'.E61" chart:data-source-has-labels="both" svg:x="2.435cm" svg:y="2.398cm" svg:width="17.55cm" svg:height="6.64cm">
          <chartooo:coordinate-region svg:x="3.162cm" svg:y="2.597cm" svg:width="16.682cm" svg:height="5.312cm"/>
          <chart:axis chart:dimension="x" chart:name="primary-x" chart:style-name="ch6" chartooo:axis-type="auto">
            <chartooo:date-scale/>
            <chart:title svg:x="9.393cm" svg:y="9.256cm" chart:style-name="ch7">
              <text:p>Modèles (n_min-n_max)</text:p>
            </chart:title>
            <chart:categories table:cell-range-address="'ngramChar abs'.C62:'ngramChar abs'.C116"/>
          </chart:axis>
          <chart:axis chart:dimension="y" chart:name="primary-y" chart:style-name="ch8">
            <chart:title svg:x="1.384cm" svg:y="7.164cm" chart:style-name="ch9">
              <text:p>Acc. et F-m (macro)</text:p>
            </chart:title>
            <chart:grid chart:style-name="ch10" chart:class="major"/>
          </chart:axis>
          <chart:series chart:style-name="ch11" chart:values-cell-range-address="'ngramChar abs'.D62:'ngramChar abs'.D116" chart:label-cell-address="'ngramChar abs'.D61:'ngramChar abs'.D61" chart:class="chart:line">
            <chart:data-point chart:repeated="55"/>
          </chart:series>
          <chart:series chart:style-name="ch12" chart:values-cell-range-address="'ngramChar abs'.E62:'ngramChar abs'.E116" chart:label-cell-address="'ngramChar abs'.E61:'ngramChar abs'.E61" chart:class="chart:line">
            <chart:data-point chart:repeated="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abs'.D61:'ngramChar abs'.D61</svg:desc>
                </draw:g>
              </table:table-cell>
              <table:table-cell office:value-type="string">
                <text:p>Macromoyenne F-mesure</text:p>
                <draw:g>
                  <svg:desc>'ngramChar abs'.E61:'ngramChar abs'.E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62:'ngramChar abs'.C116</svg:desc>
                </draw:g>
              </table:table-cell>
              <table:table-cell office:value-type="float" office:value="0.42">
                <text:p>0.42</text:p>
                <draw:g>
                  <svg:desc>'ngramChar abs'.D62:'ngramChar abs'.D116</svg:desc>
                </draw:g>
              </table:table-cell>
              <table:table-cell office:value-type="float" office:value="0.35">
                <text:p>0.35</text:p>
                <draw:g>
                  <svg:desc>'ngramChar abs'.E62:'ngramChar abs'.E116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53">
                <text:p>0.5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65">
                <text:p>0.6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71">
                <text:p>0.7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8">
                <text:p>0.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89">
                <text:p>0.8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">
                <text:p>0.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2">
                <text:p>0.9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68">
                <text:p>0.6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76">
                <text:p>0.7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83">
                <text:p>0.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88">
                <text:p>0.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88">
                <text:p>0.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89">
                <text:p>0.8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1">
                <text:p>0.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2">
                <text:p>0.9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82">
                <text:p>0.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88">
                <text:p>0.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89">
                <text:p>0.8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1">
                <text:p>0.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88">
                <text:p>0.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89">
                <text:p>0.8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">
                <text:p>0.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2">
                <text:p>0.9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88">
                <text:p>0.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89">
                <text:p>0.8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">
                <text:p>0.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1">
                <text:p>0.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88">
                <text:p>0.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89">
                <text:p>0.8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">
                <text:p>0.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1">
                <text:p>0.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89">
                <text:p>0.8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89">
                <text:p>0.8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">
                <text:p>0.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91">
                <text:p>0.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9">
                <text:p>0.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91">
                <text:p>0.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92">
                <text:p>0.9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92">
                <text:p>0.9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92">
                <text:p>0.92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